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17.15mm"/>
    </style:style>
    <style:style style:name="co14" style:family="table-column">
      <style:table-column-properties fo:break-before="auto" style:column-width="20.69mm"/>
    </style:style>
    <style:style style:name="co15" style:family="table-column">
      <style:table-column-properties fo:break-before="auto" style:column-width="18.24mm"/>
    </style:style>
    <style:style style:name="co16" style:family="table-column">
      <style:table-column-properties fo:break-before="auto" style:column-width="17.97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17.69mm"/>
    </style:style>
    <style:style style:name="co22" style:family="table-column">
      <style:table-column-properties fo:break-before="auto" style:column-width="15.79mm"/>
    </style:style>
    <style:style style:name="co23" style:family="table-column">
      <style:table-column-properties fo:break-before="auto" style:column-width="19.6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7.43mm"/>
    </style:style>
    <style:style style:name="co26" style:family="table-column">
      <style:table-column-properties fo:break-before="auto" style:column-width="16.69mm"/>
    </style:style>
    <style:style style:name="co27" style:family="table-column">
      <style:table-column-properties fo:break-before="auto" style:column-width="14.78mm"/>
    </style:style>
    <style:style style:name="co28" style:family="table-column">
      <style:table-column-properties fo:break-before="auto" style:column-width="14.98mm"/>
    </style:style>
    <style:style style:name="co29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5mm" fo:break-before="auto" style:use-optimal-row-height="true"/>
    </style:style>
    <style:style style:name="ro3" style:family="table-row">
      <style:table-row-properties style:row-height="27.38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69" style:family="table-cell" style:parent-style-name="Default">
      <style:table-cell-properties fo:wrap-option="wrap"/>
    </style:style>
    <style:style style:name="ce1" style:family="table-cell" style:parent-style-name="Default">
      <style:table-cell-properties fo:border="0.06pt solid #000000"/>
    </style:style>
    <style:style style:name="ce271" style:family="table-cell" style:parent-style-name="Default">
      <style:table-cell-properties fo:border-bottom="none" fo:border-left="0.06pt solid #000000" fo:border-right="0.06pt solid #000000" fo:border-top="none"/>
    </style:style>
    <style:style style:name="ce27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6" style:family="table-cell" style:parent-style-name="Default">
      <style:table-cell-properties fo:border-bottom="none" fo:border-left="0.06pt solid #000000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/>
    </style:style>
    <style:style style:name="ce1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3" style:family="table-cell" style:parent-style-name="Default">
      <style:table-cell-properties fo:border-bottom="none" fo:border-left="none" fo:border-right="0.06pt solid #000000" fo:border-top="none"/>
    </style:style>
    <style:style style:name="ce284" style:family="table-cell" style:parent-style-name="Default">
      <style:table-cell-properties fo:border-bottom="0.06pt solid #000000" fo:border-left="none" fo:border-right="0.06pt solid #000000" fo:border-top="none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order="none"/>
    </style:style>
    <style:style style:name="ce288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4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99" style:family="table-cell" style:parent-style-name="Default" style:data-style-name="N112">
      <style:table-cell-properties fo:border="none"/>
    </style:style>
    <style:style style:name="ce300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2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4" style:family="table-cell" style:parent-style-name="Default">
      <style:table-cell-properties fo:border-bottom="none" fo:border-left="none" fo:border-right="none" fo:border-top="0.06pt solid #000000"/>
    </style:style>
    <style:style style:name="ce164" style:family="table-cell" style:parent-style-name="Default" style:data-style-name="N2"/>
    <style:style style:name="ce165" style:family="table-cell" style:parent-style-name="Default" style:data-style-name="N2">
      <style:table-cell-properties fo:border="none"/>
    </style:style>
    <style:style style:name="ce307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6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4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14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16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9" style:family="table-cell" style:parent-style-name="Default" style:data-style-name="N100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319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20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2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2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24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25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32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32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28" style:family="table-cell" style:parent-style-name="Default" style:data-style-name="N100">
      <style:table-cell-properties fo:background-color="#729fcf" style:text-align-source="fix" style:repeat-content="false" fo:wrap-option="wrap" fo:border="none"/>
      <style:paragraph-properties fo:text-align="center" fo:margin-left="0mm"/>
    </style:style>
    <style:style style:name="ce329" style:family="table-cell" style:parent-style-name="Default" style:data-style-name="N100">
      <style:table-cell-properties fo:background-color="#729fcf" style:text-align-source="fix" style:repeat-content="false" fo:wrap-option="wrap" fo:border="none" style:vertical-align="middle"/>
      <style:paragraph-properties fo:text-align="center" fo:margin-left="0mm"/>
    </style:style>
    <style:style style:name="ce33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331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73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33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34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335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336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337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3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39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4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3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343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344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345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46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347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348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50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351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352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353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35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355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56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3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3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59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360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361" style:family="table-cell" style:parent-style-name="Default" style:data-style-name="N100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6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363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364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7" style:family="table-cell" style:parent-style-name="Default" style:data-style-name="N100"/>
    <style:style style:name="ce367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68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mm"/>
    </style:style>
    <style:style style:name="ce36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70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71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7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7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74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75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mm"/>
    </style:style>
    <style:style style:name="ce3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7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80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381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83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384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38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386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3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8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88" style:family="table-cell" style:parent-style-name="Default" style:data-style-name="N112"/>
    <style:style style:name="ce389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390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391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392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393" style:family="table-cell" style:parent-style-name="Default" style:data-style-name="N111">
      <style:table-cell-properties fo:border="none"/>
    </style:style>
    <style:style style:name="ce394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95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96" style:family="table-cell" style:parent-style-name="Default" style:data-style-name="N111"/>
    <style:style style:name="ce39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398" style:family="table-cell" style:parent-style-name="Default">
      <style:table-cell-properties fo:border-bottom="none" fo:border-left="none" fo:border-right="0.06pt solid #000000" fo:border-top="0.06pt solid #000000"/>
    </style:style>
    <style:style style:name="ce399" style:family="table-cell" style:parent-style-name="Default" style:data-style-name="N111">
      <style:table-cell-properties fo:border-bottom="none" fo:border-left="none" fo:border-right="0.06pt solid #000000" fo:border-top="0.06pt solid #000000"/>
    </style:style>
    <style:style style:name="ce400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401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402" style:family="table-cell" style:parent-style-name="Default">
      <style:table-cell-properties fo:border-bottom="none" fo:border-left="0.06pt solid #000000" fo:border-right="none" fo:border-top="0.06pt solid #000000"/>
    </style:style>
    <style:style style:name="ce403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404" style:family="table-cell" style:parent-style-name="Default" style:data-style-name="N100">
      <style:table-cell-properties fo:background-color="#b4c7dc" style:text-align-source="fix" style:repeat-content="false" fo:wrap-option="wrap" fo:border="none"/>
      <style:paragraph-properties fo:text-align="center" fo:margin-left="0mm"/>
    </style:style>
    <style:style style:name="ce405" style:family="table-cell" style:parent-style-name="Default" style:data-style-name="N100">
      <style:table-cell-properties fo:border-bottom="none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406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407" style:family="table-cell" style:parent-style-name="Default">
      <style:table-cell-properties fo:border-bottom="none" fo:background-color="#729fcf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cc-missed-opportunities" table:style-name="ta1">
        <table:table-column table:style-name="co1" table:default-cell-style-name="Default"/>
        <table:table-column table:style-name="co2" table:default-cell-style-name="ce266"/>
        <table:table-column table:style-name="co3" table:default-cell-style-name="ce265"/>
        <table:table-column table:style-name="co4" table:default-cell-style-name="ce26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265" office:value-type="string" calcext:value-type="string">
            <text:p>unrecognised reduction</text:p>
          </table:table-cell>
          <table:table-cell office:value-type="string" calcext:value-type="string">
            <text:p>array privatization need</text:p>
          </table:table-cell>
          <table:table-cell table:style-name="ce265" office:value-type="string" calcext:value-type="string">
            <text:p>alias analysis conservativeness</text:p>
          </table:table-cell>
          <table:table-cell table:style-name="ce265" table:number-columns-repeated="3"/>
          <table:table-cell table:style-name="ce267"/>
          <table:table-cell table:style-name="ce265"/>
          <table:table-cell table:style-name="ce26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66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/>
          <table:table-cell table:style-name="ce265" office:value-type="string" calcext:value-type="string">
            <text:p>statically unknown iterations number</text:p>
          </table:table-cell>
          <table:table-cell office:value-type="string" calcext:value-type="string">
            <text:p>static dependencies (runtime information needed)</text:p>
          </table:table-cell>
          <table:table-cell table:style-name="ce265" office:value-type="string" calcext:value-type="string">
            <text:p>Too complex (cross-iteration dependencies, entangled CF, indirect array referencing, etc.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66"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4">
          <table:table-cell/>
          <table:table-cell table:style-name="ce267" office:value-type="string" calcext:value-type="string">
            <text:p>Uninlined function calls</text:p>
          </table:table-cell>
          <table:table-cell office:value-type="string" calcext:value-type="string">
            <text:p>other</text:p>
          </table:table-cell>
          <table:table-cell table:style-name="ce268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66"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</table:table>
      <table:table table:name="plots-k-fold" table:style-name="ta1">
        <table:shapes>
          <draw:frame draw:z-index="0" draw:style-name="gr1" draw:text-style-name="P1" svg:width="346.62mm" svg:height="180.35mm" svg:x="368.37mm" svg:y="339.46mm">
            <draw:object draw:notify-on-update-of-ranges="'plots-k-fold'.B34:'plots-k-fold'.B39 'plots-k-fold'.O69:'plots-k-fold'.O74 'plots-k-fold'.O34:'plots-k-fold'.O39 'plots-k-fold'.O62:'plots-k-fold'.O67 'plots-k-fold'.O55:'plots-k-fold'.O60 'plots-k-fold'.O48:'plots-k-fold'.O53 'plots-k-fold'.O41:'plots-k-fold'.O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3.28mm" svg:height="119.8mm" svg:x="665.36mm" svg:y="29.48mm">
            <draw:object draw:notify-on-update-of-ranges="'plots-k-fold'.D3:'plots-k-fold'.K3 'plots-k-fold'.D3:'plots-k-fold'.K3 'plots-k-fold'.D4:'plots-k-fold'.K4 'plots-k-fold'.D3:'plots-k-fold'.K3 'plots-k-fold'.D5:'plots-k-fold'.K5 'plots-k-fold'.D3:'plots-k-fold'.K3 'plots-k-fold'.D6:'plots-k-fold'.K6 'plots-k-fold'.D3:'plots-k-fold'.K3 'plots-k-fold'.D7:'plots-k-fold'.K7 'plots-k-fold'.D3:'plots-k-fold'.K3 'plots-k-fold'.D8:'plots-k-fold'.K8 'plots-k-fold'.D3:'plots-k-fold'.K3 'plots-k-fold'.D9:'plots-k-fold'.K9 'plots-k-fold'.D3:'plots-k-fold'.K3 'plots-k-fold'.D10:'plots-k-fold'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0.18mm" svg:height="112.36mm" svg:x="259.12mm" svg:y="12.22mm">
            <draw:object draw:notify-on-update-of-ranges="'plots-k-fold'.D13:'plots-k-fold'.E13 'plots-k-fold'.G13:'plots-k-fold'.G13 'plots-k-fold'.I13:'plots-k-fold'.I13 'plots-k-fold'.K13:'plots-k-fold'.K13 'plots-k-fold'.D13:'plots-k-fold'.E13 'plots-k-fold'.G13:'plots-k-fold'.G13 'plots-k-fold'.I13:'plots-k-fold'.I13 'plots-k-fold'.K13:'plots-k-fold'.K13  'plots-k-fold'.D14:'plots-k-fold'.E14 'plots-k-fold'.G14:'plots-k-fold'.G14 'plots-k-fold'.I14:'plots-k-fold'.I14 'plots-k-fold'.K14:'plots-k-fold'.K14 'plots-k-fold'.D13:'plots-k-fold'.E13 'plots-k-fold'.G13:'plots-k-fold'.G13 'plots-k-fold'.I13:'plots-k-fold'.I13 'plots-k-fold'.K13:'plots-k-fold'.K13  'plots-k-fold'.D15:'plots-k-fold'.E15 'plots-k-fold'.G15:'plots-k-fold'.G15 'plots-k-fold'.I15:'plots-k-fold'.I15 'plots-k-fold'.K15:'plots-k-fold'.K15 'plots-k-fold'.D13:'plots-k-fold'.E13 'plots-k-fold'.G13:'plots-k-fold'.G13 'plots-k-fold'.I13:'plots-k-fold'.I13 'plots-k-fold'.K13:'plots-k-fold'.K13  'plots-k-fold'.D16:'plots-k-fold'.E16 'plots-k-fold'.G16:'plots-k-fold'.G16 'plots-k-fold'.I16:'plots-k-fold'.I16 'plots-k-fold'.K16:'plots-k-fold'.K16 'plots-k-fold'.D13:'plots-k-fold'.E13 'plots-k-fold'.G13:'plots-k-fold'.G13 'plots-k-fold'.I13:'plots-k-fold'.I13 'plots-k-fold'.K13:'plots-k-fold'.K13  'plots-k-fold'.D17:'plots-k-fold'.E17 'plots-k-fold'.G17:'plots-k-fold'.G17 'plots-k-fold'.I17:'plots-k-fold'.I17 'plots-k-fold'.K17:'plots-k-fold'.K17 'plots-k-fold'.D13:'plots-k-fold'.E13 'plots-k-fold'.G13:'plots-k-fold'.G13 'plots-k-fold'.I13:'plots-k-fold'.I13 'plots-k-fold'.K13:'plots-k-fold'.K13  'plots-k-fold'.D18:'plots-k-fold'.E18 'plots-k-fold'.G18:'plots-k-fold'.G18 'plots-k-fold'.I18:'plots-k-fold'.I18 'plots-k-fold'.K18:'plots-k-fold'.K18 'plots-k-fold'.D13:'plots-k-fold'.E13 'plots-k-fold'.G13:'plots-k-fold'.G13 'plots-k-fold'.I13:'plots-k-fold'.I13 'plots-k-fold'.K13:'plots-k-fold'.K13  'plots-k-fold'.D19:'plots-k-fold'.E19 'plots-k-fold'.G19:'plots-k-fold'.G19 'plots-k-fold'.I19:'plots-k-fold'.I19 'plots-k-fold'.K19:'plots-k-fold'.K19 'plots-k-fold'.D13:'plots-k-fold'.E13 'plots-k-fold'.G13:'plots-k-fold'.G13 'plots-k-fold'.I13:'plots-k-fold'.I13 'plots-k-fold'.K13:'plots-k-fold'.K13  'plots-k-fold'.D20:'plots-k-fold'.E20 'plots-k-fold'.G20:'plots-k-fold'.G20 'plots-k-fold'.I20:'plots-k-fold'.I20 'plots-k-fold'.K20:'plots-k-fold'.K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6.41mm" svg:height="122.72mm" svg:x="428.48mm" svg:y="5.31mm">
            <draw:object draw:notify-on-update-of-ranges="'plots-k-fold'.C22:'plots-k-fold'.K22 'plots-k-fold'.C22:'plots-k-fold'.K22 'plots-k-fold'.C23:'plots-k-fold'.K23 'plots-k-fold'.C22:'plots-k-fold'.K22 'plots-k-fold'.C24:'plots-k-fold'.K24 'plots-k-fold'.C22:'plots-k-fold'.K22 'plots-k-fold'.C25:'plots-k-fold'.K25 'plots-k-fold'.C22:'plots-k-fold'.K22 'plots-k-fold'.C26:'plots-k-fold'.K26 'plots-k-fold'.C22:'plots-k-fold'.K22 'plots-k-fold'.C27:'plots-k-fold'.K27 'plots-k-fold'.C22:'plots-k-fold'.K22 'plots-k-fold'.C28:'plots-k-fold'.K28 'plots-k-fold'.C22:'plots-k-fold'.K22 'plots-k-fold'.C29:'plots-k-fold'.K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2.9mm" svg:height="136.79mm" svg:x="413.05mm" svg:y="294.57mm">
            <draw:object draw:notify-on-update-of-ranges="'plots-k-fold'.B77:'plots-k-fold'.C96 'plots-k-fold'.A1:'plots-k-fold'.A1 'plots-k-fold'.M77:'plots-k-fold'.M9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0.06mm" svg:height="90.04mm" svg:x="52.48mm" svg:y="597.11mm">
            <draw:object draw:notify-on-update-of-ranges="'plots-k-fold'.C121:'plots-k-fold'.G121 'plots-k-fold'.C122:'plots-k-fold'.G122 'plots-k-fold'.C123:'plots-k-fold'.G123 'plots-k-fold'.A1:'plots-k-fold'.A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06mm" svg:height="90.04mm" svg:x="215.8mm" svg:y="596.85mm">
            <draw:object draw:notify-on-update-of-ranges="'plots-k-fold'.C121:'plots-k-fold'.G121 'plots-k-fold'.C124:'plots-k-fold'.G124 'plots-k-fold'.C125:'plots-k-fold'.G1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ce273"/>
        <table:table-column table:style-name="co7" table:default-cell-style-name="ce266"/>
        <table:table-column table:style-name="co8" table:default-cell-style-name="ce266"/>
        <table:table-column table:style-name="co9" table:default-cell-style-name="ce266"/>
        <table:table-column table:style-name="co10" table:default-cell-style-name="Default"/>
        <table:table-column table:style-name="co9" table:number-columns-repeated="5" table:default-cell-style-name="ce164"/>
        <table:table-column table:style-name="co11" table:default-cell-style-name="Default"/>
        <table:table-column table:style-name="co12" table:default-cell-style-name="ce164"/>
        <table:table-column table:style-name="co13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verag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constant</text:p>
          </table:table-cell>
          <table:table-cell table:style-name="ce292" office:value-type="float" office:value="70.319" calcext:value-type="float">
            <text:p>70.319</text:p>
          </table:table-cell>
          <table:table-cell table:number-columns-repeated="2" table:style-name="ce292" office:value-type="float" office:value="70.318" calcext:value-type="float">
            <text:p>70.318</text:p>
          </table:table-cell>
          <table:table-cell table:number-columns-repeated="2" table:style-name="ce292" office:value-type="float" office:value="70.322" calcext:value-type="float">
            <text:p>70.322</text:p>
          </table:table-cell>
          <table:table-cell table:style-name="ce292" office:value-type="float" office:value="70.321" calcext:value-type="float">
            <text:p>70.321</text:p>
          </table:table-cell>
          <table:table-cell table:style-name="ce292" office:value-type="float" office:value="70.326" calcext:value-type="float">
            <text:p>70.326</text:p>
          </table:table-cell>
          <table:table-cell table:style-name="ce292" office:value-type="float" office:value="70.325" calcext:value-type="float">
            <text:p>70.325</text:p>
          </table:table-cell>
          <table:table-cell table:formula="of:=AVERAGE([.D4:.K4])" office:value-type="float" office:value="70.321375" calcext:value-type="float">
            <text:p>70.32137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uniform</text:p>
          </table:table-cell>
          <table:table-cell table:style-name="ce292" office:value-type="float" office:value="48.716" calcext:value-type="float">
            <text:p>48.716</text:p>
          </table:table-cell>
          <table:table-cell table:style-name="ce292" office:value-type="float" office:value="49.776" calcext:value-type="float">
            <text:p>49.776</text:p>
          </table:table-cell>
          <table:table-cell table:style-name="ce292" office:value-type="float" office:value="48.905" calcext:value-type="float">
            <text:p>48.905</text:p>
          </table:table-cell>
          <table:table-cell table:style-name="ce292" office:value-type="float" office:value="47.275" calcext:value-type="float">
            <text:p>47.275</text:p>
          </table:table-cell>
          <table:table-cell table:style-name="ce292" office:value-type="float" office:value="45.041" calcext:value-type="float">
            <text:p>45.041</text:p>
          </table:table-cell>
          <table:table-cell table:style-name="ce292" office:value-type="float" office:value="43.668" calcext:value-type="float">
            <text:p>43.668</text:p>
          </table:table-cell>
          <table:table-cell table:style-name="ce292" office:value-type="float" office:value="44" calcext:value-type="float">
            <text:p>44</text:p>
          </table:table-cell>
          <table:table-cell table:style-name="ce292" office:value-type="float" office:value="42.808" calcext:value-type="float">
            <text:p>42.808</text:p>
          </table:table-cell>
          <table:table-cell table:formula="of:=AVERAGE([.D5:.K5])" office:value-type="float" office:value="46.273625" calcext:value-type="float">
            <text:p>46.2736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SVC</text:p>
          </table:table-cell>
          <table:table-cell table:style-name="ce292" office:value-type="float" office:value="87.939" calcext:value-type="float">
            <text:p>87.939</text:p>
          </table:table-cell>
          <table:table-cell table:style-name="ce292" office:value-type="float" office:value="89.681" calcext:value-type="float">
            <text:p>89.681</text:p>
          </table:table-cell>
          <table:table-cell table:style-name="ce292" office:value-type="float" office:value="89.069" calcext:value-type="float">
            <text:p>89.069</text:p>
          </table:table-cell>
          <table:table-cell table:style-name="ce292" office:value-type="float" office:value="90.437" calcext:value-type="float">
            <text:p>90.437</text:p>
          </table:table-cell>
          <table:table-cell table:style-name="ce292" office:value-type="float" office:value="90.836" calcext:value-type="float">
            <text:p>90.836</text:p>
          </table:table-cell>
          <table:table-cell table:style-name="ce292" office:value-type="float" office:value="90.363" calcext:value-type="float">
            <text:p>90.363</text:p>
          </table:table-cell>
          <table:table-cell table:style-name="ce292" office:value-type="float" office:value="90.787" calcext:value-type="float">
            <text:p>90.787</text:p>
          </table:table-cell>
          <table:table-cell table:style-name="ce292" office:value-type="float" office:value="91.217" calcext:value-type="float">
            <text:p>91.217</text:p>
          </table:table-cell>
          <table:table-cell table:formula="of:=AVERAGE([.D6:.K6])" office:value-type="float" office:value="90.041125" calcext:value-type="float">
            <text:p>90.0411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AdaBoost</text:p>
          </table:table-cell>
          <table:table-cell table:style-name="ce292" office:value-type="float" office:value="87.091" calcext:value-type="float">
            <text:p>87.091</text:p>
          </table:table-cell>
          <table:table-cell table:style-name="ce292" office:value-type="float" office:value="87.514" calcext:value-type="float">
            <text:p>87.514</text:p>
          </table:table-cell>
          <table:table-cell table:style-name="ce292" office:value-type="float" office:value="86.714" calcext:value-type="float">
            <text:p>86.714</text:p>
          </table:table-cell>
          <table:table-cell table:style-name="ce292" office:value-type="float" office:value="86.148" calcext:value-type="float">
            <text:p>86.148</text:p>
          </table:table-cell>
          <table:table-cell table:style-name="ce292" office:value-type="float" office:value="86.831" calcext:value-type="float">
            <text:p>86.831</text:p>
          </table:table-cell>
          <table:table-cell table:style-name="ce292" office:value-type="float" office:value="87.09" calcext:value-type="float">
            <text:p>87.09</text:p>
          </table:table-cell>
          <table:table-cell table:style-name="ce292" office:value-type="float" office:value="86.996" calcext:value-type="float">
            <text:p>86.996</text:p>
          </table:table-cell>
          <table:table-cell table:style-name="ce292" office:value-type="float" office:value="87.281" calcext:value-type="float">
            <text:p>87.281</text:p>
          </table:table-cell>
          <table:table-cell table:formula="of:=AVERAGE([.D7:.K7])" office:value-type="float" office:value="86.958125" calcext:value-type="float">
            <text:p>86.9581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DT</text:p>
          </table:table-cell>
          <table:table-cell table:style-name="ce292" office:value-type="float" office:value="80.634" calcext:value-type="float">
            <text:p>80.634</text:p>
          </table:table-cell>
          <table:table-cell table:style-name="ce292" office:value-type="float" office:value="83.768" calcext:value-type="float">
            <text:p>83.768</text:p>
          </table:table-cell>
          <table:table-cell table:style-name="ce292" office:value-type="float" office:value="84.311" calcext:value-type="float">
            <text:p>84.311</text:p>
          </table:table-cell>
          <table:table-cell table:style-name="ce292" office:value-type="float" office:value="84.099" calcext:value-type="float">
            <text:p>84.099</text:p>
          </table:table-cell>
          <table:table-cell table:style-name="ce292" office:value-type="float" office:value="85.204" calcext:value-type="float">
            <text:p>85.204</text:p>
          </table:table-cell>
          <table:table-cell table:style-name="ce292" office:value-type="float" office:value="84.779" calcext:value-type="float">
            <text:p>84.779</text:p>
          </table:table-cell>
          <table:table-cell table:style-name="ce292" office:value-type="float" office:value="84.771" calcext:value-type="float">
            <text:p>84.771</text:p>
          </table:table-cell>
          <table:table-cell table:style-name="ce307" office:value-type="float" office:value="87.281" calcext:value-type="float">
            <text:p>87.281</text:p>
          </table:table-cell>
          <table:table-cell table:formula="of:=AVERAGE([.D8:.K8])" office:value-type="float" office:value="84.355875" calcext:value-type="float">
            <text:p>84.35587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83" office:value-type="string" calcext:value-type="string">
            <text:p>RFC</text:p>
          </table:table-cell>
          <table:table-cell table:style-name="ce292" office:value-type="float" office:value="86.62" calcext:value-type="float">
            <text:p>86.62</text:p>
          </table:table-cell>
          <table:table-cell table:style-name="ce292" office:value-type="float" office:value="84.945" calcext:value-type="float">
            <text:p>84.945</text:p>
          </table:table-cell>
          <table:table-cell table:style-name="ce292" office:value-type="float" office:value="87.208" calcext:value-type="float">
            <text:p>87.208</text:p>
          </table:table-cell>
          <table:table-cell table:style-name="ce292" office:value-type="float" office:value="87.02" calcext:value-type="float">
            <text:p>87.02</text:p>
          </table:table-cell>
          <table:table-cell table:style-name="ce292" office:value-type="float" office:value="86.952" calcext:value-type="float">
            <text:p>86.952</text:p>
          </table:table-cell>
          <table:table-cell table:style-name="ce292" office:value-type="float" office:value="87.045" calcext:value-type="float">
            <text:p>87.045</text:p>
          </table:table-cell>
          <table:table-cell table:style-name="ce292" office:value-type="float" office:value="86.424" calcext:value-type="float">
            <text:p>86.424</text:p>
          </table:table-cell>
          <table:table-cell table:style-name="ce292" office:value-type="float" office:value="86.982" calcext:value-type="float">
            <text:p>86.982</text:p>
          </table:table-cell>
          <table:table-cell table:formula="of:=AVERAGE([.D9:.K9])" office:value-type="float" office:value="86.6495" calcext:value-type="float">
            <text:p>86.649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2"/>
          <table:table-cell table:style-name="ce284" office:value-type="string" calcext:value-type="string">
            <text:p>MLP</text:p>
          </table:table-cell>
          <table:table-cell table:style-name="ce18" office:value-type="float" office:value="87.962" calcext:value-type="float">
            <text:p>87.962</text:p>
          </table:table-cell>
          <table:table-cell table:style-name="ce18" office:value-type="float" office:value="88.951" calcext:value-type="float">
            <text:p>88.951</text:p>
          </table:table-cell>
          <table:table-cell table:style-name="ce18" office:value-type="float" office:value="89.494" calcext:value-type="float">
            <text:p>89.494</text:p>
          </table:table-cell>
          <table:table-cell table:style-name="ce18" office:value-type="float" office:value="89.469" calcext:value-type="float">
            <text:p>89.469</text:p>
          </table:table-cell>
          <table:table-cell table:style-name="ce18" office:value-type="float" office:value="89.211" calcext:value-type="float">
            <text:p>89.211</text:p>
          </table:table-cell>
          <table:table-cell table:style-name="ce18" office:value-type="float" office:value="90.175" calcext:value-type="float">
            <text:p>90.175</text:p>
          </table:table-cell>
          <table:table-cell table:style-name="ce18" office:value-type="float" office:value="90.048" calcext:value-type="float">
            <text:p>90.048</text:p>
          </table:table-cell>
          <table:table-cell table:style-name="ce26" office:value-type="float" office:value="89.919" calcext:value-type="float">
            <text:p>89.919</text:p>
          </table:table-cell>
          <table:table-cell table:formula="of:=AVERAGE([.D10:.K10])" office:value-type="float" office:value="89.403625" calcext:value-type="float">
            <text:p>89.4036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verage per model</text:p>
          </table:table-cell>
          <table:table-cell table:style-name="ce273" table:number-columns-repeated="8"/>
          <table:table-cell table:formula="of:=AVERAGE([.L6:.L10])" office:value-type="float" office:value="87.48165" calcext:value-type="float">
            <text:p>87.4816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73" table:number-columns-repeated="8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constant</text:p>
          </table:table-cell>
          <table:table-cell table:number-columns-repeated="8" table:style-name="ce292" office:value-type="float" office:value="100" calcext:value-type="float">
            <text:p>100</text:p>
          </table:table-cell>
          <table:table-cell table:formula="of:=AVERAGE([.D14:.K14])" office:value-type="float" office:value="100" calcext:value-type="float">
            <text:p>10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uniform</text:p>
          </table:table-cell>
          <table:table-cell table:style-name="ce292" office:value-type="float" office:value="47.511" calcext:value-type="float">
            <text:p>47.511</text:p>
          </table:table-cell>
          <table:table-cell table:style-name="ce292" office:value-type="float" office:value="48.208" calcext:value-type="float">
            <text:p>48.208</text:p>
          </table:table-cell>
          <table:table-cell table:style-name="ce292" office:value-type="float" office:value="47.341" calcext:value-type="float">
            <text:p>47.341</text:p>
          </table:table-cell>
          <table:table-cell table:style-name="ce292" office:value-type="float" office:value="42.406" calcext:value-type="float">
            <text:p>42.406</text:p>
          </table:table-cell>
          <table:table-cell table:style-name="ce292" office:value-type="float" office:value="38.054" calcext:value-type="float">
            <text:p>38.054</text:p>
          </table:table-cell>
          <table:table-cell table:style-name="ce292" office:value-type="float" office:value="38.045" calcext:value-type="float">
            <text:p>38.045</text:p>
          </table:table-cell>
          <table:table-cell table:style-name="ce292" office:value-type="float" office:value="35.271" calcext:value-type="float">
            <text:p>35.271</text:p>
          </table:table-cell>
          <table:table-cell table:style-name="ce292" office:value-type="float" office:value="35.148" calcext:value-type="float">
            <text:p>35.148</text:p>
          </table:table-cell>
          <table:table-cell table:formula="of:=AVERAGE([.D15:.K15])" office:value-type="float" office:value="41.498" calcext:value-type="float">
            <text:p>41.49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SVC</text:p>
          </table:table-cell>
          <table:table-cell table:style-name="ce292" office:value-type="float" office:value="93.691" calcext:value-type="float">
            <text:p>93.691</text:p>
          </table:table-cell>
          <table:table-cell table:style-name="ce292" office:value-type="float" office:value="95.104" calcext:value-type="float">
            <text:p>95.104</text:p>
          </table:table-cell>
          <table:table-cell table:style-name="ce292" office:value-type="float" office:value="94.711" calcext:value-type="float">
            <text:p>94.711</text:p>
          </table:table-cell>
          <table:table-cell table:style-name="ce292" office:value-type="float" office:value="95.198" calcext:value-type="float">
            <text:p>95.198</text:p>
          </table:table-cell>
          <table:table-cell table:style-name="ce292" office:value-type="float" office:value="95.447" calcext:value-type="float">
            <text:p>95.447</text:p>
          </table:table-cell>
          <table:table-cell table:style-name="ce292" office:value-type="float" office:value="95.871" calcext:value-type="float">
            <text:p>95.871</text:p>
          </table:table-cell>
          <table:table-cell table:style-name="ce292" office:value-type="float" office:value="95.875" calcext:value-type="float">
            <text:p>95.875</text:p>
          </table:table-cell>
          <table:table-cell table:style-name="ce292" office:value-type="float" office:value="96.024" calcext:value-type="float">
            <text:p>96.024</text:p>
          </table:table-cell>
          <table:table-cell table:formula="of:=AVERAGE([.D16:.K16])" office:value-type="float" office:value="95.240125" calcext:value-type="float">
            <text:p>95.2401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AdaBoost</text:p>
          </table:table-cell>
          <table:table-cell table:style-name="ce292" office:value-type="float" office:value="92.997" calcext:value-type="float">
            <text:p>92.997</text:p>
          </table:table-cell>
          <table:table-cell table:style-name="ce292" office:value-type="float" office:value="92.826" calcext:value-type="float">
            <text:p>92.826</text:p>
          </table:table-cell>
          <table:table-cell table:style-name="ce292" office:value-type="float" office:value="92.914" calcext:value-type="float">
            <text:p>92.914</text:p>
          </table:table-cell>
          <table:table-cell table:style-name="ce292" office:value-type="float" office:value="92.333" calcext:value-type="float">
            <text:p>92.333</text:p>
          </table:table-cell>
          <table:table-cell table:style-name="ce292" office:value-type="float" office:value="92.881" calcext:value-type="float">
            <text:p>92.881</text:p>
          </table:table-cell>
          <table:table-cell table:style-name="ce292" office:value-type="float" office:value="92.808" calcext:value-type="float">
            <text:p>92.808</text:p>
          </table:table-cell>
          <table:table-cell table:style-name="ce292" office:value-type="float" office:value="93.307" calcext:value-type="float">
            <text:p>93.307</text:p>
          </table:table-cell>
          <table:table-cell table:style-name="ce292" office:value-type="float" office:value="93.284" calcext:value-type="float">
            <text:p>93.284</text:p>
          </table:table-cell>
          <table:table-cell table:formula="of:=AVERAGE([.D17:.K17])" office:value-type="float" office:value="92.91875" calcext:value-type="float">
            <text:p>92.9187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DT</text:p>
          </table:table-cell>
          <table:table-cell table:style-name="ce292" office:value-type="float" office:value="84.746" calcext:value-type="float">
            <text:p>84.746</text:p>
          </table:table-cell>
          <table:table-cell table:style-name="ce292" office:value-type="float" office:value="89.578" calcext:value-type="float">
            <text:p>89.578</text:p>
          </table:table-cell>
          <table:table-cell table:style-name="ce292" office:value-type="float" office:value="89.872" calcext:value-type="float">
            <text:p>89.872</text:p>
          </table:table-cell>
          <table:table-cell table:style-name="ce292" office:value-type="float" office:value="90.416" calcext:value-type="float">
            <text:p>90.416</text:p>
          </table:table-cell>
          <table:table-cell table:style-name="ce292" office:value-type="float" office:value="90.85" calcext:value-type="float">
            <text:p>90.85</text:p>
          </table:table-cell>
          <table:table-cell table:style-name="ce292" office:value-type="float" office:value="90.306" calcext:value-type="float">
            <text:p>90.306</text:p>
          </table:table-cell>
          <table:table-cell table:style-name="ce292" office:value-type="float" office:value="90.862" calcext:value-type="float">
            <text:p>90.862</text:p>
          </table:table-cell>
          <table:table-cell table:style-name="ce292" office:value-type="float" office:value="89.949" calcext:value-type="float">
            <text:p>89.949</text:p>
          </table:table-cell>
          <table:table-cell table:formula="of:=AVERAGE([.D18:.K18])" office:value-type="float" office:value="89.572375" calcext:value-type="float">
            <text:p>89.57237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RFC</text:p>
          </table:table-cell>
          <table:table-cell table:style-name="ce292" office:value-type="float" office:value="93.484" calcext:value-type="float">
            <text:p>93.484</text:p>
          </table:table-cell>
          <table:table-cell table:style-name="ce292" office:value-type="float" office:value="91.772" calcext:value-type="float">
            <text:p>91.772</text:p>
          </table:table-cell>
          <table:table-cell table:style-name="ce292" office:value-type="float" office:value="93.303" calcext:value-type="float">
            <text:p>93.303</text:p>
          </table:table-cell>
          <table:table-cell table:style-name="ce292" office:value-type="float" office:value="93.617" calcext:value-type="float">
            <text:p>93.617</text:p>
          </table:table-cell>
          <table:table-cell table:style-name="ce292" office:value-type="float" office:value="93.605" calcext:value-type="float">
            <text:p>93.605</text:p>
          </table:table-cell>
          <table:table-cell table:style-name="ce292" office:value-type="float" office:value="93.319" calcext:value-type="float">
            <text:p>93.319</text:p>
          </table:table-cell>
          <table:table-cell table:style-name="ce292" office:value-type="float" office:value="92.729" calcext:value-type="float">
            <text:p>92.729</text:p>
          </table:table-cell>
          <table:table-cell table:style-name="ce292" office:value-type="float" office:value="93.931" calcext:value-type="float">
            <text:p>93.931</text:p>
          </table:table-cell>
          <table:table-cell table:formula="of:=AVERAGE([.D19:.K19])" office:value-type="float" office:value="93.22" calcext:value-type="float">
            <text:p>93.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2"/>
          <table:table-cell table:style-name="ce272" office:value-type="string" calcext:value-type="string">
            <text:p>MLP</text:p>
          </table:table-cell>
          <table:table-cell table:style-name="ce18" office:value-type="float" office:value="92.741" calcext:value-type="float">
            <text:p>92.741</text:p>
          </table:table-cell>
          <table:table-cell table:style-name="ce18" office:value-type="float" office:value="93.685" calcext:value-type="float">
            <text:p>93.685</text:p>
          </table:table-cell>
          <table:table-cell table:style-name="ce18" office:value-type="float" office:value="93.788" calcext:value-type="float">
            <text:p>93.788</text:p>
          </table:table-cell>
          <table:table-cell table:style-name="ce18" office:value-type="float" office:value="93.557" calcext:value-type="float">
            <text:p>93.557</text:p>
          </table:table-cell>
          <table:table-cell table:style-name="ce18" office:value-type="float" office:value="93.607" calcext:value-type="float">
            <text:p>93.607</text:p>
          </table:table-cell>
          <table:table-cell table:style-name="ce18" office:value-type="float" office:value="94.047" calcext:value-type="float">
            <text:p>94.047</text:p>
          </table:table-cell>
          <table:table-cell table:style-name="ce18" office:value-type="float" office:value="94.3" calcext:value-type="float">
            <text:p>94.3</text:p>
          </table:table-cell>
          <table:table-cell table:style-name="ce18" office:value-type="float" office:value="94.437" calcext:value-type="float">
            <text:p>94.437</text:p>
          </table:table-cell>
          <table:table-cell table:formula="of:=AVERAGE([.D20:.K20])" office:value-type="float" office:value="93.77025" calcext:value-type="float">
            <text:p>93.770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73" table:number-columns-repeated="8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constant</text:p>
          </table:table-cell>
          <table:table-cell table:style-name="ce292" office:value-type="float" office:value="70.319" calcext:value-type="float">
            <text:p>70.319</text:p>
          </table:table-cell>
          <table:table-cell table:number-columns-repeated="2" table:style-name="ce292" office:value-type="float" office:value="70.318" calcext:value-type="float">
            <text:p>70.318</text:p>
          </table:table-cell>
          <table:table-cell table:number-columns-repeated="2" table:style-name="ce292" office:value-type="float" office:value="70.322" calcext:value-type="float">
            <text:p>70.322</text:p>
          </table:table-cell>
          <table:table-cell table:style-name="ce292" office:value-type="float" office:value="70.321" calcext:value-type="float">
            <text:p>70.321</text:p>
          </table:table-cell>
          <table:table-cell table:style-name="ce292" office:value-type="float" office:value="70.326" calcext:value-type="float">
            <text:p>70.326</text:p>
          </table:table-cell>
          <table:table-cell table:style-name="ce292" office:value-type="float" office:value="70.325" calcext:value-type="float">
            <text:p>70.325</text:p>
          </table:table-cell>
          <table:table-cell table:formula="of:=AVERAGE([.D23:.K23])" office:value-type="float" office:value="70.321375" calcext:value-type="float">
            <text:p>70.32137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uniform</text:p>
          </table:table-cell>
          <table:table-cell table:style-name="ce292" office:value-type="float" office:value="69.921" calcext:value-type="float">
            <text:p>69.921</text:p>
          </table:table-cell>
          <table:table-cell table:style-name="ce292" office:value-type="float" office:value="71.062" calcext:value-type="float">
            <text:p>71.062</text:p>
          </table:table-cell>
          <table:table-cell table:style-name="ce292" office:value-type="float" office:value="70.299" calcext:value-type="float">
            <text:p>70.299</text:p>
          </table:table-cell>
          <table:table-cell table:style-name="ce292" office:value-type="float" office:value="70.926" calcext:value-type="float">
            <text:p>70.926</text:p>
          </table:table-cell>
          <table:table-cell table:style-name="ce292" office:value-type="float" office:value="70.123" calcext:value-type="float">
            <text:p>70.123</text:p>
          </table:table-cell>
          <table:table-cell table:style-name="ce292" office:value-type="float" office:value="67.679" calcext:value-type="float">
            <text:p>67.679</text:p>
          </table:table-cell>
          <table:table-cell table:style-name="ce292" office:value-type="float" office:value="70.267" calcext:value-type="float">
            <text:p>70.267</text:p>
          </table:table-cell>
          <table:table-cell table:style-name="ce292" office:value-type="float" office:value="68.072" calcext:value-type="float">
            <text:p>68.072</text:p>
          </table:table-cell>
          <table:table-cell table:formula="of:=AVERAGE([.D24:.K24])" office:value-type="float" office:value="69.793625" calcext:value-type="float">
            <text:p>69.7936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SVC</text:p>
          </table:table-cell>
          <table:table-cell table:style-name="ce292" office:value-type="float" office:value="89.703" calcext:value-type="float">
            <text:p>89.703</text:p>
          </table:table-cell>
          <table:table-cell table:style-name="ce292" office:value-type="float" office:value="90.683" calcext:value-type="float">
            <text:p>90.683</text:p>
          </table:table-cell>
          <table:table-cell table:style-name="ce292" office:value-type="float" office:value="90.289" calcext:value-type="float">
            <text:p>90.289</text:p>
          </table:table-cell>
          <table:table-cell table:style-name="ce292" office:value-type="float" office:value="91.538" calcext:value-type="float">
            <text:p>91.538</text:p>
          </table:table-cell>
          <table:table-cell table:style-name="ce292" office:value-type="float" office:value="91.87" calcext:value-type="float">
            <text:p>91.87</text:p>
          </table:table-cell>
          <table:table-cell table:style-name="ce292" office:value-type="float" office:value="90.933" calcext:value-type="float">
            <text:p>90.933</text:p>
          </table:table-cell>
          <table:table-cell table:style-name="ce292" office:value-type="float" office:value="91.525" calcext:value-type="float">
            <text:p>91.525</text:p>
          </table:table-cell>
          <table:table-cell table:style-name="ce292" office:value-type="float" office:value="91.909" calcext:value-type="float">
            <text:p>91.909</text:p>
          </table:table-cell>
          <table:table-cell table:formula="of:=AVERAGE([.D25:.K25])" office:value-type="float" office:value="91.05625" calcext:value-type="float">
            <text:p>91.056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AdaBoost</text:p>
          </table:table-cell>
          <table:table-cell table:style-name="ce292" office:value-type="float" office:value="89.157" calcext:value-type="float">
            <text:p>89.157</text:p>
          </table:table-cell>
          <table:table-cell table:style-name="ce292" office:value-type="float" office:value="89.749" calcext:value-type="float">
            <text:p>89.749</text:p>
          </table:table-cell>
          <table:table-cell table:style-name="ce292" office:value-type="float" office:value="88.758" calcext:value-type="float">
            <text:p>88.758</text:p>
          </table:table-cell>
          <table:table-cell table:style-name="ce292" office:value-type="float" office:value="88.521" calcext:value-type="float">
            <text:p>88.521</text:p>
          </table:table-cell>
          <table:table-cell table:style-name="ce292" office:value-type="float" office:value="88.942" calcext:value-type="float">
            <text:p>88.942</text:p>
          </table:table-cell>
          <table:table-cell table:style-name="ce292" office:value-type="float" office:value="89.278" calcext:value-type="float">
            <text:p>89.278</text:p>
          </table:table-cell>
          <table:table-cell table:style-name="ce292" office:value-type="float" office:value="88.852" calcext:value-type="float">
            <text:p>88.852</text:p>
          </table:table-cell>
          <table:table-cell table:style-name="ce292" office:value-type="float" office:value="89.21" calcext:value-type="float">
            <text:p>89.21</text:p>
          </table:table-cell>
          <table:table-cell table:formula="of:=AVERAGE([.D26:.K26])" office:value-type="float" office:value="89.058375" calcext:value-type="float">
            <text:p>89.05837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DT</text:p>
          </table:table-cell>
          <table:table-cell table:style-name="ce292" office:value-type="float" office:value="87.526" calcext:value-type="float">
            <text:p>87.526</text:p>
          </table:table-cell>
          <table:table-cell table:style-name="ce292" office:value-type="float" office:value="87.592" calcext:value-type="float">
            <text:p>87.592</text:p>
          </table:table-cell>
          <table:table-cell table:style-name="ce292" office:value-type="float" office:value="88.155" calcext:value-type="float">
            <text:p>88.155</text:p>
          </table:table-cell>
          <table:table-cell table:style-name="ce292" office:value-type="float" office:value="87.379" calcext:value-type="float">
            <text:p>87.379</text:p>
          </table:table-cell>
          <table:table-cell table:style-name="ce292" office:value-type="float" office:value="88.397" calcext:value-type="float">
            <text:p>88.397</text:p>
          </table:table-cell>
          <table:table-cell table:style-name="ce292" office:value-type="float" office:value="88.527" calcext:value-type="float">
            <text:p>88.527</text:p>
          </table:table-cell>
          <table:table-cell table:style-name="ce292" office:value-type="float" office:value="88.076" calcext:value-type="float">
            <text:p>88.076</text:p>
          </table:table-cell>
          <table:table-cell table:style-name="ce292" office:value-type="float" office:value="87.546" calcext:value-type="float">
            <text:p>87.546</text:p>
          </table:table-cell>
          <table:table-cell table:formula="of:=AVERAGE([.D27:.K27])" office:value-type="float" office:value="87.89975" calcext:value-type="float">
            <text:p>87.8997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/>
          <table:table-cell table:style-name="ce271" office:value-type="string" calcext:value-type="string">
            <text:p>RFC</text:p>
          </table:table-cell>
          <table:table-cell table:style-name="ce292" office:value-type="float" office:value="88.311" calcext:value-type="float">
            <text:p>88.311</text:p>
          </table:table-cell>
          <table:table-cell table:style-name="ce292" office:value-type="float" office:value="87.404" calcext:value-type="float">
            <text:p>87.404</text:p>
          </table:table-cell>
          <table:table-cell table:style-name="ce292" office:value-type="float" office:value="89.114" calcext:value-type="float">
            <text:p>89.114</text:p>
          </table:table-cell>
          <table:table-cell table:style-name="ce292" office:value-type="float" office:value="88.629" calcext:value-type="float">
            <text:p>88.629</text:p>
          </table:table-cell>
          <table:table-cell table:style-name="ce292" office:value-type="float" office:value="88.469" calcext:value-type="float">
            <text:p>88.469</text:p>
          </table:table-cell>
          <table:table-cell table:style-name="ce292" office:value-type="float" office:value="88.867" calcext:value-type="float">
            <text:p>88.867</text:p>
          </table:table-cell>
          <table:table-cell table:style-name="ce292" office:value-type="float" office:value="88.569" calcext:value-type="float">
            <text:p>88.569</text:p>
          </table:table-cell>
          <table:table-cell table:style-name="ce292" office:value-type="float" office:value="88.357" calcext:value-type="float">
            <text:p>88.357</text:p>
          </table:table-cell>
          <table:table-cell table:formula="of:=AVERAGE([.D28:.K28])" office:value-type="float" office:value="88.465" calcext:value-type="float">
            <text:p>88.46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72"/>
          <table:table-cell table:style-name="ce272" office:value-type="string" calcext:value-type="string">
            <text:p>MLP</text:p>
          </table:table-cell>
          <table:table-cell table:style-name="ce18" office:value-type="float" office:value="90.448" calcext:value-type="float">
            <text:p>90.448</text:p>
          </table:table-cell>
          <table:table-cell table:style-name="ce18" office:value-type="float" office:value="90.858" calcext:value-type="float">
            <text:p>90.858</text:p>
          </table:table-cell>
          <table:table-cell table:style-name="ce18" office:value-type="float" office:value="91.494" calcext:value-type="float">
            <text:p>91.494</text:p>
          </table:table-cell>
          <table:table-cell table:style-name="ce18" office:value-type="float" office:value="91.627" calcext:value-type="float">
            <text:p>91.627</text:p>
          </table:table-cell>
          <table:table-cell table:style-name="ce18" office:value-type="float" office:value="91.213" calcext:value-type="float">
            <text:p>91.213</text:p>
          </table:table-cell>
          <table:table-cell table:style-name="ce18" office:value-type="float" office:value="92.179" calcext:value-type="float">
            <text:p>92.179</text:p>
          </table:table-cell>
          <table:table-cell table:style-name="ce18" office:value-type="float" office:value="91.815" calcext:value-type="float">
            <text:p>91.815</text:p>
          </table:table-cell>
          <table:table-cell table:style-name="ce18" office:value-type="float" office:value="91.471" calcext:value-type="float">
            <text:p>91.471</text:p>
          </table:table-cell>
          <table:table-cell table:formula="of:=AVERAGE([.D29:.K29])" office:value-type="float" office:value="91.388125" calcext:value-type="float">
            <text:p>91.388125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66" office:value-type="string" calcext:value-type="string">
            <text:p>case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allel</text:p>
          </table:table-cell>
          <table:table-cell table:style-name="ce266" office:value-type="string" calcext:value-type="string">
            <text:p>K</text:p>
          </table:table-cell>
          <table:table-cell table:style-name="ce266" office:value-type="float" office:value="2" calcext:value-type="float">
            <text:p>2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10" calcext:value-type="float">
            <text:p>10</text:p>
          </table:table-cell>
          <table:table-cell table:style-name="ce266" office:value-type="float" office:value="15" calcext:value-type="float">
            <text:p>15</text:p>
          </table:table-cell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30" calcext:value-type="float">
            <text:p>3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SVC</text:p>
          </table:table-cell>
          <table:table-cell table:formula="of:=[$accuracy.D5]" office:value-type="float" office:value="707.5" calcext:value-type="float">
            <text:p>707.50</text:p>
          </table:table-cell>
          <table:table-cell table:formula="of:=[$accuracy.D12]" office:value-type="float" office:value="471.667" calcext:value-type="float">
            <text:p>471.67</text:p>
          </table:table-cell>
          <table:table-cell table:formula="of:=[$accuracy.D19]" office:value-type="float" office:value="283" calcext:value-type="float">
            <text:p>283.00</text:p>
          </table:table-cell>
          <table:table-cell table:formula="of:=[$accuracy.D26]" office:value-type="float" office:value="141.5" calcext:value-type="float">
            <text:p>141.50</text:p>
          </table:table-cell>
          <table:table-cell table:formula="of:=[$accuracy.D33]" office:value-type="float" office:value="94.333" calcext:value-type="float">
            <text:p>94.33</text:p>
          </table:table-cell>
          <table:table-cell table:style-name="ce164" table:formula="of:=[$accuracy.D40]" office:value-type="float" office:value="70.75" calcext:value-type="float">
            <text:p>70.75</text:p>
          </table:table-cell>
          <table:table-cell table:formula="of:=[$accuracy.D47]" office:value-type="float" office:value="56.6" calcext:value-type="float">
            <text:p>56.60</text:p>
          </table:table-cell>
          <table:table-cell table:style-name="ce164" table:formula="of:=[$accuracy.D54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I$6]/[.$G$33]" office:value-type="float" office:value="0.22073074204947" calcext:value-type="float">
            <text:p>0.22</text:p>
          </table:table-cell>
          <table:table-cell table:formula="of:=[$'icc-competition'.$I$30]/[.$H$33]" office:value-type="float" office:value="0.228033761106883" calcext:value-type="float">
            <text:p>0.23</text:p>
          </table:table-cell>
          <table:table-cell table:formula="of:=[$'icc-competition'.$I$54]/[.$I$33]" office:value-type="float" office:value="0.224971731448763" calcext:value-type="float">
            <text:p>0.22</text:p>
          </table:table-cell>
          <table:table-cell table:formula="of:=[$'icc-competition'.$I$78]/[.$J$33]" office:value-type="float" office:value="0.234862190812721" calcext:value-type="float">
            <text:p>0.23</text:p>
          </table:table-cell>
          <table:table-cell table:formula="of:=[$'icc-competition'.$I$102]/[.$K$33]" office:value-type="float" office:value="0.237223453086407" calcext:value-type="float">
            <text:p>0.24</text:p>
          </table:table-cell>
          <table:table-cell table:style-name="ce164" table:formula="of:=[$'icc-competition'.$I$126]/[.$L$33]" office:value-type="float" office:value="0.229441696113074" calcext:value-type="float">
            <text:p>0.23</text:p>
          </table:table-cell>
          <table:table-cell table:formula="of:=[$'icc-competition'.$I$150]/[.$M$33]" office:value-type="float" office:value="0.286802120141343" calcext:value-type="float">
            <text:p>0.29</text:p>
          </table:table-cell>
          <table:table-cell table:style-name="ce164" table:formula="of:=[$'icc-competition'.$I$174]/[.$N$33]" office:value-type="float" office:value="0.344160111942672" calcext:value-type="float">
            <text:p>0.34</text:p>
          </table:table-cell>
          <table:table-cell table:style-name="ce164" table:formula="of:=AVERAGE([.G34:.N34])*100" office:value-type="float" office:value="25.0778225837667" calcext:value-type="float">
            <text:p>25.08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5]/[.$G$33]" office:value-type="float" office:value="0.0237922261484099" calcext:value-type="float">
            <text:p>0.02</text:p>
          </table:table-cell>
          <table:table-cell table:formula="of:=[$'icc-competition'.$I$29]/[.$H$33]" office:value-type="float" office:value="0.0207307273987792" calcext:value-type="float">
            <text:p>0.02</text:p>
          </table:table-cell>
          <table:table-cell table:formula="of:=[$'icc-competition'.$I$53]/[.$I$33]" office:value-type="float" office:value="0.0204946996466431" calcext:value-type="float">
            <text:p>0.02</text:p>
          </table:table-cell>
          <table:table-cell table:formula="of:=[$'icc-competition'.$I$77]/[.$J$33]" office:value-type="float" office:value="0.0195547703180212" calcext:value-type="float">
            <text:p>0.02</text:p>
          </table:table-cell>
          <table:table-cell table:formula="of:=[$'icc-competition'.$I$101]/[.$K$33]" office:value-type="float" office:value="0.0179046569069149" calcext:value-type="float">
            <text:p>0.02</text:p>
          </table:table-cell>
          <table:table-cell table:style-name="ce164" table:formula="of:=[$'icc-competition'.$I$125]/[.$L$33]" office:value-type="float" office:value="0.0162544169611307" calcext:value-type="float">
            <text:p>0.02</text:p>
          </table:table-cell>
          <table:table-cell table:formula="of:=[$'icc-competition'.$I$149]/[.$M$33]" office:value-type="float" office:value="0.0203180212014134" calcext:value-type="float">
            <text:p>0.02</text:p>
          </table:table-cell>
          <table:table-cell table:style-name="ce164" table:formula="of:=[$'icc-competition'.$I$173]/[.$N$33]" office:value-type="float" office:value="0.0243814531346068" calcext:value-type="float">
            <text:p>0.02</text:p>
          </table:table-cell>
          <table:table-cell table:style-name="ce164" table:formula="of:=AVERAGE([.G35:.N35])*100" office:value-type="float" office:value="2.04288714644899" calcext:value-type="float">
            <text:p>2.04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I$10]/[.$G$33]" office:value-type="float" office:value="0.0760890459363958" calcext:value-type="float">
            <text:p>0.08</text:p>
          </table:table-cell>
          <table:table-cell table:formula="of:=[$'icc-competition'.$I$34]/[.$H$33]" office:value-type="float" office:value="0.0687858171124968" calcext:value-type="float">
            <text:p>0.07</text:p>
          </table:table-cell>
          <table:table-cell table:formula="of:=[$'icc-competition'.$I$58]/[.$I$33]" office:value-type="float" office:value="0.0718480565371025" calcext:value-type="float">
            <text:p>0.07</text:p>
          </table:table-cell>
          <table:table-cell table:formula="of:=[$'icc-competition'.$I$82]/[.$J$33]" office:value-type="float" office:value="0.0619575971731449" calcext:value-type="float">
            <text:p>0.06</text:p>
          </table:table-cell>
          <table:table-cell table:formula="of:=[$'icc-competition'.$I$106]/[.$K$33]" office:value-type="float" office:value="0.0595973837363383" calcext:value-type="float">
            <text:p>0.06</text:p>
          </table:table-cell>
          <table:table-cell table:style-name="ce164" table:formula="of:=[$'icc-competition'.$I$130]/[.$L$33]" office:value-type="float" office:value="0.0673780918727915" calcext:value-type="float">
            <text:p>0.07</text:p>
          </table:table-cell>
          <table:table-cell table:formula="of:=[$'icc-competition'.$I$154]/[.$M$33]" office:value-type="float" office:value="0.0842226148409894" calcext:value-type="float">
            <text:p>0.08</text:p>
          </table:table-cell>
          <table:table-cell table:style-name="ce164" table:formula="of:=[$'icc-competition'.$I$178]/[.$N$33]" office:value-type="float" office:value="0.101066423558844" calcext:value-type="float">
            <text:p>0.10</text:p>
          </table:table-cell>
          <table:table-cell table:style-name="ce164" table:formula="of:=AVERAGE([.G36:.N36])*100" office:value-type="float" office:value="7.38681288460129" calcext:value-type="float">
            <text:p>7.39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I$9]/[.$G$33]" office:value-type="float" office:value="0.105536395759717" calcext:value-type="float">
            <text:p>0.11</text:p>
          </table:table-cell>
          <table:table-cell table:formula="of:=[$'icc-competition'.$I$33]/[.$H$33]" office:value-type="float" office:value="0.108597803111093" calcext:value-type="float">
            <text:p>0.11</text:p>
          </table:table-cell>
          <table:table-cell table:formula="of:=[$'icc-competition'.$I$57]/[.$I$33]" office:value-type="float" office:value="0.108833922261484" calcext:value-type="float">
            <text:p>0.11</text:p>
          </table:table-cell>
          <table:table-cell table:formula="of:=[$'icc-competition'.$I$81]/[.$J$33]" office:value-type="float" office:value="0.109773851590106" calcext:value-type="float">
            <text:p>0.11</text:p>
          </table:table-cell>
          <table:table-cell table:formula="of:=[$'icc-competition'.$I$105]/[.$K$33]" office:value-type="float" office:value="0.111424421994424" calcext:value-type="float">
            <text:p>0.11</text:p>
          </table:table-cell>
          <table:table-cell table:style-name="ce164" table:formula="of:=[$'icc-competition'.$I$129]/[.$L$33]" office:value-type="float" office:value="0.113074204946996" calcext:value-type="float">
            <text:p>0.11</text:p>
          </table:table-cell>
          <table:table-cell table:formula="of:=[$'icc-competition'.$I$153]/[.$M$33]" office:value-type="float" office:value="0.141342756183746" calcext:value-type="float">
            <text:p>0.14</text:p>
          </table:table-cell>
          <table:table-cell table:style-name="ce164" table:formula="of:=[$'icc-competition'.$I$177]/[.$N$33]" office:value-type="float" office:value="0.169610108762482" calcext:value-type="float">
            <text:p>0.17</text:p>
          </table:table-cell>
          <table:table-cell table:style-name="ce164" table:formula="of:=AVERAGE([.G37:.N37])*100" office:value-type="float" office:value="12.1024183076256" calcext:value-type="float">
            <text:p>12.10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13]/[.$G$33]" office:value-type="float" office:value="0.02073074204947" calcext:value-type="float">
            <text:p>0.02</text:p>
          </table:table-cell>
          <table:table-cell table:formula="of:=[$'icc-competition'.$I$37]/[.$H$33]" office:value-type="float" office:value="0.0136621811574691" calcext:value-type="float">
            <text:p>0.01</text:p>
          </table:table-cell>
          <table:table-cell table:formula="of:=[$'icc-competition'.$I$61]/[.$I$33]" office:value-type="float" office:value="0.0169611307420495" calcext:value-type="float">
            <text:p>0.02</text:p>
          </table:table-cell>
          <table:table-cell table:formula="of:=[$'icc-competition'.$I$85]/[.$J$33]" office:value-type="float" office:value="0.0141342756183746" calcext:value-type="float">
            <text:p>0.01</text:p>
          </table:table-cell>
          <table:table-cell table:formula="of:=[$'icc-competition'.$I$109]/[.$K$33]" office:value-type="float" office:value="0.0141307919815971" calcext:value-type="float">
            <text:p>0.01</text:p>
          </table:table-cell>
          <table:table-cell table:style-name="ce164" table:formula="of:=[$'icc-competition'.$I$133]/[.$L$33]" office:value-type="float" office:value="0.0127208480565371" calcext:value-type="float">
            <text:p>0.01</text:p>
          </table:table-cell>
          <table:table-cell table:formula="of:=[$'icc-competition'.$I$157]/[.$M$33]" office:value-type="float" office:value="0.0159010600706714" calcext:value-type="float">
            <text:p>0.02</text:p>
          </table:table-cell>
          <table:table-cell table:style-name="ce164" table:formula="of:=[$'icc-competition'.$I$181]/[.$N$33]" office:value-type="float" office:value="0.0190811372357793" calcext:value-type="float">
            <text:p>0.02</text:p>
          </table:table-cell>
          <table:table-cell table:style-name="ce164" table:formula="of:=AVERAGE([.G38:.N38])*100" office:value-type="float" office:value="1.59152708639935" calcext:value-type="float">
            <text:p>1.59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I$17]/[.$G$33]" office:value-type="float" office:value="0.553120848056537" calcext:value-type="float">
            <text:p>0.55</text:p>
          </table:table-cell>
          <table:table-cell table:formula="of:=[$'icc-competition'.$I$41]/[.$H$33]" office:value-type="float" office:value="0.560187589973435" calcext:value-type="float">
            <text:p>0.56</text:p>
          </table:table-cell>
          <table:table-cell table:formula="of:=[$'icc-competition'.$I$65]/[.$I$33]" office:value-type="float" office:value="0.556890459363958" calcext:value-type="float">
            <text:p>0.56</text:p>
          </table:table-cell>
          <table:table-cell table:formula="of:=[$'icc-competition'.$I$89]/[.$J$33]" office:value-type="float" office:value="0.559717314487633" calcext:value-type="float">
            <text:p>0.56</text:p>
          </table:table-cell>
          <table:table-cell table:formula="of:=[$'icc-competition'.$I$113]/[.$K$33]" office:value-type="float" office:value="0.559719292294319" calcext:value-type="float">
            <text:p>0.56</text:p>
          </table:table-cell>
          <table:table-cell table:style-name="ce164" table:formula="of:=[$'icc-competition'.$I$137]/[.$L$33]" office:value-type="float" office:value="0.56113074204947" calcext:value-type="float">
            <text:p>0.56</text:p>
          </table:table-cell>
          <table:table-cell table:formula="of:=[$'icc-competition'.$I$161]/[.$M$33]" office:value-type="float" office:value="0.701413427561837" calcext:value-type="float">
            <text:p>0.70</text:p>
          </table:table-cell>
          <table:table-cell table:style-name="ce164" table:formula="of:=[$'icc-competition'.$I$185]/[.$N$33]" office:value-type="float" office:value="0.841690164733818" calcext:value-type="float">
            <text:p>0.84</text:p>
          </table:table-cell>
          <table:table-cell table:style-name="ce164" table:formula="of:=AVERAGE([.G39:.N39])*100" office:value-type="float" office:value="61.1733729815126" calcext:value-type="float">
            <text:p>61.17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AdaBoost</text:p>
          </table:table-cell>
          <table:table-cell table:formula="of:=[.G33]" office:value-type="float" office:value="707.5" calcext:value-type="float">
            <text:p>707.50</text:p>
          </table:table-cell>
          <table:table-cell table:formula="of:=[.H33]" office:value-type="float" office:value="471.667" calcext:value-type="float">
            <text:p>471.67</text:p>
          </table:table-cell>
          <table:table-cell table:formula="of:=[.I33]" office:value-type="float" office:value="283" calcext:value-type="float">
            <text:p>283.00</text:p>
          </table:table-cell>
          <table:table-cell table:formula="of:=[.J33]" office:value-type="float" office:value="141.5" calcext:value-type="float">
            <text:p>141.50</text:p>
          </table:table-cell>
          <table:table-cell table:formula="of:=[.K33]" office:value-type="float" office:value="94.333" calcext:value-type="float">
            <text:p>94.33</text:p>
          </table:table-cell>
          <table:table-cell table:style-name="ce164" table:formula="of:=[.L33]" office:value-type="float" office:value="70.75" calcext:value-type="float">
            <text:p>70.75</text:p>
          </table:table-cell>
          <table:table-cell table:formula="of:=[.M33]" office:value-type="float" office:value="56.6" calcext:value-type="float">
            <text:p>56.60</text:p>
          </table:table-cell>
          <table:table-cell table:style-name="ce164" table:formula="of:=[.N33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L$6]/[.$G$33]" office:value-type="float" office:value="0.217197173144876" calcext:value-type="float">
            <text:p>0.22</text:p>
          </table:table-cell>
          <table:table-cell table:formula="of:=[$'icc-competition'.$L$30]/[.$H$33]" office:value-type="float" office:value="0.222379348141803" calcext:value-type="float">
            <text:p>0.22</text:p>
          </table:table-cell>
          <table:table-cell table:formula="of:=[$'icc-competition'.$L$54]/[.$I$33]" office:value-type="float" office:value="0.213664310954064" calcext:value-type="float">
            <text:p>0.21</text:p>
          </table:table-cell>
          <table:table-cell table:formula="of:=[$'icc-competition'.$L$78]/[.$J$33]" office:value-type="float" office:value="0.212247349823322" calcext:value-type="float">
            <text:p>0.21</text:p>
          </table:table-cell>
          <table:table-cell table:formula="of:=[$'icc-competition'.$L$102]/[.$K$33]" office:value-type="float" office:value="0.215078498510595" calcext:value-type="float">
            <text:p>0.22</text:p>
          </table:table-cell>
          <table:table-cell table:style-name="ce164" table:formula="of:=[$'icc-competition'.$L$126]/[.$L$33]" office:value-type="float" office:value="0.218134275618375" calcext:value-type="float">
            <text:p>0.22</text:p>
          </table:table-cell>
          <table:table-cell table:formula="of:=[$'icc-competition'.$L$150]/[.$M$33]" office:value-type="float" office:value="0.213904593639576" calcext:value-type="float">
            <text:p>0.21</text:p>
          </table:table-cell>
          <table:table-cell table:style-name="ce164" table:formula="of:=[$'icc-competition'.$L$174]/[.$N$33]" office:value-type="float" office:value="0.216719316471262" calcext:value-type="float">
            <text:p>0.22</text:p>
          </table:table-cell>
          <table:table-cell table:style-name="ce164" table:formula="of:=AVERAGE([.G41:.N41])*100" office:value-type="float" office:value="21.6165608287984" calcext:value-type="float">
            <text:p>21.62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5]/[.$G$33]" office:value-type="float" office:value="0.0301526501766784" calcext:value-type="float">
            <text:p>0.03</text:p>
          </table:table-cell>
          <table:table-cell table:formula="of:=[$'icc-competition'.$L$29]/[.$H$33]" office:value-type="float" office:value="0.0308607555754378" calcext:value-type="float">
            <text:p>0.03</text:p>
          </table:table-cell>
          <table:table-cell table:formula="of:=[$'icc-competition'.$L$53]/[.$I$33]" office:value-type="float" office:value="0.0292120141342756" calcext:value-type="float">
            <text:p>0.03</text:p>
          </table:table-cell>
          <table:table-cell table:formula="of:=[$'icc-competition'.$L$77]/[.$J$33]" office:value-type="float" office:value="0.0325088339222615" calcext:value-type="float">
            <text:p>0.03</text:p>
          </table:table-cell>
          <table:table-cell table:formula="of:=[$'icc-competition'.$L$101]/[.$K$33]" office:value-type="float" office:value="0.0299153000540638" calcext:value-type="float">
            <text:p>0.03</text:p>
          </table:table-cell>
          <table:table-cell table:style-name="ce164" table:formula="of:=[$'icc-competition'.$L$125]/[.$L$33]" office:value-type="float" office:value="0.0287349823321555" calcext:value-type="float">
            <text:p>0.03</text:p>
          </table:table-cell>
          <table:table-cell table:formula="of:=[$'icc-competition'.$L$149]/[.$M$33]" office:value-type="float" office:value="0.0282685512367491" calcext:value-type="float">
            <text:p>0.03</text:p>
          </table:table-cell>
          <table:table-cell table:style-name="ce164" table:formula="of:=[$'icc-competition'.$L$173]/[.$N$33]" office:value-type="float" office:value="0.0282612843725486" calcext:value-type="float">
            <text:p>0.03</text:p>
          </table:table-cell>
          <table:table-cell table:style-name="ce164" table:formula="of:=AVERAGE([.G42:.N42])*100" office:value-type="float" office:value="2.97392964755213" calcext:value-type="float">
            <text:p>2.97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L$10]/[.$G$33]" office:value-type="float" office:value="0.0796226148409894" calcext:value-type="float">
            <text:p>0.08</text:p>
          </table:table-cell>
          <table:table-cell table:formula="of:=[$'icc-competition'.$L$34]/[.$H$33]" office:value-type="float" office:value="0.0744402300775759" calcext:value-type="float">
            <text:p>0.07</text:p>
          </table:table-cell>
          <table:table-cell table:formula="of:=[$'icc-competition'.$L$58]/[.$I$33]" office:value-type="float" office:value="0.0831554770318021" calcext:value-type="float">
            <text:p>0.08</text:p>
          </table:table-cell>
          <table:table-cell table:formula="of:=[$'icc-competition'.$L$82]/[.$J$33]" office:value-type="float" office:value="0.0845724381625442" calcext:value-type="float">
            <text:p>0.08</text:p>
          </table:table-cell>
          <table:table-cell table:formula="of:=[$'icc-competition'.$L$106]/[.$K$33]" office:value-type="float" office:value="0.0817423383121495" calcext:value-type="float">
            <text:p>0.08</text:p>
          </table:table-cell>
          <table:table-cell table:style-name="ce164" table:formula="of:=[$'icc-competition'.$L$130]/[.$L$33]" office:value-type="float" office:value="0.0786855123674912" calcext:value-type="float">
            <text:p>0.08</text:p>
          </table:table-cell>
          <table:table-cell table:formula="of:=[$'icc-competition'.$L$154]/[.$M$33]" office:value-type="float" office:value="0.0829151943462897" calcext:value-type="float">
            <text:p>0.08</text:p>
          </table:table-cell>
          <table:table-cell table:style-name="ce164" table:formula="of:=[$'icc-competition'.$L$178]/[.$N$33]" office:value-type="float" office:value="0.0800983738630822" calcext:value-type="float">
            <text:p>0.08</text:p>
          </table:table-cell>
          <table:table-cell table:style-name="ce164" table:formula="of:=AVERAGE([.G43:.N43])*100" office:value-type="float" office:value="8.06540223752405" calcext:value-type="float">
            <text:p>8.07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L$9]/[.$G$33]" office:value-type="float" office:value="0.0991759717314488" calcext:value-type="float">
            <text:p>0.10</text:p>
          </table:table-cell>
          <table:table-cell table:formula="of:=[$'icc-competition'.$L$33]/[.$H$33]" office:value-type="float" office:value="0.0984677749344347" calcext:value-type="float">
            <text:p>0.10</text:p>
          </table:table-cell>
          <table:table-cell table:formula="of:=[$'icc-competition'.$L$57]/[.$I$33]" office:value-type="float" office:value="0.100116607773852" calcext:value-type="float">
            <text:p>0.10</text:p>
          </table:table-cell>
          <table:table-cell table:formula="of:=[$'icc-competition'.$L$81]/[.$J$33]" office:value-type="float" office:value="0.0968197879858657" calcext:value-type="float">
            <text:p>0.10</text:p>
          </table:table-cell>
          <table:table-cell table:formula="of:=[$'icc-competition'.$L$105]/[.$K$33]" office:value-type="float" office:value="0.0994137788472751" calcext:value-type="float">
            <text:p>0.10</text:p>
          </table:table-cell>
          <table:table-cell table:style-name="ce164" table:formula="of:=[$'icc-competition'.$L$129]/[.$L$33]" office:value-type="float" office:value="0.100593639575972" calcext:value-type="float">
            <text:p>0.10</text:p>
          </table:table-cell>
          <table:table-cell table:formula="of:=[$'icc-competition'.$L$153]/[.$M$33]" office:value-type="float" office:value="0.101060070671378" calcext:value-type="float">
            <text:p>0.10</text:p>
          </table:table-cell>
          <table:table-cell table:style-name="ce164" table:formula="of:=[$'icc-competition'.$L$177]/[.$N$33]" office:value-type="float" office:value="0.101066423558844" calcext:value-type="float">
            <text:p>0.10</text:p>
          </table:table-cell>
          <table:table-cell table:style-name="ce164" table:formula="of:=AVERAGE([.G44:.N44])*100" office:value-type="float" office:value="9.95892568848837" calcext:value-type="float">
            <text:p>9.96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13]/[.$G$33]" office:value-type="float" office:value="0.0193173144876325" calcext:value-type="float">
            <text:p>0.02</text:p>
          </table:table-cell>
          <table:table-cell table:formula="of:=[$'icc-competition'.$L$37]/[.$H$33]" office:value-type="float" office:value="0.0195519296452794" calcext:value-type="float">
            <text:p>0.02</text:p>
          </table:table-cell>
          <table:table-cell table:formula="of:=[$'icc-competition'.$L$61]/[.$I$33]" office:value-type="float" office:value="0.0204946996466431" calcext:value-type="float">
            <text:p>0.02</text:p>
          </table:table-cell>
          <table:table-cell table:formula="of:=[$'icc-competition'.$L$85]/[.$J$33]" office:value-type="float" office:value="0.021434628975265" calcext:value-type="float">
            <text:p>0.02</text:p>
          </table:table-cell>
          <table:table-cell table:formula="of:=[$'icc-competition'.$L$109]/[.$K$33]" office:value-type="float" office:value="0.020024805741363" calcext:value-type="float">
            <text:p>0.02</text:p>
          </table:table-cell>
          <table:table-cell table:style-name="ce164" table:formula="of:=[$'icc-competition'.$L$133]/[.$L$33]" office:value-type="float" office:value="0.0216678445229682" calcext:value-type="float">
            <text:p>0.02</text:p>
          </table:table-cell>
          <table:table-cell table:formula="of:=[$'icc-competition'.$L$157]/[.$M$33]" office:value-type="float" office:value="0.0188515901060071" calcext:value-type="float">
            <text:p>0.02</text:p>
          </table:table-cell>
          <table:table-cell table:style-name="ce164" table:formula="of:=[$'icc-competition'.$L$181]/[.$N$33]" office:value-type="float" office:value="0.0188479233362308" calcext:value-type="float">
            <text:p>0.02</text:p>
          </table:table-cell>
          <table:table-cell table:style-name="ce164" table:formula="of:=AVERAGE([.G45:.N45])*100" office:value-type="float" office:value="2.00238420576736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L$17]/[.$G$33]" office:value-type="float" office:value="0.554534275618375" calcext:value-type="float">
            <text:p>0.55</text:p>
          </table:table-cell>
          <table:table-cell table:formula="of:=[$'icc-competition'.$L$41]/[.$H$33]" office:value-type="float" office:value="0.554297841485624" calcext:value-type="float">
            <text:p>0.55</text:p>
          </table:table-cell>
          <table:table-cell table:formula="of:=[$'icc-competition'.$L$65]/[.$I$33]" office:value-type="float" office:value="0.553356890459364" calcext:value-type="float">
            <text:p>0.55</text:p>
          </table:table-cell>
          <table:table-cell table:formula="of:=[$'icc-competition'.$L$89]/[.$J$33]" office:value-type="float" office:value="0.552416961130742" calcext:value-type="float">
            <text:p>0.55</text:p>
          </table:table-cell>
          <table:table-cell table:formula="of:=[$'icc-competition'.$L$113]/[.$K$33]" office:value-type="float" office:value="0.553825278534553" calcext:value-type="float">
            <text:p>0.55</text:p>
          </table:table-cell>
          <table:table-cell table:style-name="ce164" table:formula="of:=[$'icc-competition'.$L$137]/[.$L$33]" office:value-type="float" office:value="0.552183745583039" calcext:value-type="float">
            <text:p>0.55</text:p>
          </table:table-cell>
          <table:table-cell table:formula="of:=[$'icc-competition'.$L$161]/[.$M$33]" office:value-type="float" office:value="0.555" calcext:value-type="float">
            <text:p>0.56</text:p>
          </table:table-cell>
          <table:table-cell table:style-name="ce164" table:formula="of:=[$'icc-competition'.$L$185]/[.$N$33]" office:value-type="float" office:value="0.555006678398033" calcext:value-type="float">
            <text:p>0.56</text:p>
          </table:table-cell>
          <table:table-cell table:style-name="ce164" table:formula="of:=AVERAGE([.G46:.N46])*100" office:value-type="float" office:value="55.3827708901216" calcext:value-type="float">
            <text:p>55.38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DT</text:p>
          </table:table-cell>
          <table:table-cell table:formula="of:=[.G40]" office:value-type="float" office:value="707.5" calcext:value-type="float">
            <text:p>707.50</text:p>
          </table:table-cell>
          <table:table-cell table:formula="of:=[.H40]" office:value-type="float" office:value="471.667" calcext:value-type="float">
            <text:p>471.67</text:p>
          </table:table-cell>
          <table:table-cell table:formula="of:=[.I40]" office:value-type="float" office:value="283" calcext:value-type="float">
            <text:p>283.00</text:p>
          </table:table-cell>
          <table:table-cell table:formula="of:=[.J40]" office:value-type="float" office:value="141.5" calcext:value-type="float">
            <text:p>141.50</text:p>
          </table:table-cell>
          <table:table-cell table:formula="of:=[.K40]" office:value-type="float" office:value="94.333" calcext:value-type="float">
            <text:p>94.33</text:p>
          </table:table-cell>
          <table:table-cell table:style-name="ce164" table:formula="of:=[.L40]" office:value-type="float" office:value="70.75" calcext:value-type="float">
            <text:p>70.75</text:p>
          </table:table-cell>
          <table:table-cell table:formula="of:=[.M40]" office:value-type="float" office:value="56.6" calcext:value-type="float">
            <text:p>56.60</text:p>
          </table:table-cell>
          <table:table-cell table:style-name="ce164" table:formula="of:=[.N40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O$6]/[.$G$33]" office:value-type="float" office:value="0.2113074204947" calcext:value-type="float">
            <text:p>0.21</text:p>
          </table:table-cell>
          <table:table-cell table:formula="of:=[$'icc-competition'.$O$30]/[.$H$33]" office:value-type="float" office:value="0.207773704753566" calcext:value-type="float">
            <text:p>0.21</text:p>
          </table:table-cell>
          <table:table-cell table:formula="of:=[$'icc-competition'.$O$54]/[.$I$33]" office:value-type="float" office:value="0.2113074204947" calcext:value-type="float">
            <text:p>0.21</text:p>
          </table:table-cell>
          <table:table-cell table:formula="of:=[$'icc-competition'.$O$78]/[.$J$33]" office:value-type="float" office:value="0.204946996466431" calcext:value-type="float">
            <text:p>0.20</text:p>
          </table:table-cell>
          <table:table-cell table:formula="of:=[$'icc-competition'.$O$102]/[.$K$33]" office:value-type="float" office:value="0.212725133304358" calcext:value-type="float">
            <text:p>0.21</text:p>
          </table:table-cell>
          <table:table-cell table:style-name="ce164" table:formula="of:=[$'icc-competition'.$O$126]/[.$L$33]" office:value-type="float" office:value="0.213893992932862" calcext:value-type="float">
            <text:p>0.21</text:p>
          </table:table-cell>
          <table:table-cell table:formula="of:=[$'icc-competition'.$O$150]/[.$M$33]" office:value-type="float" office:value="0.209187279151943" calcext:value-type="float">
            <text:p>0.21</text:p>
          </table:table-cell>
          <table:table-cell table:style-name="ce164" table:formula="of:=[$'icc-competition'.$O$174]/[.$N$33]" office:value-type="float" office:value="0.20565225687451" calcext:value-type="float">
            <text:p>0.21</text:p>
          </table:table-cell>
          <table:table-cell table:style-name="ce164" table:formula="of:=AVERAGE([.G48:.N48])*100" office:value-type="float" office:value="20.9599275559134" calcext:value-type="float">
            <text:p>20.96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5]/[.$G$33]" office:value-type="float" office:value="0.0530035335689046" calcext:value-type="float">
            <text:p>0.05</text:p>
          </table:table-cell>
          <table:table-cell table:formula="of:=[$'icc-competition'.$O$29]/[.$H$33]" office:value-type="float" office:value="0.0442876012101758" calcext:value-type="float">
            <text:p>0.04</text:p>
          </table:table-cell>
          <table:table-cell table:formula="of:=[$'icc-competition'.$O$53]/[.$I$33]" office:value-type="float" office:value="0.0372190812720848" calcext:value-type="float">
            <text:p>0.04</text:p>
          </table:table-cell>
          <table:table-cell table:formula="of:=[$'icc-competition'.$O$77]/[.$J$33]" office:value-type="float" office:value="0.0383957597173145" calcext:value-type="float">
            <text:p>0.04</text:p>
          </table:table-cell>
          <table:table-cell table:formula="of:=[$'icc-competition'.$O$101]/[.$K$33]" office:value-type="float" office:value="0.032035448888512" calcext:value-type="float">
            <text:p>0.03</text:p>
          </table:table-cell>
          <table:table-cell table:style-name="ce164" table:formula="of:=[$'icc-competition'.$O$125]/[.$L$33]" office:value-type="float" office:value="0.0395759717314488" calcext:value-type="float">
            <text:p>0.04</text:p>
          </table:table-cell>
          <table:table-cell table:formula="of:=[$'icc-competition'.$O$149]/[.$M$33]" office:value-type="float" office:value="0.0362720848056537" calcext:value-type="float">
            <text:p>0.04</text:p>
          </table:table-cell>
          <table:table-cell table:style-name="ce164" table:formula="of:=[$'icc-competition'.$O$173]/[.$N$33]" office:value-type="float" office:value="0.0412152564292832" calcext:value-type="float">
            <text:p>0.04</text:p>
          </table:table-cell>
          <table:table-cell table:style-name="ce164" table:formula="of:=AVERAGE([.G49:.N49])*100" office:value-type="float" office:value="4.02505922029222" calcext:value-type="float">
            <text:p>4.03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O$10]/[.$G$33]" office:value-type="float" office:value="0.0855123674911661" calcext:value-type="float">
            <text:p>0.09</text:p>
          </table:table-cell>
          <table:table-cell table:formula="of:=[$'icc-competition'.$O$34]/[.$H$33]" office:value-type="float" office:value="0.0890458734658138" calcext:value-type="float">
            <text:p>0.09</text:p>
          </table:table-cell>
          <table:table-cell table:formula="of:=[$'icc-competition'.$O$58]/[.$I$33]" office:value-type="float" office:value="0.0855123674911661" calcext:value-type="float">
            <text:p>0.09</text:p>
          </table:table-cell>
          <table:table-cell table:formula="of:=[$'icc-competition'.$O$82]/[.$J$33]" office:value-type="float" office:value="0.0918727915194346" calcext:value-type="float">
            <text:p>0.09</text:p>
          </table:table-cell>
          <table:table-cell table:formula="of:=[$'icc-competition'.$O$106]/[.$K$33]" office:value-type="float" office:value="0.084095703518387" calcext:value-type="float">
            <text:p>0.08</text:p>
          </table:table-cell>
          <table:table-cell table:style-name="ce164" table:formula="of:=[$'icc-competition'.$O$130]/[.$L$33]" office:value-type="float" office:value="0.0829257950530035" calcext:value-type="float">
            <text:p>0.08</text:p>
          </table:table-cell>
          <table:table-cell table:formula="of:=[$'icc-competition'.$O$154]/[.$M$33]" office:value-type="float" office:value="0.0876325088339223" calcext:value-type="float">
            <text:p>0.09</text:p>
          </table:table-cell>
          <table:table-cell table:style-name="ce164" table:formula="of:=[$'icc-competition'.$O$178]/[.$N$33]" office:value-type="float" office:value="0.0911654334598342" calcext:value-type="float">
            <text:p>0.09</text:p>
          </table:table-cell>
          <table:table-cell table:style-name="ce164" table:formula="of:=AVERAGE([.G50:.N50])*100" office:value-type="float" office:value="8.72203551040909" calcext:value-type="float">
            <text:p>8.72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O$9]/[.$G$33]" office:value-type="float" office:value="0.0763250883392226" calcext:value-type="float">
            <text:p>0.08</text:p>
          </table:table-cell>
          <table:table-cell table:formula="of:=[$'icc-competition'.$O$33]/[.$H$33]" office:value-type="float" office:value="0.0850409292996966" calcext:value-type="float">
            <text:p>0.09</text:p>
          </table:table-cell>
          <table:table-cell table:formula="of:=[$'icc-competition'.$O$57]/[.$I$33]" office:value-type="float" office:value="0.0921095406360424" calcext:value-type="float">
            <text:p>0.09</text:p>
          </table:table-cell>
          <table:table-cell table:formula="of:=[$'icc-competition'.$O$81]/[.$J$33]" office:value-type="float" office:value="0.0909328621908127" calcext:value-type="float">
            <text:p>0.09</text:p>
          </table:table-cell>
          <table:table-cell table:formula="of:=[$'icc-competition'.$O$105]/[.$K$33]" office:value-type="float" office:value="0.0972936300128269" calcext:value-type="float">
            <text:p>0.10</text:p>
          </table:table-cell>
          <table:table-cell table:style-name="ce164" table:formula="of:=[$'icc-competition'.$O$129]/[.$L$33]" office:value-type="float" office:value="0.0897526501766784" calcext:value-type="float">
            <text:p>0.09</text:p>
          </table:table-cell>
          <table:table-cell table:formula="of:=[$'icc-competition'.$O$153]/[.$M$33]" office:value-type="float" office:value="0.0930565371024735" calcext:value-type="float">
            <text:p>0.09</text:p>
          </table:table-cell>
          <table:table-cell table:style-name="ce164" table:formula="of:=[$'icc-competition'.$O$177]/[.$N$33]" office:value-type="float" office:value="0.0881124515021095" calcext:value-type="float">
            <text:p>0.09</text:p>
          </table:table-cell>
          <table:table-cell table:style-name="ce164" table:formula="of:=AVERAGE([.G51:.N51])*100" office:value-type="float" office:value="8.90779611574829" calcext:value-type="float">
            <text:p>8.91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13]/[.$G$33]" office:value-type="float" office:value="0.0551236749116608" calcext:value-type="float">
            <text:p>0.06</text:p>
          </table:table-cell>
          <table:table-cell table:formula="of:=[$'icc-competition'.$O$37]/[.$H$33]" office:value-type="float" office:value="0.0289759512537447" calcext:value-type="float">
            <text:p>0.03</text:p>
          </table:table-cell>
          <table:table-cell table:formula="of:=[$'icc-competition'.$O$61]/[.$I$33]" office:value-type="float" office:value="0.0341590106007067" calcext:value-type="float">
            <text:p>0.03</text:p>
          </table:table-cell>
          <table:table-cell table:formula="of:=[$'icc-competition'.$O$85]/[.$J$33]" office:value-type="float" office:value="0.0287420494699647" calcext:value-type="float">
            <text:p>0.03</text:p>
          </table:table-cell>
          <table:table-cell table:formula="of:=[$'icc-competition'.$O$109]/[.$K$33]" office:value-type="float" office:value="0.0318022325167227" calcext:value-type="float">
            <text:p>0.03</text:p>
          </table:table-cell>
          <table:table-cell table:style-name="ce164" table:formula="of:=[$'icc-competition'.$O$133]/[.$L$33]" office:value-type="float" office:value="0.0296819787985866" calcext:value-type="float">
            <text:p>0.03</text:p>
          </table:table-cell>
          <table:table-cell table:formula="of:=[$'icc-competition'.$O$157]/[.$M$33]" office:value-type="float" office:value="0.0282685512367491" calcext:value-type="float">
            <text:p>0.03</text:p>
          </table:table-cell>
          <table:table-cell table:style-name="ce164" table:formula="of:=[$'icc-competition'.$O$181]/[.$N$33]" office:value-type="float" office:value="0.029448555133886" calcext:value-type="float">
            <text:p>0.03</text:p>
          </table:table-cell>
          <table:table-cell table:style-name="ce164" table:formula="of:=AVERAGE([.G52:.N52])*100" office:value-type="float" office:value="3.32752504902527" calcext:value-type="float">
            <text:p>3.33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O$17]/[.$G$33]" office:value-type="float" office:value="0.518727915194346" calcext:value-type="float">
            <text:p>0.52</text:p>
          </table:table-cell>
          <table:table-cell table:formula="of:=[$'icc-competition'.$O$41]/[.$H$33]" office:value-type="float" office:value="0.544875940017004" calcext:value-type="float">
            <text:p>0.54</text:p>
          </table:table-cell>
          <table:table-cell table:formula="of:=[$'icc-competition'.$O$65]/[.$I$33]" office:value-type="float" office:value="0.5396925795053" calcext:value-type="float">
            <text:p>0.54</text:p>
          </table:table-cell>
          <table:table-cell table:formula="of:=[$'icc-competition'.$O$89]/[.$J$33]" office:value-type="float" office:value="0.545109540636042" calcext:value-type="float">
            <text:p>0.55</text:p>
          </table:table-cell>
          <table:table-cell table:formula="of:=[$'icc-competition'.$O$113]/[.$K$33]" office:value-type="float" office:value="0.542047851759194" calcext:value-type="float">
            <text:p>0.54</text:p>
          </table:table-cell>
          <table:table-cell table:style-name="ce164" table:formula="of:=[$'icc-competition'.$O$137]/[.$L$33]" office:value-type="float" office:value="0.54416961130742" calcext:value-type="float">
            <text:p>0.54</text:p>
          </table:table-cell>
          <table:table-cell table:formula="of:=[$'icc-competition'.$O$161]/[.$M$33]" office:value-type="float" office:value="0.545583038869258" calcext:value-type="float">
            <text:p>0.55</text:p>
          </table:table-cell>
          <table:table-cell table:style-name="ce164" table:formula="of:=[$'icc-competition'.$O$185]/[.$N$33]" office:value-type="float" office:value="0.544406046600377" calcext:value-type="float">
            <text:p>0.54</text:p>
          </table:table-cell>
          <table:table-cell table:style-name="ce164" table:formula="of:=AVERAGE([.G53:.N53])*100" office:value-type="float" office:value="54.0576565486118" calcext:value-type="float">
            <text:p>54.06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RFC</text:p>
          </table:table-cell>
          <table:table-cell table:formula="of:=[.G47]" office:value-type="float" office:value="707.5" calcext:value-type="float">
            <text:p>707.50</text:p>
          </table:table-cell>
          <table:table-cell table:formula="of:=[.H47]" office:value-type="float" office:value="471.667" calcext:value-type="float">
            <text:p>471.67</text:p>
          </table:table-cell>
          <table:table-cell table:formula="of:=[.I47]" office:value-type="float" office:value="283" calcext:value-type="float">
            <text:p>283.00</text:p>
          </table:table-cell>
          <table:table-cell table:formula="of:=[.J47]" office:value-type="float" office:value="141.5" calcext:value-type="float">
            <text:p>141.50</text:p>
          </table:table-cell>
          <table:table-cell table:formula="of:=[.K47]" office:value-type="float" office:value="94.333" calcext:value-type="float">
            <text:p>94.33</text:p>
          </table:table-cell>
          <table:table-cell table:style-name="ce164" table:formula="of:=[.L47]" office:value-type="float" office:value="70.75" calcext:value-type="float">
            <text:p>70.75</text:p>
          </table:table-cell>
          <table:table-cell table:formula="of:=[.M47]" office:value-type="float" office:value="56.6" calcext:value-type="float">
            <text:p>56.60</text:p>
          </table:table-cell>
          <table:table-cell table:style-name="ce164" table:formula="of:=[.N47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R$6]/[.$G$33]" office:value-type="float" office:value="0.209187279151943" calcext:value-type="float">
            <text:p>0.21</text:p>
          </table:table-cell>
          <table:table-cell table:formula="of:=[$'icc-competition'.$R$30]/[.$H$33]" office:value-type="float" office:value="0.204004096110179" calcext:value-type="float">
            <text:p>0.20</text:p>
          </table:table-cell>
          <table:table-cell table:formula="of:=[$'icc-competition'.$R$54]/[.$I$33]" office:value-type="float" office:value="0.216491166077739" calcext:value-type="float">
            <text:p>0.22</text:p>
          </table:table-cell>
          <table:table-cell table:formula="of:=[$'icc-competition'.$R$78]/[.$J$33]" office:value-type="float" office:value="0.212014134275618" calcext:value-type="float">
            <text:p>0.21</text:p>
          </table:table-cell>
          <table:table-cell table:formula="of:=[$'icc-competition'.$R$102]/[.$K$33]" office:value-type="float" office:value="0.210838200841699" calcext:value-type="float">
            <text:p>0.21</text:p>
          </table:table-cell>
          <table:table-cell table:style-name="ce164" table:formula="of:=[$'icc-competition'.$R$126]/[.$L$33]" office:value-type="float" office:value="0.214374558303887" calcext:value-type="float">
            <text:p>0.21</text:p>
          </table:table-cell>
          <table:table-cell table:formula="of:=[$'icc-competition'.$R$150]/[.$M$33]" office:value-type="float" office:value="0.212243816254417" calcext:value-type="float">
            <text:p>0.21</text:p>
          </table:table-cell>
          <table:table-cell table:style-name="ce164" table:formula="of:=[$'icc-competition'.$R$174]/[.$N$33]" office:value-type="float" office:value="0.208959653995378" calcext:value-type="float">
            <text:p>0.21</text:p>
          </table:table-cell>
          <table:table-cell table:style-name="ce164" table:formula="of:=AVERAGE([.G55:.N55])*100" office:value-type="float" office:value="21.1014113126358" calcext:value-type="float">
            <text:p>21.10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5]/[.$G$33]" office:value-type="float" office:value="0.0303886925795053" calcext:value-type="float">
            <text:p>0.03</text:p>
          </table:table-cell>
          <table:table-cell table:formula="of:=[$'icc-competition'.$R$29]/[.$H$33]" office:value-type="float" office:value="0.0391038592905588" calcext:value-type="float">
            <text:p>0.04</text:p>
          </table:table-cell>
          <table:table-cell table:formula="of:=[$'icc-competition'.$R$53]/[.$I$33]" office:value-type="float" office:value="0.0308586572438163" calcext:value-type="float">
            <text:p>0.03</text:p>
          </table:table-cell>
          <table:table-cell table:formula="of:=[$'icc-competition'.$R$77]/[.$J$33]" office:value-type="float" office:value="0.0313286219081272" calcext:value-type="float">
            <text:p>0.03</text:p>
          </table:table-cell>
          <table:table-cell table:formula="of:=[$'icc-competition'.$R$101]/[.$K$33]" office:value-type="float" office:value="0.0287386174509451" calcext:value-type="float">
            <text:p>0.03</text:p>
          </table:table-cell>
          <table:table-cell table:style-name="ce164" table:formula="of:=[$'icc-competition'.$R$125]/[.$L$33]" office:value-type="float" office:value="0.027321554770318" calcext:value-type="float">
            <text:p>0.03</text:p>
          </table:table-cell>
          <table:table-cell table:formula="of:=[$'icc-competition'.$R$149]/[.$M$33]" office:value-type="float" office:value="0.0343992932862191" calcext:value-type="float">
            <text:p>0.03</text:p>
          </table:table-cell>
          <table:table-cell table:style-name="ce164" table:formula="of:=[$'icc-competition'.$R$173]/[.$N$33]" office:value-type="float" office:value="0.0270952148748065" calcext:value-type="float">
            <text:p>0.03</text:p>
          </table:table-cell>
          <table:table-cell table:style-name="ce164" table:formula="of:=AVERAGE([.G56:.N56])*100" office:value-type="float" office:value="3.1154313925537" calcext:value-type="float">
            <text:p>3.12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R$10]/[.$G$33]" office:value-type="float" office:value="0.0876325088339223" calcext:value-type="float">
            <text:p>0.09</text:p>
          </table:table-cell>
          <table:table-cell table:formula="of:=[$'icc-competition'.$R$34]/[.$H$33]" office:value-type="float" office:value="0.0928154821091999" calcext:value-type="float">
            <text:p>0.09</text:p>
          </table:table-cell>
          <table:table-cell table:formula="of:=[$'icc-competition'.$R$58]/[.$I$33]" office:value-type="float" office:value="0.0803286219081272" calcext:value-type="float">
            <text:p>0.08</text:p>
          </table:table-cell>
          <table:table-cell table:formula="of:=[$'icc-competition'.$R$82]/[.$J$33]" office:value-type="float" office:value="0.0848056537102474" calcext:value-type="float">
            <text:p>0.08</text:p>
          </table:table-cell>
          <table:table-cell table:formula="of:=[$'icc-competition'.$R$106]/[.$K$33]" office:value-type="float" office:value="0.0859826359810459" calcext:value-type="float">
            <text:p>0.09</text:p>
          </table:table-cell>
          <table:table-cell table:style-name="ce164" table:formula="of:=[$'icc-competition'.$R$130]/[.$L$33]" office:value-type="float" office:value="0.0824452296819788" calcext:value-type="float">
            <text:p>0.08</text:p>
          </table:table-cell>
          <table:table-cell table:formula="of:=[$'icc-competition'.$R$154]/[.$M$33]" office:value-type="float" office:value="0.0845759717314488" calcext:value-type="float">
            <text:p>0.08</text:p>
          </table:table-cell>
          <table:table-cell table:style-name="ce164" table:formula="of:=[$'icc-competition'.$R$178]/[.$N$33]" office:value-type="float" office:value="0.0878580363389658" calcext:value-type="float">
            <text:p>0.09</text:p>
          </table:table-cell>
          <table:table-cell table:style-name="ce164" table:formula="of:=AVERAGE([.G57:.N57])*100" office:value-type="float" office:value="8.5805517536867" calcext:value-type="float">
            <text:p>8.58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R$9]/[.$G$33]" office:value-type="float" office:value="0.0989399293286219" calcext:value-type="float">
            <text:p>0.10</text:p>
          </table:table-cell>
          <table:table-cell table:formula="of:=[$'icc-competition'.$R$33]/[.$H$33]" office:value-type="float" office:value="0.0902246712193136" calcext:value-type="float">
            <text:p>0.09</text:p>
          </table:table-cell>
          <table:table-cell table:formula="of:=[$'icc-competition'.$R$57]/[.$I$33]" office:value-type="float" office:value="0.098469964664311" calcext:value-type="float">
            <text:p>0.10</text:p>
          </table:table-cell>
          <table:table-cell table:formula="of:=[$'icc-competition'.$R$81]/[.$J$33]" office:value-type="float" office:value="0.098" calcext:value-type="float">
            <text:p>0.10</text:p>
          </table:table-cell>
          <table:table-cell table:formula="of:=[$'icc-competition'.$R$105]/[.$K$33]" office:value-type="float" office:value="0.100590461450394" calcext:value-type="float">
            <text:p>0.10</text:p>
          </table:table-cell>
          <table:table-cell table:style-name="ce164" table:formula="of:=[$'icc-competition'.$R$129]/[.$L$33]" office:value-type="float" office:value="0.102007067137809" calcext:value-type="float">
            <text:p>0.10</text:p>
          </table:table-cell>
          <table:table-cell table:formula="of:=[$'icc-competition'.$R$153]/[.$M$33]" office:value-type="float" office:value="0.0949293286219081" calcext:value-type="float">
            <text:p>0.09</text:p>
          </table:table-cell>
          <table:table-cell table:style-name="ce164" table:formula="of:=[$'icc-competition'.$R$177]/[.$N$33]" office:value-type="float" office:value="0.102232493056586" calcext:value-type="float">
            <text:p>0.10</text:p>
          </table:table-cell>
          <table:table-cell table:style-name="ce164" table:formula="of:=AVERAGE([.G58:.N58])*100" office:value-type="float" office:value="9.8174239434868" calcext:value-type="float">
            <text:p>9.82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13]/[.$G$33]" office:value-type="float" office:value="0.0157837455830389" calcext:value-type="float">
            <text:p>0.02</text:p>
          </table:table-cell>
          <table:table-cell table:formula="of:=[$'icc-competition'.$R$37]/[.$H$33]" office:value-type="float" office:value="0.0186105875543551" calcext:value-type="float">
            <text:p>0.02</text:p>
          </table:table-cell>
          <table:table-cell table:formula="of:=[$'icc-competition'.$R$61]/[.$I$33]" office:value-type="float" office:value="0.0167243816254417" calcext:value-type="float">
            <text:p>0.02</text:p>
          </table:table-cell>
          <table:table-cell table:formula="of:=[$'icc-competition'.$R$85]/[.$J$33]" office:value-type="float" office:value="0.013660777385159" calcext:value-type="float">
            <text:p>0.01</text:p>
          </table:table-cell>
          <table:table-cell table:formula="of:=[$'icc-competition'.$R$109]/[.$K$33]" office:value-type="float" office:value="0.0157845080724667" calcext:value-type="float">
            <text:p>0.02</text:p>
          </table:table-cell>
          <table:table-cell table:style-name="ce164" table:formula="of:=[$'icc-competition'.$R$133]/[.$L$33]" office:value-type="float" office:value="0.0197879858657244" calcext:value-type="float">
            <text:p>0.02</text:p>
          </table:table-cell>
          <table:table-cell table:formula="of:=[$'icc-competition'.$R$157]/[.$M$33]" office:value-type="float" office:value="0.0167314487632509" calcext:value-type="float">
            <text:p>0.02</text:p>
          </table:table-cell>
          <table:table-cell table:style-name="ce164" table:formula="of:=[$'icc-competition'.$R$181]/[.$N$33]" office:value-type="float" office:value="0.015307312315814" calcext:value-type="float">
            <text:p>0.02</text:p>
          </table:table-cell>
          <table:table-cell table:style-name="ce164" table:formula="of:=AVERAGE([.G59:.N59])*100" office:value-type="float" office:value="1.65488433956563" calcext:value-type="float">
            <text:p>1.65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R$17]/[.$G$33]" office:value-type="float" office:value="0.558067844522968" calcext:value-type="float">
            <text:p>0.56</text:p>
          </table:table-cell>
          <table:table-cell table:formula="of:=[$'icc-competition'.$R$41]/[.$H$33]" office:value-type="float" office:value="0.555241303716393" calcext:value-type="float">
            <text:p>0.56</text:p>
          </table:table-cell>
          <table:table-cell table:formula="of:=[$'icc-competition'.$R$65]/[.$I$33]" office:value-type="float" office:value="0.557127208480565" calcext:value-type="float">
            <text:p>0.56</text:p>
          </table:table-cell>
          <table:table-cell table:formula="of:=[$'icc-competition'.$R$89]/[.$J$33]" office:value-type="float" office:value="0.560190812720848" calcext:value-type="float">
            <text:p>0.56</text:p>
          </table:table-cell>
          <table:table-cell table:formula="of:=[$'icc-competition'.$R$113]/[.$K$33]" office:value-type="float" office:value="0.558065576203449" calcext:value-type="float">
            <text:p>0.56</text:p>
          </table:table-cell>
          <table:table-cell table:style-name="ce164" table:formula="of:=[$'icc-competition'.$R$137]/[.$L$33]" office:value-type="float" office:value="0.554063604240283" calcext:value-type="float">
            <text:p>0.55</text:p>
          </table:table-cell>
          <table:table-cell table:formula="of:=[$'icc-competition'.$R$161]/[.$M$33]" office:value-type="float" office:value="0.557120141342756" calcext:value-type="float">
            <text:p>0.56</text:p>
          </table:table-cell>
          <table:table-cell table:style-name="ce164" table:formula="of:=[$'icc-competition'.$R$185]/[.$N$33]" office:value-type="float" office:value="0.558526088154854" calcext:value-type="float">
            <text:p>0.56</text:p>
          </table:table-cell>
          <table:table-cell table:style-name="ce164" table:formula="of:=AVERAGE([.G60:.N60])*100" office:value-type="float" office:value="55.7300322422765" calcext:value-type="float">
            <text:p>55.73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MLP</text:p>
          </table:table-cell>
          <table:table-cell table:formula="of:=[.G54]" office:value-type="float" office:value="707.5" calcext:value-type="float">
            <text:p>707.50</text:p>
          </table:table-cell>
          <table:table-cell table:formula="of:=[.H54]" office:value-type="float" office:value="471.667" calcext:value-type="float">
            <text:p>471.67</text:p>
          </table:table-cell>
          <table:table-cell table:formula="of:=[.I54]" office:value-type="float" office:value="283" calcext:value-type="float">
            <text:p>283.00</text:p>
          </table:table-cell>
          <table:table-cell table:formula="of:=[.J54]" office:value-type="float" office:value="141.5" calcext:value-type="float">
            <text:p>141.50</text:p>
          </table:table-cell>
          <table:table-cell table:formula="of:=[.K54]" office:value-type="float" office:value="94.333" calcext:value-type="float">
            <text:p>94.33</text:p>
          </table:table-cell>
          <table:table-cell table:style-name="ce164" table:formula="of:=[.L54]" office:value-type="float" office:value="70.75" calcext:value-type="float">
            <text:p>70.75</text:p>
          </table:table-cell>
          <table:table-cell table:formula="of:=[.M54]" office:value-type="float" office:value="56.6" calcext:value-type="float">
            <text:p>56.60</text:p>
          </table:table-cell>
          <table:table-cell table:style-name="ce164" table:formula="of:=[.N54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U$6]/[.$G$33]" office:value-type="float" office:value="0.22756183745583" calcext:value-type="float">
            <text:p>0.23</text:p>
          </table:table-cell>
          <table:table-cell table:formula="of:=[$'icc-competition'.$U$30]/[.$H$33]" office:value-type="float" office:value="0.230624571996769" calcext:value-type="float">
            <text:p>0.23</text:p>
          </table:table-cell>
          <table:table-cell table:formula="of:=[$'icc-competition'.$U$54]/[.$I$33]" office:value-type="float" office:value="0.235572438162544" calcext:value-type="float">
            <text:p>0.24</text:p>
          </table:table-cell>
          <table:table-cell table:formula="of:=[$'icc-competition'.$U$78]/[.$J$33]" office:value-type="float" office:value="0.236749116607774" calcext:value-type="float">
            <text:p>0.24</text:p>
          </table:table-cell>
          <table:table-cell table:formula="of:=[$'icc-competition'.$U$102]/[.$K$33]" office:value-type="float" office:value="0.233449588161089" calcext:value-type="float">
            <text:p>0.23</text:p>
          </table:table-cell>
          <table:table-cell table:style-name="ce164" table:formula="of:=[$'icc-competition'.$U$126]/[.$L$33]" office:value-type="float" office:value="0.24052296819788" calcext:value-type="float">
            <text:p>0.24</text:p>
          </table:table-cell>
          <table:table-cell table:formula="of:=[$'icc-competition'.$U$150]/[.$M$33]" office:value-type="float" office:value="0.237455830388693" calcext:value-type="float">
            <text:p>0.24</text:p>
          </table:table-cell>
          <table:table-cell table:style-name="ce164" table:formula="of:=[$'icc-competition'.$U$174]/[.$N$33]" office:value-type="float" office:value="0.234867598108847" calcext:value-type="float">
            <text:p>0.23</text:p>
          </table:table-cell>
          <table:table-cell table:style-name="ce164" table:formula="of:=AVERAGE([.G62:.N62])*100" office:value-type="float" office:value="23.4600493634928" calcext:value-type="float">
            <text:p>23.46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5]/[.$G$33]" office:value-type="float" office:value="0.0301526501766784" calcext:value-type="float">
            <text:p>0.03</text:p>
          </table:table-cell>
          <table:table-cell table:formula="of:=[$'icc-competition'.$U$29]/[.$H$33]" office:value-type="float" office:value="0.0247356715648964" calcext:value-type="float">
            <text:p>0.02</text:p>
          </table:table-cell>
          <table:table-cell table:formula="of:=[$'icc-competition'.$U$53]/[.$I$33]" office:value-type="float" office:value="0.0240282685512367" calcext:value-type="float">
            <text:p>0.02</text:p>
          </table:table-cell>
          <table:table-cell table:formula="of:=[$'icc-competition'.$U$77]/[.$J$33]" office:value-type="float" office:value="0.0245017667844523" calcext:value-type="float">
            <text:p>0.02</text:p>
          </table:table-cell>
          <table:table-cell table:formula="of:=[$'icc-competition'.$U$101]/[.$K$33]" office:value-type="float" office:value="0.0230884208071407" calcext:value-type="float">
            <text:p>0.02</text:p>
          </table:table-cell>
          <table:table-cell table:style-name="ce164" table:formula="of:=[$'icc-competition'.$U$125]/[.$L$33]" office:value-type="float" office:value="0.0216678445229682" calcext:value-type="float">
            <text:p>0.02</text:p>
          </table:table-cell>
          <table:table-cell table:formula="of:=[$'icc-competition'.$U$149]/[.$M$33]" office:value-type="float" office:value="0.0195583038869258" calcext:value-type="float">
            <text:p>0.02</text:p>
          </table:table-cell>
          <table:table-cell table:style-name="ce164" table:formula="of:=[$'icc-competition'.$U$173]/[.$N$33]" office:value-type="float" office:value="0.0219009052939555" calcext:value-type="float">
            <text:p>0.02</text:p>
          </table:table-cell>
          <table:table-cell table:style-name="ce164" table:formula="of:=AVERAGE([.G63:.N63])*100" office:value-type="float" office:value="2.37042289485318" calcext:value-type="float">
            <text:p>2.37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U$10]/[.$G$33]" office:value-type="float" office:value="0.0692579505300353" calcext:value-type="float">
            <text:p>0.07</text:p>
          </table:table-cell>
          <table:table-cell table:formula="of:=[$'icc-competition'.$U$34]/[.$H$33]" office:value-type="float" office:value="0.0661950062226104" calcext:value-type="float">
            <text:p>0.07</text:p>
          </table:table-cell>
          <table:table-cell table:formula="of:=[$'icc-competition'.$U$58]/[.$I$33]" office:value-type="float" office:value="0.0612473498233215" calcext:value-type="float">
            <text:p>0.06</text:p>
          </table:table-cell>
          <table:table-cell table:formula="of:=[$'icc-competition'.$U$82]/[.$J$33]" office:value-type="float" office:value="0.0600706713780919" calcext:value-type="float">
            <text:p>0.06</text:p>
          </table:table-cell>
          <table:table-cell table:formula="of:=[$'icc-competition'.$U$106]/[.$K$33]" office:value-type="float" office:value="0.063371248661656" calcext:value-type="float">
            <text:p>0.06</text:p>
          </table:table-cell>
          <table:table-cell table:style-name="ce164" table:formula="of:=[$'icc-competition'.$U$130]/[.$L$33]" office:value-type="float" office:value="0.0562968197879859" calcext:value-type="float">
            <text:p>0.06</text:p>
          </table:table-cell>
          <table:table-cell table:formula="of:=[$'icc-competition'.$U$154]/[.$M$33]" office:value-type="float" office:value="0.0593639575971731" calcext:value-type="float">
            <text:p>0.06</text:p>
          </table:table-cell>
          <table:table-cell table:style-name="ce164" table:formula="of:=[$'icc-competition'.$U$178]/[.$N$33]" office:value-type="float" office:value="0.0619500922254966" calcext:value-type="float">
            <text:p>0.06</text:p>
          </table:table-cell>
          <table:table-cell table:style-name="ce164" table:formula="of:=AVERAGE([.G64:.N64])*100" office:value-type="float" office:value="6.22191370282964" calcext:value-type="float">
            <text:p>6.22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U$9]/[.$G$33]" office:value-type="float" office:value="0.0991759717314488" calcext:value-type="float">
            <text:p>0.10</text:p>
          </table:table-cell>
          <table:table-cell table:formula="of:=[$'icc-competition'.$U$33]/[.$H$33]" office:value-type="float" office:value="0.104592858944976" calcext:value-type="float">
            <text:p>0.10</text:p>
          </table:table-cell>
          <table:table-cell table:formula="of:=[$'icc-competition'.$U$57]/[.$I$33]" office:value-type="float" office:value="0.10530035335689" calcext:value-type="float">
            <text:p>0.11</text:p>
          </table:table-cell>
          <table:table-cell table:formula="of:=[$'icc-competition'.$U$81]/[.$J$33]" office:value-type="float" office:value="0.104826855123675" calcext:value-type="float">
            <text:p>0.10</text:p>
          </table:table-cell>
          <table:table-cell table:formula="of:=[$'icc-competition'.$U$105]/[.$K$33]" office:value-type="float" office:value="0.106240658094198" calcext:value-type="float">
            <text:p>0.11</text:p>
          </table:table-cell>
          <table:table-cell table:style-name="ce164" table:formula="of:=[$'icc-competition'.$U$129]/[.$L$33]" office:value-type="float" office:value="0.107660777385159" calcext:value-type="float">
            <text:p>0.11</text:p>
          </table:table-cell>
          <table:table-cell table:formula="of:=[$'icc-competition'.$U$153]/[.$M$33]" office:value-type="float" office:value="0.109770318021201" calcext:value-type="float">
            <text:p>0.11</text:p>
          </table:table-cell>
          <table:table-cell table:style-name="ce164" table:formula="of:=[$'icc-competition'.$U$177]/[.$N$33]" office:value-type="float" office:value="0.107426802637437" calcext:value-type="float">
            <text:p>0.11</text:p>
          </table:table-cell>
          <table:table-cell table:style-name="ce164" table:formula="of:=AVERAGE([.G65:.N65])*100" office:value-type="float" office:value="10.5624324411873" calcext:value-type="float">
            <text:p>10.56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13]/[.$G$33]" office:value-type="float" office:value="0.020965371024735" calcext:value-type="float">
            <text:p>0.02</text:p>
          </table:table-cell>
          <table:table-cell table:formula="of:=[$'icc-competition'.$U$37]/[.$H$33]" office:value-type="float" office:value="0.0195519296452794" calcext:value-type="float">
            <text:p>0.02</text:p>
          </table:table-cell>
          <table:table-cell table:formula="of:=[$'icc-competition'.$U$61]/[.$I$33]" office:value-type="float" office:value="0.0197879858657244" calcext:value-type="float">
            <text:p>0.02</text:p>
          </table:table-cell>
          <table:table-cell table:formula="of:=[$'icc-competition'.$U$85]/[.$J$33]" office:value-type="float" office:value="0.0207279151943463" calcext:value-type="float">
            <text:p>0.02</text:p>
          </table:table-cell>
          <table:table-cell table:formula="of:=[$'icc-competition'.$U$109]/[.$K$33]" office:value-type="float" office:value="0.0214347047162711" calcext:value-type="float">
            <text:p>0.02</text:p>
          </table:table-cell>
          <table:table-cell table:style-name="ce164" table:formula="of:=[$'icc-competition'.$U$133]/[.$L$33]" office:value-type="float" office:value="0.0202544169611307" calcext:value-type="float">
            <text:p>0.02</text:p>
          </table:table-cell>
          <table:table-cell table:formula="of:=[$'icc-competition'.$U$157]/[.$M$33]" office:value-type="float" office:value="0.0204946996466431" calcext:value-type="float">
            <text:p>0.02</text:p>
          </table:table-cell>
          <table:table-cell table:style-name="ce164" table:formula="of:=[$'icc-competition'.$U$181]/[.$N$33]" office:value-type="float" office:value="0.0169610108762482" calcext:value-type="float">
            <text:p>0.02</text:p>
          </table:table-cell>
          <table:table-cell table:style-name="ce164" table:formula="of:=AVERAGE([.G66:.N66])*100" office:value-type="float" office:value="2.00222542412973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U$17]/[.$G$33]" office:value-type="float" office:value="0.552886219081272" calcext:value-type="float">
            <text:p>0.55</text:p>
          </table:table-cell>
          <table:table-cell table:formula="of:=[$'icc-competition'.$U$41]/[.$H$33]" office:value-type="float" office:value="0.554297841485624" calcext:value-type="float">
            <text:p>0.55</text:p>
          </table:table-cell>
          <table:table-cell table:formula="of:=[$'icc-competition'.$U$65]/[.$I$33]" office:value-type="float" office:value="0.554063604240283" calcext:value-type="float">
            <text:p>0.55</text:p>
          </table:table-cell>
          <table:table-cell table:formula="of:=[$'icc-competition'.$U$89]/[.$J$33]" office:value-type="float" office:value="0.553123674911661" calcext:value-type="float">
            <text:p>0.55</text:p>
          </table:table-cell>
          <table:table-cell table:formula="of:=[$'icc-competition'.$U$113]/[.$K$33]" office:value-type="float" office:value="0.552415379559645" calcext:value-type="float">
            <text:p>0.55</text:p>
          </table:table-cell>
          <table:table-cell table:style-name="ce164" table:formula="of:=[$'icc-competition'.$U$137]/[.$L$33]" office:value-type="float" office:value="0.553597173144876" calcext:value-type="float">
            <text:p>0.55</text:p>
          </table:table-cell>
          <table:table-cell table:formula="of:=[$'icc-competition'.$U$161]/[.$M$33]" office:value-type="float" office:value="0.553356890459364" calcext:value-type="float">
            <text:p>0.55</text:p>
          </table:table-cell>
          <table:table-cell table:style-name="ce164" table:formula="of:=[$'icc-competition'.$U$185]/[.$N$33]" office:value-type="float" office:value="0.556893590858015" calcext:value-type="float">
            <text:p>0.56</text:p>
          </table:table-cell>
          <table:table-cell table:style-name="ce164" table:formula="of:=AVERAGE([.G67:.N67])*100" office:value-type="float" office:value="55.3829296717593" calcext:value-type="float">
            <text:p>55.38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avg</text:p>
          </table:table-cell>
          <table:table-cell table:number-columns-repeated="5"/>
          <table:table-cell table:style-name="ce164"/>
          <table:table-cell/>
          <table:table-cell table:style-name="ce164" table:number-columns-repeated="2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4];[.O41];[.O48];[.O55];[.O62])" office:value-type="float" office:value="22.4431543289214" calcext:value-type="float">
            <text:p>22.44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5];[.O42];[.O49];[.O56];[.O63])" office:value-type="float" office:value="2.90554606034004" calcext:value-type="float">
            <text:p>2.91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6];[.O43];[.O50];[.O57];[.O64])" office:value-type="float" office:value="7.79534321781016" calcext:value-type="float">
            <text:p>7.80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7];[.O44];[.O51];[.O58];[.O65])" office:value-type="float" office:value="10.2697992993073" calcext:value-type="float">
            <text:p>10.27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8];[.O45];[.O52];[.O59];[.O66])" office:value-type="float" office:value="2.11570922097747" calcext:value-type="float">
            <text:p>2.12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number-columns-repeated="5"/>
          <table:table-cell table:style-name="ce164"/>
          <table:table-cell/>
          <table:table-cell table:style-name="ce164"/>
          <table:table-cell table:style-name="ce164" table:formula="of:=AVERAGE([.O39];[.O46];[.O53];[.O60];[.O67])" office:value-type="float" office:value="56.3453524668563" calcext:value-type="float">
            <text:p>56.35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2" office:value-type="string" calcext:value-type="string">
            <text:p>model</text:p>
          </table:table-cell>
          <table:table-cell table:style-name="ce144" office:value-type="string" calcext:value-type="string">
            <text:p>case</text:p>
          </table:table-cell>
          <table:table-cell table:style-name="ce144" office:value-type="string" calcext:value-type="string">
            <text:p>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30" calcext:value-type="float">
            <text:p>30</text:p>
          </table:table-cell>
          <table:table-cell table:style-name="ce168" office:value-type="string" calcext:value-type="string">
            <text:p>average</text:p>
          </table:table-cell>
          <table:table-cell/>
          <table:table-cell table:style-name="ce266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SVC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I$24]" office:value-type="float" office:value="0.23" calcext:value-type="float">
            <text:p>0.2</text:p>
          </table:table-cell>
          <table:table-cell table:formula="of:=[$'icc-competition'.$I$48]" office:value-type="float" office:value="0.166" calcext:value-type="float">
            <text:p>0.166</text:p>
          </table:table-cell>
          <table:table-cell table:style-name="Default" table:formula="of:=[$'icc-competition'.$I$72]" office:value-type="float" office:value="0.138" calcext:value-type="float">
            <text:p>0.138</text:p>
          </table:table-cell>
          <table:table-cell table:style-name="Default" table:formula="of:=[$'icc-competition'.$I$96]" office:value-type="float" office:value="0.124" calcext:value-type="float">
            <text:p>0.124</text:p>
          </table:table-cell>
          <table:table-cell table:style-name="Default" table:formula="of:=[$'icc-competition'.$I$120]" office:value-type="float" office:value="0.123" calcext:value-type="float">
            <text:p>0.123</text:p>
          </table:table-cell>
          <table:table-cell table:style-name="Default" table:formula="of:=[$'icc-competition'.$I$144]" office:value-type="float" office:value="0.118" calcext:value-type="float">
            <text:p>0.118</text:p>
          </table:table-cell>
          <table:table-cell table:style-name="Default" table:formula="of:=[$'icc-competition'.$I$168]" office:value-type="float" office:value="0.118" calcext:value-type="float">
            <text:p>0.118</text:p>
          </table:table-cell>
          <table:table-cell table:formula="of:=[$'icc-competition'.$I$192]" office:value-type="float" office:value="0.118" calcext:value-type="float">
            <text:p>0.118</text:p>
          </table:table-cell>
          <table:table-cell table:style-name="ce169" table:formula="of:=AVERAGE([.E77:.L77])" office:value-type="float" office:value="0.141875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I$25]" office:value-type="float" office:value="0.807" calcext:value-type="float">
            <text:p>0.8</text:p>
          </table:table-cell>
          <table:table-cell table:formula="of:=[$'icc-competition'.$I$49]" office:value-type="float" office:value="0.805" calcext:value-type="float">
            <text:p>0.805</text:p>
          </table:table-cell>
          <table:table-cell table:style-name="Default" table:formula="of:=[$'icc-competition'.$I$73]" office:value-type="float" office:value="0.78" calcext:value-type="float">
            <text:p>0.78</text:p>
          </table:table-cell>
          <table:table-cell table:style-name="Default" table:formula="of:=[$'icc-competition'.$I$97]" office:value-type="float" office:value="0.792" calcext:value-type="float">
            <text:p>0.792</text:p>
          </table:table-cell>
          <table:table-cell table:style-name="Default" table:formula="of:=[$'icc-competition'.$I$121]" office:value-type="float" office:value="0.804" calcext:value-type="float">
            <text:p>0.804</text:p>
          </table:table-cell>
          <table:table-cell table:style-name="Default" table:formula="of:=[$'icc-competition'.$I$145]" office:value-type="float" office:value="0.802" calcext:value-type="float">
            <text:p>0.802</text:p>
          </table:table-cell>
          <table:table-cell table:style-name="Default" table:formula="of:=[$'icc-competition'.$I$169]" office:value-type="float" office:value="0.802" calcext:value-type="float">
            <text:p>0.802</text:p>
          </table:table-cell>
          <table:table-cell table:formula="of:=[$'icc-competition'.$I$193]" office:value-type="float" office:value="0.802" calcext:value-type="float">
            <text:p>0.802</text:p>
          </table:table-cell>
          <table:table-cell table:style-name="ce169" table:formula="of:=AVERAGE([.E78:.L78])" office:value-type="float" office:value="0.79925" calcext:value-type="float">
            <text:p>0.80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I$26]" office:value-type="float" office:value="0.324" calcext:value-type="float">
            <text:p>0.3</text:p>
          </table:table-cell>
          <table:table-cell table:formula="of:=[$'icc-competition'.$I$50]" office:value-type="float" office:value="0.279" calcext:value-type="float">
            <text:p>0.279</text:p>
          </table:table-cell>
          <table:table-cell table:style-name="Default" table:formula="of:=[$'icc-competition'.$I$74]" office:value-type="float" office:value="0.26" calcext:value-type="float">
            <text:p>0.26</text:p>
          </table:table-cell>
          <table:table-cell table:style-name="Default" table:formula="of:=[$'icc-competition'.$I$98]" office:value-type="float" office:value="0.221" calcext:value-type="float">
            <text:p>0.221</text:p>
          </table:table-cell>
          <table:table-cell table:style-name="Default" table:formula="of:=[$'icc-competition'.$I$122]" office:value-type="float" office:value="0.238" calcext:value-type="float">
            <text:p>0.238</text:p>
          </table:table-cell>
          <table:table-cell table:style-name="Default" table:formula="of:=[$'icc-competition'.$I$146]" office:value-type="float" office:value="0.239" calcext:value-type="float">
            <text:p>0.239</text:p>
          </table:table-cell>
          <table:table-cell table:style-name="Default" table:formula="of:=[$'icc-competition'.$I$170]" office:value-type="float" office:value="0.239" calcext:value-type="float">
            <text:p>0.239</text:p>
          </table:table-cell>
          <table:table-cell table:formula="of:=[$'icc-competition'.$I$194]" office:value-type="float" office:value="0.239" calcext:value-type="float">
            <text:p>0.239</text:p>
          </table:table-cell>
          <table:table-cell table:style-name="ce169" table:formula="of:=AVERAGE([.E79:.L79])" office:value-type="float" office:value="0.25487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I$27]" office:value-type="float" office:value="0.884" calcext:value-type="float">
            <text:p>0.9</text:p>
          </table:table-cell>
          <table:table-cell table:style-name="ce288" table:formula="of:=[$'icc-competition'.$I$51]" office:value-type="float" office:value="0.906" calcext:value-type="float">
            <text:p>0.906</text:p>
          </table:table-cell>
          <table:table-cell table:style-name="ce288" table:formula="of:=[$'icc-competition'.$I$75]" office:value-type="float" office:value="0.906" calcext:value-type="float">
            <text:p>0.906</text:p>
          </table:table-cell>
          <table:table-cell table:style-name="ce288" table:formula="of:=[$'icc-competition'.$I$99]" office:value-type="float" office:value="0.914" calcext:value-type="float">
            <text:p>0.914</text:p>
          </table:table-cell>
          <table:table-cell table:style-name="ce288" table:formula="of:=[$'icc-competition'.$I$123]" office:value-type="float" office:value="0.916" calcext:value-type="float">
            <text:p>0.916</text:p>
          </table:table-cell>
          <table:table-cell table:style-name="ce288" table:formula="of:=[$'icc-competition'.$I$147]" office:value-type="float" office:value="0.916" calcext:value-type="float">
            <text:p>0.916</text:p>
          </table:table-cell>
          <table:table-cell table:style-name="ce288" table:formula="of:=[$'icc-competition'.$I$171]" office:value-type="float" office:value="0.916" calcext:value-type="float">
            <text:p>0.916</text:p>
          </table:table-cell>
          <table:table-cell table:style-name="ce288" table:formula="of:=[$'icc-competition'.$I$195]" office:value-type="float" office:value="0.916" calcext:value-type="float">
            <text:p>0.916</text:p>
          </table:table-cell>
          <table:table-cell table:style-name="ce170" table:formula="of:=AVERAGE([.E80:.L80])" office:value-type="float" office:value="0.90925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AdaBoost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L$24]" office:value-type="float" office:value="0.469" calcext:value-type="float">
            <text:p>0.5</text:p>
          </table:table-cell>
          <table:table-cell table:formula="of:=[$'icc-competition'.$L$48]" office:value-type="float" office:value="0.472" calcext:value-type="float">
            <text:p>0.472</text:p>
          </table:table-cell>
          <table:table-cell table:style-name="Default" table:formula="of:=[$'icc-competition'.$L$72]" office:value-type="float" office:value="0.463" calcext:value-type="float">
            <text:p>0.463</text:p>
          </table:table-cell>
          <table:table-cell table:style-name="Default" table:formula="of:=[$'icc-competition'.$L$96]" office:value-type="float" office:value="0.462" calcext:value-type="float">
            <text:p>0.462</text:p>
          </table:table-cell>
          <table:table-cell table:style-name="Default" table:formula="of:=[$'icc-competition'.$L$120]" office:value-type="float" office:value="0.465" calcext:value-type="float">
            <text:p>0.465</text:p>
          </table:table-cell>
          <table:table-cell table:style-name="Default" table:formula="of:=[$'icc-competition'.$L$144]" office:value-type="float" office:value="0.466" calcext:value-type="float">
            <text:p>0.466</text:p>
          </table:table-cell>
          <table:table-cell table:style-name="Default" table:formula="of:=[$'icc-competition'.$L$168]" office:value-type="float" office:value="0.467" calcext:value-type="float">
            <text:p>0.467</text:p>
          </table:table-cell>
          <table:table-cell table:formula="of:=[$'icc-competition'.$L$192]" office:value-type="float" office:value="0.469" calcext:value-type="float">
            <text:p>0.469</text:p>
          </table:table-cell>
          <table:table-cell table:style-name="ce169" table:formula="of:=AVERAGE([.E81:.L81])" office:value-type="float" office:value="0.466625" calcext:value-type="float">
            <text:p>0.47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L$25]" office:value-type="float" office:value="0.518" calcext:value-type="float">
            <text:p>0.5</text:p>
          </table:table-cell>
          <table:table-cell table:formula="of:=[$'icc-competition'.$L$49]" office:value-type="float" office:value="0.508" calcext:value-type="float">
            <text:p>0.508</text:p>
          </table:table-cell>
          <table:table-cell table:style-name="Default" table:formula="of:=[$'icc-competition'.$L$73]" office:value-type="float" office:value="0.512" calcext:value-type="float">
            <text:p>0.512</text:p>
          </table:table-cell>
          <table:table-cell table:style-name="Default" table:formula="of:=[$'icc-competition'.$L$97]" office:value-type="float" office:value="0.512" calcext:value-type="float">
            <text:p>0.512</text:p>
          </table:table-cell>
          <table:table-cell table:style-name="Default" table:formula="of:=[$'icc-competition'.$L$121]" office:value-type="float" office:value="0.512" calcext:value-type="float">
            <text:p>0.512</text:p>
          </table:table-cell>
          <table:table-cell table:style-name="Default" table:formula="of:=[$'icc-competition'.$L$145]" office:value-type="float" office:value="0.509" calcext:value-type="float">
            <text:p>0.509</text:p>
          </table:table-cell>
          <table:table-cell table:style-name="Default" table:formula="of:=[$'icc-competition'.$L$169]" office:value-type="float" office:value="0.509" calcext:value-type="float">
            <text:p>0.509</text:p>
          </table:table-cell>
          <table:table-cell table:formula="of:=[$'icc-competition'.$L$193]" office:value-type="float" office:value="0.51" calcext:value-type="float">
            <text:p>0.51</text:p>
          </table:table-cell>
          <table:table-cell table:style-name="ce169" table:formula="of:=AVERAGE([.E82:.L82])" office:value-type="float" office:value="0.51125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L$26]" office:value-type="float" office:value="0.489" calcext:value-type="float">
            <text:p>0.5</text:p>
          </table:table-cell>
          <table:table-cell table:formula="of:=[$'icc-competition'.$L$50]" office:value-type="float" office:value="0.491" calcext:value-type="float">
            <text:p>0.491</text:p>
          </table:table-cell>
          <table:table-cell table:style-name="Default" table:formula="of:=[$'icc-competition'.$L$74]" office:value-type="float" office:value="0.486" calcext:value-type="float">
            <text:p>0.486</text:p>
          </table:table-cell>
          <table:table-cell table:style-name="Default" table:formula="of:=[$'icc-competition'.$L$98]" office:value-type="float" office:value="0.49" calcext:value-type="float">
            <text:p>0.49</text:p>
          </table:table-cell>
          <table:table-cell table:style-name="Default" table:formula="of:=[$'icc-competition'.$L$122]" office:value-type="float" office:value="0.488" calcext:value-type="float">
            <text:p>0.488</text:p>
          </table:table-cell>
          <table:table-cell table:style-name="Default" table:formula="of:=[$'icc-competition'.$L$146]" office:value-type="float" office:value="0.49" calcext:value-type="float">
            <text:p>0.49</text:p>
          </table:table-cell>
          <table:table-cell table:style-name="Default" table:formula="of:=[$'icc-competition'.$L$170]" office:value-type="float" office:value="0.491" calcext:value-type="float">
            <text:p>0.491</text:p>
          </table:table-cell>
          <table:table-cell table:formula="of:=[$'icc-competition'.$L$194]" office:value-type="float" office:value="0.492" calcext:value-type="float">
            <text:p>0.492</text:p>
          </table:table-cell>
          <table:table-cell table:style-name="ce169" table:formula="of:=AVERAGE([.E83:.L83])" office:value-type="float" office:value="0.489625" calcext:value-type="float">
            <text:p>0.49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L$27]" office:value-type="float" office:value="0.523" calcext:value-type="float">
            <text:p>0.5</text:p>
          </table:table-cell>
          <table:table-cell table:style-name="ce288" table:formula="of:=[$'icc-competition'.$L$51]" office:value-type="float" office:value="0.517" calcext:value-type="float">
            <text:p>0.517</text:p>
          </table:table-cell>
          <table:table-cell table:style-name="ce288" table:formula="of:=[$'icc-competition'.$L$75]" office:value-type="float" office:value="0.524" calcext:value-type="float">
            <text:p>0.524</text:p>
          </table:table-cell>
          <table:table-cell table:style-name="ce288" table:formula="of:=[$'icc-competition'.$L$99]" office:value-type="float" office:value="0.524" calcext:value-type="float">
            <text:p>0.524</text:p>
          </table:table-cell>
          <table:table-cell table:style-name="ce288" table:formula="of:=[$'icc-competition'.$L$123]" office:value-type="float" office:value="0.521" calcext:value-type="float">
            <text:p>0.521</text:p>
          </table:table-cell>
          <table:table-cell table:style-name="ce288" table:formula="of:=[$'icc-competition'.$L$147]" office:value-type="float" office:value="0.517" calcext:value-type="float">
            <text:p>0.517</text:p>
          </table:table-cell>
          <table:table-cell table:style-name="ce288" table:formula="of:=[$'icc-competition'.$L$171]" office:value-type="float" office:value="0.517" calcext:value-type="float">
            <text:p>0.517</text:p>
          </table:table-cell>
          <table:table-cell table:style-name="ce288" table:formula="of:=[$'icc-competition'.$L$195]" office:value-type="float" office:value="0.516" calcext:value-type="float">
            <text:p>0.516</text:p>
          </table:table-cell>
          <table:table-cell table:style-name="ce170" table:formula="of:=AVERAGE([.E84:.L84])" office:value-type="float" office:value="0.519875" calcext:value-type="float">
            <text:p>0.52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DT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I$24]" office:value-type="float" office:value="0.23" calcext:value-type="float">
            <text:p>0.2</text:p>
          </table:table-cell>
          <table:table-cell table:formula="of:=[$'icc-competition'.$O$48]" office:value-type="float" office:value="0.15" calcext:value-type="float">
            <text:p>0.15</text:p>
          </table:table-cell>
          <table:table-cell table:style-name="Default" table:formula="of:=[$'icc-competition'.$O$72]" office:value-type="float" office:value="0.172" calcext:value-type="float">
            <text:p>0.172</text:p>
          </table:table-cell>
          <table:table-cell table:style-name="Default" table:formula="of:=[$'icc-competition'.$O$96]" office:value-type="float" office:value="0.162" calcext:value-type="float">
            <text:p>0.162</text:p>
          </table:table-cell>
          <table:table-cell table:style-name="Default" table:formula="of:=[$'icc-competition'.$O$120]" office:value-type="float" office:value="0.155" calcext:value-type="float">
            <text:p>0.155</text:p>
          </table:table-cell>
          <table:table-cell table:style-name="Default" table:formula="of:=[$'icc-competition'.$O$144]" office:value-type="float" office:value="0.166" calcext:value-type="float">
            <text:p>0.166</text:p>
          </table:table-cell>
          <table:table-cell table:style-name="Default" table:formula="of:=[$'icc-competition'.$O$168]" office:value-type="float" office:value="0.164" calcext:value-type="float">
            <text:p>0.164</text:p>
          </table:table-cell>
          <table:table-cell table:formula="of:=[$'icc-competition'.$O$192]" office:value-type="float" office:value="0.158" calcext:value-type="float">
            <text:p>0.158</text:p>
          </table:table-cell>
          <table:table-cell table:style-name="ce169" table:formula="of:=AVERAGE([.E85:.L85])" office:value-type="float" office:value="0.169625" calcext:value-type="float">
            <text:p>0.17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I$25]" office:value-type="float" office:value="0.807" calcext:value-type="float">
            <text:p>0.8</text:p>
          </table:table-cell>
          <table:table-cell table:formula="of:=[$'icc-competition'.$O$49]" office:value-type="float" office:value="0.809" calcext:value-type="float">
            <text:p>0.809</text:p>
          </table:table-cell>
          <table:table-cell table:style-name="Default" table:formula="of:=[$'icc-competition'.$O$73]" office:value-type="float" office:value="0.789" calcext:value-type="float">
            <text:p>0.789</text:p>
          </table:table-cell>
          <table:table-cell table:style-name="Default" table:formula="of:=[$'icc-competition'.$O$97]" office:value-type="float" office:value="0.779" calcext:value-type="float">
            <text:p>0.779</text:p>
          </table:table-cell>
          <table:table-cell table:style-name="Default" table:formula="of:=[$'icc-competition'.$O$121]" office:value-type="float" office:value="0.779" calcext:value-type="float">
            <text:p>0.779</text:p>
          </table:table-cell>
          <table:table-cell table:style-name="Default" table:formula="of:=[$'icc-competition'.$O$145]" office:value-type="float" office:value="0.793" calcext:value-type="float">
            <text:p>0.793</text:p>
          </table:table-cell>
          <table:table-cell table:style-name="Default" table:formula="of:=[$'icc-competition'.$O$169]" office:value-type="float" office:value="0.774" calcext:value-type="float">
            <text:p>0.774</text:p>
          </table:table-cell>
          <table:table-cell table:formula="of:=[$'icc-competition'.$O$193]" office:value-type="float" office:value="0.782" calcext:value-type="float">
            <text:p>0.782</text:p>
          </table:table-cell>
          <table:table-cell table:style-name="ce169" table:formula="of:=AVERAGE([.E86:.L86])"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I$26]" office:value-type="float" office:value="0.324" calcext:value-type="float">
            <text:p>0.3</text:p>
          </table:table-cell>
          <table:table-cell table:formula="of:=[$'icc-competition'.$O$50]" office:value-type="float" office:value="0.271" calcext:value-type="float">
            <text:p>0.271</text:p>
          </table:table-cell>
          <table:table-cell table:style-name="Default" table:formula="of:=[$'icc-competition'.$O$74]" office:value-type="float" office:value="0.261" calcext:value-type="float">
            <text:p>0.261</text:p>
          </table:table-cell>
          <table:table-cell table:style-name="Default" table:formula="of:=[$'icc-competition'.$O$98]" office:value-type="float" office:value="0.27" calcext:value-type="float">
            <text:p>0.27</text:p>
          </table:table-cell>
          <table:table-cell table:style-name="Default" table:formula="of:=[$'icc-competition'.$O$122]" office:value-type="float" office:value="0.286" calcext:value-type="float">
            <text:p>0.286</text:p>
          </table:table-cell>
          <table:table-cell table:style-name="Default" table:formula="of:=[$'icc-competition'.$O$146]" office:value-type="float" office:value="0.257" calcext:value-type="float">
            <text:p>0.257</text:p>
          </table:table-cell>
          <table:table-cell table:style-name="Default" table:formula="of:=[$'icc-competition'.$O$170]" office:value-type="float" office:value="0.291" calcext:value-type="float">
            <text:p>0.291</text:p>
          </table:table-cell>
          <table:table-cell table:formula="of:=[$'icc-competition'.$O$194]" office:value-type="float" office:value="0.284" calcext:value-type="float">
            <text:p>0.284</text:p>
          </table:table-cell>
          <table:table-cell table:style-name="ce169" table:formula="of:=AVERAGE([.E87:.L87])" office:value-type="float" office:value="0.2805" calcext:value-type="float">
            <text:p>0.28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I$27]" office:value-type="float" office:value="0.884" calcext:value-type="float">
            <text:p>0.9</text:p>
          </table:table-cell>
          <table:table-cell table:style-name="ce288" table:formula="of:=[$'icc-competition'.$O$51]" office:value-type="float" office:value="0.915" calcext:value-type="float">
            <text:p>0.915</text:p>
          </table:table-cell>
          <table:table-cell table:style-name="ce288" table:formula="of:=[$'icc-competition'.$O$75]" office:value-type="float" office:value="0.916" calcext:value-type="float">
            <text:p>0.916</text:p>
          </table:table-cell>
          <table:table-cell table:style-name="ce288" table:formula="of:=[$'icc-competition'.$O$99]" office:value-type="float" office:value="0.912" calcext:value-type="float">
            <text:p>0.912</text:p>
          </table:table-cell>
          <table:table-cell table:style-name="ce288" table:formula="of:=[$'icc-competition'.$O$123]" office:value-type="float" office:value="0.916" calcext:value-type="float">
            <text:p>0.916</text:p>
          </table:table-cell>
          <table:table-cell table:style-name="ce288" table:formula="of:=[$'icc-competition'.$O$147]" office:value-type="float" office:value="0.915" calcext:value-type="float">
            <text:p>0.915</text:p>
          </table:table-cell>
          <table:table-cell table:style-name="ce288" table:formula="of:=[$'icc-competition'.$O$171]" office:value-type="float" office:value="0.916" calcext:value-type="float">
            <text:p>0.916</text:p>
          </table:table-cell>
          <table:table-cell table:style-name="ce288" table:formula="of:=[$'icc-competition'.$O$195]" office:value-type="float" office:value="0.914" calcext:value-type="float">
            <text:p>0.914</text:p>
          </table:table-cell>
          <table:table-cell table:style-name="ce170" table:formula="of:=AVERAGE([.E88:.L88])" office:value-type="float" office:value="0.911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RFC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R$24]" office:value-type="float" office:value="0.279" calcext:value-type="float">
            <text:p>0.3</text:p>
          </table:table-cell>
          <table:table-cell table:formula="of:=[$'icc-competition'.$R$48]" office:value-type="float" office:value="0.274" calcext:value-type="float">
            <text:p>0.274</text:p>
          </table:table-cell>
          <table:table-cell table:style-name="Default" table:formula="of:=[$'icc-competition'.$R$72]" office:value-type="float" office:value="0.266" calcext:value-type="float">
            <text:p>0.266</text:p>
          </table:table-cell>
          <table:table-cell table:style-name="Default" table:formula="of:=[$'icc-competition'.$R$96]" office:value-type="float" office:value="0.266" calcext:value-type="float">
            <text:p>0.266</text:p>
          </table:table-cell>
          <table:table-cell table:style-name="Default" table:formula="of:=[$'icc-competition'.$R$120]" office:value-type="float" office:value="0.262" calcext:value-type="float">
            <text:p>0.262</text:p>
          </table:table-cell>
          <table:table-cell table:style-name="Default" table:formula="of:=[$'icc-competition'.$R$144]" office:value-type="float" office:value="0.258" calcext:value-type="float">
            <text:p>0.258</text:p>
          </table:table-cell>
          <table:table-cell table:style-name="Default" table:formula="of:=[$'icc-competition'.$R$168]" office:value-type="float" office:value="0.258" calcext:value-type="float">
            <text:p>0.258</text:p>
          </table:table-cell>
          <table:table-cell table:formula="of:=[$'icc-competition'.$R$192]" office:value-type="float" office:value="0.265" calcext:value-type="float">
            <text:p>0.265</text:p>
          </table:table-cell>
          <table:table-cell table:style-name="ce169" table:formula="of:=AVERAGE([.E89:.L89])"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R$25]" office:value-type="float" office:value="0.684" calcext:value-type="float">
            <text:p>0.7</text:p>
          </table:table-cell>
          <table:table-cell table:formula="of:=[$'icc-competition'.$R$49]" office:value-type="float" office:value="0.71" calcext:value-type="float">
            <text:p>0.71</text:p>
          </table:table-cell>
          <table:table-cell table:style-name="Default" table:formula="of:=[$'icc-competition'.$R$73]" office:value-type="float" office:value="0.696" calcext:value-type="float">
            <text:p>0.696</text:p>
          </table:table-cell>
          <table:table-cell table:style-name="Default" table:formula="of:=[$'icc-competition'.$R$97]" office:value-type="float" office:value="0.7" calcext:value-type="float">
            <text:p>0.7</text:p>
          </table:table-cell>
          <table:table-cell table:style-name="Default" table:formula="of:=[$'icc-competition'.$R$121]" office:value-type="float" office:value="0.705" calcext:value-type="float">
            <text:p>0.705</text:p>
          </table:table-cell>
          <table:table-cell table:style-name="Default" table:formula="of:=[$'icc-competition'.$R$145]" office:value-type="float" office:value="0.701" calcext:value-type="float">
            <text:p>0.701</text:p>
          </table:table-cell>
          <table:table-cell table:style-name="Default" table:formula="of:=[$'icc-competition'.$R$169]" office:value-type="float" office:value="0.709" calcext:value-type="float">
            <text:p>0.709</text:p>
          </table:table-cell>
          <table:table-cell table:formula="of:=[$'icc-competition'.$R$193]" office:value-type="float" office:value="0.696" calcext:value-type="float">
            <text:p>0.696</text:p>
          </table:table-cell>
          <table:table-cell table:style-name="ce169" table:formula="of:=AVERAGE([.E90:.L90])" office:value-type="float" office:value="0.700125" calcext:value-type="float">
            <text:p>0.70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R$26]" office:value-type="float" office:value="0.384" calcext:value-type="float">
            <text:p>0.4</text:p>
          </table:table-cell>
          <table:table-cell table:formula="of:=[$'icc-competition'.$R$50]" office:value-type="float" office:value="0.367" calcext:value-type="float">
            <text:p>0.367</text:p>
          </table:table-cell>
          <table:table-cell table:style-name="Default" table:formula="of:=[$'icc-competition'.$R$74]" office:value-type="float" office:value="0.361" calcext:value-type="float">
            <text:p>0.361</text:p>
          </table:table-cell>
          <table:table-cell table:style-name="Default" table:formula="of:=[$'icc-competition'.$R$98]" office:value-type="float" office:value="0.351" calcext:value-type="float">
            <text:p>0.351</text:p>
          </table:table-cell>
          <table:table-cell table:style-name="Default" table:formula="of:=[$'icc-competition'.$R$122]" office:value-type="float" office:value="0.354" calcext:value-type="float">
            <text:p>0.354</text:p>
          </table:table-cell>
          <table:table-cell table:style-name="Default" table:formula="of:=[$'icc-competition'.$R$146]" office:value-type="float" office:value="0.352" calcext:value-type="float">
            <text:p>0.352</text:p>
          </table:table-cell>
          <table:table-cell table:style-name="Default" table:formula="of:=[$'icc-competition'.$R$170]" office:value-type="float" office:value="0.357" calcext:value-type="float">
            <text:p>0.357</text:p>
          </table:table-cell>
          <table:table-cell table:formula="of:=[$'icc-competition'.$R$194]" office:value-type="float" office:value="0.342" calcext:value-type="float">
            <text:p>0.342</text:p>
          </table:table-cell>
          <table:table-cell table:style-name="ce169" table:formula="of:=AVERAGE([.E91:.L91])" office:value-type="float" office:value="0.3585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R$27]" office:value-type="float" office:value="0.862" calcext:value-type="float">
            <text:p>0.9</text:p>
          </table:table-cell>
          <table:table-cell table:style-name="ce288" table:formula="of:=[$'icc-competition'.$R$51]" office:value-type="float" office:value="0.868" calcext:value-type="float">
            <text:p>0.868</text:p>
          </table:table-cell>
          <table:table-cell table:style-name="ce288" table:formula="of:=[$'icc-competition'.$R$75]" office:value-type="float" office:value="0.869" calcext:value-type="float">
            <text:p>0.869</text:p>
          </table:table-cell>
          <table:table-cell table:style-name="ce288" table:formula="of:=[$'icc-competition'.$R$99]" office:value-type="float" office:value="0.87" calcext:value-type="float">
            <text:p>0.87</text:p>
          </table:table-cell>
          <table:table-cell table:style-name="ce288" table:formula="of:=[$'icc-competition'.$R$123]" office:value-type="float" office:value="0.868" calcext:value-type="float">
            <text:p>0.868</text:p>
          </table:table-cell>
          <table:table-cell table:style-name="ce288" table:formula="of:=[$'icc-competition'.$R$147]" office:value-type="float" office:value="0.871" calcext:value-type="float">
            <text:p>0.871</text:p>
          </table:table-cell>
          <table:table-cell table:style-name="ce288" table:formula="of:=[$'icc-competition'.$R$171]" office:value-type="float" office:value="0.872" calcext:value-type="float">
            <text:p>0.872</text:p>
          </table:table-cell>
          <table:table-cell table:style-name="ce288" table:formula="of:=[$'icc-competition'.$R$195]" office:value-type="float" office:value="0.869" calcext:value-type="float">
            <text:p>0.869</text:p>
          </table:table-cell>
          <table:table-cell table:style-name="ce170" table:formula="of:=AVERAGE([.E92:.L92])" office:value-type="float" office:value="0.868625" calcext:value-type="float">
            <text:p>0.87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MLP</text:p>
          </table:table-cell>
          <table:table-cell table:style-name="ce287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299" table:formula="of:=[$'icc-competition'.$U$24]" office:value-type="float" office:value="0.081" calcext:value-type="float">
            <text:p>0.1</text:p>
          </table:table-cell>
          <table:table-cell table:formula="of:=[$'icc-competition'.$U$48]" office:value-type="float" office:value="0.081" calcext:value-type="float">
            <text:p>0.081</text:p>
          </table:table-cell>
          <table:table-cell table:style-name="Default" table:formula="of:=[$'icc-competition'.$U$72]" office:value-type="float" office:value="0.121" calcext:value-type="float">
            <text:p>0.121</text:p>
          </table:table-cell>
          <table:table-cell table:style-name="Default" table:formula="of:=[$'icc-competition'.$U$96]" office:value-type="float" office:value="0.109" calcext:value-type="float">
            <text:p>0.109</text:p>
          </table:table-cell>
          <table:table-cell table:style-name="Default" table:formula="of:=[$'icc-competition'.$U$120]" office:value-type="float" office:value="0.122" calcext:value-type="float">
            <text:p>0.122</text:p>
          </table:table-cell>
          <table:table-cell table:style-name="Default" table:formula="of:=[$'icc-competition'.$U$144]" office:value-type="float" office:value="0.1" calcext:value-type="float">
            <text:p>0.1</text:p>
          </table:table-cell>
          <table:table-cell table:style-name="Default" table:formula="of:=[$'icc-competition'.$U$168]" office:value-type="float" office:value="0.113" calcext:value-type="float">
            <text:p>0.113</text:p>
          </table:table-cell>
          <table:table-cell table:formula="of:=[$'icc-competition'.$U$192]" office:value-type="float" office:value="0.102" calcext:value-type="float">
            <text:p>0.102</text:p>
          </table:table-cell>
          <table:table-cell table:style-name="ce169" table:formula="of:=AVERAGE([.E93:.L93])" office:value-type="float" office:value="0.103625" calcext:value-type="float">
            <text:p>0.10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p_npar</text:p>
          </table:table-cell>
          <table:covered-table-cell table:style-name="Default"/>
          <table:table-cell table:style-name="ce299" table:formula="of:=[$'icc-competition'.$U$25]" office:value-type="float" office:value="0.837" calcext:value-type="float">
            <text:p>0.8</text:p>
          </table:table-cell>
          <table:table-cell table:formula="of:=[$'icc-competition'.$U$49]" office:value-type="float" office:value="0.831" calcext:value-type="float">
            <text:p>0.831</text:p>
          </table:table-cell>
          <table:table-cell table:style-name="Default" table:formula="of:=[$'icc-competition'.$U$73]" office:value-type="float" office:value="0.814" calcext:value-type="float">
            <text:p>0.814</text:p>
          </table:table-cell>
          <table:table-cell table:style-name="Default" table:formula="of:=[$'icc-competition'.$U$97]" office:value-type="float" office:value="0.793" calcext:value-type="float">
            <text:p>0.793</text:p>
          </table:table-cell>
          <table:table-cell table:style-name="Default" table:formula="of:=[$'icc-competition'.$U$121]" office:value-type="float" office:value="0.801" calcext:value-type="float">
            <text:p>0.801</text:p>
          </table:table-cell>
          <table:table-cell table:style-name="Default" table:formula="of:=[$'icc-competition'.$U$145]" office:value-type="float" office:value="0.828" calcext:value-type="float">
            <text:p>0.828</text:p>
          </table:table-cell>
          <table:table-cell table:style-name="Default" table:formula="of:=[$'icc-competition'.$U$169]" office:value-type="float" office:value="0.828" calcext:value-type="float">
            <text:p>0.828</text:p>
          </table:table-cell>
          <table:table-cell table:formula="of:=[$'icc-competition'.$U$193]" office:value-type="float" office:value="0.796" calcext:value-type="float">
            <text:p>0.796</text:p>
          </table:table-cell>
          <table:table-cell table:style-name="ce169" table:formula="of:=AVERAGE([.E94:.L94])" office:value-type="float" office:value="0.816" calcext:value-type="float">
            <text:p>0.82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87" office:value-type="string" calcext:value-type="string">
            <text:p>n_par</text:p>
          </table:table-cell>
          <table:covered-table-cell table:style-name="Default"/>
          <table:table-cell table:style-name="ce299" table:formula="of:=[$'icc-competition'.$U$26]" office:value-type="float" office:value="0.164" calcext:value-type="float">
            <text:p>0.2</text:p>
          </table:table-cell>
          <table:table-cell table:formula="of:=[$'icc-competition'.$U$50]" office:value-type="float" office:value="0.2" calcext:value-type="float">
            <text:p>0.2</text:p>
          </table:table-cell>
          <table:table-cell table:style-name="Default" table:formula="of:=[$'icc-competition'.$U$74]" office:value-type="float" office:value="0.211" calcext:value-type="float">
            <text:p>0.211</text:p>
          </table:table-cell>
          <table:table-cell table:style-name="Default" table:formula="of:=[$'icc-competition'.$U$98]" office:value-type="float" office:value="0.242" calcext:value-type="float">
            <text:p>0.242</text:p>
          </table:table-cell>
          <table:table-cell table:style-name="Default" table:formula="of:=[$'icc-competition'.$U$122]" office:value-type="float" office:value="0.222" calcext:value-type="float">
            <text:p>0.222</text:p>
          </table:table-cell>
          <table:table-cell table:style-name="Default" table:formula="of:=[$'icc-competition'.$U$146]" office:value-type="float" office:value="0.215" calcext:value-type="float">
            <text:p>0.215</text:p>
          </table:table-cell>
          <table:table-cell table:style-name="Default" table:formula="of:=[$'icc-competition'.$U$170]" office:value-type="float" office:value="0.221" calcext:value-type="float">
            <text:p>0.221</text:p>
          </table:table-cell>
          <table:table-cell table:formula="of:=[$'icc-competition'.$U$194]" office:value-type="float" office:value="0.234" calcext:value-type="float">
            <text:p>0.234</text:p>
          </table:table-cell>
          <table:table-cell table:style-name="ce169" table:formula="of:=AVERAGE([.E95:.L95])" office:value-type="float" office:value="0.213625" calcext:value-type="float">
            <text:p>0.21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88" office:value-type="string" calcext:value-type="string">
            <text:p>p_par</text:p>
          </table:table-cell>
          <table:covered-table-cell table:style-name="ce288"/>
          <table:table-cell table:style-name="ce300" table:formula="of:=[$'icc-competition'.$U$27]" office:value-type="float" office:value="0.945" calcext:value-type="float">
            <text:p>0.9</text:p>
          </table:table-cell>
          <table:table-cell table:style-name="ce288" table:formula="of:=[$'icc-competition'.$U$51]" office:value-type="float" office:value="0.943" calcext:value-type="float">
            <text:p>0.943</text:p>
          </table:table-cell>
          <table:table-cell table:style-name="ce288" table:formula="of:=[$'icc-competition'.$U$75]" office:value-type="float" office:value="0.935" calcext:value-type="float">
            <text:p>0.935</text:p>
          </table:table-cell>
          <table:table-cell table:style-name="ce288" table:formula="of:=[$'icc-competition'.$U$99]" office:value-type="float" office:value="0.935" calcext:value-type="float">
            <text:p>0.935</text:p>
          </table:table-cell>
          <table:table-cell table:style-name="ce288" table:formula="of:=[$'icc-competition'.$U$123]" office:value-type="float" office:value="0.933" calcext:value-type="float">
            <text:p>0.933</text:p>
          </table:table-cell>
          <table:table-cell table:style-name="ce288" table:formula="of:=[$'icc-competition'.$U$147]" office:value-type="float" office:value="0.938" calcext:value-type="float">
            <text:p>0.938</text:p>
          </table:table-cell>
          <table:table-cell table:style-name="ce288" table:formula="of:=[$'icc-competition'.$U$171]" office:value-type="float" office:value="0.936" calcext:value-type="float">
            <text:p>0.936</text:p>
          </table:table-cell>
          <table:table-cell table:style-name="ce288" table:formula="of:=[$'icc-competition'.$U$195]" office:value-type="float" office:value="0.936" calcext:value-type="float">
            <text:p>0.936</text:p>
          </table:table-cell>
          <table:table-cell table:style-name="ce170" table:formula="of:=AVERAGE([.E96:.L96])" office:value-type="float" office:value="0.93762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6" office:value-type="string" calcext:value-type="string">
            <text:p>model</text:p>
          </table:table-cell>
          <table:table-cell table:style-name="ce138" office:value-type="string" calcext:value-type="string">
            <text:p>case</text:p>
          </table:table-cell>
          <table:table-cell table:style-name="ce138" office:value-type="string" calcext:value-type="string">
            <text:p>K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30" calcext:value-type="float">
            <text:p>30</text:p>
          </table:table-cell>
          <table:table-cell table:style-name="ce171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SVC</text:p>
          </table:table-cell>
          <table:table-cell table:style-name="ce281" office:value-type="string" calcext:value-type="string">
            <text:p>safe-rate</text:p>
          </table:table-cell>
          <table:table-cell table:style-name="ce155" table:number-columns-spanned="1" table:number-rows-spanned="4"/>
          <table:table-cell table:style-name="ce299" table:formula="of:=[$'icc-competition'.$I$20]" office:value-type="float" office:value="37.678" calcext:value-type="float">
            <text:p>37.7</text:p>
          </table:table-cell>
          <table:table-cell table:formula="of:=[$'icc-competition'.$I$44]" office:value-type="float" office:value="33.903" calcext:value-type="float">
            <text:p>33.903</text:p>
          </table:table-cell>
          <table:table-cell table:style-name="Default" table:formula="of:=[$'icc-competition'.$I$68]" office:value-type="float" office:value="35.454" calcext:value-type="float">
            <text:p>35.454</text:p>
          </table:table-cell>
          <table:table-cell table:style-name="Default" table:formula="of:=[$'icc-competition'.$I$92]" office:value-type="float" office:value="34.825" calcext:value-type="float">
            <text:p>34.825</text:p>
          </table:table-cell>
          <table:table-cell table:style-name="Default" table:formula="of:=[$'icc-competition'.$I$116]" office:value-type="float" office:value="35.546" calcext:value-type="float">
            <text:p>35.546</text:p>
          </table:table-cell>
          <table:table-cell table:style-name="Default" table:formula="of:=[$'icc-competition'.$I$140]" office:value-type="float" office:value="32.955" calcext:value-type="float">
            <text:p>32.955</text:p>
          </table:table-cell>
          <table:table-cell table:style-name="Default" table:formula="of:=[$'icc-competition'.$I$164]" office:value-type="float" office:value="32.955" calcext:value-type="float">
            <text:p>32.955</text:p>
          </table:table-cell>
          <table:table-cell table:formula="of:=[$'icc-competition'.$I$188]" office:value-type="float" office:value="32.955" calcext:value-type="float">
            <text:p>32.955</text:p>
          </table:table-cell>
          <table:table-cell table:style-name="ce147" table:formula="of:=AVERAGE([.E99:.L99])" office:value-type="float" office:value="34.533875" calcext:value-type="float">
            <text:p>34.53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I$21]" office:value-type="float" office:value="62.322" calcext:value-type="float">
            <text:p>62.3</text:p>
          </table:table-cell>
          <table:table-cell table:formula="of:=[$'icc-competition'.$I$45]" office:value-type="float" office:value="66.097" calcext:value-type="float">
            <text:p>66.097</text:p>
          </table:table-cell>
          <table:table-cell table:style-name="Default" table:formula="of:=[$'icc-competition'.$I$69]" office:value-type="float" office:value="64.546" calcext:value-type="float">
            <text:p>64.546</text:p>
          </table:table-cell>
          <table:table-cell table:style-name="Default" table:formula="of:=[$'icc-competition'.$I$93]" office:value-type="float" office:value="65.175" calcext:value-type="float">
            <text:p>65.175</text:p>
          </table:table-cell>
          <table:table-cell table:style-name="Default" table:formula="of:=[$'icc-competition'.$I$117]" office:value-type="float" office:value="64.454" calcext:value-type="float">
            <text:p>64.454</text:p>
          </table:table-cell>
          <table:table-cell table:style-name="Default" table:formula="of:=[$'icc-competition'.$I$141]" office:value-type="float" office:value="67.045" calcext:value-type="float">
            <text:p>67.045</text:p>
          </table:table-cell>
          <table:table-cell table:style-name="Default" table:formula="of:=[$'icc-competition'.$I$165]" office:value-type="float" office:value="67.045" calcext:value-type="float">
            <text:p>67.045</text:p>
          </table:table-cell>
          <table:table-cell table:formula="of:=[$'icc-competition'.$I$189]" office:value-type="float" office:value="67.045" calcext:value-type="float">
            <text:p>67.045</text:p>
          </table:table-cell>
          <table:table-cell table:style-name="ce148" table:formula="of:=AVERAGE([.E100:.L100])" office:value-type="float" office:value="65.466125" calcext:value-type="float">
            <text:p>65.47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I$22]" office:value-type="float" office:value="52.429" calcext:value-type="float">
            <text:p>52.4</text:p>
          </table:table-cell>
          <table:table-cell table:formula="of:=[$'icc-competition'.$I$46]" office:value-type="float" office:value="57.04" calcext:value-type="float">
            <text:p>57.04</text:p>
          </table:table-cell>
          <table:table-cell table:style-name="Default" table:formula="of:=[$'icc-competition'.$I$70]" office:value-type="float" office:value="55.472" calcext:value-type="float">
            <text:p>55.472</text:p>
          </table:table-cell>
          <table:table-cell table:style-name="Default" table:formula="of:=[$'icc-competition'.$I$94]" office:value-type="float" office:value="58.867" calcext:value-type="float">
            <text:p>58.867</text:p>
          </table:table-cell>
          <table:table-cell table:style-name="Default" table:formula="of:=[$'icc-competition'.$I$118]" office:value-type="float" office:value="59.626" calcext:value-type="float">
            <text:p>59.626</text:p>
          </table:table-cell>
          <table:table-cell table:style-name="Default" table:formula="of:=[$'icc-competition'.$I$142]" office:value-type="float" office:value="58.179" calcext:value-type="float">
            <text:p>58.179</text:p>
          </table:table-cell>
          <table:table-cell table:style-name="Default" table:formula="of:=[$'icc-competition'.$I$166]" office:value-type="float" office:value="58.179" calcext:value-type="float">
            <text:p>58.179</text:p>
          </table:table-cell>
          <table:table-cell table:formula="of:=[$'icc-competition'.$I$190]" office:value-type="float" office:value="58.179" calcext:value-type="float">
            <text:p>58.179</text:p>
          </table:table-cell>
          <table:table-cell table:style-name="ce148" table:formula="of:=AVERAGE([.E101:.L101])" office:value-type="float" office:value="57.246375" calcext:value-type="float">
            <text:p>57.25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1"/>
          <table:table-cell table:style-name="ce300" table:formula="of:=[$'icc-competition'.$I$23]" office:value-type="float" office:value="47.571" calcext:value-type="float">
            <text:p>47.6</text:p>
          </table:table-cell>
          <table:table-cell table:style-name="ce288" table:formula="of:=[$'icc-competition'.$I$47]" office:value-type="float" office:value="42.96" calcext:value-type="float">
            <text:p>42.96</text:p>
          </table:table-cell>
          <table:table-cell table:style-name="ce288" table:formula="of:=[$'icc-competition'.$I$71]" office:value-type="float" office:value="44.528" calcext:value-type="float">
            <text:p>44.528</text:p>
          </table:table-cell>
          <table:table-cell table:style-name="ce288" table:formula="of:=[$'icc-competition'.$I$95]" office:value-type="float" office:value="41.133" calcext:value-type="float">
            <text:p>41.133</text:p>
          </table:table-cell>
          <table:table-cell table:style-name="ce288" table:formula="of:=[$'icc-competition'.$I$119]" office:value-type="float" office:value="40.374" calcext:value-type="float">
            <text:p>40.374</text:p>
          </table:table-cell>
          <table:table-cell table:style-name="ce288" table:formula="of:=[$'icc-competition'.$I$143]" office:value-type="float" office:value="41.821" calcext:value-type="float">
            <text:p>41.821</text:p>
          </table:table-cell>
          <table:table-cell table:style-name="ce288" table:formula="of:=[$'icc-competition'.$I$167]" office:value-type="float" office:value="41.821" calcext:value-type="float">
            <text:p>41.821</text:p>
          </table:table-cell>
          <table:table-cell table:style-name="ce288" table:formula="of:=[$'icc-competition'.$I$191]" office:value-type="float" office:value="41.821" calcext:value-type="float">
            <text:p>41.821</text:p>
          </table:table-cell>
          <table:table-cell table:style-name="ce149" table:formula="of:=AVERAGE([.E102:.L102])" office:value-type="float" office:value="42.753625" calcext:value-type="float">
            <text:p>42.75</text:p>
          </table:table-cell>
          <table:table-cell table:number-columns-repeated="2"/>
        </table:table-row>
        <table:table-row table:style-name="ro1">
          <table:table-cell/>
          <table:table-cell table:style-name="ce137" office:value-type="string" calcext:value-type="string" table:number-columns-spanned="1" table:number-rows-spanned="4">
            <text:p>AdaBoost</text:p>
          </table:table-cell>
          <table:table-cell table:style-name="ce281" office:value-type="string" calcext:value-type="string">
            <text:p>safe-rate</text:p>
          </table:table-cell>
          <table:table-cell table:style-name="ce156" table:number-columns-spanned="1" table:number-rows-spanned="4"/>
          <table:table-cell table:style-name="ce302" table:formula="of:=[$'icc-competition'.$L$20]" office:value-type="float" office:value="38.284" calcext:value-type="float">
            <text:p>38.3</text:p>
          </table:table-cell>
          <table:table-cell table:style-name="ce304" table:formula="of:=[$'icc-competition'.$L$44]" office:value-type="float" office:value="39.568" calcext:value-type="float">
            <text:p>39.568</text:p>
          </table:table-cell>
          <table:table-cell table:style-name="ce304" table:formula="of:=[$'icc-competition'.$L$68]" office:value-type="float" office:value="38.356" calcext:value-type="float">
            <text:p>38.356</text:p>
          </table:table-cell>
          <table:table-cell table:style-name="ce304" table:formula="of:=[$'icc-competition'.$L$92]" office:value-type="float" office:value="39.26" calcext:value-type="float">
            <text:p>39.26</text:p>
          </table:table-cell>
          <table:table-cell table:style-name="ce304" table:formula="of:=[$'icc-competition'.$L$116]" office:value-type="float" office:value="38.635" calcext:value-type="float">
            <text:p>38.635</text:p>
          </table:table-cell>
          <table:table-cell table:style-name="ce304" table:formula="of:=[$'icc-competition'.$L$140]" office:value-type="float" office:value="40.151" calcext:value-type="float">
            <text:p>40.151</text:p>
          </table:table-cell>
          <table:table-cell table:style-name="ce304" table:formula="of:=[$'icc-competition'.$L$164]" office:value-type="float" office:value="38.196" calcext:value-type="float">
            <text:p>38.196</text:p>
          </table:table-cell>
          <table:table-cell table:style-name="ce304" table:formula="of:=[$'icc-competition'.$L$188]" office:value-type="float" office:value="38.521" calcext:value-type="float">
            <text:p>38.521</text:p>
          </table:table-cell>
          <table:table-cell table:style-name="ce148" table:formula="of:=AVERAGE([.E103:.L103])" office:value-type="float" office:value="38.871375" calcext:value-type="float">
            <text:p>38.87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L$21]" office:value-type="float" office:value="61.716" calcext:value-type="float">
            <text:p>61.7</text:p>
          </table:table-cell>
          <table:table-cell table:formula="of:=[$'icc-competition'.$L$45]" office:value-type="float" office:value="60.432" calcext:value-type="float">
            <text:p>60.432</text:p>
          </table:table-cell>
          <table:table-cell table:style-name="Default" table:formula="of:=[$'icc-competition'.$L$69]" office:value-type="float" office:value="61.644" calcext:value-type="float">
            <text:p>61.644</text:p>
          </table:table-cell>
          <table:table-cell table:style-name="Default" table:formula="of:=[$'icc-competition'.$L$93]" office:value-type="float" office:value="60.74" calcext:value-type="float">
            <text:p>60.74</text:p>
          </table:table-cell>
          <table:table-cell table:style-name="Default" table:formula="of:=[$'icc-competition'.$L$117]" office:value-type="float" office:value="61.365" calcext:value-type="float">
            <text:p>61.365</text:p>
          </table:table-cell>
          <table:table-cell table:style-name="Default" table:formula="of:=[$'icc-competition'.$L$141]" office:value-type="float" office:value="59.849" calcext:value-type="float">
            <text:p>59.849</text:p>
          </table:table-cell>
          <table:table-cell table:style-name="Default" table:formula="of:=[$'icc-competition'.$L$165]" office:value-type="float" office:value="61.804" calcext:value-type="float">
            <text:p>61.804</text:p>
          </table:table-cell>
          <table:table-cell table:formula="of:=[$'icc-competition'.$L$189]" office:value-type="float" office:value="61.479" calcext:value-type="float">
            <text:p>61.479</text:p>
          </table:table-cell>
          <table:table-cell table:style-name="ce148" table:formula="of:=AVERAGE([.E104:.L104])" office:value-type="float" office:value="61.128625" calcext:value-type="float">
            <text:p>61.13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L$22]" office:value-type="float" office:value="50.227" calcext:value-type="float">
            <text:p>50.2</text:p>
          </table:table-cell>
          <table:table-cell table:formula="of:=[$'icc-competition'.$L$46]" office:value-type="float" office:value="51.125" calcext:value-type="float">
            <text:p>51.125</text:p>
          </table:table-cell>
          <table:table-cell table:style-name="Default" table:formula="of:=[$'icc-competition'.$L$70]" office:value-type="float" office:value="49.595" calcext:value-type="float">
            <text:p>49.595</text:p>
          </table:table-cell>
          <table:table-cell table:style-name="Default" table:formula="of:=[$'icc-competition'.$L$94]" office:value-type="float" office:value="48.217" calcext:value-type="float">
            <text:p>48.217</text:p>
          </table:table-cell>
          <table:table-cell table:style-name="Default" table:formula="of:=[$'icc-competition'.$L$118]" office:value-type="float" office:value="49.686" calcext:value-type="float">
            <text:p>49.686</text:p>
          </table:table-cell>
          <table:table-cell table:style-name="Default" table:formula="of:=[$'icc-competition'.$L$142]" office:value-type="float" office:value="50.317" calcext:value-type="float">
            <text:p>50.317</text:p>
          </table:table-cell>
          <table:table-cell table:style-name="Default" table:formula="of:=[$'icc-competition'.$L$166]" office:value-type="float" office:value="50.556" calcext:value-type="float">
            <text:p>50.556</text:p>
          </table:table-cell>
          <table:table-cell table:formula="of:=[$'icc-competition'.$L$190]" office:value-type="float" office:value="51.083" calcext:value-type="float">
            <text:p>51.083</text:p>
          </table:table-cell>
          <table:table-cell table:style-name="ce148" table:formula="of:=AVERAGE([.E105:.L105])" office:value-type="float" office:value="50.10075" calcext:value-type="float">
            <text:p>50.10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2"/>
          <table:table-cell table:style-name="ce300" table:formula="of:=[$'icc-competition'.$L$23]" office:value-type="float" office:value="49.773" calcext:value-type="float">
            <text:p>49.8</text:p>
          </table:table-cell>
          <table:table-cell table:style-name="ce288" table:formula="of:=[$'icc-competition'.$L$47]" office:value-type="float" office:value="48.875" calcext:value-type="float">
            <text:p>48.875</text:p>
          </table:table-cell>
          <table:table-cell table:style-name="ce288" table:formula="of:=[$'icc-competition'.$L$71]" office:value-type="float" office:value="50.405" calcext:value-type="float">
            <text:p>50.405</text:p>
          </table:table-cell>
          <table:table-cell table:style-name="ce288" table:formula="of:=[$'icc-competition'.$L$95]" office:value-type="float" office:value="51.783" calcext:value-type="float">
            <text:p>51.783</text:p>
          </table:table-cell>
          <table:table-cell table:style-name="ce288" table:formula="of:=[$'icc-competition'.$L$119]" office:value-type="float" office:value="50.314" calcext:value-type="float">
            <text:p>50.314</text:p>
          </table:table-cell>
          <table:table-cell table:style-name="ce288" table:formula="of:=[$'icc-competition'.$L$143]" office:value-type="float" office:value="49.683" calcext:value-type="float">
            <text:p>49.683</text:p>
          </table:table-cell>
          <table:table-cell table:style-name="ce288" table:formula="of:=[$'icc-competition'.$L$167]" office:value-type="float" office:value="49.444" calcext:value-type="float">
            <text:p>49.444</text:p>
          </table:table-cell>
          <table:table-cell table:style-name="ce288" table:formula="of:=[$'icc-competition'.$L$191]" office:value-type="float" office:value="48.917" calcext:value-type="float">
            <text:p>48.917</text:p>
          </table:table-cell>
          <table:table-cell table:style-name="ce149" table:formula="of:=AVERAGE([.E106:.L106])" office:value-type="float" office:value="49.89925" calcext:value-type="float">
            <text:p>49.90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DT</text:p>
          </table:table-cell>
          <table:table-cell table:style-name="ce281" office:value-type="string" calcext:value-type="string">
            <text:p>safe-rate</text:p>
          </table:table-cell>
          <table:table-cell table:style-name="ce157" table:number-columns-spanned="1" table:number-rows-spanned="4"/>
          <table:table-cell table:style-name="ce302" table:formula="of:=[$'icc-competition'.$O$20]" office:value-type="float" office:value="53.789" calcext:value-type="float">
            <text:p>53.8</text:p>
          </table:table-cell>
          <table:table-cell table:style-name="ce304" table:formula="of:=[$'icc-competition'.$O$44]" office:value-type="float" office:value="44.071" calcext:value-type="float">
            <text:p>44.071</text:p>
          </table:table-cell>
          <table:table-cell table:style-name="ce304" table:formula="of:=[$'icc-competition'.$O$68]" office:value-type="float" office:value="45.466" calcext:value-type="float">
            <text:p>45.466</text:p>
          </table:table-cell>
          <table:table-cell table:style-name="ce304" table:formula="of:=[$'icc-competition'.$O$92]" office:value-type="float" office:value="42.242" calcext:value-type="float">
            <text:p>42.242</text:p>
          </table:table-cell>
          <table:table-cell table:style-name="ce304" table:formula="of:=[$'icc-competition'.$O$116]" office:value-type="float" office:value="42.714" calcext:value-type="float">
            <text:p>42.714</text:p>
          </table:table-cell>
          <table:table-cell table:style-name="ce304" table:formula="of:=[$'icc-competition'.$O$140]" office:value-type="float" office:value="46.053" calcext:value-type="float">
            <text:p>46.053</text:p>
          </table:table-cell>
          <table:table-cell table:style-name="ce304" table:formula="of:=[$'icc-competition'.$O$164]" office:value-type="float" office:value="43.431" calcext:value-type="float">
            <text:p>43.431</text:p>
          </table:table-cell>
          <table:table-cell table:style-name="ce304" table:formula="of:=[$'icc-competition'.$O$188]" office:value-type="float" office:value="44.343" calcext:value-type="float">
            <text:p>44.343</text:p>
          </table:table-cell>
          <table:table-cell table:style-name="ce148" table:formula="of:=AVERAGE([.E107:.L107])" office:value-type="float" office:value="45.263625" calcext:value-type="float">
            <text:p>45.26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O$21]" office:value-type="float" office:value="46.211" calcext:value-type="float">
            <text:p>46.2</text:p>
          </table:table-cell>
          <table:table-cell table:formula="of:=[$'icc-competition'.$O$45]" office:value-type="float" office:value="55.929" calcext:value-type="float">
            <text:p>55.929</text:p>
          </table:table-cell>
          <table:table-cell table:style-name="Default" table:formula="of:=[$'icc-competition'.$O$69]" office:value-type="float" office:value="54.534" calcext:value-type="float">
            <text:p>54.534</text:p>
          </table:table-cell>
          <table:table-cell table:style-name="Default" table:formula="of:=[$'icc-competition'.$O$93]" office:value-type="float" office:value="57.758" calcext:value-type="float">
            <text:p>57.758</text:p>
          </table:table-cell>
          <table:table-cell table:style-name="Default" table:formula="of:=[$'icc-competition'.$O$117]" office:value-type="float" office:value="57.286" calcext:value-type="float">
            <text:p>57.286</text:p>
          </table:table-cell>
          <table:table-cell table:style-name="Default" table:formula="of:=[$'icc-competition'.$O$141]" office:value-type="float" office:value="53.947" calcext:value-type="float">
            <text:p>53.947</text:p>
          </table:table-cell>
          <table:table-cell table:style-name="Default" table:formula="of:=[$'icc-competition'.$O$165]" office:value-type="float" office:value="56.569" calcext:value-type="float">
            <text:p>56.569</text:p>
          </table:table-cell>
          <table:table-cell table:formula="of:=[$'icc-competition'.$O$189]" office:value-type="float" office:value="55.657" calcext:value-type="float">
            <text:p>55.657</text:p>
          </table:table-cell>
          <table:table-cell table:style-name="ce148" table:formula="of:=AVERAGE([.E108:.L108])" office:value-type="float" office:value="54.736375" calcext:value-type="float">
            <text:p>54.74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O$22]" office:value-type="float" office:value="35.442" calcext:value-type="float">
            <text:p>35.4</text:p>
          </table:table-cell>
          <table:table-cell table:formula="of:=[$'icc-competition'.$O$46]" office:value-type="float" office:value="41.878" calcext:value-type="float">
            <text:p>41.878</text:p>
          </table:table-cell>
          <table:table-cell table:style-name="Default" table:formula="of:=[$'icc-competition'.$O$70]" office:value-type="float" office:value="43.765" calcext:value-type="float">
            <text:p>43.765</text:p>
          </table:table-cell>
          <table:table-cell table:style-name="Default" table:formula="of:=[$'icc-competition'.$O$94]" office:value-type="float" office:value="42.589" calcext:value-type="float">
            <text:p>42.589</text:p>
          </table:table-cell>
          <table:table-cell table:style-name="Default" table:formula="of:=[$'icc-competition'.$O$118]" office:value-type="float" office:value="45.236" calcext:value-type="float">
            <text:p>45.236</text:p>
          </table:table-cell>
          <table:table-cell table:style-name="Default" table:formula="of:=[$'icc-competition'.$O$142]" office:value-type="float" office:value="44.219" calcext:value-type="float">
            <text:p>44.219</text:p>
          </table:table-cell>
          <table:table-cell table:style-name="Default" table:formula="of:=[$'icc-competition'.$O$166]" office:value-type="float" office:value="45.293" calcext:value-type="float">
            <text:p>45.293</text:p>
          </table:table-cell>
          <table:table-cell table:formula="of:=[$'icc-competition'.$O$190]" office:value-type="float" office:value="41.463" calcext:value-type="float">
            <text:p>41.463</text:p>
          </table:table-cell>
          <table:table-cell table:style-name="ce148" table:formula="of:=AVERAGE([.E109:.L109])" office:value-type="float" office:value="42.485625" calcext:value-type="float">
            <text:p>42.49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2"/>
          <table:table-cell table:style-name="ce300" table:formula="of:=[$'icc-competition'.$O$23]" office:value-type="float" office:value="64.558" calcext:value-type="float">
            <text:p>64.6</text:p>
          </table:table-cell>
          <table:table-cell table:style-name="ce288" table:formula="of:=[$'icc-competition'.$O$47]" office:value-type="float" office:value="58.122" calcext:value-type="float">
            <text:p>58.122</text:p>
          </table:table-cell>
          <table:table-cell table:style-name="ce288" table:formula="of:=[$'icc-competition'.$O$71]" office:value-type="float" office:value="56.235" calcext:value-type="float">
            <text:p>56.235</text:p>
          </table:table-cell>
          <table:table-cell table:style-name="ce288" table:formula="of:=[$'icc-competition'.$O$95]" office:value-type="float" office:value="57.411" calcext:value-type="float">
            <text:p>57.411</text:p>
          </table:table-cell>
          <table:table-cell table:style-name="ce288" table:formula="of:=[$'icc-competition'.$O$119]" office:value-type="float" office:value="54.764" calcext:value-type="float">
            <text:p>54.764</text:p>
          </table:table-cell>
          <table:table-cell table:style-name="ce288" table:formula="of:=[$'icc-competition'.$O$143]" office:value-type="float" office:value="55.781" calcext:value-type="float">
            <text:p>55.781</text:p>
          </table:table-cell>
          <table:table-cell table:style-name="ce288" table:formula="of:=[$'icc-competition'.$O$167]" office:value-type="float" office:value="54.707" calcext:value-type="float">
            <text:p>54.707</text:p>
          </table:table-cell>
          <table:table-cell table:style-name="ce288" table:formula="of:=[$'icc-competition'.$O$191]" office:value-type="float" office:value="58.537" calcext:value-type="float">
            <text:p>58.537</text:p>
          </table:table-cell>
          <table:table-cell table:style-name="ce149" table:formula="of:=AVERAGE([.E110:.L110])" office:value-type="float" office:value="57.514375" calcext:value-type="float">
            <text:p>57.5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RFC</text:p>
          </table:table-cell>
          <table:table-cell table:style-name="ce281" office:value-type="string" calcext:value-type="string">
            <text:p>safe-rate</text:p>
          </table:table-cell>
          <table:table-cell table:style-name="ce157" table:number-columns-spanned="1" table:number-rows-spanned="4"/>
          <table:table-cell table:style-name="ce302" table:formula="of:=[$'icc-competition'.$R$20]" office:value-type="float" office:value="34.868" calcext:value-type="float">
            <text:p>34.9</text:p>
          </table:table-cell>
          <table:table-cell table:style-name="ce304" table:formula="of:=[$'icc-competition'.$R$44]" office:value-type="float" office:value="37.088" calcext:value-type="float">
            <text:p>37.088</text:p>
          </table:table-cell>
          <table:table-cell table:style-name="ce304" table:formula="of:=[$'icc-competition'.$R$68]" office:value-type="float" office:value="36.12" calcext:value-type="float">
            <text:p>36.12</text:p>
          </table:table-cell>
          <table:table-cell table:style-name="ce304" table:formula="of:=[$'icc-competition'.$R$92]" office:value-type="float" office:value="35.043" calcext:value-type="float">
            <text:p>35.043</text:p>
          </table:table-cell>
          <table:table-cell table:style-name="ce304" table:formula="of:=[$'icc-competition'.$R$116]" office:value-type="float" office:value="34.243" calcext:value-type="float">
            <text:p>34.243</text:p>
          </table:table-cell>
          <table:table-cell table:style-name="ce304" table:formula="of:=[$'icc-competition'.$R$140]" office:value-type="float" office:value="36.199" calcext:value-type="float">
            <text:p>36.199</text:p>
          </table:table-cell>
          <table:table-cell table:style-name="ce304" table:formula="of:=[$'icc-competition'.$R$164]" office:value-type="float" office:value="39.133" calcext:value-type="float">
            <text:p>39.133</text:p>
          </table:table-cell>
          <table:table-cell table:style-name="ce304" table:formula="of:=[$'icc-competition'.$R$188]" office:value-type="float" office:value="33.8" calcext:value-type="float">
            <text:p>33.8</text:p>
          </table:table-cell>
          <table:table-cell table:style-name="ce148" table:formula="of:=AVERAGE([.E111:.L111])" office:value-type="float" office:value="35.81175" calcext:value-type="float">
            <text:p>35.81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R$21]" office:value-type="float" office:value="65.132" calcext:value-type="float">
            <text:p>65.1</text:p>
          </table:table-cell>
          <table:table-cell table:formula="of:=[$'icc-competition'.$R$45]" office:value-type="float" office:value="62.912" calcext:value-type="float">
            <text:p>62.912</text:p>
          </table:table-cell>
          <table:table-cell table:style-name="Default" table:formula="of:=[$'icc-competition'.$R$69]" office:value-type="float" office:value="63.88" calcext:value-type="float">
            <text:p>63.88</text:p>
          </table:table-cell>
          <table:table-cell table:style-name="Default" table:formula="of:=[$'icc-competition'.$R$93]" office:value-type="float" office:value="64.957" calcext:value-type="float">
            <text:p>64.957</text:p>
          </table:table-cell>
          <table:table-cell table:style-name="Default" table:formula="of:=[$'icc-competition'.$R$117]" office:value-type="float" office:value="65.757" calcext:value-type="float">
            <text:p>65.757</text:p>
          </table:table-cell>
          <table:table-cell table:style-name="Default" table:formula="of:=[$'icc-competition'.$R$141]" office:value-type="float" office:value="63.801" calcext:value-type="float">
            <text:p>63.801</text:p>
          </table:table-cell>
          <table:table-cell table:style-name="Default" table:formula="of:=[$'icc-competition'.$R$165]" office:value-type="float" office:value="60.867" calcext:value-type="float">
            <text:p>60.867</text:p>
          </table:table-cell>
          <table:table-cell table:formula="of:=[$'icc-competition'.$R$189]" office:value-type="float" office:value="66.2" calcext:value-type="float">
            <text:p>66.2</text:p>
          </table:table-cell>
          <table:table-cell table:style-name="ce148" table:formula="of:=AVERAGE([.E112:.L112])" office:value-type="float" office:value="64.18825" calcext:value-type="float">
            <text:p>64.19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R$22]" office:value-type="float" office:value="49.319" calcext:value-type="float">
            <text:p>49.3</text:p>
          </table:table-cell>
          <table:table-cell table:formula="of:=[$'icc-competition'.$R$46]" office:value-type="float" office:value="45.24" calcext:value-type="float">
            <text:p>45.24</text:p>
          </table:table-cell>
          <table:table-cell table:style-name="Default" table:formula="of:=[$'icc-competition'.$R$70]" office:value-type="float" office:value="51.107" calcext:value-type="float">
            <text:p>51.107</text:p>
          </table:table-cell>
          <table:table-cell table:style-name="Default" table:formula="of:=[$'icc-competition'.$R$94]" office:value-type="float" office:value="49.877" calcext:value-type="float">
            <text:p>49.877</text:p>
          </table:table-cell>
          <table:table-cell table:style-name="Default" table:formula="of:=[$'icc-competition'.$R$118]" office:value-type="float" office:value="50.213" calcext:value-type="float">
            <text:p>50.213</text:p>
          </table:table-cell>
          <table:table-cell table:style-name="Default" table:formula="of:=[$'icc-competition'.$R$142]" office:value-type="float" office:value="49.84" calcext:value-type="float">
            <text:p>49.84</text:p>
          </table:table-cell>
          <table:table-cell table:style-name="Default" table:formula="of:=[$'icc-competition'.$R$166]" office:value-type="float" office:value="49.812" calcext:value-type="float">
            <text:p>49.812</text:p>
          </table:table-cell>
          <table:table-cell table:formula="of:=[$'icc-competition'.$R$190]" office:value-type="float" office:value="49.673" calcext:value-type="float">
            <text:p>49.673</text:p>
          </table:table-cell>
          <table:table-cell table:style-name="ce148" table:formula="of:=AVERAGE([.E113:.L113])" office:value-type="float" office:value="49.385125" calcext:value-type="float">
            <text:p>49.39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2"/>
          <table:table-cell table:style-name="ce300" table:formula="of:=[$'icc-competition'.$R$23]" office:value-type="float" office:value="50.681" calcext:value-type="float">
            <text:p>50.7</text:p>
          </table:table-cell>
          <table:table-cell table:style-name="ce288" table:formula="of:=[$'icc-competition'.$R$47]" office:value-type="float" office:value="54.76" calcext:value-type="float">
            <text:p>54.76</text:p>
          </table:table-cell>
          <table:table-cell table:style-name="ce288" table:formula="of:=[$'icc-competition'.$R$71]" office:value-type="float" office:value="48.893" calcext:value-type="float">
            <text:p>48.893</text:p>
          </table:table-cell>
          <table:table-cell table:style-name="ce288" table:formula="of:=[$'icc-competition'.$R$95]" office:value-type="float" office:value="50.123" calcext:value-type="float">
            <text:p>50.123</text:p>
          </table:table-cell>
          <table:table-cell table:style-name="ce288" table:formula="of:=[$'icc-competition'.$R$119]" office:value-type="float" office:value="49.787" calcext:value-type="float">
            <text:p>49.787</text:p>
          </table:table-cell>
          <table:table-cell table:style-name="ce288" table:formula="of:=[$'icc-competition'.$R$143]" office:value-type="float" office:value="50.16" calcext:value-type="float">
            <text:p>50.16</text:p>
          </table:table-cell>
          <table:table-cell table:style-name="ce288" table:formula="of:=[$'icc-competition'.$R$167]" office:value-type="float" office:value="50.188" calcext:value-type="float">
            <text:p>50.188</text:p>
          </table:table-cell>
          <table:table-cell table:style-name="ce288" table:formula="of:=[$'icc-competition'.$R$191]" office:value-type="float" office:value="50.327" calcext:value-type="float">
            <text:p>50.327</text:p>
          </table:table-cell>
          <table:table-cell table:style-name="ce149" table:formula="of:=AVERAGE([.E114:.L114])" office:value-type="float" office:value="50.614875" calcext:value-type="float">
            <text:p>50.6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MLP</text:p>
          </table:table-cell>
          <table:table-cell table:style-name="ce281" office:value-type="string" calcext:value-type="string">
            <text:p>safe-rate</text:p>
          </table:table-cell>
          <table:table-cell table:style-name="ce156" table:number-columns-spanned="1" table:number-rows-spanned="4"/>
          <table:table-cell table:style-name="ce302" table:formula="of:=[$'icc-competition'.$U$20]" office:value-type="float" office:value="42.492" calcext:value-type="float">
            <text:p>42.5</text:p>
          </table:table-cell>
          <table:table-cell table:style-name="ce304" table:formula="of:=[$'icc-competition'.$U$44]" office:value-type="float" office:value="40.038" calcext:value-type="float">
            <text:p>40.038</text:p>
          </table:table-cell>
          <table:table-cell table:style-name="ce304" table:formula="of:=[$'icc-competition'.$U$68]" office:value-type="float" office:value="40.656" calcext:value-type="float">
            <text:p>40.656</text:p>
          </table:table-cell>
          <table:table-cell table:style-name="ce304" table:formula="of:=[$'icc-competition'.$U$92]" office:value-type="float" office:value="42.2" calcext:value-type="float">
            <text:p>42.2</text:p>
          </table:table-cell>
          <table:table-cell table:style-name="ce304" table:formula="of:=[$'icc-competition'.$U$116]" office:value-type="float" office:value="42.255" calcext:value-type="float">
            <text:p>42.255</text:p>
          </table:table-cell>
          <table:table-cell table:style-name="ce304" table:formula="of:=[$'icc-competition'.$U$140]" office:value-type="float" office:value="42.475" calcext:value-type="float">
            <text:p>42.475</text:p>
          </table:table-cell>
          <table:table-cell table:style-name="ce304" table:formula="of:=[$'icc-competition'.$U$164]" office:value-type="float" office:value="39.52" calcext:value-type="float">
            <text:p>39.52</text:p>
          </table:table-cell>
          <table:table-cell table:style-name="ce304" table:formula="of:=[$'icc-competition'.$U$188]" office:value-type="float" office:value="37.712" calcext:value-type="float">
            <text:p>37.712</text:p>
          </table:table-cell>
          <table:table-cell table:style-name="ce148" table:formula="of:=AVERAGE([.E115:.L115])" office:value-type="float" office:value="40.9185" calcext:value-type="float">
            <text:p>40.92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unsafe-rate</text:p>
          </table:table-cell>
          <table:covered-table-cell table:style-name="ce271"/>
          <table:table-cell table:style-name="ce299" table:formula="of:=[$'icc-competition'.$U$21]" office:value-type="float" office:value="57.508" calcext:value-type="float">
            <text:p>57.5</text:p>
          </table:table-cell>
          <table:table-cell table:formula="of:=[$'icc-competition'.$U$45]" office:value-type="float" office:value="59.962" calcext:value-type="float">
            <text:p>59.962</text:p>
          </table:table-cell>
          <table:table-cell table:style-name="Default" table:formula="of:=[$'icc-competition'.$U$69]" office:value-type="float" office:value="59.344" calcext:value-type="float">
            <text:p>59.344</text:p>
          </table:table-cell>
          <table:table-cell table:style-name="Default" table:formula="of:=[$'icc-competition'.$U$93]" office:value-type="float" office:value="57.8" calcext:value-type="float">
            <text:p>57.8</text:p>
          </table:table-cell>
          <table:table-cell table:style-name="Default" table:formula="of:=[$'icc-competition'.$U$117]" office:value-type="float" office:value="57.745" calcext:value-type="float">
            <text:p>57.745</text:p>
          </table:table-cell>
          <table:table-cell table:style-name="Default" table:formula="of:=[$'icc-competition'.$U$141]" office:value-type="float" office:value="57.525" calcext:value-type="float">
            <text:p>57.525</text:p>
          </table:table-cell>
          <table:table-cell table:style-name="Default" table:formula="of:=[$'icc-competition'.$U$165]" office:value-type="float" office:value="59.146" calcext:value-type="float">
            <text:p>59.146</text:p>
          </table:table-cell>
          <table:table-cell table:formula="of:=[$'icc-competition'.$U$189]" office:value-type="float" office:value="61.177" calcext:value-type="float">
            <text:p>61.177</text:p>
          </table:table-cell>
          <table:table-cell table:style-name="ce148" table:formula="of:=AVERAGE([.E116:.L116])" office:value-type="float" office:value="58.775875" calcext:value-type="float">
            <text:p>58.78</text:p>
          </table:table-cell>
          <table:table-cell table:number-columns-repeated="2"/>
        </table:table-row>
        <table:table-row table:style-name="ro1">
          <table:table-cell/>
          <table:covered-table-cell table:style-name="ce276"/>
          <table:table-cell table:style-name="ce271" office:value-type="string" calcext:value-type="string">
            <text:p>icc-win-rate</text:p>
          </table:table-cell>
          <table:covered-table-cell table:style-name="ce271"/>
          <table:table-cell table:style-name="ce299" table:formula="of:=[$'icc-competition'.$U$22]" office:value-type="float" office:value="52.397" calcext:value-type="float">
            <text:p>52.4</text:p>
          </table:table-cell>
          <table:table-cell table:formula="of:=[$'icc-competition'.$U$46]" office:value-type="float" office:value="54.984" calcext:value-type="float">
            <text:p>54.984</text:p>
          </table:table-cell>
          <table:table-cell table:style-name="Default" table:formula="of:=[$'icc-competition'.$U$70]" office:value-type="float" office:value="56.516" calcext:value-type="float">
            <text:p>56.516</text:p>
          </table:table-cell>
          <table:table-cell table:style-name="Default" table:formula="of:=[$'icc-competition'.$U$94]" office:value-type="float" office:value="56.548" calcext:value-type="float">
            <text:p>56.548</text:p>
          </table:table-cell>
          <table:table-cell table:style-name="Default" table:formula="of:=[$'icc-competition'.$U$118]" office:value-type="float" office:value="55.711" calcext:value-type="float">
            <text:p>55.711</text:p>
          </table:table-cell>
          <table:table-cell table:style-name="Default" table:formula="of:=[$'icc-competition'.$U$142]" office:value-type="float" office:value="57.092" calcext:value-type="float">
            <text:p>57.092</text:p>
          </table:table-cell>
          <table:table-cell table:style-name="Default" table:formula="of:=[$'icc-competition'.$U$166]" office:value-type="float" office:value="58.05" calcext:value-type="float">
            <text:p>58.05</text:p>
          </table:table-cell>
          <table:table-cell table:formula="of:=[$'icc-competition'.$U$190]" office:value-type="float" office:value="57.74" calcext:value-type="float">
            <text:p>57.74</text:p>
          </table:table-cell>
          <table:table-cell table:style-name="ce148" table:formula="of:=AVERAGE([.E117:.L117])" office:value-type="float" office:value="56.12975" calcext:value-type="float">
            <text:p>56.13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72" office:value-type="string" calcext:value-type="string">
            <text:p>icc-loss-rate</text:p>
          </table:table-cell>
          <table:covered-table-cell table:style-name="ce272"/>
          <table:table-cell table:style-name="ce300" table:formula="of:=[$'icc-competition'.$U$23]" office:value-type="float" office:value="47.603" calcext:value-type="float">
            <text:p>47.6</text:p>
          </table:table-cell>
          <table:table-cell table:style-name="ce288" table:formula="of:=[$'icc-competition'.$U$47]" office:value-type="float" office:value="45.016" calcext:value-type="float">
            <text:p>45.016</text:p>
          </table:table-cell>
          <table:table-cell table:style-name="ce288" table:formula="of:=[$'icc-competition'.$U$71]" office:value-type="float" office:value="43.484" calcext:value-type="float">
            <text:p>43.484</text:p>
          </table:table-cell>
          <table:table-cell table:style-name="ce288" table:formula="of:=[$'icc-competition'.$U$95]" office:value-type="float" office:value="43.452" calcext:value-type="float">
            <text:p>43.452</text:p>
          </table:table-cell>
          <table:table-cell table:style-name="ce288" table:formula="of:=[$'icc-competition'.$U$119]" office:value-type="float" office:value="44.289" calcext:value-type="float">
            <text:p>44.289</text:p>
          </table:table-cell>
          <table:table-cell table:style-name="ce288" table:formula="of:=[$'icc-competition'.$U$143]" office:value-type="float" office:value="42.908" calcext:value-type="float">
            <text:p>42.908</text:p>
          </table:table-cell>
          <table:table-cell table:style-name="ce288" table:formula="of:=[$'icc-competition'.$U$167]" office:value-type="float" office:value="41.95" calcext:value-type="float">
            <text:p>41.95</text:p>
          </table:table-cell>
          <table:table-cell table:style-name="ce288" table:formula="of:=[$'icc-competition'.$U$191]" office:value-type="float" office:value="42.26" calcext:value-type="float">
            <text:p>42.26</text:p>
          </table:table-cell>
          <table:table-cell table:style-name="ce149" table:formula="of:=AVERAGE([.E118:.L118])" office:value-type="float" office:value="43.87025" calcext:value-type="float">
            <text:p>43.8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8" office:value-type="string" calcext:value-type="string">
            <text:p>model</text:p>
          </table:table-cell>
          <table:table-cell table:style-name="ce138" office:value-type="string" calcext:value-type="string">
            <text:p>SVC</text:p>
          </table:table-cell>
          <table:table-cell table:style-name="ce138" office:value-type="string" calcext:value-type="string">
            <text:p>AdaBoost</text:p>
          </table:table-cell>
          <table:table-cell table:style-name="ce138" office:value-type="string" calcext:value-type="string">
            <text:p>DT</text:p>
          </table:table-cell>
          <table:table-cell table:style-name="ce138" office:value-type="string" calcext:value-type="string">
            <text:p>RFC</text:p>
          </table:table-cell>
          <table:table-cell table:style-name="ce138" office:value-type="string" calcext:value-type="string">
            <text:p>MLP</text:p>
          </table:table-cell>
          <table:table-cell table:style-name="ce287" office:value-type="string" calcext:value-type="string">
            <text:p>average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81" office:value-type="string" calcext:value-type="string">
            <text:p>safe-rate</text:p>
          </table:table-cell>
          <table:table-cell table:style-name="ce147" office:value-type="float" office:value="34.533875" calcext:value-type="float">
            <text:p>34.53</text:p>
          </table:table-cell>
          <table:table-cell table:style-name="ce147" office:value-type="float" office:value="38.871375" calcext:value-type="float">
            <text:p>38.87</text:p>
          </table:table-cell>
          <table:table-cell table:style-name="ce147" office:value-type="float" office:value="45.263625" calcext:value-type="float">
            <text:p>45.26</text:p>
          </table:table-cell>
          <table:table-cell table:style-name="ce147" office:value-type="float" office:value="35.81175" calcext:value-type="float">
            <text:p>35.81</text:p>
          </table:table-cell>
          <table:table-cell table:style-name="ce147" office:value-type="float" office:value="40.9185" calcext:value-type="float">
            <text:p>40.92</text:p>
          </table:table-cell>
          <table:table-cell table:style-name="ce165" table:formula="of:=AVERAGE([.C122:.G122])" office:value-type="float" office:value="39.079825" calcext:value-type="float">
            <text:p>39.08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 office:value-type="string" calcext:value-type="string">
            <text:p>unsafe-rate</text:p>
          </table:table-cell>
          <table:table-cell table:style-name="ce148" office:value-type="float" office:value="65.466125" calcext:value-type="float">
            <text:p>65.47</text:p>
          </table:table-cell>
          <table:table-cell table:style-name="ce148" office:value-type="float" office:value="61.128625" calcext:value-type="float">
            <text:p>61.13</text:p>
          </table:table-cell>
          <table:table-cell table:style-name="ce148" office:value-type="float" office:value="54.736375" calcext:value-type="float">
            <text:p>54.74</text:p>
          </table:table-cell>
          <table:table-cell table:style-name="ce148" office:value-type="float" office:value="64.18825" calcext:value-type="float">
            <text:p>64.19</text:p>
          </table:table-cell>
          <table:table-cell table:style-name="ce148" office:value-type="float" office:value="58.775875" calcext:value-type="float">
            <text:p>58.78</text:p>
          </table:table-cell>
          <table:table-cell table:style-name="ce165" table:formula="of:=AVERAGE([.C123:.G123])" office:value-type="float" office:value="60.85905" calcext:value-type="float">
            <text:p>60.86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71" office:value-type="string" calcext:value-type="string">
            <text:p>icc-win-rate</text:p>
          </table:table-cell>
          <table:table-cell table:style-name="ce148" office:value-type="float" office:value="57.246375" calcext:value-type="float">
            <text:p>57.25</text:p>
          </table:table-cell>
          <table:table-cell table:style-name="ce148" office:value-type="float" office:value="50.10075" calcext:value-type="float">
            <text:p>50.10</text:p>
          </table:table-cell>
          <table:table-cell table:style-name="ce148" office:value-type="float" office:value="42.485625" calcext:value-type="float">
            <text:p>42.49</text:p>
          </table:table-cell>
          <table:table-cell table:style-name="ce148" office:value-type="float" office:value="49.385125" calcext:value-type="float">
            <text:p>49.39</text:p>
          </table:table-cell>
          <table:table-cell table:style-name="ce148" office:value-type="float" office:value="56.12975" calcext:value-type="float">
            <text:p>56.13</text:p>
          </table:table-cell>
          <table:table-cell table:style-name="ce165" table:formula="of:=AVERAGE([.C124:.G124])" office:value-type="float" office:value="51.069525" calcext:value-type="float">
            <text:p>51.0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72" office:value-type="string" calcext:value-type="string">
            <text:p>icc-loss-rate</text:p>
          </table:table-cell>
          <table:table-cell table:style-name="ce149" office:value-type="float" office:value="42.753625" calcext:value-type="float">
            <text:p>42.75</text:p>
          </table:table-cell>
          <table:table-cell table:style-name="ce149" office:value-type="float" office:value="49.89925" calcext:value-type="float">
            <text:p>49.90</text:p>
          </table:table-cell>
          <table:table-cell table:style-name="ce149" office:value-type="float" office:value="57.514375" calcext:value-type="float">
            <text:p>57.51</text:p>
          </table:table-cell>
          <table:table-cell table:style-name="ce149" office:value-type="float" office:value="50.614875" calcext:value-type="float">
            <text:p>50.61</text:p>
          </table:table-cell>
          <table:table-cell table:style-name="ce149" office:value-type="float" office:value="43.87025" calcext:value-type="float">
            <text:p>43.87</text:p>
          </table:table-cell>
          <table:table-cell table:style-name="ce165" table:formula="of:=AVERAGE([.C125:.G125])" office:value-type="float" office:value="48.930475" calcext:value-type="float">
            <text:p>48.93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table table:name="accuracy" table:style-name="ta1">
        <table:table-column table:style-name="co1" table:default-cell-style-name="Default"/>
        <table:table-column table:style-name="co14" table:default-cell-style-name="ce271"/>
        <table:table-column table:style-name="co15" table:default-cell-style-name="ce324"/>
        <table:table-column table:style-name="co16" table:default-cell-style-name="ce324"/>
        <table:table-column table:style-name="co17" table:default-cell-style-name="ce324"/>
        <table:table-column table:style-name="co18" table:default-cell-style-name="ce324"/>
        <table:table-column table:style-name="co19" table:default-cell-style-name="ce271"/>
        <table:table-column table:style-name="co12" table:default-cell-style-name="ce339"/>
        <table:table-column table:style-name="co9" table:default-cell-style-name="ce336"/>
        <table:table-column table:style-name="co20" table:default-cell-style-name="ce354"/>
        <table:table-column table:style-name="co21" table:default-cell-style-name="ce339"/>
        <table:table-column table:style-name="co12" table:default-cell-style-name="ce336"/>
        <table:table-column table:style-name="co20" table:default-cell-style-name="ce354"/>
        <table:table-column table:style-name="co22" table:default-cell-style-name="ce339"/>
        <table:table-column table:style-name="co12" table:default-cell-style-name="ce336"/>
        <table:table-column table:style-name="co23" table:default-cell-style-name="ce354"/>
        <table:table-column table:style-name="co22" table:default-cell-style-name="ce339"/>
        <table:table-column table:style-name="co12" table:default-cell-style-name="ce336"/>
        <table:table-column table:style-name="co20" table:default-cell-style-name="ce354"/>
        <table:table-column table:style-name="co24" table:default-cell-style-name="ce339"/>
        <table:table-column table:style-name="co12" table:default-cell-style-name="ce336"/>
        <table:table-column table:style-name="co21" table:default-cell-style-name="ce354"/>
        <table:table-column table:style-name="co25" table:default-cell-style-name="ce271"/>
        <table:table-column table:style-name="co26" table:default-cell-style-name="ce271"/>
        <table:table-column table:style-name="co27" table:default-cell-style-name="ce271"/>
        <table:table-column table:style-name="co24" table:default-cell-style-name="ce271"/>
        <table:table-column table:style-name="co28" table:default-cell-style-name="ce271"/>
        <table:table-row table:style-name="ro1">
          <table:table-cell/>
          <table:table-cell table:style-name="Default" table:number-columns-repeated="26"/>
        </table:table-row>
        <table:table-row table:style-name="ro1">
          <table:table-cell/>
          <table:table-cell table:style-name="ce54" office:value-type="string" calcext:value-type="string" table:number-columns-spanned="1" table:number-rows-spanned="3">
            <text:p>K</text:p>
          </table:table-cell>
          <table:table-cell table:style-name="ce59" office:value-type="string" calcext:value-type="string" table:number-columns-spanned="2" table:number-rows-spanned="1">
            <text:p>data set sizes</text:p>
          </table:table-cell>
          <table:covered-table-cell table:style-name="ce328"/>
          <table:table-cell table:style-name="ce59" office:value-type="string" calcext:value-type="string" table:number-columns-spanned="2" table:number-rows-spanned="1">
            <text:p>bias</text:p>
          </table:table-cell>
          <table:covered-table-cell table:style-name="ce329"/>
          <table:table-cell table:style-name="ce59" office:value-type="string" calcext:value-type="string" table:number-columns-spanned="1" table:number-rows-spanned="3">
            <text:p>scores</text:p>
          </table:table-cell>
          <table:table-cell table:style-name="ce54" office:value-type="string" calcext:value-type="string" table:number-columns-spanned="15" table:number-rows-spanned="1">
            <text:p>ML models</text:p>
          </table:table-cell>
          <table:covered-table-cell table:number-columns-repeated="2" table:style-name="ce343"/>
          <table:covered-table-cell table:number-columns-repeated="11" table:style-name="ce359"/>
          <table:covered-table-cell table:style-name="ce360"/>
          <table:table-cell table:style-name="ce59" office:value-type="string" calcext:value-type="string" table:number-columns-spanned="5" table:number-rows-spanned="1">
            <text:p>Dummy models</text:p>
          </table:table-cell>
          <table:covered-table-cell table:number-columns-repeated="4" table:style-name="ce328"/>
        </table:table-row>
        <table:table-row table:style-name="ro1">
          <table:table-cell/>
          <table:covered-table-cell table:style-name="ce314"/>
          <table:table-cell table:style-name="ce319" office:value-type="string" calcext:value-type="string" table:number-columns-spanned="1" table:number-rows-spanned="2">
            <text:p>train</text:p>
          </table:table-cell>
          <table:table-cell table:style-name="ce319" office:value-type="string" calcext:value-type="string" table:number-columns-spanned="1" table:number-rows-spanned="2">
            <text:p>test</text:p>
          </table:table-cell>
          <table:table-cell table:style-name="ce319" office:value-type="string" calcext:value-type="string" table:number-columns-spanned="1" table:number-rows-spanned="2">
            <text:p>real parallel num</text:p>
          </table:table-cell>
          <table:table-cell table:style-name="ce319" office:value-type="string" calcext:value-type="string" table:number-columns-spanned="1" table:number-rows-spanned="2">
            <text:p>icc parallel num</text:p>
          </table:table-cell>
          <table:covered-table-cell table:style-name="ce314"/>
          <table:table-cell table:style-name="ce73" office:value-type="string" calcext:value-type="string" table:number-columns-spanned="3" table:number-rows-spanned="1">
            <text:p>SVC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3" table:number-rows-spanned="1">
            <text:p>AdaBoost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3" table:number-rows-spanned="1">
            <text:p>DT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3" table:number-rows-spanned="1">
            <text:p>RFC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3" table:number-rows-spanned="1">
            <text:p>MLP</text:p>
          </table:table-cell>
          <table:covered-table-cell table:style-name="ce344"/>
          <table:covered-table-cell table:style-name="ce350"/>
          <table:table-cell table:style-name="ce73" office:value-type="string" calcext:value-type="string" table:number-columns-spanned="1" table:number-rows-spanned="2">
            <text:p>most frequent</text:p>
          </table:table-cell>
          <table:table-cell table:style-name="ce73" office:value-type="string" calcext:value-type="string" table:number-columns-spanned="1" table:number-rows-spanned="2">
            <text:p>constant</text:p>
          </table:table-cell>
          <table:table-cell table:style-name="ce73" office:value-type="string" calcext:value-type="string" table:number-columns-spanned="1" table:number-rows-spanned="2">
            <text:p>uniform</text:p>
          </table:table-cell>
          <table:table-cell table:style-name="ce73" office:value-type="string" calcext:value-type="string" table:number-columns-spanned="1" table:number-rows-spanned="2">
            <text:p>stratified</text:p>
          </table:table-cell>
          <table:table-cell table:style-name="ce73" office:value-type="string" calcext:value-type="string" table:number-columns-spanned="1" table:number-rows-spanned="2">
            <text:p>prior</text:p>
          </table:table-cell>
        </table:table-row>
        <table:table-row table:style-name="ro1">
          <table:table-cell/>
          <table:covered-table-cell table:style-name="ce314"/>
          <table:covered-table-cell table:number-columns-repeated="4" table:style-name="ce320"/>
          <table:covered-table-cell table:style-name="ce314"/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table-cell table:style-name="ce333" office:value-type="string" calcext:value-type="string">
            <text:p>all</text:p>
          </table:table-cell>
          <table:table-cell table:style-name="ce345" office:value-type="string" calcext:value-type="string">
            <text:p>static</text:p>
          </table:table-cell>
          <table:table-cell table:style-name="ce351" office:value-type="string" calcext:value-type="string">
            <text:p>dynamic</text:p>
          </table:table-cell>
          <table:covered-table-cell table:number-columns-repeated="5" table:style-name="ce361"/>
        </table:table-row>
        <table:table-row table:style-name="ro1">
          <table:table-cell/>
          <table:table-cell table:style-name="ce315" office:value-type="string" calcext:value-type="string" table:number-columns-spanned="1" table:number-rows-spanned="7">
            <text:p>2</text:p>
          </table:table-cell>
          <table:table-cell table:style-name="ce321" office:value-type="float" office:value="707.5" calcext:value-type="float" table:number-columns-spanned="1" table:number-rows-spanned="7">
            <text:p>708</text:p>
          </table:table-cell>
          <table:table-cell table:style-name="ce321" office:value-type="float" office:value="707.5" calcext:value-type="float" table:number-columns-spanned="1" table:number-rows-spanned="7">
            <text:p>708</text:p>
          </table:table-cell>
          <table:table-cell table:style-name="ce321" office:value-type="float" office:value="497.5" calcext:value-type="float" table:number-columns-spanned="1" table:number-rows-spanned="7">
            <text:p>498</text:p>
          </table:table-cell>
          <table:table-cell table:style-name="ce321" office:value-type="float" office:value="406" calcext:value-type="float" table:number-columns-spanned="1" table:number-rows-spanned="7">
            <text:p>406</text:p>
          </table:table-cell>
          <table:table-cell table:style-name="ce330" office:value-type="string" calcext:value-type="string">
            <text:p>bias</text:p>
          </table:table-cell>
          <table:table-cell table:style-name="ce334"/>
          <table:table-cell table:style-name="ce346" table:formula="of:=[.I6]/[.$E5]" office:value-type="float" office:value="1.04489045226131" calcext:value-type="float">
            <text:p>1.045</text:p>
          </table:table-cell>
          <table:table-cell table:style-name="ce352"/>
          <table:table-cell table:style-name="ce346"/>
          <table:table-cell table:style-name="ce346" table:formula="of:=[.L6]/[.$E5]" office:value-type="float" office:value="1.04288040201005" calcext:value-type="float">
            <text:p>1.043</text:p>
          </table:table-cell>
          <table:table-cell table:style-name="ce352"/>
          <table:table-cell table:style-name="ce346"/>
          <table:table-cell table:style-name="ce346" table:formula="of:=[.O6]/[.$E5]" office:value-type="float" office:value="0.9678391959799" calcext:value-type="float">
            <text:p>0.968</text:p>
          </table:table-cell>
          <table:table-cell table:style-name="ce352"/>
          <table:table-cell table:style-name="ce346"/>
          <table:table-cell table:style-name="ce346" table:formula="of:=[.R6]/[.$E5]" office:value-type="float" office:value="1.0589608040201" calcext:value-type="float">
            <text:p>1.059</text:p>
          </table:table-cell>
          <table:table-cell table:style-name="ce352"/>
          <table:table-cell table:style-name="ce334"/>
          <table:table-cell table:style-name="ce346" table:formula="of:=[.U6]/[.$E5]" office:value-type="float" office:value="1.02579497487437" calcext:value-type="float">
            <text:p>1.026</text:p>
          </table:table-cell>
          <table:table-cell table:style-name="ce352"/>
          <table:table-cell table:style-name="ce362" table:number-columns-repeated="5"/>
        </table:table-row>
        <table:table-row table:style-name="ro1">
          <table:table-cell/>
          <table:covered-table-cell table:style-name="ce316"/>
          <table:covered-table-cell table:number-columns-repeated="4" table:style-name="ce322"/>
          <table:table-cell table:style-name="ce331" office:value-type="string" calcext:value-type="string">
            <text:p>pred parallel num</text:p>
          </table:table-cell>
          <table:table-cell table:style-name="ce335"/>
          <table:table-cell table:style-name="ce347" office:value-type="float" office:value="519.833" calcext:value-type="float">
            <text:p>519.833</text:p>
          </table:table-cell>
          <table:table-cell table:style-name="ce353"/>
          <table:table-cell table:style-name="ce335"/>
          <table:table-cell table:style-name="ce347" office:value-type="float" office:value="518.833" calcext:value-type="float">
            <text:p>518.833</text:p>
          </table:table-cell>
          <table:table-cell table:style-name="ce353"/>
          <table:table-cell table:style-name="ce335"/>
          <table:table-cell table:style-name="ce347" office:value-type="float" office:value="481.5" calcext:value-type="float">
            <text:p>481.500</text:p>
          </table:table-cell>
          <table:table-cell table:style-name="ce353"/>
          <table:table-cell table:style-name="ce335"/>
          <table:table-cell table:style-name="ce347" office:value-type="float" office:value="526.833" calcext:value-type="float">
            <text:p>526.833</text:p>
          </table:table-cell>
          <table:table-cell table:style-name="ce353"/>
          <table:table-cell table:style-name="ce335"/>
          <table:table-cell table:style-name="ce347" office:value-type="float" office:value="510.333" calcext:value-type="float">
            <text:p>510.333</text:p>
          </table:table-cell>
          <table:table-cell table:style-name="ce353"/>
          <table:table-cell table:style-name="ce363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 table:style-name="ce336"/>
          <table:table-cell office:value-type="float" office:value="87.939" calcext:value-type="float">
            <text:p>87.939</text:p>
          </table:table-cell>
          <table:table-cell table:number-columns-repeated="2"/>
          <table:table-cell office:value-type="float" office:value="87.091" calcext:value-type="float">
            <text:p>87.091</text:p>
          </table:table-cell>
          <table:table-cell table:number-columns-repeated="2"/>
          <table:table-cell office:value-type="float" office:value="80.634" calcext:value-type="float">
            <text:p>80.634</text:p>
          </table:table-cell>
          <table:table-cell table:number-columns-repeated="2"/>
          <table:table-cell office:value-type="float" office:value="86.62" calcext:value-type="float">
            <text:p>86.620</text:p>
          </table:table-cell>
          <table:table-cell table:number-columns-repeated="2"/>
          <table:table-cell office:value-type="float" office:value="87.962" calcext:value-type="float">
            <text:p>87.962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48.716" calcext:value-type="float">
            <text:p>48.716</text:p>
          </table:table-cell>
          <table:table-cell office:value-type="float" office:value="58.375" calcext:value-type="float">
            <text:p>58.375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336"/>
          <table:table-cell office:value-type="float" office:value="84.152" calcext:value-type="float">
            <text:p>84.152</text:p>
          </table:table-cell>
          <table:table-cell table:number-columns-repeated="2"/>
          <table:table-cell office:value-type="float" office:value="83.122" calcext:value-type="float">
            <text:p>83.122</text:p>
          </table:table-cell>
          <table:table-cell table:number-columns-repeated="2"/>
          <table:table-cell office:value-type="float" office:value="77.992" calcext:value-type="float">
            <text:p>77.992</text:p>
          </table:table-cell>
          <table:table-cell table:number-columns-repeated="2"/>
          <table:table-cell office:value-type="float" office:value="82.095" calcext:value-type="float">
            <text:p>82.095</text:p>
          </table:table-cell>
          <table:table-cell table:number-columns-repeated="2"/>
          <table:table-cell office:value-type="float" office:value="84.694" calcext:value-type="float">
            <text:p>84.69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525" calcext:value-type="float">
            <text:p>49.525</text:p>
          </table:table-cell>
          <table:table-cell office:value-type="float" office:value="49.043" calcext:value-type="float">
            <text:p>49.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336"/>
          <table:table-cell office:value-type="float" office:value="89.703" calcext:value-type="float">
            <text:p>89.703</text:p>
          </table:table-cell>
          <table:table-cell table:number-columns-repeated="2"/>
          <table:table-cell office:value-type="float" office:value="89.157" calcext:value-type="float">
            <text:p>89.157</text:p>
          </table:table-cell>
          <table:table-cell table:number-columns-repeated="2"/>
          <table:table-cell office:value-type="float" office:value="87.526" calcext:value-type="float">
            <text:p>87.526</text:p>
          </table:table-cell>
          <table:table-cell table:number-columns-repeated="2"/>
          <table:table-cell office:value-type="float" office:value="88.311" calcext:value-type="float">
            <text:p>88.311</text:p>
          </table:table-cell>
          <table:table-cell table:number-columns-repeated="2"/>
          <table:table-cell office:value-type="float" office:value="90.448" calcext:value-type="float">
            <text:p>90.448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69.921" calcext:value-type="float">
            <text:p>69.921</text:p>
          </table:table-cell>
          <table:table-cell office:value-type="float" office:value="69.773" calcext:value-type="float">
            <text:p>69.773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336"/>
          <table:table-cell office:value-type="float" office:value="93.691" calcext:value-type="float">
            <text:p>93.691</text:p>
          </table:table-cell>
          <table:table-cell table:number-columns-repeated="2"/>
          <table:table-cell office:value-type="float" office:value="92.997" calcext:value-type="float">
            <text:p>92.997</text:p>
          </table:table-cell>
          <table:table-cell table:number-columns-repeated="2"/>
          <table:table-cell office:value-type="float" office:value="84.746" calcext:value-type="float">
            <text:p>84.746</text:p>
          </table:table-cell>
          <table:table-cell table:number-columns-repeated="2"/>
          <table:table-cell office:value-type="float" office:value="93.484" calcext:value-type="float">
            <text:p>93.484</text:p>
          </table:table-cell>
          <table:table-cell table:number-columns-repeated="2"/>
          <table:table-cell office:value-type="float" office:value="92.741" calcext:value-type="float">
            <text:p>92.74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511" calcext:value-type="float">
            <text:p>47.511</text:p>
          </table:table-cell>
          <table:table-cell office:value-type="float" office:value="72.135" calcext:value-type="float">
            <text:p>72.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37"/>
          <table:table-cell table:style-name="ce337" office:value-type="float" office:value="91.608" calcext:value-type="float">
            <text:p>91.608</text:p>
          </table:table-cell>
          <table:table-cell table:style-name="ce355"/>
          <table:table-cell table:style-name="ce340"/>
          <table:table-cell table:style-name="ce337" office:value-type="float" office:value="91.017" calcext:value-type="float">
            <text:p>91.017</text:p>
          </table:table-cell>
          <table:table-cell table:style-name="ce355"/>
          <table:table-cell table:style-name="ce340"/>
          <table:table-cell table:style-name="ce337" office:value-type="float" office:value="85.961" calcext:value-type="float">
            <text:p>85.961</text:p>
          </table:table-cell>
          <table:table-cell table:style-name="ce355"/>
          <table:table-cell table:style-name="ce340"/>
          <table:table-cell table:style-name="ce337" office:value-type="float" office:value="90.767" calcext:value-type="float">
            <text:p>90.767</text:p>
          </table:table-cell>
          <table:table-cell table:style-name="ce355"/>
          <table:table-cell table:style-name="ce340"/>
          <table:table-cell table:style-name="ce337" office:value-type="float" office:value="91.547" calcext:value-type="float">
            <text:p>91.547</text:p>
          </table:table-cell>
          <table:table-cell table:style-name="ce355"/>
          <table:table-cell table:number-columns-repeated="2" office:value-type="float" office:value="82.561" calcext:value-type="float">
            <text:p>82.561</text:p>
          </table:table-cell>
          <table:table-cell office:value-type="float" office:value="56.57" calcext:value-type="float">
            <text:p>56.57</text:p>
          </table:table-cell>
          <table:table-cell table:style-name="ce272" office:value-type="float" office:value="70.895" calcext:value-type="float">
            <text:p>70.895</text:p>
          </table:table-cell>
          <table:table-cell office:value-type="float" office:value="82.561" calcext:value-type="float">
            <text:p>82.561</text:p>
          </table:table-cell>
        </table:table-row>
        <table:table-row table:style-name="ro1">
          <table:table-cell/>
          <table:table-cell table:style-name="ce156" office:value-type="float" office:value="3" calcext:value-type="float" table:number-columns-spanned="1" table:number-rows-spanned="7">
            <text:p>3</text:p>
          </table:table-cell>
          <table:table-cell table:style-name="ce326" office:value-type="float" office:value="943.333" calcext:value-type="float" table:number-columns-spanned="1" table:number-rows-spanned="7">
            <text:p>943</text:p>
          </table:table-cell>
          <table:table-cell table:style-name="ce326" office:value-type="float" office:value="471.667" calcext:value-type="float" table:number-columns-spanned="1" table:number-rows-spanned="7">
            <text:p>472</text:p>
          </table:table-cell>
          <table:table-cell table:style-name="ce326" office:value-type="float" office:value="331.667" calcext:value-type="float" table:number-columns-spanned="1" table:number-rows-spanned="7">
            <text:p>332</text:p>
          </table:table-cell>
          <table:table-cell table:style-name="ce326" office:value-type="float" office:value="270.667" calcext:value-type="float" table:number-columns-spanned="1" table:number-rows-spanned="7">
            <text:p>271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13]/[.$E12]" office:value-type="float" office:value="1.04891050360753" calcext:value-type="float">
            <text:p>1.049</text:p>
          </table:table-cell>
          <table:table-cell table:style-name="ce356"/>
          <table:table-cell table:style-name="ce348"/>
          <table:table-cell table:style-name="ce348" table:formula="of:=[.L13]/[.$E12]" office:value-type="float" office:value="1.03416981490471" calcext:value-type="float">
            <text:p>1.034</text:p>
          </table:table-cell>
          <table:table-cell table:style-name="ce356"/>
          <table:table-cell table:style-name="ce348"/>
          <table:table-cell table:style-name="ce348" table:formula="of:=[.O13]/[.$E12]" office:value-type="float" office:value="1.02244419854854" calcext:value-type="float">
            <text:p>1.022</text:p>
          </table:table-cell>
          <table:table-cell table:style-name="ce356"/>
          <table:table-cell table:style-name="ce348"/>
          <table:table-cell table:style-name="ce348" table:formula="of:=[.R13]/[.$E12]" office:value-type="float" office:value="1.04991452269897" calcext:value-type="float">
            <text:p>1.050</text:p>
          </table:table-cell>
          <table:table-cell table:style-name="ce356"/>
          <table:table-cell table:style-name="ce348"/>
          <table:table-cell table:style-name="ce348" table:formula="of:=[.U13]/[.$E12]" office:value-type="float" office:value="1.03115474255805" calcext:value-type="float">
            <text:p>1.031</text:p>
          </table:table-cell>
          <table:table-cell table:style-name="ce356"/>
          <table:table-cell table:style-name="ce364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347.889" calcext:value-type="float">
            <text:p>347.889</text:p>
          </table:table-cell>
          <table:table-cell table:number-columns-repeated="2"/>
          <table:table-cell office:value-type="float" office:value="343" calcext:value-type="float">
            <text:p>343.000</text:p>
          </table:table-cell>
          <table:table-cell table:number-columns-repeated="2"/>
          <table:table-cell office:value-type="float" office:value="339.111" calcext:value-type="float">
            <text:p>339.111</text:p>
          </table:table-cell>
          <table:table-cell table:number-columns-repeated="2"/>
          <table:table-cell office:value-type="float" office:value="348.222" calcext:value-type="float">
            <text:p>348.222</text:p>
          </table:table-cell>
          <table:table-cell table:number-columns-repeated="2"/>
          <table:table-cell office:value-type="float" office:value="342" calcext:value-type="float">
            <text:p>342.000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89.681" calcext:value-type="float">
            <text:p>89.681</text:p>
          </table:table-cell>
          <table:table-cell table:number-columns-repeated="2"/>
          <table:table-cell office:value-type="float" office:value="87.514" calcext:value-type="float">
            <text:p>87.514</text:p>
          </table:table-cell>
          <table:table-cell table:number-columns-repeated="2"/>
          <table:table-cell office:value-type="float" office:value="83.768" calcext:value-type="float">
            <text:p>83.768</text:p>
          </table:table-cell>
          <table:table-cell table:number-columns-repeated="2"/>
          <table:table-cell office:value-type="float" office:value="84.945" calcext:value-type="float">
            <text:p>84.945</text:p>
          </table:table-cell>
          <table:table-cell table:number-columns-repeated="2"/>
          <table:table-cell office:value-type="float" office:value="88.951" calcext:value-type="float">
            <text:p>88.951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9.776" calcext:value-type="float">
            <text:p>49.776</text:p>
          </table:table-cell>
          <table:table-cell office:value-type="float" office:value="60.636" calcext:value-type="float">
            <text:p>60.63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04" calcext:value-type="float">
            <text:p>86.040</text:p>
          </table:table-cell>
          <table:table-cell table:number-columns-repeated="2"/>
          <table:table-cell office:value-type="float" office:value="83.878" calcext:value-type="float">
            <text:p>83.878</text:p>
          </table:table-cell>
          <table:table-cell table:number-columns-repeated="2"/>
          <table:table-cell office:value-type="float" office:value="79.77" calcext:value-type="float">
            <text:p>79.770</text:p>
          </table:table-cell>
          <table:table-cell table:number-columns-repeated="2"/>
          <table:table-cell office:value-type="float" office:value="80.395" calcext:value-type="float">
            <text:p>80.395</text:p>
          </table:table-cell>
          <table:table-cell table:number-columns-repeated="2"/>
          <table:table-cell office:value-type="float" office:value="85.743" calcext:value-type="float">
            <text:p>85.74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856" calcext:value-type="float">
            <text:p>50.856</text:p>
          </table:table-cell>
          <table:table-cell office:value-type="float" office:value="52.151" calcext:value-type="float">
            <text:p>52.1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683" calcext:value-type="float">
            <text:p>90.683</text:p>
          </table:table-cell>
          <table:table-cell table:number-columns-repeated="2"/>
          <table:table-cell office:value-type="float" office:value="89.749" calcext:value-type="float">
            <text:p>89.749</text:p>
          </table:table-cell>
          <table:table-cell table:number-columns-repeated="2"/>
          <table:table-cell office:value-type="float" office:value="87.592" calcext:value-type="float">
            <text:p>87.592</text:p>
          </table:table-cell>
          <table:table-cell table:number-columns-repeated="2"/>
          <table:table-cell office:value-type="float" office:value="87.404" calcext:value-type="float">
            <text:p>87.404</text:p>
          </table:table-cell>
          <table:table-cell table:number-columns-repeated="2"/>
          <table:table-cell office:value-type="float" office:value="90.858" calcext:value-type="float">
            <text:p>90.858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1.062" calcext:value-type="float">
            <text:p>71.062</text:p>
          </table:table-cell>
          <table:table-cell office:value-type="float" office:value="71.576" calcext:value-type="float">
            <text:p>71.57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04" calcext:value-type="float">
            <text:p>95.104</text:p>
          </table:table-cell>
          <table:table-cell table:number-columns-repeated="2"/>
          <table:table-cell office:value-type="float" office:value="92.826" calcext:value-type="float">
            <text:p>92.826</text:p>
          </table:table-cell>
          <table:table-cell table:number-columns-repeated="2"/>
          <table:table-cell office:value-type="float" office:value="89.578" calcext:value-type="float">
            <text:p>89.578</text:p>
          </table:table-cell>
          <table:table-cell table:number-columns-repeated="2"/>
          <table:table-cell office:value-type="float" office:value="91.772" calcext:value-type="float">
            <text:p>91.772</text:p>
          </table:table-cell>
          <table:table-cell table:number-columns-repeated="2"/>
          <table:table-cell office:value-type="float" office:value="93.685" calcext:value-type="float">
            <text:p>93.68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8.208" calcext:value-type="float">
            <text:p>48.208</text:p>
          </table:table-cell>
          <table:table-cell office:value-type="float" office:value="73.11" calcext:value-type="float">
            <text:p>73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2.819" calcext:value-type="float">
            <text:p>92.819</text:p>
          </table:table-cell>
          <table:table-cell table:style-name="ce355"/>
          <table:table-cell table:style-name="ce340"/>
          <table:table-cell table:style-name="ce337" office:value-type="float" office:value="91.243" calcext:value-type="float">
            <text:p>91.243</text:p>
          </table:table-cell>
          <table:table-cell table:style-name="ce355"/>
          <table:table-cell table:style-name="ce340"/>
          <table:table-cell table:style-name="ce337" office:value-type="float" office:value="88.538" calcext:value-type="float">
            <text:p>88.538</text:p>
          </table:table-cell>
          <table:table-cell table:style-name="ce355"/>
          <table:table-cell table:style-name="ce340"/>
          <table:table-cell table:style-name="ce337" office:value-type="float" office:value="89.478" calcext:value-type="float">
            <text:p>89.478</text:p>
          </table:table-cell>
          <table:table-cell table:style-name="ce355"/>
          <table:table-cell table:style-name="ce340"/>
          <table:table-cell table:style-name="ce337" office:value-type="float" office:value="92.237" calcext:value-type="float">
            <text:p>92.237</text:p>
          </table:table-cell>
          <table:table-cell table:style-name="ce355"/>
          <table:table-cell table:number-columns-repeated="2" office:value-type="float" office:value="82.554" calcext:value-type="float">
            <text:p>82.554</text:p>
          </table:table-cell>
          <table:table-cell office:value-type="float" office:value="57.433" calcext:value-type="float">
            <text:p>57.433</text:p>
          </table:table-cell>
          <table:table-cell office:value-type="float" office:value="72.301" calcext:value-type="float">
            <text:p>72.301</text:p>
          </table:table-cell>
          <table:table-cell office:value-type="float" office:value="82.554" calcext:value-type="float">
            <text:p>82.554</text:p>
          </table:table-cell>
        </table:table-row>
        <table:table-row table:style-name="ro1">
          <table:table-cell/>
          <table:table-cell table:style-name="ce156" office:value-type="float" office:value="5" calcext:value-type="float" table:number-columns-spanned="1" table:number-rows-spanned="7">
            <text:p>5</text:p>
          </table:table-cell>
          <table:table-cell table:style-name="ce326" office:value-type="float" office:value="1132" calcext:value-type="float" table:number-columns-spanned="1" table:number-rows-spanned="7">
            <text:p>1132</text:p>
          </table:table-cell>
          <table:table-cell table:style-name="ce326" office:value-type="float" office:value="283" calcext:value-type="float" table:number-columns-spanned="1" table:number-rows-spanned="7">
            <text:p>283</text:p>
          </table:table-cell>
          <table:table-cell table:style-name="ce326" office:value-type="float" office:value="199" calcext:value-type="float" table:number-columns-spanned="1" table:number-rows-spanned="7">
            <text:p>199</text:p>
          </table:table-cell>
          <table:table-cell table:style-name="ce326" office:value-type="float" office:value="162.4" calcext:value-type="float" table:number-columns-spanned="1" table:number-rows-spanned="7">
            <text:p>162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20]/[.$E19]" office:value-type="float" office:value="1.04890954773869" calcext:value-type="float">
            <text:p>1.049</text:p>
          </table:table-cell>
          <table:table-cell table:style-name="ce356"/>
          <table:table-cell table:style-name="ce348"/>
          <table:table-cell table:style-name="ce348" table:formula="of:=[.L20]/[.$E19]" office:value-type="float" office:value="1.04757286432161" calcext:value-type="float">
            <text:p>1.048</text:p>
          </table:table-cell>
          <table:table-cell table:style-name="ce356"/>
          <table:table-cell table:style-name="ce348"/>
          <table:table-cell table:style-name="ce348" table:formula="of:=[.O20]/[.$E19]" office:value-type="float" office:value="1.02010050251256" calcext:value-type="float">
            <text:p>1.020</text:p>
          </table:table-cell>
          <table:table-cell table:style-name="ce356"/>
          <table:table-cell table:style-name="ce348"/>
          <table:table-cell table:style-name="ce348" table:formula="of:=[.R20]/[.$E19]" office:value-type="float" office:value="1.04656783919598" calcext:value-type="float">
            <text:p>1.047</text:p>
          </table:table-cell>
          <table:table-cell table:style-name="ce356"/>
          <table:table-cell table:style-name="ce348"/>
          <table:table-cell table:style-name="ce348" table:formula="of:=[.U20]/[.$E19]" office:value-type="float" office:value="1.02478894472362" calcext:value-type="float">
            <text:p>1.025</text:p>
          </table:table-cell>
          <table:table-cell table:style-name="ce356"/>
          <table:table-cell table:style-name="ce364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208.733" calcext:value-type="float">
            <text:p>208.733</text:p>
          </table:table-cell>
          <table:table-cell table:number-columns-repeated="2"/>
          <table:table-cell office:value-type="float" office:value="208.467" calcext:value-type="float">
            <text:p>208.467</text:p>
          </table:table-cell>
          <table:table-cell table:number-columns-repeated="2"/>
          <table:table-cell office:value-type="float" office:value="203" calcext:value-type="float">
            <text:p>203.000</text:p>
          </table:table-cell>
          <table:table-cell table:number-columns-repeated="2"/>
          <table:table-cell office:value-type="float" office:value="208.267" calcext:value-type="float">
            <text:p>208.267</text:p>
          </table:table-cell>
          <table:table-cell table:number-columns-repeated="2"/>
          <table:table-cell office:value-type="float" office:value="203.933" calcext:value-type="float">
            <text:p>203.933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89.069" calcext:value-type="float">
            <text:p>89.069</text:p>
          </table:table-cell>
          <table:table-cell table:number-columns-repeated="2"/>
          <table:table-cell office:value-type="float" office:value="86.714" calcext:value-type="float">
            <text:p>86.714</text:p>
          </table:table-cell>
          <table:table-cell table:number-columns-repeated="2"/>
          <table:table-cell office:value-type="float" office:value="84.311" calcext:value-type="float">
            <text:p>84.311</text:p>
          </table:table-cell>
          <table:table-cell table:number-columns-repeated="2"/>
          <table:table-cell office:value-type="float" office:value="87.208" calcext:value-type="float">
            <text:p>87.208</text:p>
          </table:table-cell>
          <table:table-cell table:number-columns-repeated="2"/>
          <table:table-cell office:value-type="float" office:value="89.494" calcext:value-type="float">
            <text:p>89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8.905" calcext:value-type="float">
            <text:p>48.905</text:p>
          </table:table-cell>
          <table:table-cell office:value-type="float" office:value="58.728" calcext:value-type="float">
            <text:p>58.728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5.398" calcext:value-type="float">
            <text:p>85.398</text:p>
          </table:table-cell>
          <table:table-cell table:number-columns-repeated="2"/>
          <table:table-cell office:value-type="float" office:value="82.596" calcext:value-type="float">
            <text:p>82.596</text:p>
          </table:table-cell>
          <table:table-cell table:number-columns-repeated="2"/>
          <table:table-cell office:value-type="float" office:value="80.701" calcext:value-type="float">
            <text:p>80.701</text:p>
          </table:table-cell>
          <table:table-cell table:number-columns-repeated="2"/>
          <table:table-cell office:value-type="float" office:value="83.293" calcext:value-type="float">
            <text:p>83.293</text:p>
          </table:table-cell>
          <table:table-cell table:number-columns-repeated="2"/>
          <table:table-cell office:value-type="float" office:value="86.72" calcext:value-type="float">
            <text:p>86.72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968" calcext:value-type="float">
            <text:p>49.968</text:p>
          </table:table-cell>
          <table:table-cell office:value-type="float" office:value="49.802" calcext:value-type="float">
            <text:p>49.8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289" calcext:value-type="float">
            <text:p>90.289</text:p>
          </table:table-cell>
          <table:table-cell table:number-columns-repeated="2"/>
          <table:table-cell office:value-type="float" office:value="88.758" calcext:value-type="float">
            <text:p>88.758</text:p>
          </table:table-cell>
          <table:table-cell table:number-columns-repeated="2"/>
          <table:table-cell office:value-type="float" office:value="88.155" calcext:value-type="float">
            <text:p>88.155</text:p>
          </table:table-cell>
          <table:table-cell table:number-columns-repeated="2"/>
          <table:table-cell office:value-type="float" office:value="89.114" calcext:value-type="float">
            <text:p>89.114</text:p>
          </table:table-cell>
          <table:table-cell table:number-columns-repeated="2"/>
          <table:table-cell office:value-type="float" office:value="91.494" calcext:value-type="float">
            <text:p>91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0.299" calcext:value-type="float">
            <text:p>70.299</text:p>
          </table:table-cell>
          <table:table-cell office:value-type="float" office:value="70.172" calcext:value-type="float">
            <text:p>70.172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4.711" calcext:value-type="float">
            <text:p>94.711</text:p>
          </table:table-cell>
          <table:table-cell table:number-columns-repeated="2"/>
          <table:table-cell office:value-type="float" office:value="92.914" calcext:value-type="float">
            <text:p>92.914</text:p>
          </table:table-cell>
          <table:table-cell table:number-columns-repeated="2"/>
          <table:table-cell office:value-type="float" office:value="89.872" calcext:value-type="float">
            <text:p>89.872</text:p>
          </table:table-cell>
          <table:table-cell table:number-columns-repeated="2"/>
          <table:table-cell office:value-type="float" office:value="93.303" calcext:value-type="float">
            <text:p>93.303</text:p>
          </table:table-cell>
          <table:table-cell table:number-columns-repeated="2"/>
          <table:table-cell office:value-type="float" office:value="93.788" calcext:value-type="float">
            <text:p>93.78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341" calcext:value-type="float">
            <text:p>47.341</text:p>
          </table:table-cell>
          <table:table-cell office:value-type="float" office:value="71.925" calcext:value-type="float">
            <text:p>71.9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2.405" calcext:value-type="float">
            <text:p>92.405</text:p>
          </table:table-cell>
          <table:table-cell table:style-name="ce355"/>
          <table:table-cell table:style-name="ce340"/>
          <table:table-cell table:style-name="ce337" office:value-type="float" office:value="90.741" calcext:value-type="float">
            <text:p>90.741</text:p>
          </table:table-cell>
          <table:table-cell table:style-name="ce355"/>
          <table:table-cell table:style-name="ce340"/>
          <table:table-cell table:style-name="ce337" office:value-type="float" office:value="88.907" calcext:value-type="float">
            <text:p>88.907</text:p>
          </table:table-cell>
          <table:table-cell table:style-name="ce355"/>
          <table:table-cell table:style-name="ce340"/>
          <table:table-cell table:style-name="ce337" office:value-type="float" office:value="91.068" calcext:value-type="float">
            <text:p>91.068</text:p>
          </table:table-cell>
          <table:table-cell table:style-name="ce355"/>
          <table:table-cell table:style-name="ce340"/>
          <table:table-cell table:style-name="ce337" office:value-type="float" office:value="92.575" calcext:value-type="float">
            <text:p>92.575</text:p>
          </table:table-cell>
          <table:table-cell table:style-name="ce355"/>
          <table:table-cell table:number-columns-repeated="2" office:value-type="float" office:value="82.534" calcext:value-type="float">
            <text:p>82.534</text:p>
          </table:table-cell>
          <table:table-cell office:value-type="float" office:value="56.553" calcext:value-type="float">
            <text:p>56.553</text:p>
          </table:table-cell>
          <table:table-cell office:value-type="float" office:value="70.988" calcext:value-type="float">
            <text:p>70.988</text:p>
          </table:table-cell>
          <table:table-cell office:value-type="float" office:value="82.534" calcext:value-type="float">
            <text:p>82.534</text:p>
          </table:table-cell>
        </table:table-row>
        <table:table-row table:style-name="ro1">
          <table:table-cell/>
          <table:table-cell table:style-name="ce156" office:value-type="float" office:value="10" calcext:value-type="float" table:number-columns-spanned="1" table:number-rows-spanned="7">
            <text:p>10</text:p>
          </table:table-cell>
          <table:table-cell table:style-name="ce326" office:value-type="float" office:value="1273.5" calcext:value-type="float" table:number-columns-spanned="1" table:number-rows-spanned="7">
            <text:p>1274</text:p>
          </table:table-cell>
          <table:table-cell table:style-name="ce326" office:value-type="float" office:value="141.5" calcext:value-type="float" table:number-columns-spanned="1" table:number-rows-spanned="7">
            <text:p>142</text:p>
          </table:table-cell>
          <table:table-cell table:style-name="ce326" office:value-type="float" office:value="99.5" calcext:value-type="float" table:number-columns-spanned="1" table:number-rows-spanned="7">
            <text:p>100</text:p>
          </table:table-cell>
          <table:table-cell table:style-name="ce326" office:value-type="float" office:value="81.2" calcext:value-type="float" table:number-columns-spanned="1" table:number-rows-spanned="7">
            <text:p>81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27]/[.$E26]" office:value-type="float" office:value="1.04020100502513" calcext:value-type="float">
            <text:p>1.040</text:p>
          </table:table-cell>
          <table:table-cell table:style-name="ce356"/>
          <table:table-cell table:style-name="ce348"/>
          <table:table-cell table:style-name="ce348" table:formula="of:=[.L27]/[.$E26]" office:value-type="float" office:value="1.04354773869347" calcext:value-type="float">
            <text:p>1.044</text:p>
          </table:table-cell>
          <table:table-cell table:style-name="ce356"/>
          <table:table-cell table:style-name="ce348"/>
          <table:table-cell table:style-name="ce348" table:formula="of:=[.O27]/[.$E26]" office:value-type="float" office:value="1.03517587939699" calcext:value-type="float">
            <text:p>1.035</text:p>
          </table:table-cell>
          <table:table-cell table:style-name="ce356"/>
          <table:table-cell table:style-name="ce348"/>
          <table:table-cell table:style-name="ce348" table:formula="of:=[.R27]/[.$E26]" office:value-type="float" office:value="1.05661306532663" calcext:value-type="float">
            <text:p>1.057</text:p>
          </table:table-cell>
          <table:table-cell table:style-name="ce356"/>
          <table:table-cell table:style-name="ce348"/>
          <table:table-cell table:style-name="ce348" table:formula="of:=[.U27]/[.$E26]" office:value-type="float" office:value="1.02110552763819" calcext:value-type="float">
            <text:p>1.021</text:p>
          </table:table-cell>
          <table:table-cell table:style-name="ce356"/>
          <table:table-cell table:style-name="ce364"/>
          <table:table-cell table:style-name="ce365"/>
          <table:table-cell table:style-name="ce364" table:number-columns-repeated="3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103.5" calcext:value-type="float">
            <text:p>103.500</text:p>
          </table:table-cell>
          <table:table-cell table:number-columns-repeated="2"/>
          <table:table-cell office:value-type="float" office:value="103.833" calcext:value-type="float">
            <text:p>103.833</text:p>
          </table:table-cell>
          <table:table-cell table:number-columns-repeated="2"/>
          <table:table-cell office:value-type="float" office:value="103" calcext:value-type="float">
            <text:p>103.000</text:p>
          </table:table-cell>
          <table:table-cell/>
          <table:table-cell table:style-name="ce335"/>
          <table:table-cell table:style-name="ce347" office:value-type="float" office:value="105.133" calcext:value-type="float">
            <text:p>105.133</text:p>
          </table:table-cell>
          <table:table-cell table:style-name="ce353"/>
          <table:table-cell/>
          <table:table-cell office:value-type="float" office:value="101.6" calcext:value-type="float">
            <text:p>101.600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90.437" calcext:value-type="float">
            <text:p>90.437</text:p>
          </table:table-cell>
          <table:table-cell table:number-columns-repeated="2"/>
          <table:table-cell office:value-type="float" office:value="86.148" calcext:value-type="float">
            <text:p>86.148</text:p>
          </table:table-cell>
          <table:table-cell table:number-columns-repeated="2"/>
          <table:table-cell office:value-type="float" office:value="84.099" calcext:value-type="float">
            <text:p>84.099</text:p>
          </table:table-cell>
          <table:table-cell table:number-columns-repeated="2"/>
          <table:table-cell office:value-type="float" office:value="87.02" calcext:value-type="float">
            <text:p>87.020</text:p>
          </table:table-cell>
          <table:table-cell table:number-columns-repeated="2"/>
          <table:table-cell office:value-type="float" office:value="89.469" calcext:value-type="float">
            <text:p>89.469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7.275" calcext:value-type="float">
            <text:p>47.275</text:p>
          </table:table-cell>
          <table:table-cell office:value-type="float" office:value="57.412" calcext:value-type="float">
            <text:p>57.412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185" calcext:value-type="float">
            <text:p>87.185</text:p>
          </table:table-cell>
          <table:table-cell table:number-columns-repeated="2"/>
          <table:table-cell office:value-type="float" office:value="82.039" calcext:value-type="float">
            <text:p>82.039</text:p>
          </table:table-cell>
          <table:table-cell table:number-columns-repeated="2"/>
          <table:table-cell office:value-type="float" office:value="79.742" calcext:value-type="float">
            <text:p>79.742</text:p>
          </table:table-cell>
          <table:table-cell table:number-columns-repeated="2"/>
          <table:table-cell office:value-type="float" office:value="82.609" calcext:value-type="float">
            <text:p>82.609</text:p>
          </table:table-cell>
          <table:table-cell table:number-columns-repeated="2"/>
          <table:table-cell office:value-type="float" office:value="86.796" calcext:value-type="float">
            <text:p>86.796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613" calcext:value-type="float">
            <text:p>50.613</text:p>
          </table:table-cell>
          <table:table-cell office:value-type="float" office:value="47.744" calcext:value-type="float">
            <text:p>47.7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38" calcext:value-type="float">
            <text:p>91.538</text:p>
          </table:table-cell>
          <table:table-cell table:number-columns-repeated="2"/>
          <table:table-cell office:value-type="float" office:value="88.521" calcext:value-type="float">
            <text:p>88.521</text:p>
          </table:table-cell>
          <table:table-cell table:number-columns-repeated="2"/>
          <table:table-cell office:value-type="float" office:value="87.379" calcext:value-type="float">
            <text:p>87.379</text:p>
          </table:table-cell>
          <table:table-cell table:number-columns-repeated="2"/>
          <table:table-cell office:value-type="float" office:value="88.629" calcext:value-type="float">
            <text:p>88.629</text:p>
          </table:table-cell>
          <table:table-cell table:number-columns-repeated="2"/>
          <table:table-cell office:value-type="float" office:value="91.627" calcext:value-type="float">
            <text:p>91.627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926" calcext:value-type="float">
            <text:p>70.926</text:p>
          </table:table-cell>
          <table:table-cell office:value-type="float" office:value="68.979" calcext:value-type="float">
            <text:p>68.979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98" calcext:value-type="float">
            <text:p>95.198</text:p>
          </table:table-cell>
          <table:table-cell table:number-columns-repeated="2"/>
          <table:table-cell office:value-type="float" office:value="92.333" calcext:value-type="float">
            <text:p>92.333</text:p>
          </table:table-cell>
          <table:table-cell table:number-columns-repeated="2"/>
          <table:table-cell office:value-type="float" office:value="90.416" calcext:value-type="float">
            <text:p>90.416</text:p>
          </table:table-cell>
          <table:table-cell table:number-columns-repeated="2"/>
          <table:table-cell office:value-type="float" office:value="93.617" calcext:value-type="float">
            <text:p>93.617</text:p>
          </table:table-cell>
          <table:table-cell table:number-columns-repeated="2"/>
          <table:table-cell office:value-type="float" office:value="93.557" calcext:value-type="float">
            <text:p>93.55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2.406" calcext:value-type="float">
            <text:p>42.406</text:p>
          </table:table-cell>
          <table:table-cell office:value-type="float" office:value="71.74" calcext:value-type="float">
            <text:p>71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3.295" calcext:value-type="float">
            <text:p>93.295</text:p>
          </table:table-cell>
          <table:table-cell table:style-name="ce355"/>
          <table:table-cell table:style-name="ce340"/>
          <table:table-cell table:style-name="ce337" office:value-type="float" office:value="90.323" calcext:value-type="float">
            <text:p>90.323</text:p>
          </table:table-cell>
          <table:table-cell table:style-name="ce355"/>
          <table:table-cell table:style-name="ce340"/>
          <table:table-cell table:style-name="ce337" office:value-type="float" office:value="88.819" calcext:value-type="float">
            <text:p>88.819</text:p>
          </table:table-cell>
          <table:table-cell table:style-name="ce355"/>
          <table:table-cell table:style-name="ce340"/>
          <table:table-cell table:style-name="ce337" office:value-type="float" office:value="90.989" calcext:value-type="float">
            <text:p>90.989</text:p>
          </table:table-cell>
          <table:table-cell table:style-name="ce355"/>
          <table:table-cell table:style-name="ce340"/>
          <table:table-cell table:style-name="ce337" office:value-type="float" office:value="92.529" calcext:value-type="float">
            <text:p>92.529</text:p>
          </table:table-cell>
          <table:table-cell table:style-name="ce355"/>
          <table:table-cell table:number-columns-repeated="2" office:value-type="float" office:value="82.517" calcext:value-type="float">
            <text:p>82.517</text:p>
          </table:table-cell>
          <table:table-cell office:value-type="float" office:value="53.04" calcext:value-type="float">
            <text:p>53.04</text:p>
          </table:table-cell>
          <table:table-cell office:value-type="float" office:value="70.266" calcext:value-type="float">
            <text:p>70.266</text:p>
          </table:table-cell>
          <table:table-cell office:value-type="float" office:value="82.517" calcext:value-type="float">
            <text:p>82.517</text:p>
          </table:table-cell>
        </table:table-row>
        <table:table-row table:style-name="ro1">
          <table:table-cell/>
          <table:table-cell table:style-name="ce156" office:value-type="float" office:value="15" calcext:value-type="float" table:number-columns-spanned="1" table:number-rows-spanned="7">
            <text:p>15</text:p>
          </table:table-cell>
          <table:table-cell table:style-name="ce326" office:value-type="float" office:value="1320.667" calcext:value-type="float" table:number-columns-spanned="1" table:number-rows-spanned="7">
            <text:p>1321</text:p>
          </table:table-cell>
          <table:table-cell table:style-name="ce326" office:value-type="float" office:value="94.333" calcext:value-type="float" table:number-columns-spanned="1" table:number-rows-spanned="7">
            <text:p>94</text:p>
          </table:table-cell>
          <table:table-cell table:style-name="ce326" office:value-type="float" office:value="66.333" calcext:value-type="float" table:number-columns-spanned="1" table:number-rows-spanned="7">
            <text:p>66</text:p>
          </table:table-cell>
          <table:table-cell table:style-name="ce326" office:value-type="float" office:value="54.133" calcext:value-type="float" table:number-columns-spanned="1" table:number-rows-spanned="7">
            <text:p>54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34]/[.$E33]" office:value-type="float" office:value="1.03919617686521" calcext:value-type="float">
            <text:p>1.039</text:p>
          </table:table-cell>
          <table:table-cell table:style-name="ce356"/>
          <table:table-cell table:style-name="ce338"/>
          <table:table-cell table:style-name="ce348" table:formula="of:=[.L34]/[.$E33]" office:value-type="float" office:value="1.0452263579214" calcext:value-type="float">
            <text:p>1.045</text:p>
          </table:table-cell>
          <table:table-cell table:style-name="ce356"/>
          <table:table-cell table:style-name="ce348"/>
          <table:table-cell table:style-name="ce348" table:formula="of:=[.O34]/[.$E33]" office:value-type="float" office:value="1.02880918999593" calcext:value-type="float">
            <text:p>1.029</text:p>
          </table:table-cell>
          <table:table-cell table:style-name="ce356"/>
          <table:table-cell table:style-name="ce348"/>
          <table:table-cell table:style-name="ce348" table:formula="of:=[.R34]/[.$E33]" office:value-type="float" office:value="1.05896009527686" calcext:value-type="float">
            <text:p>1.059</text:p>
          </table:table-cell>
          <table:table-cell table:style-name="ce356"/>
          <table:table-cell table:style-name="ce348"/>
          <table:table-cell table:style-name="ce348" table:formula="of:=[.U34]/[.$E33]" office:value-type="float" office:value="1.02680415479475" calcext:value-type="float">
            <text:p>1.027</text:p>
          </table:table-cell>
          <table:table-cell table:style-name="ce356"/>
          <table:table-cell table:style-name="ce364" table:number-columns-repeated="5"/>
        </table:table-row>
        <table:table-row table:style-name="ro1">
          <table:table-cell/>
          <table:covered-table-cell table:style-name="ce155"/>
          <table:covered-table-cell table:number-columns-repeated="4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68.933" calcext:value-type="float">
            <text:p>68.933</text:p>
          </table:table-cell>
          <table:table-cell table:number-columns-repeated="2"/>
          <table:table-cell office:value-type="float" office:value="69.333" calcext:value-type="float">
            <text:p>69.333</text:p>
          </table:table-cell>
          <table:table-cell table:number-columns-repeated="2"/>
          <table:table-cell office:value-type="float" office:value="68.244" calcext:value-type="float">
            <text:p>68.244</text:p>
          </table:table-cell>
          <table:table-cell table:number-columns-repeated="2"/>
          <table:table-cell office:value-type="float" office:value="70.244" calcext:value-type="float">
            <text:p>70.244</text:p>
          </table:table-cell>
          <table:table-cell table:number-columns-repeated="2"/>
          <table:table-cell office:value-type="float" office:value="68.111" calcext:value-type="float">
            <text:p>68.111</text:p>
          </table:table-cell>
          <table:table-cell/>
          <table:table-cell table:style-name="ce307" table:number-columns-repeated="4"/>
          <table:table-cell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90.836" calcext:value-type="float">
            <text:p>90.836</text:p>
          </table:table-cell>
          <table:table-cell table:style-name="ce283"/>
          <table:table-cell/>
          <table:table-cell office:value-type="float" office:value="86.831" calcext:value-type="float">
            <text:p>86.831</text:p>
          </table:table-cell>
          <table:table-cell table:number-columns-repeated="2"/>
          <table:table-cell office:value-type="float" office:value="85.204" calcext:value-type="float">
            <text:p>85.204</text:p>
          </table:table-cell>
          <table:table-cell table:number-columns-repeated="2"/>
          <table:table-cell office:value-type="float" office:value="86.952" calcext:value-type="float">
            <text:p>86.952</text:p>
          </table:table-cell>
          <table:table-cell table:number-columns-repeated="2"/>
          <table:table-cell office:value-type="float" office:value="89.211" calcext:value-type="float">
            <text:p>89.211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5.041" calcext:value-type="float">
            <text:p>45.041</text:p>
          </table:table-cell>
          <table:table-cell office:value-type="float" office:value="59.576" calcext:value-type="float">
            <text:p>59.576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685" calcext:value-type="float">
            <text:p>87.685</text:p>
          </table:table-cell>
          <table:table-cell table:style-name="ce283"/>
          <table:table-cell/>
          <table:table-cell office:value-type="float" office:value="82.672" calcext:value-type="float">
            <text:p>82.672</text:p>
          </table:table-cell>
          <table:table-cell table:number-columns-repeated="2"/>
          <table:table-cell office:value-type="float" office:value="81.253" calcext:value-type="float">
            <text:p>81.253</text:p>
          </table:table-cell>
          <table:table-cell table:number-columns-repeated="2"/>
          <table:table-cell office:value-type="float" office:value="82.397" calcext:value-type="float">
            <text:p>82.397</text:p>
          </table:table-cell>
          <table:table-cell table:number-columns-repeated="2"/>
          <table:table-cell office:value-type="float" office:value="86.241" calcext:value-type="float">
            <text:p>86.241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795" calcext:value-type="float">
            <text:p>49.795</text:p>
          </table:table-cell>
          <table:table-cell office:value-type="float" office:value="50.163" calcext:value-type="float">
            <text:p>50.1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87" calcext:value-type="float">
            <text:p>91.870</text:p>
          </table:table-cell>
          <table:table-cell table:style-name="ce283"/>
          <table:table-cell/>
          <table:table-cell office:value-type="float" office:value="88.942" calcext:value-type="float">
            <text:p>88.942</text:p>
          </table:table-cell>
          <table:table-cell table:number-columns-repeated="2"/>
          <table:table-cell office:value-type="float" office:value="88.397" calcext:value-type="float">
            <text:p>88.397</text:p>
          </table:table-cell>
          <table:table-cell table:number-columns-repeated="2"/>
          <table:table-cell office:value-type="float" office:value="88.469" calcext:value-type="float">
            <text:p>88.469</text:p>
          </table:table-cell>
          <table:table-cell table:number-columns-repeated="2"/>
          <table:table-cell office:value-type="float" office:value="91.213" calcext:value-type="float">
            <text:p>91.213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123" calcext:value-type="float">
            <text:p>70.123</text:p>
          </table:table-cell>
          <table:table-cell office:value-type="float" office:value="70.4" calcext:value-type="float">
            <text:p>70.4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447" calcext:value-type="float">
            <text:p>95.447</text:p>
          </table:table-cell>
          <table:table-cell table:style-name="ce283"/>
          <table:table-cell/>
          <table:table-cell office:value-type="float" office:value="92.881" calcext:value-type="float">
            <text:p>92.881</text:p>
          </table:table-cell>
          <table:table-cell table:number-columns-repeated="2"/>
          <table:table-cell office:value-type="float" office:value="90.85" calcext:value-type="float">
            <text:p>90.850</text:p>
          </table:table-cell>
          <table:table-cell table:number-columns-repeated="2"/>
          <table:table-cell office:value-type="float" office:value="93.605" calcext:value-type="float">
            <text:p>93.605</text:p>
          </table:table-cell>
          <table:table-cell table:number-columns-repeated="2"/>
          <table:table-cell office:value-type="float" office:value="93.607" calcext:value-type="float">
            <text:p>93.60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54" calcext:value-type="float">
            <text:p>38.054</text:p>
          </table:table-cell>
          <table:table-cell office:value-type="float" office:value="73.41" calcext:value-type="float">
            <text:p>73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3.586" calcext:value-type="float">
            <text:p>93.586</text:p>
          </table:table-cell>
          <table:table-cell table:style-name="ce283"/>
          <table:table-cell table:style-name="ce340"/>
          <table:table-cell table:style-name="ce337" office:value-type="float" office:value="90.798" calcext:value-type="float">
            <text:p>90.798</text:p>
          </table:table-cell>
          <table:table-cell table:style-name="ce355"/>
          <table:table-cell table:style-name="ce340"/>
          <table:table-cell table:style-name="ce337" office:value-type="float" office:value="89.515" calcext:value-type="float">
            <text:p>89.515</text:p>
          </table:table-cell>
          <table:table-cell table:style-name="ce355"/>
          <table:table-cell table:style-name="ce340"/>
          <table:table-cell table:style-name="ce337" office:value-type="float" office:value="90.898" calcext:value-type="float">
            <text:p>90.898</text:p>
          </table:table-cell>
          <table:table-cell table:style-name="ce355"/>
          <table:table-cell table:style-name="ce340"/>
          <table:table-cell table:style-name="ce337" office:value-type="float" office:value="92.345" calcext:value-type="float">
            <text:p>92.345</text:p>
          </table:table-cell>
          <table:table-cell table:style-name="ce355"/>
          <table:table-cell table:number-columns-repeated="2" office:value-type="float" office:value="82.493" calcext:value-type="float">
            <text:p>82.493</text:p>
          </table:table-cell>
          <table:table-cell office:value-type="float" office:value="49.291" calcext:value-type="float">
            <text:p>49.291</text:p>
          </table:table-cell>
          <table:table-cell office:value-type="float" office:value="71.79" calcext:value-type="float">
            <text:p>71.79</text:p>
          </table:table-cell>
          <table:table-cell office:value-type="float" office:value="82.493" calcext:value-type="float">
            <text:p>82.493</text:p>
          </table:table-cell>
        </table:table-row>
        <table:table-row table:style-name="ro1">
          <table:table-cell/>
          <table:table-cell table:style-name="ce156" office:value-type="float" office:value="20" calcext:value-type="float" table:number-columns-spanned="1" table:number-rows-spanned="7">
            <text:p>20</text:p>
          </table:table-cell>
          <table:table-cell table:style-name="ce326" office:value-type="float" office:value="1344.25" calcext:value-type="float" table:number-columns-spanned="1" table:number-rows-spanned="7">
            <text:p>1344</text:p>
          </table:table-cell>
          <table:table-cell table:style-name="ce326" office:value-type="float" office:value="70.75" calcext:value-type="float" table:number-columns-spanned="1" table:number-rows-spanned="7">
            <text:p>71</text:p>
          </table:table-cell>
          <table:table-cell table:style-name="ce326" office:value-type="float" office:value="49.75" calcext:value-type="float" table:number-columns-spanned="1" table:number-rows-spanned="7">
            <text:p>50</text:p>
          </table:table-cell>
          <table:table-cell table:style-name="ce326" office:value-type="float" office:value="40.6" calcext:value-type="float" table:number-columns-spanned="1" table:number-rows-spanned="7">
            <text:p>41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41]/[.$E40]" office:value-type="float" office:value="1.05461306532663" calcext:value-type="float">
            <text:p>1.055</text:p>
          </table:table-cell>
          <table:table-cell table:style-name="ce348" table:number-columns-repeated="2"/>
          <table:table-cell table:style-name="ce348" table:formula="of:=[.L41]/[.$E40]" office:value-type="float" office:value="1.04020100502513" calcext:value-type="float">
            <text:p>1.040</text:p>
          </table:table-cell>
          <table:table-cell table:style-name="ce356"/>
          <table:table-cell table:style-name="ce338"/>
          <table:table-cell table:style-name="ce348" table:formula="of:=[.O41]/[.$E40]" office:value-type="float" office:value="1.01943718592965" calcext:value-type="float">
            <text:p>1.019</text:p>
          </table:table-cell>
          <table:table-cell table:style-name="ce356"/>
          <table:table-cell table:style-name="ce338"/>
          <table:table-cell table:style-name="ce348" table:formula="of:=[.R41]/[.$E40]" office:value-type="float" office:value="1.05025125628141" calcext:value-type="float">
            <text:p>1.050</text:p>
          </table:table-cell>
          <table:table-cell table:style-name="ce356"/>
          <table:table-cell table:style-name="ce338"/>
          <table:table-cell table:style-name="ce348" table:formula="of:=[.U41]/[.$E40]" office:value-type="float" office:value="1.02044221105528" calcext:value-type="float">
            <text:p>1.020</text:p>
          </table:table-cell>
          <table:table-cell table:style-name="ce356"/>
          <table:table-cell table:style-name="ce364"/>
          <table:table-cell table:style-name="ce365"/>
          <table:table-cell table:style-name="ce364" table:number-columns-repeated="3"/>
        </table:table-row>
        <table:table-row table:style-name="ro1">
          <table:table-cell/>
          <table:covered-table-cell table:style-name="ce155"/>
          <table:covered-table-cell table:number-columns-repeated="4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52.467" calcext:value-type="float">
            <text:p>52.467</text:p>
          </table:table-cell>
          <table:table-cell table:number-columns-repeated="2"/>
          <table:table-cell office:value-type="float" office:value="51.75" calcext:value-type="float">
            <text:p>51.750</text:p>
          </table:table-cell>
          <table:table-cell table:number-columns-repeated="2"/>
          <table:table-cell office:value-type="float" office:value="50.717" calcext:value-type="float">
            <text:p>50.717</text:p>
          </table:table-cell>
          <table:table-cell table:number-columns-repeated="2"/>
          <table:table-cell office:value-type="float" office:value="52.25" calcext:value-type="float">
            <text:p>52.250</text:p>
          </table:table-cell>
          <table:table-cell table:number-columns-repeated="2"/>
          <table:table-cell office:value-type="float" office:value="50.767" calcext:value-type="float">
            <text:p>50.767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90.363" calcext:value-type="float">
            <text:p>90.363</text:p>
          </table:table-cell>
          <table:table-cell table:number-columns-repeated="2"/>
          <table:table-cell office:value-type="float" office:value="87.09" calcext:value-type="float">
            <text:p>87.090</text:p>
          </table:table-cell>
          <table:table-cell table:number-columns-repeated="2"/>
          <table:table-cell table:style-name="ce273" office:value-type="float" office:value="84.779" calcext:value-type="float">
            <text:p>84.779</text:p>
          </table:table-cell>
          <table:table-cell table:number-columns-repeated="2"/>
          <table:table-cell office:value-type="float" office:value="87.045" calcext:value-type="float">
            <text:p>87.045</text:p>
          </table:table-cell>
          <table:table-cell table:number-columns-repeated="2"/>
          <table:table-cell office:value-type="float" office:value="90.175" calcext:value-type="float">
            <text:p>90.175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43.668" calcext:value-type="float">
            <text:p>43.668</text:p>
          </table:table-cell>
          <table:table-cell office:value-type="float" office:value="63.631" calcext:value-type="float">
            <text:p>63.631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681" calcext:value-type="float">
            <text:p>86.681</text:p>
          </table:table-cell>
          <table:table-cell table:number-columns-repeated="2"/>
          <table:table-cell office:value-type="float" office:value="83.396" calcext:value-type="float">
            <text:p>83.396</text:p>
          </table:table-cell>
          <table:table-cell table:number-columns-repeated="2"/>
          <table:table-cell table:style-name="ce273" office:value-type="float" office:value="81.432" calcext:value-type="float">
            <text:p>81.432</text:p>
          </table:table-cell>
          <table:table-cell table:number-columns-repeated="2"/>
          <table:table-cell office:value-type="float" office:value="82.945" calcext:value-type="float">
            <text:p>82.945</text:p>
          </table:table-cell>
          <table:table-cell table:number-columns-repeated="2"/>
          <table:table-cell office:value-type="float" office:value="87.573" calcext:value-type="float">
            <text:p>87.57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.556" calcext:value-type="float">
            <text:p>47.556</text:p>
          </table:table-cell>
          <table:table-cell office:value-type="float" office:value="52.59" calcext:value-type="float">
            <text:p>52.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933" calcext:value-type="float">
            <text:p>90.933</text:p>
          </table:table-cell>
          <table:table-cell table:number-columns-repeated="2"/>
          <table:table-cell office:value-type="float" office:value="89.278" calcext:value-type="float">
            <text:p>89.278</text:p>
          </table:table-cell>
          <table:table-cell table:number-columns-repeated="2"/>
          <table:table-cell table:style-name="ce273" office:value-type="float" office:value="88.527" calcext:value-type="float">
            <text:p>88.527</text:p>
          </table:table-cell>
          <table:table-cell table:number-columns-repeated="2"/>
          <table:table-cell office:value-type="float" office:value="88.867" calcext:value-type="float">
            <text:p>88.867</text:p>
          </table:table-cell>
          <table:table-cell table:number-columns-repeated="2"/>
          <table:table-cell office:value-type="float" office:value="92.179" calcext:value-type="float">
            <text:p>92.179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67.679" calcext:value-type="float">
            <text:p>67.679</text:p>
          </table:table-cell>
          <table:table-cell office:value-type="float" office:value="71.586" calcext:value-type="float">
            <text:p>71.586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1" calcext:value-type="float">
            <text:p>95.871</text:p>
          </table:table-cell>
          <table:table-cell table:number-columns-repeated="2"/>
          <table:table-cell office:value-type="float" office:value="92.808" calcext:value-type="float">
            <text:p>92.808</text:p>
          </table:table-cell>
          <table:table-cell table:number-columns-repeated="2"/>
          <table:table-cell table:style-name="ce273" office:value-type="float" office:value="90.306" calcext:value-type="float">
            <text:p>90.306</text:p>
          </table:table-cell>
          <table:table-cell table:number-columns-repeated="2"/>
          <table:table-cell office:value-type="float" office:value="93.319" calcext:value-type="float">
            <text:p>93.319</text:p>
          </table:table-cell>
          <table:table-cell table:number-columns-repeated="2"/>
          <table:table-cell office:value-type="float" office:value="94.047" calcext:value-type="float">
            <text:p>94.04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45" calcext:value-type="float">
            <text:p>38.045</text:p>
          </table:table-cell>
          <table:table-cell office:value-type="float" office:value="80.098" calcext:value-type="float">
            <text:p>80.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3.267" calcext:value-type="float">
            <text:p>93.267</text:p>
          </table:table-cell>
          <table:table-cell table:style-name="ce355"/>
          <table:table-cell table:style-name="ce340"/>
          <table:table-cell table:style-name="ce337" office:value-type="float" office:value="90.886" calcext:value-type="float">
            <text:p>90.886</text:p>
          </table:table-cell>
          <table:table-cell table:style-name="ce355"/>
          <table:table-cell table:style-name="ce340"/>
          <table:table-cell table:style-name="ce273" office:value-type="float" office:value="89.244" calcext:value-type="float">
            <text:p>89.244</text:p>
          </table:table-cell>
          <table:table-cell table:style-name="ce355"/>
          <table:table-cell table:style-name="ce340"/>
          <table:table-cell table:style-name="ce337" office:value-type="float" office:value="90.913" calcext:value-type="float">
            <text:p>90.913</text:p>
          </table:table-cell>
          <table:table-cell table:style-name="ce355"/>
          <table:table-cell table:style-name="ce340"/>
          <table:table-cell table:style-name="ce337" office:value-type="float" office:value="93.023" calcext:value-type="float">
            <text:p>93.023</text:p>
          </table:table-cell>
          <table:table-cell table:style-name="ce355"/>
          <table:table-cell table:number-columns-repeated="2" office:value-type="float" office:value="82.449" calcext:value-type="float">
            <text:p>82.449</text:p>
          </table:table-cell>
          <table:table-cell office:value-type="float" office:value="48.638" calcext:value-type="float">
            <text:p>48.638</text:p>
          </table:table-cell>
          <table:table-cell office:value-type="float" office:value="75.475" calcext:value-type="float">
            <text:p>75.475</text:p>
          </table:table-cell>
          <table:table-cell office:value-type="float" office:value="82.449" calcext:value-type="float">
            <text:p>82.449</text:p>
          </table:table-cell>
        </table:table-row>
        <table:table-row table:style-name="ro1">
          <table:table-cell/>
          <table:table-cell table:style-name="ce156" office:value-type="float" office:value="25" calcext:value-type="float" table:number-columns-spanned="1" table:number-rows-spanned="7">
            <text:p>25</text:p>
          </table:table-cell>
          <table:table-cell table:style-name="ce326" office:value-type="float" office:value="1358.4" calcext:value-type="float" table:number-columns-spanned="1" table:number-rows-spanned="7">
            <text:p>1358</text:p>
          </table:table-cell>
          <table:table-cell table:style-name="ce326" office:value-type="float" office:value="56.6" calcext:value-type="float" table:number-columns-spanned="1" table:number-rows-spanned="7">
            <text:p>57</text:p>
          </table:table-cell>
          <table:table-cell table:style-name="ce326" office:value-type="float" office:value="39.8" calcext:value-type="float" table:number-columns-spanned="1" table:number-rows-spanned="7">
            <text:p>40</text:p>
          </table:table-cell>
          <table:table-cell table:style-name="ce326" office:value-type="float" office:value="32.48" calcext:value-type="float" table:number-columns-spanned="1" table:number-rows-spanned="7">
            <text:p>32</text:p>
          </table:table-cell>
          <table:table-cell table:style-name="ce330" office:value-type="string" calcext:value-type="string">
            <text:p>bias</text:p>
          </table:table-cell>
          <table:table-cell table:style-name="ce338"/>
          <table:table-cell table:style-name="ce348" table:formula="of:=[.I48]/[.$E47]" office:value-type="float" office:value="1.04791457286432" calcext:value-type="float">
            <text:p>1.048</text:p>
          </table:table-cell>
          <table:table-cell table:style-name="ce348" table:number-columns-repeated="2"/>
          <table:table-cell table:style-name="ce348" table:formula="of:=[.L48]/[.$E47]" office:value-type="float" office:value="1.05092964824121" calcext:value-type="float">
            <text:p>1.051</text:p>
          </table:table-cell>
          <table:table-cell table:style-name="ce348" table:number-columns-repeated="2"/>
          <table:table-cell table:style-name="ce348" table:formula="of:=[.O48]/[.$E47]" office:value-type="float" office:value="1.0328391959799" calcext:value-type="float">
            <text:p>1.033</text:p>
          </table:table-cell>
          <table:table-cell table:style-name="ce348" table:number-columns-repeated="2"/>
          <table:table-cell table:style-name="ce348" table:formula="of:=[.R48]/[.$E47]" office:value-type="float" office:value="1.04756281407035" calcext:value-type="float">
            <text:p>1.048</text:p>
          </table:table-cell>
          <table:table-cell table:style-name="ce356"/>
          <table:table-cell table:style-name="ce348"/>
          <table:table-cell table:style-name="ce348" table:formula="of:=[.U48]/[.$E47]" office:value-type="float" office:value="1.02746231155779" calcext:value-type="float">
            <text:p>1.027</text:p>
          </table:table-cell>
          <table:table-cell table:style-name="ce356"/>
          <table:table-cell table:style-name="ce364" table:number-columns-repeated="5"/>
        </table:table-row>
        <table:table-row table:style-name="ro1">
          <table:table-cell/>
          <table:covered-table-cell table:style-name="ce155"/>
          <table:covered-table-cell table:number-columns-repeated="4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41.707" calcext:value-type="float">
            <text:p>41.707</text:p>
          </table:table-cell>
          <table:table-cell table:number-columns-repeated="2"/>
          <table:table-cell office:value-type="float" office:value="41.827" calcext:value-type="float">
            <text:p>41.827</text:p>
          </table:table-cell>
          <table:table-cell table:number-columns-repeated="2"/>
          <table:table-cell office:value-type="float" office:value="41.107" calcext:value-type="float">
            <text:p>41.107</text:p>
          </table:table-cell>
          <table:table-cell table:number-columns-repeated="2"/>
          <table:table-cell office:value-type="float" office:value="41.693" calcext:value-type="float">
            <text:p>41.693</text:p>
          </table:table-cell>
          <table:table-cell table:number-columns-repeated="2"/>
          <table:table-cell office:value-type="float" office:value="40.893" calcext:value-type="float">
            <text:p>40.893</text:p>
          </table:table-cell>
          <table:table-cell/>
          <table:table-cell table:style-name="ce292"/>
          <table:table-cell table:style-name="ce307" table:number-columns-repeated="4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/>
          <table:table-cell office:value-type="float" office:value="90.787" calcext:value-type="float">
            <text:p>90.787</text:p>
          </table:table-cell>
          <table:table-cell table:number-columns-repeated="2"/>
          <table:table-cell office:value-type="float" office:value="86.996" calcext:value-type="float">
            <text:p>86.996</text:p>
          </table:table-cell>
          <table:table-cell table:number-columns-repeated="2"/>
          <table:table-cell office:value-type="float" office:value="84.771" calcext:value-type="float">
            <text:p>84.771</text:p>
          </table:table-cell>
          <table:table-cell table:number-columns-repeated="2"/>
          <table:table-cell office:value-type="float" office:value="86.424" calcext:value-type="float">
            <text:p>86.424</text:p>
          </table:table-cell>
          <table:table-cell table:number-columns-repeated="2"/>
          <table:table-cell office:value-type="float" office:value="90.048" calcext:value-type="float">
            <text:p>90.048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3.161" calcext:value-type="float">
            <text:p>63.161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44" calcext:value-type="float">
            <text:p>87.440</text:p>
          </table:table-cell>
          <table:table-cell table:number-columns-repeated="2"/>
          <table:table-cell office:value-type="float" office:value="82.762" calcext:value-type="float">
            <text:p>82.762</text:p>
          </table:table-cell>
          <table:table-cell table:number-columns-repeated="2"/>
          <table:table-cell office:value-type="float" office:value="80.978" calcext:value-type="float">
            <text:p>80.978</text:p>
          </table:table-cell>
          <table:table-cell table:number-columns-repeated="2"/>
          <table:table-cell office:value-type="float" office:value="82.404" calcext:value-type="float">
            <text:p>82.404</text:p>
          </table:table-cell>
          <table:table-cell table:number-columns-repeated="2"/>
          <table:table-cell office:value-type="float" office:value="87.217" calcext:value-type="float">
            <text:p>87.217</text:p>
          </table:table-cell>
          <table:table-cell/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49.999" calcext:value-type="float">
            <text:p>49.999</text:p>
          </table:table-cell>
          <table:table-cell table:style-name="Default" office:value-type="float" office:value="51.948" calcext:value-type="float">
            <text:p>51.94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25" calcext:value-type="float">
            <text:p>91.525</text:p>
          </table:table-cell>
          <table:table-cell table:number-columns-repeated="2"/>
          <table:table-cell office:value-type="float" office:value="88.852" calcext:value-type="float">
            <text:p>88.852</text:p>
          </table:table-cell>
          <table:table-cell table:number-columns-repeated="2"/>
          <table:table-cell office:value-type="float" office:value="88.076" calcext:value-type="float">
            <text:p>88.076</text:p>
          </table:table-cell>
          <table:table-cell table:number-columns-repeated="2"/>
          <table:table-cell office:value-type="float" office:value="88.569" calcext:value-type="float">
            <text:p>88.569</text:p>
          </table:table-cell>
          <table:table-cell table:number-columns-repeated="2"/>
          <table:table-cell office:value-type="float" office:value="91.815" calcext:value-type="float">
            <text:p>91.815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70.267" calcext:value-type="float">
            <text:p>70.267</text:p>
          </table:table-cell>
          <table:table-cell table:style-name="Default" office:value-type="float" office:value="71.309" calcext:value-type="float">
            <text:p>71.309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5" calcext:value-type="float">
            <text:p>95.875</text:p>
          </table:table-cell>
          <table:table-cell table:number-columns-repeated="2"/>
          <table:table-cell office:value-type="float" office:value="93.307" calcext:value-type="float">
            <text:p>93.307</text:p>
          </table:table-cell>
          <table:table-cell table:number-columns-repeated="2"/>
          <table:table-cell office:value-type="float" office:value="90.862" calcext:value-type="float">
            <text:p>90.862</text:p>
          </table:table-cell>
          <table:table-cell table:number-columns-repeated="2"/>
          <table:table-cell office:value-type="float" office:value="92.729" calcext:value-type="float">
            <text:p>92.729</text:p>
          </table:table-cell>
          <table:table-cell table:number-columns-repeated="2"/>
          <table:table-cell office:value-type="float" office:value="94.3" calcext:value-type="float">
            <text:p>94.300</text:p>
          </table:table-cell>
          <table:table-cell/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35.271" calcext:value-type="float">
            <text:p>35.271</text:p>
          </table:table-cell>
          <table:table-cell table:style-name="Default" office:value-type="float" office:value="79.749" calcext:value-type="float">
            <text:p>79.749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0"/>
          <table:table-cell table:style-name="ce337" office:value-type="float" office:value="93.551" calcext:value-type="float">
            <text:p>93.551</text:p>
          </table:table-cell>
          <table:table-cell table:style-name="ce355"/>
          <table:table-cell table:style-name="ce340"/>
          <table:table-cell table:style-name="ce337" office:value-type="float" office:value="90.9" calcext:value-type="float">
            <text:p>90.900</text:p>
          </table:table-cell>
          <table:table-cell table:style-name="ce355"/>
          <table:table-cell table:style-name="ce340"/>
          <table:table-cell table:style-name="ce337" office:value-type="float" office:value="89.227" calcext:value-type="float">
            <text:p>89.227</text:p>
          </table:table-cell>
          <table:table-cell table:style-name="ce355"/>
          <table:table-cell table:style-name="ce340"/>
          <table:table-cell table:style-name="ce337" office:value-type="float" office:value="90.458" calcext:value-type="float">
            <text:p>90.458</text:p>
          </table:table-cell>
          <table:table-cell table:style-name="ce355"/>
          <table:table-cell table:style-name="ce340"/>
          <table:table-cell table:style-name="ce337" office:value-type="float" office:value="92.921" calcext:value-type="float">
            <text:p>92.921</text:p>
          </table:table-cell>
          <table:table-cell table:style-name="ce355"/>
          <table:table-cell table:number-columns-repeated="2" table:style-name="Default" office:value-type="float" office:value="82.432" calcext:value-type="float">
            <text:p>82.432</text:p>
          </table:table-cell>
          <table:table-cell table:style-name="Default" office:value-type="float" office:value="46.893" calcext:value-type="float">
            <text:p>46.893</text:p>
          </table:table-cell>
          <table:table-cell table:style-name="Default" office:value-type="float" office:value="75.144" calcext:value-type="float">
            <text:p>75.144</text:p>
          </table:table-cell>
          <table:table-cell table:style-name="Default" office:value-type="float" office:value="82.432" calcext:value-type="float">
            <text:p>82.432</text:p>
          </table:table-cell>
        </table:table-row>
        <table:table-row table:style-name="ro1">
          <table:table-cell/>
          <table:table-cell table:style-name="ce317" office:value-type="float" office:value="30" calcext:value-type="float" table:number-columns-spanned="1" table:number-rows-spanned="7">
            <text:p>30</text:p>
          </table:table-cell>
          <table:table-cell table:style-name="ce327" office:value-type="float" office:value="1367.833" calcext:value-type="float" table:number-columns-spanned="1" table:number-rows-spanned="7">
            <text:p>1368</text:p>
          </table:table-cell>
          <table:table-cell table:style-name="ce327" office:value-type="float" office:value="47.167" calcext:value-type="float" table:number-columns-spanned="1" table:number-rows-spanned="7">
            <text:p>47</text:p>
          </table:table-cell>
          <table:table-cell table:style-name="ce327" office:value-type="float" office:value="33.167" calcext:value-type="float" table:number-columns-spanned="1" table:number-rows-spanned="7">
            <text:p>33</text:p>
          </table:table-cell>
          <table:table-cell table:style-name="ce327" office:value-type="float" office:value="27.067" calcext:value-type="float" table:number-columns-spanned="1" table:number-rows-spanned="7">
            <text:p>27</text:p>
          </table:table-cell>
          <table:table-cell table:style-name="ce330" office:value-type="string" calcext:value-type="string">
            <text:p>bias</text:p>
          </table:table-cell>
          <table:table-cell/>
          <table:table-cell table:formula="of:=[.I55]/[.$E54]" office:value-type="float" office:value="1.04522567612386" calcext:value-type="float">
            <text:p>1.045</text:p>
          </table:table-cell>
          <table:table-cell table:number-columns-repeated="2"/>
          <table:table-cell table:formula="of:=[.L55]/[.$E54]" office:value-type="float" office:value="1.04688395091507" calcext:value-type="float">
            <text:p>1.047</text:p>
          </table:table-cell>
          <table:table-cell table:style-name="ce336" table:number-columns-repeated="2"/>
          <table:table-cell table:formula="of:=[.O55]/[.$E54]" office:value-type="float" office:value="1.02912533542376" calcext:value-type="float">
            <text:p>1.029</text:p>
          </table:table-cell>
          <table:table-cell table:style-name="ce336" table:number-columns-repeated="2"/>
          <table:table-cell table:formula="of:=[.R55]/[.$E54]" office:value-type="float" office:value="1.06464256640637" calcext:value-type="float">
            <text:p>1.065</text:p>
          </table:table-cell>
          <table:table-cell/>
          <table:table-cell table:style-name="ce336"/>
          <table:table-cell table:formula="of:=[.U55]/[.$E54]" office:value-type="float" office:value="1.03283384086592" calcext:value-type="float">
            <text:p>1.033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table:style-name="ce331" office:value-type="string" calcext:value-type="string">
            <text:p>pred parallel num</text:p>
          </table:table-cell>
          <table:table-cell/>
          <table:table-cell office:value-type="float" office:value="34.667" calcext:value-type="float">
            <text:p>34.667</text:p>
          </table:table-cell>
          <table:table-cell table:number-columns-repeated="2"/>
          <table:table-cell office:value-type="float" office:value="34.722" calcext:value-type="float">
            <text:p>34.722</text:p>
          </table:table-cell>
          <table:table-cell table:number-columns-repeated="2"/>
          <table:table-cell office:value-type="float" office:value="34.133" calcext:value-type="float">
            <text:p>34.133</text:p>
          </table:table-cell>
          <table:table-cell table:number-columns-repeated="2"/>
          <table:table-cell office:value-type="float" office:value="35.311" calcext:value-type="float">
            <text:p>35.311</text:p>
          </table:table-cell>
          <table:table-cell table:number-columns-repeated="2"/>
          <table:table-cell office:value-type="float" office:value="34.256" calcext:value-type="float">
            <text:p>34.256</text:p>
          </table:table-cell>
          <table:table-cell/>
          <table:table-cell table:style-name="ce307" table:number-columns-repeated="5"/>
        </table:table-row>
        <table:table-row table:style-name="ro1">
          <table:table-cell/>
          <table:covered-table-cell table:style-name="ce155"/>
          <table:covered-table-cell table:number-columns-repeated="4" table:style-name="ce323"/>
          <table:table-cell office:value-type="string" calcext:value-type="string">
            <text:p>accuracy</text:p>
          </table:table-cell>
          <table:table-cell table:style-name="ce341"/>
          <table:table-cell table:style-name="ce273" office:value-type="float" office:value="91.217" calcext:value-type="float">
            <text:p>91.217</text:p>
          </table:table-cell>
          <table:table-cell table:style-name="ce357"/>
          <table:table-cell/>
          <table:table-cell office:value-type="float" office:value="87.281" calcext:value-type="float">
            <text:p>87.281</text:p>
          </table:table-cell>
          <table:table-cell table:number-columns-repeated="2"/>
          <table:table-cell office:value-type="float" office:value="83.817" calcext:value-type="float">
            <text:p>83.817</text:p>
          </table:table-cell>
          <table:table-cell table:number-columns-repeated="2"/>
          <table:table-cell table:style-name="ce273" office:value-type="float" office:value="86.982" calcext:value-type="float">
            <text:p>86.982</text:p>
          </table:table-cell>
          <table:table-cell table:number-columns-repeated="2"/>
          <table:table-cell office:value-type="float" office:value="89.919" calcext:value-type="float">
            <text:p>89.919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42.808" calcext:value-type="float">
            <text:p>42.808</text:p>
          </table:table-cell>
          <table:table-cell office:value-type="float" office:value="63.609" calcext:value-type="float">
            <text:p>63.609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341"/>
          <table:table-cell table:style-name="ce273" office:value-type="float" office:value="88.05" calcext:value-type="float">
            <text:p>88.05</text:p>
          </table:table-cell>
          <table:table-cell table:style-name="ce357"/>
          <table:table-cell/>
          <table:table-cell office:value-type="float" office:value="83.121" calcext:value-type="float">
            <text:p>83.121</text:p>
          </table:table-cell>
          <table:table-cell table:number-columns-repeated="2"/>
          <table:table-cell office:value-type="float" office:value="79.9" calcext:value-type="float">
            <text:p>79.900</text:p>
          </table:table-cell>
          <table:table-cell table:number-columns-repeated="2"/>
          <table:table-cell table:style-name="ce273" office:value-type="float" office:value="82.513" calcext:value-type="float">
            <text:p>82.513</text:p>
          </table:table-cell>
          <table:table-cell table:number-columns-repeated="2"/>
          <table:table-cell office:value-type="float" office:value="86.912" calcext:value-type="float">
            <text:p>86.91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.017" calcext:value-type="float">
            <text:p>48.017</text:p>
          </table:table-cell>
          <table:table-cell office:value-type="float" office:value="51.473" calcext:value-type="float">
            <text:p>51.4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341"/>
          <table:table-cell table:style-name="ce273" office:value-type="float" office:value="91.909" calcext:value-type="float">
            <text:p>91.909</text:p>
          </table:table-cell>
          <table:table-cell table:style-name="ce357"/>
          <table:table-cell/>
          <table:table-cell office:value-type="float" office:value="89.21" calcext:value-type="float">
            <text:p>89.210</text:p>
          </table:table-cell>
          <table:table-cell table:number-columns-repeated="2"/>
          <table:table-cell office:value-type="float" office:value="87.546" calcext:value-type="float">
            <text:p>87.546</text:p>
          </table:table-cell>
          <table:table-cell table:number-columns-repeated="2"/>
          <table:table-cell table:style-name="ce273" office:value-type="float" office:value="88.357" calcext:value-type="float">
            <text:p>88.357</text:p>
          </table:table-cell>
          <table:table-cell table:number-columns-repeated="2"/>
          <table:table-cell office:value-type="float" office:value="91.471" calcext:value-type="float">
            <text:p>91.471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68.072" calcext:value-type="float">
            <text:p>68.072</text:p>
          </table:table-cell>
          <table:table-cell office:value-type="float" office:value="71.075" calcext:value-type="float">
            <text:p>71.075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341"/>
          <table:table-cell table:style-name="ce273" office:value-type="float" office:value="96.024" calcext:value-type="float">
            <text:p>96.024</text:p>
          </table:table-cell>
          <table:table-cell table:style-name="ce357"/>
          <table:table-cell/>
          <table:table-cell office:value-type="float" office:value="93.284" calcext:value-type="float">
            <text:p>93.284</text:p>
          </table:table-cell>
          <table:table-cell table:number-columns-repeated="2"/>
          <table:table-cell office:value-type="float" office:value="89.949" calcext:value-type="float">
            <text:p>89.949</text:p>
          </table:table-cell>
          <table:table-cell table:number-columns-repeated="2"/>
          <table:table-cell table:style-name="ce273" office:value-type="float" office:value="93.931" calcext:value-type="float">
            <text:p>93.931</text:p>
          </table:table-cell>
          <table:table-cell table:number-columns-repeated="2"/>
          <table:table-cell office:value-type="float" office:value="94.437" calcext:value-type="float">
            <text:p>94.43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1.409" calcext:value-type="float">
            <text:p>81.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272"/>
          <table:covered-table-cell table:number-columns-repeated="4" table:style-name="ce325"/>
          <table:table-cell table:style-name="ce272" office:value-type="string" calcext:value-type="string">
            <text:p>f1-score</text:p>
          </table:table-cell>
          <table:table-cell table:style-name="ce342"/>
          <table:table-cell table:style-name="ce349" office:value-type="float" office:value="93.827" calcext:value-type="float">
            <text:p>93.827</text:p>
          </table:table-cell>
          <table:table-cell table:style-name="ce358"/>
          <table:table-cell table:style-name="ce340"/>
          <table:table-cell table:style-name="ce337" office:value-type="float" office:value="91.075" calcext:value-type="float">
            <text:p>91.075</text:p>
          </table:table-cell>
          <table:table-cell table:style-name="ce355"/>
          <table:table-cell table:style-name="ce340"/>
          <table:table-cell table:style-name="ce337" office:value-type="float" office:value="88.473" calcext:value-type="float">
            <text:p>88.473</text:p>
          </table:table-cell>
          <table:table-cell table:style-name="ce355"/>
          <table:table-cell table:style-name="ce340"/>
          <table:table-cell table:style-name="ce349" office:value-type="float" office:value="90.896" calcext:value-type="float">
            <text:p>90.896</text:p>
          </table:table-cell>
          <table:table-cell table:style-name="ce355"/>
          <table:table-cell table:style-name="ce340"/>
          <table:table-cell table:style-name="ce337" office:value-type="float" office:value="92.84" calcext:value-type="float">
            <text:p>92.840</text:p>
          </table:table-cell>
          <table:table-cell table:style-name="ce355"/>
          <table:table-cell table:number-columns-repeated="2" table:style-name="ce272" office:value-type="float" office:value="82.407" calcext:value-type="float">
            <text:p>82.407</text:p>
          </table:table-cell>
          <table:table-cell table:style-name="ce272" office:value-type="float" office:value="46.268" calcext:value-type="float">
            <text:p>46.268</text:p>
          </table:table-cell>
          <table:table-cell table:style-name="ce272" office:value-type="float" office:value="75.726" calcext:value-type="float">
            <text:p>75.726</text:p>
          </table:table-cell>
          <table:table-cell table:style-name="ce272" office:value-type="float" office:value="82.407" calcext:value-type="float">
            <text:p>82.407</text:p>
          </table:table-cell>
        </table:table-row>
      </table:table>
      <table:table table:name="icc-competition" table:style-name="ta1">
        <table:table-column table:style-name="co1" table:default-cell-style-name="Default"/>
        <table:table-column table:style-name="co1" table:default-cell-style-name="ce107"/>
        <table:table-column table:style-name="co29" table:number-columns-repeated="5" table:default-cell-style-name="ce107"/>
        <table:table-column table:style-name="co1" table:number-columns-repeated="16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367" office:value-type="string" calcext:value-type="string" table:number-columns-spanned="1" table:number-rows-spanned="2">
            <text:p>K</text:p>
          </table:table-cell>
          <table:table-cell table:style-name="ce374" office:value-type="string" calcext:value-type="string" table:number-columns-spanned="1" table:number-rows-spanned="2">
            <text:p>train</text:p>
          </table:table-cell>
          <table:table-cell table:style-name="ce374" office:value-type="string" calcext:value-type="string" table:number-columns-spanned="1" table:number-rows-spanned="2">
            <text:p>test</text:p>
          </table:table-cell>
          <table:table-cell table:style-name="ce374" office:value-type="string" calcext:value-type="string" table:number-columns-spanned="1" table:number-rows-spanned="2">
            <text:p>par-avg-num</text:p>
          </table:table-cell>
          <table:table-cell table:style-name="ce374" office:value-type="string" calcext:value-type="string" table:number-columns-spanned="1" table:number-rows-spanned="2">
            <text:p>icc-par-avg-num</text:p>
          </table:table-cell>
          <table:table-cell table:style-name="ce380" office:value-type="string" calcext:value-type="string" table:number-columns-spanned="1" table:number-rows-spanned="2">
            <text:p>case [ICC/Pred]</text:p>
          </table:table-cell>
          <table:table-cell table:style-name="ce385" office:value-type="string" calcext:value-type="string" table:number-columns-spanned="1" table:number-rows-spanned="2">
            <text:p>model</text:p>
          </table:table-cell>
          <table:table-cell table:style-name="ce313" office:value-type="string" calcext:value-type="string" table:number-columns-spanned="3" table:number-rows-spanned="1">
            <text:p>SVC</text:p>
          </table:table-cell>
          <table:covered-table-cell table:style-name="ce359"/>
          <table:covered-table-cell table:style-name="ce360"/>
          <table:table-cell table:style-name="ce343" office:value-type="string" calcext:value-type="string" table:number-columns-spanned="3" table:number-rows-spanned="1">
            <text:p>AdaBoost</text:p>
          </table:table-cell>
          <table:covered-table-cell table:number-columns-repeated="2" table:style-name="ce359"/>
          <table:table-cell table:style-name="ce313" office:value-type="string" calcext:value-type="string" table:number-columns-spanned="3" table:number-rows-spanned="1">
            <text:p>DT</text:p>
          </table:table-cell>
          <table:covered-table-cell table:style-name="ce359"/>
          <table:covered-table-cell table:style-name="ce360"/>
          <table:table-cell table:style-name="ce313" office:value-type="string" calcext:value-type="string" table:number-columns-spanned="3" table:number-rows-spanned="1">
            <text:p>RFC</text:p>
          </table:table-cell>
          <table:covered-table-cell table:style-name="ce359"/>
          <table:covered-table-cell table:style-name="ce360"/>
          <table:table-cell table:style-name="ce406" office:value-type="string" calcext:value-type="string" table:number-columns-spanned="3" table:number-rows-spanned="1">
            <text:p>MLP</text:p>
          </table:table-cell>
          <table:covered-table-cell table:style-name="ce359"/>
          <table:covered-table-cell table:style-name="ce407"/>
        </table:table-row>
        <table:table-row table:style-name="ro1">
          <table:table-cell/>
          <table:covered-table-cell table:style-name="ce368"/>
          <table:covered-table-cell table:number-columns-repeated="4" table:style-name="ce375"/>
          <table:covered-table-cell table:style-name="ce381"/>
          <table:covered-table-cell table:style-name="ce386"/>
          <table:table-cell table:style-name="ce387" office:value-type="string" calcext:value-type="string">
            <text:p>static</text:p>
          </table:table-cell>
          <table:table-cell table:style-name="ce395" office:value-type="string" calcext:value-type="string">
            <text:p>dynamic</text:p>
          </table:table-cell>
          <table:table-cell table:style-name="ce397" office:value-type="string" calcext:value-type="string">
            <text:p>all</text:p>
          </table:table-cell>
          <table:table-cell table:style-name="ce395" office:value-type="string" calcext:value-type="string">
            <text:p>static</text:p>
          </table:table-cell>
          <table:table-cell table:style-name="ce395" office:value-type="string" calcext:value-type="string">
            <text:p>dynamic</text:p>
          </table:table-cell>
          <table:table-cell table:style-name="ce395" office:value-type="string" calcext:value-type="string">
            <text:p>all</text:p>
          </table:table-cell>
          <table:table-cell table:style-name="ce403" office:value-type="string" calcext:value-type="string">
            <text:p>static</text:p>
          </table:table-cell>
          <table:table-cell table:style-name="ce404" office:value-type="string" calcext:value-type="string">
            <text:p>dynamic</text:p>
          </table:table-cell>
          <table:table-cell table:style-name="ce405" office:value-type="string" calcext:value-type="string">
            <text:p>all</text:p>
          </table:table-cell>
          <table:table-cell table:style-name="ce387" office:value-type="string" calcext:value-type="string">
            <text:p>static</text:p>
          </table:table-cell>
          <table:table-cell table:style-name="ce395" office:value-type="string" calcext:value-type="string">
            <text:p>dynamic</text:p>
          </table:table-cell>
          <table:table-cell table:style-name="ce397" office:value-type="string" calcext:value-type="string">
            <text:p>all</text:p>
          </table:table-cell>
          <table:table-cell table:style-name="ce395" office:value-type="string" calcext:value-type="string">
            <text:p>static</text:p>
          </table:table-cell>
          <table:table-cell table:style-name="ce395" office:value-type="string" calcext:value-type="string">
            <text:p>dynamic</text:p>
          </table:table-cell>
          <table:table-cell table:style-name="ce397" office:value-type="string" calcext:value-type="string">
            <text:p>all</text:p>
          </table:table-cell>
        </table:table-row>
        <table:table-row table:style-name="ro1">
          <table:table-cell/>
          <table:table-cell table:style-name="ce369" office:value-type="string" calcext:value-type="string" table:number-columns-spanned="1" table:number-rows-spanned="24">
            <text:p>2</text:p>
          </table:table-cell>
          <table:table-cell table:style-name="ce376" office:value-type="float" office:value="707.5" calcext:value-type="float" table:number-columns-spanned="1" table:number-rows-spanned="24">
            <text:p>707.5</text:p>
          </table:table-cell>
          <table:table-cell table:style-name="ce376" office:value-type="float" office:value="707.5" calcext:value-type="float" table:number-columns-spanned="1" table:number-rows-spanned="24">
            <text:p>707.5</text:p>
          </table:table-cell>
          <table:table-cell table:style-name="ce376" office:value-type="float" office:value="497.5" calcext:value-type="float" table:number-columns-spanned="1" table:number-rows-spanned="24">
            <text:p>497.5</text:p>
          </table:table-cell>
          <table:table-cell table:style-name="ce376" office:value-type="float" office:value="406" calcext:value-type="float" table:number-columns-spanned="1" table:number-rows-spanned="24">
            <text:p>406</text:p>
          </table:table-cell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2" office:value-type="float" office:value="173" calcext:value-type="float">
            <text:p>173.0</text:p>
          </table:table-cell>
          <table:table-cell table:style-name="ce304"/>
          <table:table-cell table:style-name="ce398"/>
          <table:table-cell table:style-name="ce304" office:value-type="float" office:value="175" calcext:value-type="float">
            <text:p>175</text:p>
          </table:table-cell>
          <table:table-cell table:style-name="ce304" table:number-columns-repeated="2"/>
          <table:table-cell table:style-name="ce402" office:value-type="float" office:value="187" calcext:value-type="float">
            <text:p>187</text:p>
          </table:table-cell>
          <table:table-cell table:style-name="ce304"/>
          <table:table-cell table:style-name="ce398"/>
          <table:table-cell table:style-name="ce304" office:value-type="float" office:value="169.5" calcext:value-type="float">
            <text:p>169.5</text:p>
          </table:table-cell>
          <table:table-cell/>
          <table:table-cell table:style-name="ce398"/>
          <table:table-cell office:value-type="float" office:value="182.333" calcext:value-type="float">
            <text:p>182.333</text:p>
          </table:table-cell>
          <table:table-cell table:style-name="ce304"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299" office:value-type="float" office:value="16.833" calcext:value-type="float">
            <text:p>16.8</text:p>
          </table:table-cell>
          <table:table-cell/>
          <table:table-cell table:style-name="ce283"/>
          <table:table-cell office:value-type="float" office:value="21.333" calcext:value-type="float">
            <text:p>21.333</text:p>
          </table:table-cell>
          <table:table-cell table:number-columns-repeated="2"/>
          <table:table-cell table:style-name="ce276" office:value-type="float" office:value="37.5" calcext:value-type="float">
            <text:p>37.5</text:p>
          </table:table-cell>
          <table:table-cell/>
          <table:table-cell table:style-name="ce283"/>
          <table:table-cell office:value-type="float" office:value="21.5" calcext:value-type="float">
            <text:p>21.5</text:p>
          </table:table-cell>
          <table:table-cell/>
          <table:table-cell table:style-name="ce283"/>
          <table:table-cell office:value-type="float" office:value="21.333" calcext:value-type="float">
            <text:p>21.3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299" office:value-type="float" office:value="156.167" calcext:value-type="float">
            <text:p>156.2</text:p>
          </table:table-cell>
          <table:table-cell/>
          <table:table-cell table:style-name="ce283"/>
          <table:table-cell table:style-name="ce287" office:value-type="float" office:value="153.667" calcext:value-type="float">
            <text:p>153.667</text:p>
          </table:table-cell>
          <table:table-cell table:number-columns-repeated="2"/>
          <table:table-cell table:style-name="ce276" office:value-type="float" office:value="149.5" calcext:value-type="float">
            <text:p>149.5</text:p>
          </table:table-cell>
          <table:table-cell/>
          <table:table-cell table:style-name="ce283"/>
          <table:table-cell table:style-name="ce287" office:value-type="float" office:value="148" calcext:value-type="float">
            <text:p>148</text:p>
          </table:table-cell>
          <table:table-cell/>
          <table:table-cell table:style-name="ce283"/>
          <table:table-cell office:value-type="float" office:value="161" calcext:value-type="float">
            <text:p>161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00" office:value-type="float" office:value="0.238" calcext:value-type="float">
            <text:p>0.2</text:p>
          </table:table-cell>
          <table:table-cell table:style-name="ce288"/>
          <table:table-cell table:style-name="ce284"/>
          <table:table-cell table:style-name="ce288" office:value-type="float" office:value="0.471" calcext:value-type="float">
            <text:p>0.471</text:p>
          </table:table-cell>
          <table:table-cell table:style-name="ce288" table:number-columns-repeated="2"/>
          <table:table-cell table:style-name="ce277" office:value-type="float" office:value="0.233" calcext:value-type="float">
            <text:p>0.233</text:p>
          </table:table-cell>
          <table:table-cell table:style-name="ce288"/>
          <table:table-cell table:style-name="ce284"/>
          <table:table-cell table:style-name="ce288" office:value-type="float" office:value="0.295" calcext:value-type="float">
            <text:p>0.295</text:p>
          </table:table-cell>
          <table:table-cell/>
          <table:table-cell table:style-name="ce284"/>
          <table:table-cell office:value-type="float" office:value="0.088" calcext:value-type="float">
            <text:p>0.088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2" office:value-type="float" office:value="128.5" calcext:value-type="float">
            <text:p>128.5</text:p>
          </table:table-cell>
          <table:table-cell table:style-name="ce304"/>
          <table:table-cell table:style-name="ce398"/>
          <table:table-cell table:style-name="ce304" office:value-type="float" office:value="126.5" calcext:value-type="float">
            <text:p>126.5</text:p>
          </table:table-cell>
          <table:table-cell table:style-name="ce304" table:number-columns-repeated="2"/>
          <table:table-cell table:style-name="ce402" office:value-type="float" office:value="114.5" calcext:value-type="float">
            <text:p>114.5</text:p>
          </table:table-cell>
          <table:table-cell table:style-name="ce304"/>
          <table:table-cell table:style-name="ce398"/>
          <table:table-cell table:style-name="ce304" office:value-type="float" office:value="132" calcext:value-type="float">
            <text:p>132</text:p>
          </table:table-cell>
          <table:table-cell table:style-name="ce304"/>
          <table:table-cell table:style-name="ce398"/>
          <table:table-cell office:value-type="float" office:value="119.167" calcext:value-type="float">
            <text:p>119.167</text:p>
          </table:table-cell>
          <table:table-cell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299" office:value-type="float" office:value="74.667" calcext:value-type="float">
            <text:p>74.7</text:p>
          </table:table-cell>
          <table:table-cell/>
          <table:table-cell table:style-name="ce283"/>
          <table:table-cell table:style-name="ce287" office:value-type="float" office:value="70.167" calcext:value-type="float">
            <text:p>70.167</text:p>
          </table:table-cell>
          <table:table-cell table:number-columns-repeated="2"/>
          <table:table-cell table:style-name="ce276" office:value-type="float" office:value="54" calcext:value-type="float">
            <text:p>54</text:p>
          </table:table-cell>
          <table:table-cell/>
          <table:table-cell table:style-name="ce283"/>
          <table:table-cell table:style-name="ce287" office:value-type="float" office:value="70" calcext:value-type="float">
            <text:p>70</text:p>
          </table:table-cell>
          <table:table-cell/>
          <table:table-cell table:style-name="ce283"/>
          <table:table-cell office:value-type="float" office:value="70.167" calcext:value-type="float">
            <text:p>70.167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88" office:value-type="float" office:value="53.833" calcext:value-type="float">
            <text:p>53.8</text:p>
          </table:table-cell>
          <table:table-cell/>
          <table:table-cell table:style-name="ce283"/>
          <table:table-cell table:style-name="ce287" office:value-type="float" office:value="56.333" calcext:value-type="float">
            <text:p>56.333</text:p>
          </table:table-cell>
          <table:table-cell table:number-columns-repeated="2"/>
          <table:table-cell table:style-name="ce276" office:value-type="float" office:value="60.5" calcext:value-type="float">
            <text:p>60.5</text:p>
          </table:table-cell>
          <table:table-cell/>
          <table:table-cell table:style-name="ce283"/>
          <table:table-cell table:style-name="ce287" office:value-type="float" office:value="62" calcext:value-type="float">
            <text:p>62</text:p>
          </table:table-cell>
          <table:table-cell/>
          <table:table-cell table:style-name="ce283"/>
          <table:table-cell office:value-type="float" office:value="49" calcext:value-type="float">
            <text:p>49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00" office:value-type="float" office:value="0.824" calcext:value-type="float">
            <text:p>0.8</text:p>
          </table:table-cell>
          <table:table-cell table:style-name="ce288"/>
          <table:table-cell table:style-name="ce284"/>
          <table:table-cell table:style-name="ce288" office:value-type="float" office:value="0.519" calcext:value-type="float">
            <text:p>0.519</text:p>
          </table:table-cell>
          <table:table-cell table:style-name="ce288" table:number-columns-repeated="2"/>
          <table:table-cell table:style-name="ce277" office:value-type="float" office:value="0.826" calcext:value-type="float">
            <text:p>0.826</text:p>
          </table:table-cell>
          <table:table-cell table:style-name="ce288"/>
          <table:table-cell table:style-name="ce284"/>
          <table:table-cell table:style-name="ce288" office:value-type="float" office:value="0.686" calcext:value-type="float">
            <text:p>0.686</text:p>
          </table:table-cell>
          <table:table-cell table:style-name="ce288"/>
          <table:table-cell table:style-name="ce284"/>
          <table:table-cell office:value-type="float" office:value="0.867" calcext:value-type="float">
            <text:p>0.867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2" office:value-type="float" office:value="14.667" calcext:value-type="float">
            <text:p>14.7</text:p>
          </table:table-cell>
          <table:table-cell table:style-name="ce304"/>
          <table:table-cell table:style-name="ce398"/>
          <table:table-cell table:style-name="ce402" office:value-type="float" office:value="13.667" calcext:value-type="float">
            <text:p>13.667</text:p>
          </table:table-cell>
          <table:table-cell table:style-name="ce304" table:number-columns-repeated="2"/>
          <table:table-cell table:style-name="ce402" office:value-type="float" office:value="39" calcext:value-type="float">
            <text:p>39</text:p>
          </table:table-cell>
          <table:table-cell table:style-name="ce304"/>
          <table:table-cell table:style-name="ce398"/>
          <table:table-cell table:style-name="ce304" office:value-type="float" office:value="11.167" calcext:value-type="float">
            <text:p>11.167</text:p>
          </table:table-cell>
          <table:table-cell/>
          <table:table-cell table:style-name="ce398"/>
          <table:table-cell office:value-type="float" office:value="14.833" calcext:value-type="float">
            <text:p>14.833</text:p>
          </table:table-cell>
          <table:table-cell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88" office:value-type="float" office:value="14.667" calcext:value-type="float">
            <text:p>14.7</text:p>
          </table:table-cell>
          <table:table-cell/>
          <table:table-cell table:style-name="ce283"/>
          <table:table-cell table:style-name="ce276" office:value-type="float" office:value="13.667" calcext:value-type="float">
            <text:p>13.667</text:p>
          </table:table-cell>
          <table:table-cell table:number-columns-repeated="2"/>
          <table:table-cell table:style-name="ce276" office:value-type="float" office:value="39" calcext:value-type="float">
            <text:p>39</text:p>
          </table:table-cell>
          <table:table-cell/>
          <table:table-cell table:style-name="ce283"/>
          <table:table-cell table:style-name="ce287" office:value-type="float" office:value="11.167" calcext:value-type="float">
            <text:p>11.167</text:p>
          </table:table-cell>
          <table:table-cell/>
          <table:table-cell table:style-name="ce283"/>
          <table:table-cell office:value-type="float" office:value="14.833" calcext:value-type="float">
            <text:p>14.833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88" office:value-type="float" office:value="0" calcext:value-type="float">
            <text:p>0.0</text:p>
          </table:table-cell>
          <table:table-cell/>
          <table:table-cell table:style-name="ce283"/>
          <table:table-cell table:style-name="ce276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00" office:value-type="float" office:value="0.331" calcext:value-type="float">
            <text:p>0.3</text:p>
          </table:table-cell>
          <table:table-cell table:style-name="ce288"/>
          <table:table-cell table:style-name="ce284"/>
          <table:table-cell table:style-name="ce277" office:value-type="float" office:value="0.491" calcext:value-type="float">
            <text:p>0.491</text:p>
          </table:table-cell>
          <table:table-cell table:style-name="ce288" table:number-columns-repeated="2"/>
          <table:table-cell table:style-name="ce277" office:value-type="float" office:value="0.358" calcext:value-type="float">
            <text:p>0.358</text:p>
          </table:table-cell>
          <table:table-cell table:style-name="ce288"/>
          <table:table-cell table:style-name="ce284"/>
          <table:table-cell table:style-name="ce288" office:value-type="float" office:value="0.355" calcext:value-type="float">
            <text:p>0.355</text:p>
          </table:table-cell>
          <table:table-cell/>
          <table:table-cell table:style-name="ce284"/>
          <table:table-cell office:value-type="float" office:value="0.203" calcext:value-type="float">
            <text:p>0.203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2" office:value-type="float" office:value="391.333" calcext:value-type="float">
            <text:p>391.3</text:p>
          </table:table-cell>
          <table:table-cell table:style-name="ce304"/>
          <table:table-cell table:style-name="ce398"/>
          <table:table-cell table:style-name="ce304" office:value-type="float" office:value="392.333" calcext:value-type="float">
            <text:p>392.333</text:p>
          </table:table-cell>
          <table:table-cell table:style-name="ce304" table:number-columns-repeated="2"/>
          <table:table-cell table:style-name="ce402" office:value-type="float" office:value="367" calcext:value-type="float">
            <text:p>367</text:p>
          </table:table-cell>
          <table:table-cell table:style-name="ce304"/>
          <table:table-cell table:style-name="ce398"/>
          <table:table-cell table:style-name="ce287" office:value-type="float" office:value="394.833" calcext:value-type="float">
            <text:p>394.833</text:p>
          </table:table-cell>
          <table:table-cell/>
          <table:table-cell table:style-name="ce398"/>
          <table:table-cell office:value-type="float" office:value="391.167" calcext:value-type="float">
            <text:p>391.167</text:p>
          </table:table-cell>
          <table:table-cell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88" office:value-type="float" office:value="391.333" calcext:value-type="float">
            <text:p>391.3</text:p>
          </table:table-cell>
          <table:table-cell/>
          <table:table-cell table:style-name="ce283"/>
          <table:table-cell office:value-type="float" office:value="392.333" calcext:value-type="float">
            <text:p>392.333</text:p>
          </table:table-cell>
          <table:table-cell table:number-columns-repeated="2"/>
          <table:table-cell table:style-name="ce276" office:value-type="float" office:value="367" calcext:value-type="float">
            <text:p>367</text:p>
          </table:table-cell>
          <table:table-cell/>
          <table:table-cell table:style-name="ce283"/>
          <table:table-cell office:value-type="float" office:value="394.833" calcext:value-type="float">
            <text:p>394.833</text:p>
          </table:table-cell>
          <table:table-cell/>
          <table:table-cell table:style-name="ce283"/>
          <table:table-cell office:value-type="float" office:value="391.167" calcext:value-type="float">
            <text:p>391.167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299" office:value-type="float" office:value="0" calcext:value-type="float">
            <text:p>0.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00" office:value-type="float" office:value="0.893" calcext:value-type="float">
            <text:p>0.9</text:p>
          </table:table-cell>
          <table:table-cell table:style-name="ce288"/>
          <table:table-cell table:style-name="ce284"/>
          <table:table-cell table:style-name="ce288" office:value-type="float" office:value="0.523" calcext:value-type="float">
            <text:p>0.523</text:p>
          </table:table-cell>
          <table:table-cell table:style-name="ce288" table:number-columns-repeated="2"/>
          <table:table-cell table:style-name="ce277" office:value-type="float" office:value="0.941" calcext:value-type="float">
            <text:p>0.941</text:p>
          </table:table-cell>
          <table:table-cell table:style-name="ce288"/>
          <table:table-cell table:style-name="ce284"/>
          <table:table-cell table:style-name="ce288" office:value-type="float" office:value="0.893" calcext:value-type="float">
            <text:p>0.893</text:p>
          </table:table-cell>
          <table:table-cell/>
          <table:table-cell table:style-name="ce284"/>
          <table:table-cell office:value-type="float" office:value="0.956" calcext:value-type="float">
            <text:p>0.956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2" office:value-type="float" office:value="37.678" calcext:value-type="float">
            <text:p>37.7</text:p>
          </table:table-cell>
          <table:table-cell table:style-name="ce304"/>
          <table:table-cell table:style-name="ce398"/>
          <table:table-cell table:style-name="ce304" office:value-type="float" office:value="38.284" calcext:value-type="float">
            <text:p>38.284</text:p>
          </table:table-cell>
          <table:table-cell table:style-name="ce304" table:number-columns-repeated="2"/>
          <table:table-cell table:style-name="ce402" office:value-type="float" office:value="53.789" calcext:value-type="float">
            <text:p>53.789</text:p>
          </table:table-cell>
          <table:table-cell table:style-name="ce304"/>
          <table:table-cell table:style-name="ce398"/>
          <table:table-cell table:style-name="ce304" office:value-type="float" office:value="34.868" calcext:value-type="float">
            <text:p>34.868</text:p>
          </table:table-cell>
          <table:table-cell/>
          <table:table-cell table:style-name="ce398"/>
          <table:table-cell office:value-type="float" office:value="42.492" calcext:value-type="float">
            <text:p>42.492</text:p>
          </table:table-cell>
          <table:table-cell/>
          <table:table-cell table:style-name="ce398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table:style-name="ce299" office:value-type="float" office:value="62.322" calcext:value-type="float">
            <text:p>62.3</text:p>
          </table:table-cell>
          <table:table-cell/>
          <table:table-cell table:style-name="ce283"/>
          <table:table-cell office:value-type="float" office:value="61.716" calcext:value-type="float">
            <text:p>61.716</text:p>
          </table:table-cell>
          <table:table-cell table:number-columns-repeated="2"/>
          <table:table-cell table:style-name="ce276" office:value-type="float" office:value="46.211" calcext:value-type="float">
            <text:p>46.211</text:p>
          </table:table-cell>
          <table:table-cell/>
          <table:table-cell table:style-name="ce283"/>
          <table:table-cell table:style-name="ce287" office:value-type="float" office:value="65.132" calcext:value-type="float">
            <text:p>65.132</text:p>
          </table:table-cell>
          <table:table-cell/>
          <table:table-cell table:style-name="ce283"/>
          <table:table-cell office:value-type="float" office:value="57.508" calcext:value-type="float">
            <text:p>57.508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table:style-name="ce299" office:value-type="float" office:value="52.429" calcext:value-type="float">
            <text:p>52.4</text:p>
          </table:table-cell>
          <table:table-cell/>
          <table:table-cell table:style-name="ce283"/>
          <table:table-cell office:value-type="float" office:value="50.227" calcext:value-type="float">
            <text:p>50.227</text:p>
          </table:table-cell>
          <table:table-cell table:number-columns-repeated="2"/>
          <table:table-cell table:style-name="ce276" office:value-type="float" office:value="35.442" calcext:value-type="float">
            <text:p>35.442</text:p>
          </table:table-cell>
          <table:table-cell/>
          <table:table-cell table:style-name="ce283"/>
          <table:table-cell table:style-name="ce287" office:value-type="float" office:value="49.319" calcext:value-type="float">
            <text:p>49.319</text:p>
          </table:table-cell>
          <table:table-cell/>
          <table:table-cell table:style-name="ce283"/>
          <table:table-cell office:value-type="float" office:value="52.397" calcext:value-type="float">
            <text:p>52.397</text:p>
          </table:table-cell>
          <table:table-cell table:style-name="ce304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300" office:value-type="float" office:value="47.571" calcext:value-type="float">
            <text:p>47.6</text:p>
          </table:table-cell>
          <table:table-cell table:style-name="ce288"/>
          <table:table-cell table:style-name="ce284"/>
          <table:table-cell table:style-name="ce288" office:value-type="float" office:value="49.773" calcext:value-type="float">
            <text:p>49.773</text:p>
          </table:table-cell>
          <table:table-cell table:style-name="ce288" table:number-columns-repeated="2"/>
          <table:table-cell table:style-name="ce277" office:value-type="float" office:value="64.558" calcext:value-type="float">
            <text:p>64.558</text:p>
          </table:table-cell>
          <table:table-cell table:style-name="ce288"/>
          <table:table-cell table:style-name="ce284"/>
          <table:table-cell table:style-name="ce288" office:value-type="float" office:value="50.681" calcext:value-type="float">
            <text:p>50.681</text:p>
          </table:table-cell>
          <table:table-cell/>
          <table:table-cell table:style-name="ce284"/>
          <table:table-cell office:value-type="float" office:value="47.603" calcext:value-type="float">
            <text:p>47.603</text:p>
          </table:table-cell>
          <table:table-cell/>
          <table:table-cell table:style-name="ce284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2" office:value-type="float" office:value="0.23" calcext:value-type="float">
            <text:p>0.2</text:p>
          </table:table-cell>
          <table:table-cell table:style-name="ce304"/>
          <table:table-cell table:style-name="ce398"/>
          <table:table-cell table:style-name="ce304" office:value-type="float" office:value="0.469" calcext:value-type="float">
            <text:p>0.469</text:p>
          </table:table-cell>
          <table:table-cell table:style-name="ce304" table:number-columns-repeated="2"/>
          <table:table-cell table:style-name="ce402" office:value-type="float" office:value="0.216" calcext:value-type="float">
            <text:p>0.216</text:p>
          </table:table-cell>
          <table:table-cell table:style-name="ce304"/>
          <table:table-cell table:style-name="ce398"/>
          <table:table-cell table:style-name="ce304" office:value-type="float" office:value="0.279" calcext:value-type="float">
            <text:p>0.279</text:p>
          </table:table-cell>
          <table:table-cell/>
          <table:table-cell table:style-name="ce283"/>
          <table:table-cell office:value-type="float" office:value="0.081" calcext:value-type="float">
            <text:p>0.08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table:style-name="ce299" office:value-type="float" office:value="0.807" calcext:value-type="float">
            <text:p>0.8</text:p>
          </table:table-cell>
          <table:table-cell/>
          <table:table-cell table:style-name="ce283"/>
          <table:table-cell office:value-type="float" office:value="0.518" calcext:value-type="float">
            <text:p>0.518</text:p>
          </table:table-cell>
          <table:table-cell table:number-columns-repeated="2"/>
          <table:table-cell table:style-name="ce276" office:value-type="float" office:value="0.813" calcext:value-type="float">
            <text:p>0.813</text:p>
          </table:table-cell>
          <table:table-cell/>
          <table:table-cell table:style-name="ce283"/>
          <table:table-cell table:style-name="ce287" office:value-type="float" office:value="0.684" calcext:value-type="float">
            <text:p>0.684</text:p>
          </table:table-cell>
          <table:table-cell/>
          <table:table-cell table:style-name="ce283"/>
          <table:table-cell office:value-type="float" office:value="0.837" calcext:value-type="float">
            <text:p>0.837</text:p>
          </table:table-cell>
          <table:table-cell table:style-name="ce288"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388" office:value-type="float" office:value="0.324" calcext:value-type="float">
            <text:p>0.3</text:p>
          </table:table-cell>
          <table:table-cell/>
          <table:table-cell table:style-name="ce283"/>
          <table:table-cell office:value-type="float" office:value="0.489" calcext:value-type="float">
            <text:p>0.489</text:p>
          </table:table-cell>
          <table:table-cell table:number-columns-repeated="2"/>
          <table:table-cell table:style-name="ce276" office:value-type="float" office:value="0.331" calcext:value-type="float">
            <text:p>0.331</text:p>
          </table:table-cell>
          <table:table-cell/>
          <table:table-cell table:style-name="ce283"/>
          <table:table-cell table:style-name="ce287" office:value-type="float" office:value="0.384" calcext:value-type="float">
            <text:p>0.384</text:p>
          </table:table-cell>
          <table:table-cell/>
          <table:table-cell table:style-name="ce283"/>
          <table:table-cell office:value-type="float" office:value="0.164" calcext:value-type="float">
            <text:p>0.16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300" office:value-type="float" office:value="0.884" calcext:value-type="float">
            <text:p>0.9</text:p>
          </table:table-cell>
          <table:table-cell table:style-name="ce288"/>
          <table:table-cell table:style-name="ce284"/>
          <table:table-cell table:style-name="ce288" office:value-type="float" office:value="0.523" calcext:value-type="float">
            <text:p>0.523</text:p>
          </table:table-cell>
          <table:table-cell table:style-name="ce288" table:number-columns-repeated="2"/>
          <table:table-cell table:style-name="ce277" office:value-type="float" office:value="0.928" calcext:value-type="float">
            <text:p>0.928</text:p>
          </table:table-cell>
          <table:table-cell table:style-name="ce288"/>
          <table:table-cell table:style-name="ce284"/>
          <table:table-cell table:style-name="ce288" office:value-type="float" office:value="0.862" calcext:value-type="float">
            <text:p>0.862</text:p>
          </table:table-cell>
          <table:table-cell table:style-name="ce288"/>
          <table:table-cell table:style-name="ce284"/>
          <table:table-cell table:style-name="ce288" office:value-type="float" office:value="0.945" calcext:value-type="float">
            <text:p>0.945</text:p>
          </table:table-cell>
          <table:table-cell table:style-name="ce288"/>
          <table:table-cell table:style-name="ce284"/>
        </table:table-row>
        <table:table-row table:style-name="ro1">
          <table:table-cell/>
          <table:table-cell table:style-name="ce372" office:value-type="string" calcext:value-type="string" table:number-columns-spanned="1" table:number-rows-spanned="24">
            <text:p>3</text:p>
          </table:table-cell>
          <table:table-cell table:style-name="ce378" office:value-type="float" office:value="943.333" calcext:value-type="float" table:number-columns-spanned="1" table:number-rows-spanned="24">
            <text:p>943.333</text:p>
          </table:table-cell>
          <table:table-cell table:style-name="ce378" office:value-type="float" office:value="471.667" calcext:value-type="float" table:number-columns-spanned="1" table:number-rows-spanned="24">
            <text:p>471.667</text:p>
          </table:table-cell>
          <table:table-cell table:style-name="ce378" office:value-type="float" office:value="331.667" calcext:value-type="float" table:number-columns-spanned="1" table:number-rows-spanned="24">
            <text:p>331.667</text:p>
          </table:table-cell>
          <table:table-cell table:style-name="ce378" office:value-type="float" office:value="270.667" calcext:value-type="float" table:number-columns-spanned="1" table:number-rows-spanned="24">
            <text:p>270.667</text:p>
          </table:table-cell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89" office:value-type="float" office:value="117.333" calcext:value-type="float">
            <text:p>117.333</text:p>
          </table:table-cell>
          <table:table-cell table:style-name="ce392"/>
          <table:table-cell table:style-name="ce399"/>
          <table:table-cell table:style-name="ce304" office:value-type="float" office:value="119.444" calcext:value-type="float">
            <text:p>119.444</text:p>
          </table:table-cell>
          <table:table-cell table:style-name="ce304" table:number-columns-repeated="2"/>
          <table:table-cell table:style-name="ce276" office:value-type="float" office:value="118.889" calcext:value-type="float">
            <text:p>118.889</text:p>
          </table:table-cell>
          <table:table-cell/>
          <table:table-cell table:style-name="ce283"/>
          <table:table-cell table:style-name="ce283" office:value-type="float" office:value="114.667" calcext:value-type="float">
            <text:p>114.667</text:p>
          </table:table-cell>
          <table:table-cell/>
          <table:table-cell table:style-name="ce283"/>
          <table:table-cell office:value-type="float" office:value="120.444" calcext:value-type="float">
            <text:p>120.4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0" office:value-type="float" office:value="9.778" calcext:value-type="float">
            <text:p>9.778</text:p>
          </table:table-cell>
          <table:table-cell table:style-name="ce396"/>
          <table:table-cell table:style-name="ce400"/>
          <table:table-cell office:value-type="float" office:value="14.556" calcext:value-type="float">
            <text:p>14.556</text:p>
          </table:table-cell>
          <table:table-cell table:number-columns-repeated="2"/>
          <table:table-cell table:style-name="ce276" office:value-type="float" office:value="20.889" calcext:value-type="float">
            <text:p>20.889</text:p>
          </table:table-cell>
          <table:table-cell/>
          <table:table-cell table:style-name="ce283"/>
          <table:table-cell table:style-name="ce283" office:value-type="float" office:value="18.444" calcext:value-type="float">
            <text:p>18.444</text:p>
          </table:table-cell>
          <table:table-cell/>
          <table:table-cell table:style-name="ce283"/>
          <table:table-cell office:value-type="float" office:value="11.667" calcext:value-type="float">
            <text:p>11.6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0" office:value-type="float" office:value="107.556" calcext:value-type="float">
            <text:p>107.556</text:p>
          </table:table-cell>
          <table:table-cell table:style-name="ce396"/>
          <table:table-cell table:style-name="ce400"/>
          <table:table-cell office:value-type="float" office:value="104.889" calcext:value-type="float">
            <text:p>104.889</text:p>
          </table:table-cell>
          <table:table-cell table:number-columns-repeated="2"/>
          <table:table-cell table:style-name="ce276" office:value-type="float" office:value="98" calcext:value-type="float">
            <text:p>98</text:p>
          </table:table-cell>
          <table:table-cell/>
          <table:table-cell table:style-name="ce283"/>
          <table:table-cell table:style-name="ce283" office:value-type="float" office:value="96.222" calcext:value-type="float">
            <text:p>96.222</text:p>
          </table:table-cell>
          <table:table-cell/>
          <table:table-cell table:style-name="ce283"/>
          <table:table-cell office:value-type="float" office:value="108.778" calcext:value-type="float">
            <text:p>108.77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1" office:value-type="float" office:value="0.174" calcext:value-type="float">
            <text:p>0.174</text:p>
          </table:table-cell>
          <table:table-cell table:style-name="ce394"/>
          <table:table-cell table:style-name="ce401"/>
          <table:table-cell table:style-name="ce288" office:value-type="float" office:value="0.474" calcext:value-type="float">
            <text:p>0.474</text:p>
          </table:table-cell>
          <table:table-cell table:style-name="ce288" table:number-columns-repeated="2"/>
          <table:table-cell table:style-name="ce276" office:value-type="float" office:value="0.166" calcext:value-type="float">
            <text:p>0.166</text:p>
          </table:table-cell>
          <table:table-cell/>
          <table:table-cell table:style-name="ce283"/>
          <table:table-cell table:style-name="ce283" office:value-type="float" office:value="0.291" calcext:value-type="float">
            <text:p>0.291</text:p>
          </table:table-cell>
          <table:table-cell/>
          <table:table-cell table:style-name="ce283"/>
          <table:table-cell office:value-type="float" office:value="0.088" calcext:value-type="float">
            <text:p>0.08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89" office:value-type="float" office:value="83.667" calcext:value-type="float">
            <text:p>83.667</text:p>
          </table:table-cell>
          <table:table-cell table:style-name="ce392"/>
          <table:table-cell table:style-name="ce399"/>
          <table:table-cell table:style-name="ce304" office:value-type="float" office:value="81.556" calcext:value-type="float">
            <text:p>81.556</text:p>
          </table:table-cell>
          <table:table-cell table:style-name="ce304" table:number-columns-repeated="2"/>
          <table:table-cell table:style-name="ce276" office:value-type="float" office:value="82.111" calcext:value-type="float">
            <text:p>82.111</text:p>
          </table:table-cell>
          <table:table-cell/>
          <table:table-cell table:style-name="ce283"/>
          <table:table-cell table:style-name="ce283" office:value-type="float" office:value="86.333" calcext:value-type="float">
            <text:p>86.333</text:p>
          </table:table-cell>
          <table:table-cell/>
          <table:table-cell table:style-name="ce283"/>
          <table:table-cell office:value-type="float" office:value="80.556" calcext:value-type="float">
            <text:p>80.55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0" office:value-type="float" office:value="51.222" calcext:value-type="float">
            <text:p>51.222</text:p>
          </table:table-cell>
          <table:table-cell table:style-name="ce396"/>
          <table:table-cell table:style-name="ce400"/>
          <table:table-cell office:value-type="float" office:value="46.444" calcext:value-type="float">
            <text:p>46.444</text:p>
          </table:table-cell>
          <table:table-cell table:number-columns-repeated="2"/>
          <table:table-cell table:style-name="ce276" office:value-type="float" office:value="40.111" calcext:value-type="float">
            <text:p>40.111</text:p>
          </table:table-cell>
          <table:table-cell/>
          <table:table-cell table:style-name="ce283"/>
          <table:table-cell table:style-name="ce283" office:value-type="float" office:value="42.556" calcext:value-type="float">
            <text:p>42.556</text:p>
          </table:table-cell>
          <table:table-cell/>
          <table:table-cell table:style-name="ce283"/>
          <table:table-cell office:value-type="float" office:value="49.333" calcext:value-type="float">
            <text:p>49.3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0" office:value-type="float" office:value="32.444" calcext:value-type="float">
            <text:p>32.444</text:p>
          </table:table-cell>
          <table:table-cell table:style-name="ce396"/>
          <table:table-cell table:style-name="ce400"/>
          <table:table-cell office:value-type="float" office:value="35.111" calcext:value-type="float">
            <text:p>35.111</text:p>
          </table:table-cell>
          <table:table-cell table:number-columns-repeated="2"/>
          <table:table-cell table:style-name="ce276" office:value-type="float" office:value="42" calcext:value-type="float">
            <text:p>42</text:p>
          </table:table-cell>
          <table:table-cell/>
          <table:table-cell table:style-name="ce283"/>
          <table:table-cell table:style-name="ce283" office:value-type="float" office:value="43.778" calcext:value-type="float">
            <text:p>43.778</text:p>
          </table:table-cell>
          <table:table-cell/>
          <table:table-cell table:style-name="ce283"/>
          <table:table-cell office:value-type="float" office:value="31.222" calcext:value-type="float">
            <text:p>31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1" office:value-type="float" office:value="0.84" calcext:value-type="float">
            <text:p>0.840</text:p>
          </table:table-cell>
          <table:table-cell table:style-name="ce394"/>
          <table:table-cell table:style-name="ce401"/>
          <table:table-cell table:style-name="ce288" office:value-type="float" office:value="0.511" calcext:value-type="float">
            <text:p>0.511</text:p>
          </table:table-cell>
          <table:table-cell table:style-name="ce288" table:number-columns-repeated="2"/>
          <table:table-cell table:style-name="ce276" office:value-type="float" office:value="0.819" calcext:value-type="float">
            <text:p>0.819</text:p>
          </table:table-cell>
          <table:table-cell/>
          <table:table-cell table:style-name="ce283"/>
          <table:table-cell table:style-name="ce283" office:value-type="float" office:value="0.72" calcext:value-type="float">
            <text:p>0.72</text:p>
          </table:table-cell>
          <table:table-cell/>
          <table:table-cell table:style-name="ce283"/>
          <table:table-cell office:value-type="float" office:value="0.867" calcext:value-type="float">
            <text:p>0.8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89" office:value-type="float" office:value="6.444" calcext:value-type="float">
            <text:p>6.444</text:p>
          </table:table-cell>
          <table:table-cell table:style-name="ce392"/>
          <table:table-cell table:style-name="ce399"/>
          <table:table-cell table:style-name="ce304" office:value-type="float" office:value="9.222" calcext:value-type="float">
            <text:p>9.222</text:p>
          </table:table-cell>
          <table:table-cell table:style-name="ce304" table:number-columns-repeated="2"/>
          <table:table-cell table:style-name="ce276" office:value-type="float" office:value="13.667" calcext:value-type="float">
            <text:p>13.667</text:p>
          </table:table-cell>
          <table:table-cell/>
          <table:table-cell table:style-name="ce283"/>
          <table:table-cell table:style-name="ce283" office:value-type="float" office:value="8.778" calcext:value-type="float">
            <text:p>8.778</text:p>
          </table:table-cell>
          <table:table-cell/>
          <table:table-cell table:style-name="ce283"/>
          <table:table-cell office:value-type="float" office:value="9.222" calcext:value-type="float">
            <text:p>9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0" office:value-type="float" office:value="6.444" calcext:value-type="float">
            <text:p>6.444</text:p>
          </table:table-cell>
          <table:table-cell table:style-name="ce396"/>
          <table:table-cell table:style-name="ce400"/>
          <table:table-cell office:value-type="float" office:value="9.222" calcext:value-type="float">
            <text:p>9.222</text:p>
          </table:table-cell>
          <table:table-cell table:number-columns-repeated="2"/>
          <table:table-cell table:style-name="ce276" office:value-type="float" office:value="13.667" calcext:value-type="float">
            <text:p>13.667</text:p>
          </table:table-cell>
          <table:table-cell/>
          <table:table-cell table:style-name="ce283"/>
          <table:table-cell table:style-name="ce283" office:value-type="float" office:value="8.778" calcext:value-type="float">
            <text:p>8.778</text:p>
          </table:table-cell>
          <table:table-cell/>
          <table:table-cell table:style-name="ce283"/>
          <table:table-cell office:value-type="float" office:value="9.222" calcext:value-type="float">
            <text:p>9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0" office:value-type="float" office:value="0" calcext:value-type="float">
            <text:p>0.000</text:p>
          </table:table-cell>
          <table:table-cell table:style-name="ce396"/>
          <table:table-cell table:style-name="ce400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1" office:value-type="float" office:value="0.291" calcext:value-type="float">
            <text:p>0.291</text:p>
          </table:table-cell>
          <table:table-cell table:style-name="ce394"/>
          <table:table-cell table:style-name="ce401"/>
          <table:table-cell table:style-name="ce288" office:value-type="float" office:value="0.495" calcext:value-type="float">
            <text:p>0.495</text:p>
          </table:table-cell>
          <table:table-cell table:style-name="ce288" table:number-columns-repeated="2"/>
          <table:table-cell table:style-name="ce276" office:value-type="float" office:value="0.292" calcext:value-type="float">
            <text:p>0.292</text:p>
          </table:table-cell>
          <table:table-cell/>
          <table:table-cell table:style-name="ce283"/>
          <table:table-cell table:style-name="ce283" office:value-type="float" office:value="0.333" calcext:value-type="float">
            <text:p>0.333</text:p>
          </table:table-cell>
          <table:table-cell/>
          <table:table-cell table:style-name="ce283"/>
          <table:table-cell office:value-type="float" office:value="0.253" calcext:value-type="float">
            <text:p>0.25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89" office:value-type="float" office:value="264.222" calcext:value-type="float">
            <text:p>264.222</text:p>
          </table:table-cell>
          <table:table-cell table:style-name="ce392"/>
          <table:table-cell table:style-name="ce399"/>
          <table:table-cell table:style-name="ce304" office:value-type="float" office:value="261.444" calcext:value-type="float">
            <text:p>261.444</text:p>
          </table:table-cell>
          <table:table-cell table:style-name="ce304" table:number-columns-repeated="2"/>
          <table:table-cell table:style-name="ce276" office:value-type="float" office:value="257" calcext:value-type="float">
            <text:p>257</text:p>
          </table:table-cell>
          <table:table-cell/>
          <table:table-cell table:style-name="ce283"/>
          <table:table-cell table:style-name="ce283" office:value-type="float" office:value="261.889" calcext:value-type="float">
            <text:p>261.889</text:p>
          </table:table-cell>
          <table:table-cell/>
          <table:table-cell table:style-name="ce283"/>
          <table:table-cell office:value-type="float" office:value="261.444" calcext:value-type="float">
            <text:p>261.4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0" office:value-type="float" office:value="264.222" calcext:value-type="float">
            <text:p>264.222</text:p>
          </table:table-cell>
          <table:table-cell table:style-name="ce396"/>
          <table:table-cell table:style-name="ce400"/>
          <table:table-cell office:value-type="float" office:value="261.444" calcext:value-type="float">
            <text:p>261.444</text:p>
          </table:table-cell>
          <table:table-cell table:number-columns-repeated="2"/>
          <table:table-cell table:style-name="ce276" office:value-type="float" office:value="257" calcext:value-type="float">
            <text:p>257</text:p>
          </table:table-cell>
          <table:table-cell/>
          <table:table-cell table:style-name="ce283"/>
          <table:table-cell table:style-name="ce283" office:value-type="float" office:value="261.889" calcext:value-type="float">
            <text:p>261.889</text:p>
          </table:table-cell>
          <table:table-cell/>
          <table:table-cell table:style-name="ce283"/>
          <table:table-cell office:value-type="float" office:value="261.444" calcext:value-type="float">
            <text:p>261.4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0" office:value-type="float" office:value="0" calcext:value-type="float">
            <text:p>0.000</text:p>
          </table:table-cell>
          <table:table-cell table:style-name="ce396"/>
          <table:table-cell table:style-name="ce400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1" office:value-type="float" office:value="0.915" calcext:value-type="float">
            <text:p>0.915</text:p>
          </table:table-cell>
          <table:table-cell table:style-name="ce394"/>
          <table:table-cell table:style-name="ce401"/>
          <table:table-cell table:style-name="ce288" office:value-type="float" office:value="0.517" calcext:value-type="float">
            <text:p>0.517</text:p>
          </table:table-cell>
          <table:table-cell table:style-name="ce288" table:number-columns-repeated="2"/>
          <table:table-cell table:style-name="ce276" office:value-type="float" office:value="0.928" calcext:value-type="float">
            <text:p>0.928</text:p>
          </table:table-cell>
          <table:table-cell/>
          <table:table-cell table:style-name="ce283"/>
          <table:table-cell table:style-name="ce283" office:value-type="float" office:value="0.893" calcext:value-type="float">
            <text:p>0.893</text:p>
          </table:table-cell>
          <table:table-cell/>
          <table:table-cell table:style-name="ce283"/>
          <table:table-cell office:value-type="float" office:value="0.953" calcext:value-type="float">
            <text:p>0.95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3.903" calcext:value-type="float">
            <text:p>33.903</text:p>
          </table:table-cell>
          <table:table-cell table:style-name="ce392"/>
          <table:table-cell table:style-name="ce399"/>
          <table:table-cell table:style-name="ce304" office:value-type="float" office:value="39.568" calcext:value-type="float">
            <text:p>39.568</text:p>
          </table:table-cell>
          <table:table-cell table:style-name="ce304" table:number-columns-repeated="2"/>
          <table:table-cell table:style-name="ce276" office:value-type="float" office:value="44.071" calcext:value-type="float">
            <text:p>44.071</text:p>
          </table:table-cell>
          <table:table-cell/>
          <table:table-cell table:style-name="ce283"/>
          <table:table-cell table:style-name="ce283" office:value-type="float" office:value="37.088" calcext:value-type="float">
            <text:p>37.088</text:p>
          </table:table-cell>
          <table:table-cell/>
          <table:table-cell table:style-name="ce283"/>
          <table:table-cell office:value-type="float" office:value="40.038" calcext:value-type="float">
            <text:p>40.03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6.097" calcext:value-type="float">
            <text:p>66.097</text:p>
          </table:table-cell>
          <table:table-cell table:style-name="ce396"/>
          <table:table-cell table:style-name="ce400"/>
          <table:table-cell office:value-type="float" office:value="60.432" calcext:value-type="float">
            <text:p>60.432</text:p>
          </table:table-cell>
          <table:table-cell table:number-columns-repeated="2"/>
          <table:table-cell table:style-name="ce276" office:value-type="float" office:value="55.929" calcext:value-type="float">
            <text:p>55.929</text:p>
          </table:table-cell>
          <table:table-cell/>
          <table:table-cell table:style-name="ce283"/>
          <table:table-cell table:style-name="ce283" office:value-type="float" office:value="62.912" calcext:value-type="float">
            <text:p>62.912</text:p>
          </table:table-cell>
          <table:table-cell/>
          <table:table-cell table:style-name="ce283"/>
          <table:table-cell office:value-type="float" office:value="59.962" calcext:value-type="float">
            <text:p>59.96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7.04" calcext:value-type="float">
            <text:p>57.04</text:p>
          </table:table-cell>
          <table:table-cell table:style-name="ce396"/>
          <table:table-cell table:style-name="ce400"/>
          <table:table-cell office:value-type="float" office:value="51.125" calcext:value-type="float">
            <text:p>51.125</text:p>
          </table:table-cell>
          <table:table-cell table:number-columns-repeated="2"/>
          <table:table-cell table:style-name="ce276" office:value-type="float" office:value="41.878" calcext:value-type="float">
            <text:p>41.878</text:p>
          </table:table-cell>
          <table:table-cell/>
          <table:table-cell table:style-name="ce283"/>
          <table:table-cell table:style-name="ce283" office:value-type="float" office:value="45.24" calcext:value-type="float">
            <text:p>45.24</text:p>
          </table:table-cell>
          <table:table-cell/>
          <table:table-cell table:style-name="ce283"/>
          <table:table-cell office:value-type="float" office:value="54.984" calcext:value-type="float">
            <text:p>54.98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2.96" calcext:value-type="float">
            <text:p>42.96</text:p>
          </table:table-cell>
          <table:table-cell table:style-name="ce394"/>
          <table:table-cell table:style-name="ce401"/>
          <table:table-cell table:style-name="ce288" office:value-type="float" office:value="48.875" calcext:value-type="float">
            <text:p>48.875</text:p>
          </table:table-cell>
          <table:table-cell table:style-name="ce288" table:number-columns-repeated="2"/>
          <table:table-cell table:style-name="ce276" office:value-type="float" office:value="58.122" calcext:value-type="float">
            <text:p>58.122</text:p>
          </table:table-cell>
          <table:table-cell/>
          <table:table-cell table:style-name="ce283"/>
          <table:table-cell table:style-name="ce283" office:value-type="float" office:value="54.76" calcext:value-type="float">
            <text:p>54.76</text:p>
          </table:table-cell>
          <table:table-cell/>
          <table:table-cell table:style-name="ce283"/>
          <table:table-cell office:value-type="float" office:value="45.016" calcext:value-type="float">
            <text:p>45.0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66" calcext:value-type="float">
            <text:p>0.166</text:p>
          </table:table-cell>
          <table:table-cell table:style-name="ce392"/>
          <table:table-cell table:style-name="ce399"/>
          <table:table-cell table:style-name="ce304" office:value-type="float" office:value="0.472" calcext:value-type="float">
            <text:p>0.472</text:p>
          </table:table-cell>
          <table:table-cell table:style-name="ce304" table:number-columns-repeated="2"/>
          <table:table-cell table:style-name="ce276" office:value-type="float" office:value="0.15" calcext:value-type="float">
            <text:p>0.15</text:p>
          </table:table-cell>
          <table:table-cell/>
          <table:table-cell table:style-name="ce283"/>
          <table:table-cell table:style-name="ce283" office:value-type="float" office:value="0.274" calcext:value-type="float">
            <text:p>0.274</text:p>
          </table:table-cell>
          <table:table-cell/>
          <table:table-cell table:style-name="ce283"/>
          <table:table-cell office:value-type="float" office:value="0.081" calcext:value-type="float">
            <text:p>0.08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5" calcext:value-type="float">
            <text:p>0.805</text:p>
          </table:table-cell>
          <table:table-cell table:style-name="ce396"/>
          <table:table-cell table:style-name="ce400"/>
          <table:table-cell office:value-type="float" office:value="0.508" calcext:value-type="float">
            <text:p>0.508</text:p>
          </table:table-cell>
          <table:table-cell table:number-columns-repeated="2"/>
          <table:table-cell table:style-name="ce276" office:value-type="float" office:value="0.809" calcext:value-type="float">
            <text:p>0.809</text:p>
          </table:table-cell>
          <table:table-cell/>
          <table:table-cell table:style-name="ce283"/>
          <table:table-cell table:style-name="ce283" office:value-type="float" office:value="0.71" calcext:value-type="float">
            <text:p>0.71</text:p>
          </table:table-cell>
          <table:table-cell/>
          <table:table-cell table:style-name="ce283"/>
          <table:table-cell office:value-type="float" office:value="0.831" calcext:value-type="float">
            <text:p>0.83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office:value-type="float" office:value="0.279" calcext:value-type="float">
            <text:p>0.279</text:p>
          </table:table-cell>
          <table:table-cell table:style-name="ce396"/>
          <table:table-cell table:style-name="ce400"/>
          <table:table-cell office:value-type="float" office:value="0.491" calcext:value-type="float">
            <text:p>0.491</text:p>
          </table:table-cell>
          <table:table-cell table:number-columns-repeated="2"/>
          <table:table-cell table:style-name="ce276" office:value-type="float" office:value="0.271" calcext:value-type="float">
            <text:p>0.271</text:p>
          </table:table-cell>
          <table:table-cell/>
          <table:table-cell table:style-name="ce283"/>
          <table:table-cell table:style-name="ce283" office:value-type="float" office:value="0.367" calcext:value-type="float">
            <text:p>0.367</text:p>
          </table:table-cell>
          <table:table-cell/>
          <table:table-cell table:style-name="ce283"/>
          <table:table-cell office:value-type="float" office:value="0.2" calcext:value-type="float">
            <text:p>0.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06" calcext:value-type="float">
            <text:p>0.906</text:p>
          </table:table-cell>
          <table:table-cell table:style-name="ce394"/>
          <table:table-cell table:style-name="ce401"/>
          <table:table-cell table:style-name="ce288" office:value-type="float" office:value="0.517" calcext:value-type="float">
            <text:p>0.517</text:p>
          </table:table-cell>
          <table:table-cell table:style-name="ce288" table:number-columns-repeated="2"/>
          <table:table-cell table:style-name="ce276" office:value-type="float" office:value="0.915" calcext:value-type="float">
            <text:p>0.915</text:p>
          </table:table-cell>
          <table:table-cell/>
          <table:table-cell table:style-name="ce283"/>
          <table:table-cell table:style-name="ce283" office:value-type="float" office:value="0.868" calcext:value-type="float">
            <text:p>0.868</text:p>
          </table:table-cell>
          <table:table-cell/>
          <table:table-cell table:style-name="ce283"/>
          <table:table-cell office:value-type="float" office:value="0.943" calcext:value-type="float">
            <text:p>0.943</text:p>
          </table:table-cell>
          <table:table-cell/>
          <table:table-cell table:style-name="ce283"/>
        </table:table-row>
        <table:table-row table:style-name="ro1">
          <table:table-cell/>
          <table:table-cell table:style-name="ce372" office:value-type="string" calcext:value-type="string" table:number-columns-spanned="1" table:number-rows-spanned="24">
            <text:p>5</text:p>
          </table:table-cell>
          <table:table-cell table:style-name="ce378" office:value-type="float" office:value="1132" calcext:value-type="float" table:number-columns-spanned="1" table:number-rows-spanned="24">
            <text:p>1132</text:p>
          </table:table-cell>
          <table:table-cell table:style-name="ce378" office:value-type="float" office:value="283" calcext:value-type="float" table:number-columns-spanned="1" table:number-rows-spanned="24">
            <text:p>283</text:p>
          </table:table-cell>
          <table:table-cell table:style-name="ce378" office:value-type="float" office:value="199" calcext:value-type="float" table:number-columns-spanned="1" table:number-rows-spanned="24">
            <text:p>199</text:p>
          </table:table-cell>
          <table:table-cell table:style-name="ce378" office:value-type="float" office:value="162.4" calcext:value-type="float" table:number-columns-spanned="1" table:number-rows-spanned="24">
            <text:p>162.4</text:p>
          </table:table-cell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92" office:value-type="float" office:value="69.467" calcext:value-type="float">
            <text:p>69.467</text:p>
          </table:table-cell>
          <table:table-cell table:style-name="ce392"/>
          <table:table-cell table:style-name="ce399"/>
          <table:table-cell table:style-name="ce304" office:value-type="float" office:value="68.733" calcext:value-type="float">
            <text:p>68.733</text:p>
          </table:table-cell>
          <table:table-cell table:style-name="ce304" table:number-columns-repeated="2"/>
          <table:table-cell table:style-name="ce402" office:value-type="float" office:value="70.333" calcext:value-type="float">
            <text:p>70.333</text:p>
          </table:table-cell>
          <table:table-cell table:style-name="ce304"/>
          <table:table-cell table:style-name="ce398"/>
          <table:table-cell table:style-name="ce398" office:value-type="float" office:value="70" calcext:value-type="float">
            <text:p>70</text:p>
          </table:table-cell>
          <table:table-cell/>
          <table:table-cell table:style-name="ce283"/>
          <table:table-cell office:value-type="float" office:value="73.467" calcext:value-type="float">
            <text:p>73.4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3" office:value-type="float" office:value="5.8" calcext:value-type="float">
            <text:p>5.800</text:p>
          </table:table-cell>
          <table:table-cell table:style-name="ce396"/>
          <table:table-cell table:style-name="ce400"/>
          <table:table-cell office:value-type="float" office:value="8.267" calcext:value-type="float">
            <text:p>8.267</text:p>
          </table:table-cell>
          <table:table-cell table:number-columns-repeated="2"/>
          <table:table-cell table:style-name="ce276" office:value-type="float" office:value="10.533" calcext:value-type="float">
            <text:p>10.533</text:p>
          </table:table-cell>
          <table:table-cell/>
          <table:table-cell table:style-name="ce283"/>
          <table:table-cell table:style-name="ce283" office:value-type="float" office:value="8.733" calcext:value-type="float">
            <text:p>8.733</text:p>
          </table:table-cell>
          <table:table-cell/>
          <table:table-cell table:style-name="ce283"/>
          <table:table-cell office:value-type="float" office:value="6.8" calcext:value-type="float">
            <text:p>6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3" office:value-type="float" office:value="63.667" calcext:value-type="float">
            <text:p>63.667</text:p>
          </table:table-cell>
          <table:table-cell table:style-name="ce396"/>
          <table:table-cell table:style-name="ce400"/>
          <table:table-cell office:value-type="float" office:value="60.467" calcext:value-type="float">
            <text:p>60.467</text:p>
          </table:table-cell>
          <table:table-cell table:number-columns-repeated="2"/>
          <table:table-cell table:style-name="ce276" office:value-type="float" office:value="59.8" calcext:value-type="float">
            <text:p>59.8</text:p>
          </table:table-cell>
          <table:table-cell/>
          <table:table-cell table:style-name="ce283"/>
          <table:table-cell table:style-name="ce283" office:value-type="float" office:value="61.267" calcext:value-type="float">
            <text:p>61.267</text:p>
          </table:table-cell>
          <table:table-cell/>
          <table:table-cell table:style-name="ce283"/>
          <table:table-cell office:value-type="float" office:value="66.667" calcext:value-type="float">
            <text:p>66.6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4" office:value-type="float" office:value="0.147" calcext:value-type="float">
            <text:p>0.147</text:p>
          </table:table-cell>
          <table:table-cell table:style-name="ce394"/>
          <table:table-cell table:style-name="ce401"/>
          <table:table-cell table:style-name="ce288" office:value-type="float" office:value="0.466" calcext:value-type="float">
            <text:p>0.466</text:p>
          </table:table-cell>
          <table:table-cell table:style-name="ce288" table:number-columns-repeated="2"/>
          <table:table-cell table:style-name="ce277" office:value-type="float" office:value="0.183" calcext:value-type="float">
            <text:p>0.183</text:p>
          </table:table-cell>
          <table:table-cell table:style-name="ce288"/>
          <table:table-cell table:style-name="ce284"/>
          <table:table-cell table:style-name="ce284" office:value-type="float" office:value="0.281" calcext:value-type="float">
            <text:p>0.281</text:p>
          </table:table-cell>
          <table:table-cell/>
          <table:table-cell table:style-name="ce283"/>
          <table:table-cell office:value-type="float" office:value="0.128" calcext:value-type="float">
            <text:p>0.12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92" office:value-type="float" office:value="51.133" calcext:value-type="float">
            <text:p>51.133</text:p>
          </table:table-cell>
          <table:table-cell table:style-name="ce392"/>
          <table:table-cell table:style-name="ce399"/>
          <table:table-cell table:style-name="ce304" office:value-type="float" office:value="51.867" calcext:value-type="float">
            <text:p>51.867</text:p>
          </table:table-cell>
          <table:table-cell table:style-name="ce304" table:number-columns-repeated="2"/>
          <table:table-cell table:style-name="ce402" office:value-type="float" office:value="50.267" calcext:value-type="float">
            <text:p>50.267</text:p>
          </table:table-cell>
          <table:table-cell table:style-name="ce304"/>
          <table:table-cell table:style-name="ce398"/>
          <table:table-cell table:style-name="ce398" office:value-type="float" office:value="50.6" calcext:value-type="float">
            <text:p>50.6</text:p>
          </table:table-cell>
          <table:table-cell/>
          <table:table-cell table:style-name="ce283"/>
          <table:table-cell office:value-type="float" office:value="47.133" calcext:value-type="float">
            <text:p>47.1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3" office:value-type="float" office:value="30.8" calcext:value-type="float">
            <text:p>30.800</text:p>
          </table:table-cell>
          <table:table-cell table:style-name="ce396"/>
          <table:table-cell table:style-name="ce400"/>
          <table:table-cell office:value-type="float" office:value="28.333" calcext:value-type="float">
            <text:p>28.333</text:p>
          </table:table-cell>
          <table:table-cell table:number-columns-repeated="2"/>
          <table:table-cell table:style-name="ce276" office:value-type="float" office:value="26.067" calcext:value-type="float">
            <text:p>26.067</text:p>
          </table:table-cell>
          <table:table-cell/>
          <table:table-cell table:style-name="ce283"/>
          <table:table-cell table:style-name="ce283" office:value-type="float" office:value="27.867" calcext:value-type="float">
            <text:p>27.867</text:p>
          </table:table-cell>
          <table:table-cell/>
          <table:table-cell table:style-name="ce283"/>
          <table:table-cell office:value-type="float" office:value="29.8" calcext:value-type="float">
            <text:p>29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3" office:value-type="float" office:value="20.333" calcext:value-type="float">
            <text:p>20.333</text:p>
          </table:table-cell>
          <table:table-cell table:style-name="ce396"/>
          <table:table-cell table:style-name="ce400"/>
          <table:table-cell office:value-type="float" office:value="23.533" calcext:value-type="float">
            <text:p>23.533</text:p>
          </table:table-cell>
          <table:table-cell table:number-columns-repeated="2"/>
          <table:table-cell table:style-name="ce276" office:value-type="float" office:value="24.2" calcext:value-type="float">
            <text:p>24.2</text:p>
          </table:table-cell>
          <table:table-cell/>
          <table:table-cell table:style-name="ce283"/>
          <table:table-cell table:style-name="ce283" office:value-type="float" office:value="22.733" calcext:value-type="float">
            <text:p>22.733</text:p>
          </table:table-cell>
          <table:table-cell/>
          <table:table-cell table:style-name="ce283"/>
          <table:table-cell office:value-type="float" office:value="17.333" calcext:value-type="float">
            <text:p>17.3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4" office:value-type="float" office:value="0.824" calcext:value-type="float">
            <text:p>0.824</text:p>
          </table:table-cell>
          <table:table-cell table:style-name="ce394"/>
          <table:table-cell table:style-name="ce401"/>
          <table:table-cell table:style-name="ce288" office:value-type="float" office:value="0.516" calcext:value-type="float">
            <text:p>0.516</text:p>
          </table:table-cell>
          <table:table-cell table:style-name="ce288" table:number-columns-repeated="2"/>
          <table:table-cell table:style-name="ce277" office:value-type="float" office:value="0.805" calcext:value-type="float">
            <text:p>0.805</text:p>
          </table:table-cell>
          <table:table-cell table:style-name="ce288"/>
          <table:table-cell table:style-name="ce284"/>
          <table:table-cell table:style-name="ce284" office:value-type="float" office:value="0.706" calcext:value-type="float">
            <text:p>0.706</text:p>
          </table:table-cell>
          <table:table-cell/>
          <table:table-cell table:style-name="ce283"/>
          <table:table-cell office:value-type="float" office:value="0.855" calcext:value-type="float">
            <text:p>0.85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92" office:value-type="float" office:value="4.8" calcext:value-type="float">
            <text:p>4.800</text:p>
          </table:table-cell>
          <table:table-cell table:style-name="ce392"/>
          <table:table-cell table:style-name="ce399"/>
          <table:table-cell table:style-name="ce304" office:value-type="float" office:value="5.8" calcext:value-type="float">
            <text:p>5.8</text:p>
          </table:table-cell>
          <table:table-cell table:style-name="ce304" table:number-columns-repeated="2"/>
          <table:table-cell table:style-name="ce402" office:value-type="float" office:value="9.667" calcext:value-type="float">
            <text:p>9.667</text:p>
          </table:table-cell>
          <table:table-cell table:style-name="ce304"/>
          <table:table-cell table:style-name="ce398"/>
          <table:table-cell table:style-name="ce398" office:value-type="float" office:value="4.733" calcext:value-type="float">
            <text:p>4.733</text:p>
          </table:table-cell>
          <table:table-cell/>
          <table:table-cell table:style-name="ce283"/>
          <table:table-cell office:value-type="float" office:value="5.6" calcext:value-type="float">
            <text:p>5.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393" office:value-type="float" office:value="4.8" calcext:value-type="float">
            <text:p>4.800</text:p>
          </table:table-cell>
          <table:table-cell table:style-name="ce396"/>
          <table:table-cell table:style-name="ce400"/>
          <table:table-cell office:value-type="float" office:value="5.8" calcext:value-type="float">
            <text:p>5.8</text:p>
          </table:table-cell>
          <table:table-cell table:number-columns-repeated="2"/>
          <table:table-cell table:style-name="ce276" office:value-type="float" office:value="9.667" calcext:value-type="float">
            <text:p>9.667</text:p>
          </table:table-cell>
          <table:table-cell/>
          <table:table-cell table:style-name="ce283"/>
          <table:table-cell table:style-name="ce283" office:value-type="float" office:value="4.733" calcext:value-type="float">
            <text:p>4.733</text:p>
          </table:table-cell>
          <table:table-cell/>
          <table:table-cell table:style-name="ce283"/>
          <table:table-cell office:value-type="float" office:value="5.6" calcext:value-type="float">
            <text:p>5.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393" office:value-type="float" office:value="0" calcext:value-type="float">
            <text:p>0.000</text:p>
          </table:table-cell>
          <table:table-cell table:style-name="ce396"/>
          <table:table-cell table:style-name="ce400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394" office:value-type="float" office:value="0.288" calcext:value-type="float">
            <text:p>0.288</text:p>
          </table:table-cell>
          <table:table-cell table:style-name="ce394"/>
          <table:table-cell table:style-name="ce401"/>
          <table:table-cell table:style-name="ce288" office:value-type="float" office:value="0.485" calcext:value-type="float">
            <text:p>0.485</text:p>
          </table:table-cell>
          <table:table-cell table:style-name="ce288" table:number-columns-repeated="2"/>
          <table:table-cell table:style-name="ce277" office:value-type="float" office:value="0.282" calcext:value-type="float">
            <text:p>0.282</text:p>
          </table:table-cell>
          <table:table-cell table:style-name="ce288"/>
          <table:table-cell table:style-name="ce284"/>
          <table:table-cell table:style-name="ce284" office:value-type="float" office:value="0.35" calcext:value-type="float">
            <text:p>0.35</text:p>
          </table:table-cell>
          <table:table-cell/>
          <table:table-cell table:style-name="ce283"/>
          <table:table-cell office:value-type="float" office:value="0.245" calcext:value-type="float">
            <text:p>0.24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57.6" calcext:value-type="float">
            <text:p>157.6</text:p>
          </table:table-cell>
          <table:table-cell table:style-name="ce392"/>
          <table:table-cell table:style-name="ce399"/>
          <table:table-cell table:style-name="ce304" office:value-type="float" office:value="156.6" calcext:value-type="float">
            <text:p>156.6</text:p>
          </table:table-cell>
          <table:table-cell table:style-name="ce304" table:number-columns-repeated="2"/>
          <table:table-cell table:style-name="ce402" office:value-type="float" office:value="152.733" calcext:value-type="float">
            <text:p>152.733</text:p>
          </table:table-cell>
          <table:table-cell table:style-name="ce304"/>
          <table:table-cell table:style-name="ce398"/>
          <table:table-cell table:style-name="ce398" office:value-type="float" office:value="157.667" calcext:value-type="float">
            <text:p>157.667</text:p>
          </table:table-cell>
          <table:table-cell/>
          <table:table-cell table:style-name="ce283"/>
          <table:table-cell office:value-type="float" office:value="156.8" calcext:value-type="float">
            <text:p>156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table:style-name="ce287" office:value-type="float" office:value="157.6" calcext:value-type="float">
            <text:p>157.6</text:p>
          </table:table-cell>
          <table:table-cell table:style-name="ce396"/>
          <table:table-cell table:style-name="ce400"/>
          <table:table-cell office:value-type="float" office:value="156.6" calcext:value-type="float">
            <text:p>156.6</text:p>
          </table:table-cell>
          <table:table-cell table:number-columns-repeated="2"/>
          <table:table-cell table:style-name="ce276" office:value-type="float" office:value="152.733" calcext:value-type="float">
            <text:p>152.733</text:p>
          </table:table-cell>
          <table:table-cell/>
          <table:table-cell table:style-name="ce283"/>
          <table:table-cell table:style-name="ce283" office:value-type="float" office:value="157.667" calcext:value-type="float">
            <text:p>157.667</text:p>
          </table:table-cell>
          <table:table-cell/>
          <table:table-cell table:style-name="ce283"/>
          <table:table-cell office:value-type="float" office:value="156.8" calcext:value-type="float">
            <text:p>156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table:style-name="ce287" office:value-type="float" office:value="0" calcext:value-type="float">
            <text:p>0</text:p>
          </table:table-cell>
          <table:table-cell table:style-name="ce396"/>
          <table:table-cell table:style-name="ce400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17" calcext:value-type="float">
            <text:p>0.917</text:p>
          </table:table-cell>
          <table:table-cell table:style-name="ce394"/>
          <table:table-cell table:style-name="ce401"/>
          <table:table-cell table:style-name="ce288" office:value-type="float" office:value="0.525" calcext:value-type="float">
            <text:p>0.525</text:p>
          </table:table-cell>
          <table:table-cell table:style-name="ce288" table:number-columns-repeated="2"/>
          <table:table-cell table:style-name="ce277" office:value-type="float" office:value="0.933" calcext:value-type="float">
            <text:p>0.933</text:p>
          </table:table-cell>
          <table:table-cell table:style-name="ce288"/>
          <table:table-cell table:style-name="ce284"/>
          <table:table-cell table:style-name="ce284" office:value-type="float" office:value="0.897" calcext:value-type="float">
            <text:p>0.897</text:p>
          </table:table-cell>
          <table:table-cell/>
          <table:table-cell table:style-name="ce283"/>
          <table:table-cell office:value-type="float" office:value="0.946" calcext:value-type="float">
            <text:p>0.94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5.454" calcext:value-type="float">
            <text:p>35.454</text:p>
          </table:table-cell>
          <table:table-cell table:style-name="ce304"/>
          <table:table-cell table:style-name="ce398"/>
          <table:table-cell table:style-name="ce304" office:value-type="float" office:value="38.356" calcext:value-type="float">
            <text:p>38.356</text:p>
          </table:table-cell>
          <table:table-cell table:style-name="ce304" table:number-columns-repeated="2"/>
          <table:table-cell table:style-name="ce402" office:value-type="float" office:value="45.466" calcext:value-type="float">
            <text:p>45.466</text:p>
          </table:table-cell>
          <table:table-cell table:style-name="ce304"/>
          <table:table-cell table:style-name="ce398"/>
          <table:table-cell table:style-name="ce398" office:value-type="float" office:value="36.12" calcext:value-type="float">
            <text:p>36.12</text:p>
          </table:table-cell>
          <table:table-cell/>
          <table:table-cell table:style-name="ce283"/>
          <table:table-cell office:value-type="float" office:value="40.656" calcext:value-type="float">
            <text:p>40.65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table:style-name="ce287" office:value-type="float" office:value="64.546" calcext:value-type="float">
            <text:p>64.546</text:p>
          </table:table-cell>
          <table:table-cell/>
          <table:table-cell table:style-name="ce283"/>
          <table:table-cell office:value-type="float" office:value="61.644" calcext:value-type="float">
            <text:p>61.644</text:p>
          </table:table-cell>
          <table:table-cell table:number-columns-repeated="2"/>
          <table:table-cell table:style-name="ce276" office:value-type="float" office:value="54.534" calcext:value-type="float">
            <text:p>54.534</text:p>
          </table:table-cell>
          <table:table-cell/>
          <table:table-cell table:style-name="ce283"/>
          <table:table-cell table:style-name="ce283" office:value-type="float" office:value="63.88" calcext:value-type="float">
            <text:p>63.88</text:p>
          </table:table-cell>
          <table:table-cell/>
          <table:table-cell table:style-name="ce283"/>
          <table:table-cell office:value-type="float" office:value="59.344" calcext:value-type="float">
            <text:p>59.3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table:style-name="ce287" office:value-type="float" office:value="55.472" calcext:value-type="float">
            <text:p>55.472</text:p>
          </table:table-cell>
          <table:table-cell/>
          <table:table-cell table:style-name="ce283"/>
          <table:table-cell office:value-type="float" office:value="49.595" calcext:value-type="float">
            <text:p>49.595</text:p>
          </table:table-cell>
          <table:table-cell table:number-columns-repeated="2"/>
          <table:table-cell table:style-name="ce276" office:value-type="float" office:value="43.765" calcext:value-type="float">
            <text:p>43.765</text:p>
          </table:table-cell>
          <table:table-cell/>
          <table:table-cell table:style-name="ce283"/>
          <table:table-cell table:style-name="ce283" office:value-type="float" office:value="51.107" calcext:value-type="float">
            <text:p>51.107</text:p>
          </table:table-cell>
          <table:table-cell/>
          <table:table-cell table:style-name="ce283"/>
          <table:table-cell office:value-type="float" office:value="56.516" calcext:value-type="float">
            <text:p>56.5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4.528" calcext:value-type="float">
            <text:p>44.528</text:p>
          </table:table-cell>
          <table:table-cell table:style-name="ce288"/>
          <table:table-cell table:style-name="ce284"/>
          <table:table-cell table:style-name="ce288" office:value-type="float" office:value="50.405" calcext:value-type="float">
            <text:p>50.405</text:p>
          </table:table-cell>
          <table:table-cell table:style-name="ce288" table:number-columns-repeated="2"/>
          <table:table-cell table:style-name="ce277" office:value-type="float" office:value="56.235" calcext:value-type="float">
            <text:p>56.235</text:p>
          </table:table-cell>
          <table:table-cell table:style-name="ce288"/>
          <table:table-cell table:style-name="ce284"/>
          <table:table-cell table:style-name="ce284" office:value-type="float" office:value="48.893" calcext:value-type="float">
            <text:p>48.893</text:p>
          </table:table-cell>
          <table:table-cell/>
          <table:table-cell table:style-name="ce283"/>
          <table:table-cell office:value-type="float" office:value="43.484" calcext:value-type="float">
            <text:p>43.48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38" calcext:value-type="float">
            <text:p>0.138</text:p>
          </table:table-cell>
          <table:table-cell table:style-name="ce304"/>
          <table:table-cell table:style-name="ce398"/>
          <table:table-cell table:style-name="ce304" office:value-type="float" office:value="0.463" calcext:value-type="float">
            <text:p>0.463</text:p>
          </table:table-cell>
          <table:table-cell table:style-name="ce304" table:number-columns-repeated="2"/>
          <table:table-cell table:style-name="ce402" office:value-type="float" office:value="0.172" calcext:value-type="float">
            <text:p>0.172</text:p>
          </table:table-cell>
          <table:table-cell table:style-name="ce304"/>
          <table:table-cell table:style-name="ce398"/>
          <table:table-cell table:style-name="ce398" office:value-type="float" office:value="0.266" calcext:value-type="float">
            <text:p>0.266</text:p>
          </table:table-cell>
          <table:table-cell/>
          <table:table-cell table:style-name="ce283"/>
          <table:table-cell office:value-type="float" office:value="0.121" calcext:value-type="float">
            <text:p>0.12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table:style-name="ce287" office:value-type="float" office:value="0.78" calcext:value-type="float">
            <text:p>0.78</text:p>
          </table:table-cell>
          <table:table-cell/>
          <table:table-cell table:style-name="ce283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276" office:value-type="float" office:value="0.789" calcext:value-type="float">
            <text:p>0.789</text:p>
          </table:table-cell>
          <table:table-cell/>
          <table:table-cell table:style-name="ce283"/>
          <table:table-cell table:style-name="ce283" office:value-type="float" office:value="0.696" calcext:value-type="float">
            <text:p>0.696</text:p>
          </table:table-cell>
          <table:table-cell/>
          <table:table-cell table:style-name="ce283"/>
          <table:table-cell office:value-type="float" office:value="0.814" calcext:value-type="float">
            <text:p>0.81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287" office:value-type="float" office:value="0.26" calcext:value-type="float">
            <text:p>0.26</text:p>
          </table:table-cell>
          <table:table-cell/>
          <table:table-cell table:style-name="ce283"/>
          <table:table-cell office:value-type="float" office:value="0.486" calcext:value-type="float">
            <text:p>0.486</text:p>
          </table:table-cell>
          <table:table-cell table:number-columns-repeated="2"/>
          <table:table-cell table:style-name="ce276" office:value-type="float" office:value="0.261" calcext:value-type="float">
            <text:p>0.261</text:p>
          </table:table-cell>
          <table:table-cell/>
          <table:table-cell table:style-name="ce283"/>
          <table:table-cell table:style-name="ce283" office:value-type="float" office:value="0.361" calcext:value-type="float">
            <text:p>0.361</text:p>
          </table:table-cell>
          <table:table-cell/>
          <table:table-cell table:style-name="ce283"/>
          <table:table-cell office:value-type="float" office:value="0.211" calcext:value-type="float">
            <text:p>0.2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06" calcext:value-type="float">
            <text:p>0.906</text:p>
          </table:table-cell>
          <table:table-cell table:style-name="ce288"/>
          <table:table-cell table:style-name="ce284"/>
          <table:table-cell table:style-name="ce288" office:value-type="float" office:value="0.524" calcext:value-type="float">
            <text:p>0.524</text:p>
          </table:table-cell>
          <table:table-cell table:style-name="ce288" table:number-columns-repeated="2"/>
          <table:table-cell table:style-name="ce277" office:value-type="float" office:value="0.916" calcext:value-type="float">
            <text:p>0.916</text:p>
          </table:table-cell>
          <table:table-cell table:style-name="ce288"/>
          <table:table-cell table:style-name="ce284"/>
          <table:table-cell table:style-name="ce284" office:value-type="float" office:value="0.869" calcext:value-type="float">
            <text:p>0.869</text:p>
          </table:table-cell>
          <table:table-cell/>
          <table:table-cell table:style-name="ce283"/>
          <table:table-cell office:value-type="float" office:value="0.935" calcext:value-type="float">
            <text:p>0.935</text:p>
          </table:table-cell>
          <table:table-cell/>
          <table:table-cell table:style-name="ce283"/>
        </table:table-row>
        <table:table-row table:style-name="ro1">
          <table:table-cell/>
          <table:table-cell table:style-name="ce369" office:value-type="string" calcext:value-type="string" table:number-columns-spanned="1" table:number-rows-spanned="24">
            <text:p>10</text:p>
          </table:table-cell>
          <table:table-cell table:style-name="ce376" table:number-columns-spanned="1" table:number-rows-spanned="24"/>
          <table:table-cell table:style-name="ce376" table:number-columns-spanned="1" table:number-rows-spanned="24"/>
          <table:table-cell table:style-name="ce376" table:number-columns-spanned="1" table:number-rows-spanned="24"/>
          <table:table-cell table:style-name="ce376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36" calcext:value-type="float">
            <text:p>36</text:p>
          </table:table-cell>
          <table:table-cell table:style-name="ce304"/>
          <table:table-cell table:style-name="ce398"/>
          <table:table-cell table:style-name="ce304" office:value-type="float" office:value="34.633" calcext:value-type="float">
            <text:p>34.633</text:p>
          </table:table-cell>
          <table:table-cell table:style-name="ce304" table:number-columns-repeated="2"/>
          <table:table-cell table:style-name="ce276" office:value-type="float" office:value="34.433" calcext:value-type="float">
            <text:p>34.433</text:p>
          </table:table-cell>
          <table:table-cell/>
          <table:table-cell table:style-name="ce283"/>
          <table:table-cell table:style-name="ce283" office:value-type="float" office:value="34.433" calcext:value-type="float">
            <text:p>34.433</text:p>
          </table:table-cell>
          <table:table-cell/>
          <table:table-cell table:style-name="ce283"/>
          <table:table-cell office:value-type="float" office:value="36.967" calcext:value-type="float">
            <text:p>36.9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2.767" calcext:value-type="float">
            <text:p>2.767</text:p>
          </table:table-cell>
          <table:table-cell/>
          <table:table-cell table:style-name="ce283"/>
          <table:table-cell office:value-type="float" office:value="4.6" calcext:value-type="float">
            <text:p>4.6</text:p>
          </table:table-cell>
          <table:table-cell table:number-columns-repeated="2"/>
          <table:table-cell table:style-name="ce276" office:value-type="float" office:value="5.433" calcext:value-type="float">
            <text:p>5.433</text:p>
          </table:table-cell>
          <table:table-cell/>
          <table:table-cell table:style-name="ce283"/>
          <table:table-cell table:style-name="ce283" office:value-type="float" office:value="4.433" calcext:value-type="float">
            <text:p>4.433</text:p>
          </table:table-cell>
          <table:table-cell/>
          <table:table-cell table:style-name="ce283"/>
          <table:table-cell office:value-type="float" office:value="3.467" calcext:value-type="float">
            <text:p>3.4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33.233" calcext:value-type="float">
            <text:p>33.233</text:p>
          </table:table-cell>
          <table:table-cell/>
          <table:table-cell table:style-name="ce283"/>
          <table:table-cell office:value-type="float" office:value="30.033" calcext:value-type="float">
            <text:p>30.033</text:p>
          </table:table-cell>
          <table:table-cell table:number-columns-repeated="2"/>
          <table:table-cell table:style-name="ce276" office:value-type="float" office:value="29" calcext:value-type="float">
            <text:p>29</text:p>
          </table:table-cell>
          <table:table-cell/>
          <table:table-cell table:style-name="ce283"/>
          <table:table-cell table:style-name="ce283" office:value-type="float" office:value="30" calcext:value-type="float">
            <text:p>30</text:p>
          </table:table-cell>
          <table:table-cell/>
          <table:table-cell table:style-name="ce283"/>
          <table:table-cell office:value-type="float" office:value="33.5" calcext:value-type="float">
            <text:p>33.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9" calcext:value-type="float">
            <text:p>0.129</text:p>
          </table:table-cell>
          <table:table-cell table:style-name="ce288"/>
          <table:table-cell table:style-name="ce284"/>
          <table:table-cell table:style-name="ce288" office:value-type="float" office:value="0.466" calcext:value-type="float">
            <text:p>0.466</text:p>
          </table:table-cell>
          <table:table-cell table:style-name="ce288" table:number-columns-repeated="2"/>
          <table:table-cell table:style-name="ce276" office:value-type="float" office:value="0.175" calcext:value-type="float">
            <text:p>0.175</text:p>
          </table:table-cell>
          <table:table-cell/>
          <table:table-cell table:style-name="ce283"/>
          <table:table-cell table:style-name="ce283" office:value-type="float" office:value="0.279" calcext:value-type="float">
            <text:p>0.279</text:p>
          </table:table-cell>
          <table:table-cell/>
          <table:table-cell table:style-name="ce283"/>
          <table:table-cell office:value-type="float" office:value="0.118" calcext:value-type="float">
            <text:p>0.11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24.3" calcext:value-type="float">
            <text:p>24.3</text:p>
          </table:table-cell>
          <table:table-cell table:style-name="ce304"/>
          <table:table-cell table:style-name="ce398"/>
          <table:table-cell table:style-name="ce304" office:value-type="float" office:value="25.667" calcext:value-type="float">
            <text:p>25.667</text:p>
          </table:table-cell>
          <table:table-cell table:style-name="ce304" table:number-columns-repeated="2"/>
          <table:table-cell table:style-name="ce276" office:value-type="float" office:value="25.867" calcext:value-type="float">
            <text:p>25.867</text:p>
          </table:table-cell>
          <table:table-cell/>
          <table:table-cell table:style-name="ce283"/>
          <table:table-cell table:style-name="ce283" office:value-type="float" office:value="25.867" calcext:value-type="float">
            <text:p>25.867</text:p>
          </table:table-cell>
          <table:table-cell/>
          <table:table-cell table:style-name="ce283"/>
          <table:table-cell office:value-type="float" office:value="23.333" calcext:value-type="float">
            <text:p>23.3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5.533" calcext:value-type="float">
            <text:p>15.533</text:p>
          </table:table-cell>
          <table:table-cell/>
          <table:table-cell table:style-name="ce283"/>
          <table:table-cell office:value-type="float" office:value="13.7" calcext:value-type="float">
            <text:p>13.7</text:p>
          </table:table-cell>
          <table:table-cell table:number-columns-repeated="2"/>
          <table:table-cell table:style-name="ce276" office:value-type="float" office:value="12.867" calcext:value-type="float">
            <text:p>12.867</text:p>
          </table:table-cell>
          <table:table-cell/>
          <table:table-cell table:style-name="ce283"/>
          <table:table-cell table:style-name="ce283" office:value-type="float" office:value="13.867" calcext:value-type="float">
            <text:p>13.867</text:p>
          </table:table-cell>
          <table:table-cell/>
          <table:table-cell table:style-name="ce283"/>
          <table:table-cell office:value-type="float" office:value="14.833" calcext:value-type="float">
            <text:p>14.8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8.767" calcext:value-type="float">
            <text:p>8.767</text:p>
          </table:table-cell>
          <table:table-cell/>
          <table:table-cell table:style-name="ce283"/>
          <table:table-cell office:value-type="float" office:value="11.967" calcext:value-type="float">
            <text:p>11.967</text:p>
          </table:table-cell>
          <table:table-cell table:number-columns-repeated="2"/>
          <table:table-cell table:style-name="ce276" office:value-type="float" office:value="13" calcext:value-type="float">
            <text:p>13</text:p>
          </table:table-cell>
          <table:table-cell/>
          <table:table-cell table:style-name="ce283"/>
          <table:table-cell table:style-name="ce283" office:value-type="float" office:value="12" calcext:value-type="float">
            <text:p>12</text:p>
          </table:table-cell>
          <table:table-cell/>
          <table:table-cell table:style-name="ce283"/>
          <table:table-cell office:value-type="float" office:value="8.5" calcext:value-type="float">
            <text:p>8.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36" calcext:value-type="float">
            <text:p>0.836</text:p>
          </table:table-cell>
          <table:table-cell table:style-name="ce288"/>
          <table:table-cell table:style-name="ce284"/>
          <table:table-cell table:style-name="ce288" office:value-type="float" office:value="0.515" calcext:value-type="float">
            <text:p>0.515</text:p>
          </table:table-cell>
          <table:table-cell table:style-name="ce288" table:number-columns-repeated="2"/>
          <table:table-cell table:style-name="ce276" office:value-type="float" office:value="0.799" calcext:value-type="float">
            <text:p>0.799</text:p>
          </table:table-cell>
          <table:table-cell/>
          <table:table-cell table:style-name="ce283"/>
          <table:table-cell table:style-name="ce283" office:value-type="float" office:value="0.709" calcext:value-type="float">
            <text:p>0.709</text:p>
          </table:table-cell>
          <table:table-cell/>
          <table:table-cell table:style-name="ce283"/>
          <table:table-cell office:value-type="float" office:value="0.854" calcext:value-type="float">
            <text:p>0.85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2" calcext:value-type="float">
            <text:p>2</text:p>
          </table:table-cell>
          <table:table-cell table:style-name="ce304"/>
          <table:table-cell table:style-name="ce398"/>
          <table:table-cell table:style-name="ce304" office:value-type="float" office:value="3.033" calcext:value-type="float">
            <text:p>3.033</text:p>
          </table:table-cell>
          <table:table-cell table:style-name="ce304" table:number-columns-repeated="2"/>
          <table:table-cell table:style-name="ce276" office:value-type="float" office:value="4.067" calcext:value-type="float">
            <text:p>4.067</text:p>
          </table:table-cell>
          <table:table-cell/>
          <table:table-cell table:style-name="ce283"/>
          <table:table-cell table:style-name="ce283" office:value-type="float" office:value="1.933" calcext:value-type="float">
            <text:p>1.933</text:p>
          </table:table-cell>
          <table:table-cell/>
          <table:table-cell table:style-name="ce283"/>
          <table:table-cell office:value-type="float" office:value="2.933" calcext:value-type="float">
            <text:p>2.9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283"/>
          <table:table-cell office:value-type="float" office:value="3.033" calcext:value-type="float">
            <text:p>3.033</text:p>
          </table:table-cell>
          <table:table-cell table:number-columns-repeated="2"/>
          <table:table-cell table:style-name="ce276" office:value-type="float" office:value="4.067" calcext:value-type="float">
            <text:p>4.067</text:p>
          </table:table-cell>
          <table:table-cell/>
          <table:table-cell table:style-name="ce283"/>
          <table:table-cell table:style-name="ce283" office:value-type="float" office:value="1.933" calcext:value-type="float">
            <text:p>1.933</text:p>
          </table:table-cell>
          <table:table-cell/>
          <table:table-cell table:style-name="ce283"/>
          <table:table-cell office:value-type="float" office:value="2.933" calcext:value-type="float">
            <text:p>2.9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221" calcext:value-type="float">
            <text:p>0.221</text:p>
          </table:table-cell>
          <table:table-cell table:style-name="ce288"/>
          <table:table-cell table:style-name="ce284"/>
          <table:table-cell table:style-name="ce288" office:value-type="float" office:value="0.475" calcext:value-type="float">
            <text:p>0.475</text:p>
          </table:table-cell>
          <table:table-cell table:style-name="ce288" table:number-columns-repeated="2"/>
          <table:table-cell table:style-name="ce276" office:value-type="float" office:value="0.293" calcext:value-type="float">
            <text:p>0.293</text:p>
          </table:table-cell>
          <table:table-cell/>
          <table:table-cell table:style-name="ce283"/>
          <table:table-cell table:style-name="ce283" office:value-type="float" office:value="0.25" calcext:value-type="float">
            <text:p>0.25</text:p>
          </table:table-cell>
          <table:table-cell/>
          <table:table-cell table:style-name="ce283"/>
          <table:table-cell office:value-type="float" office:value="0.247" calcext:value-type="float">
            <text:p>0.24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79.2" calcext:value-type="float">
            <text:p>79.2</text:p>
          </table:table-cell>
          <table:table-cell table:style-name="ce304"/>
          <table:table-cell table:style-name="ce398"/>
          <table:table-cell table:style-name="ce304" office:value-type="float" office:value="78.167" calcext:value-type="float">
            <text:p>78.167</text:p>
          </table:table-cell>
          <table:table-cell table:style-name="ce304" table:number-columns-repeated="2"/>
          <table:table-cell table:style-name="ce276" office:value-type="float" office:value="77.133" calcext:value-type="float">
            <text:p>77.133</text:p>
          </table:table-cell>
          <table:table-cell/>
          <table:table-cell table:style-name="ce283"/>
          <table:table-cell table:style-name="ce283" office:value-type="float" office:value="79.267" calcext:value-type="float">
            <text:p>79.267</text:p>
          </table:table-cell>
          <table:table-cell/>
          <table:table-cell table:style-name="ce283"/>
          <table:table-cell office:value-type="float" office:value="78.267" calcext:value-type="float">
            <text:p>78.2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79.2" calcext:value-type="float">
            <text:p>79.2</text:p>
          </table:table-cell>
          <table:table-cell/>
          <table:table-cell table:style-name="ce283"/>
          <table:table-cell office:value-type="float" office:value="78.167" calcext:value-type="float">
            <text:p>78.167</text:p>
          </table:table-cell>
          <table:table-cell table:number-columns-repeated="2"/>
          <table:table-cell table:style-name="ce276" office:value-type="float" office:value="77.133" calcext:value-type="float">
            <text:p>77.133</text:p>
          </table:table-cell>
          <table:table-cell/>
          <table:table-cell table:style-name="ce283"/>
          <table:table-cell table:style-name="ce283" office:value-type="float" office:value="79.267" calcext:value-type="float">
            <text:p>79.267</text:p>
          </table:table-cell>
          <table:table-cell/>
          <table:table-cell table:style-name="ce283"/>
          <table:table-cell office:value-type="float" office:value="78.267" calcext:value-type="float">
            <text:p>78.2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5" calcext:value-type="float">
            <text:p>0.925</text:p>
          </table:table-cell>
          <table:table-cell table:style-name="ce288"/>
          <table:table-cell table:style-name="ce284"/>
          <table:table-cell table:style-name="ce288" office:value-type="float" office:value="0.525" calcext:value-type="float">
            <text:p>0.525</text:p>
          </table:table-cell>
          <table:table-cell table:style-name="ce288" table:number-columns-repeated="2"/>
          <table:table-cell table:style-name="ce276" office:value-type="float" office:value="0.929" calcext:value-type="float">
            <text:p>0.929</text:p>
          </table:table-cell>
          <table:table-cell/>
          <table:table-cell table:style-name="ce283"/>
          <table:table-cell table:style-name="ce283" office:value-type="float" office:value="0.897" calcext:value-type="float">
            <text:p>0.897</text:p>
          </table:table-cell>
          <table:table-cell/>
          <table:table-cell table:style-name="ce283"/>
          <table:table-cell office:value-type="float" office:value="0.945" calcext:value-type="float">
            <text:p>0.94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4.825" calcext:value-type="float">
            <text:p>34.825</text:p>
          </table:table-cell>
          <table:table-cell table:style-name="ce304"/>
          <table:table-cell table:style-name="ce398"/>
          <table:table-cell table:style-name="ce304" office:value-type="float" office:value="39.26" calcext:value-type="float">
            <text:p>39.26</text:p>
          </table:table-cell>
          <table:table-cell table:style-name="ce304" table:number-columns-repeated="2"/>
          <table:table-cell table:style-name="ce276" office:value-type="float" office:value="42.242" calcext:value-type="float">
            <text:p>42.242</text:p>
          </table:table-cell>
          <table:table-cell/>
          <table:table-cell table:style-name="ce283"/>
          <table:table-cell table:style-name="ce283" office:value-type="float" office:value="35.043" calcext:value-type="float">
            <text:p>35.043</text:p>
          </table:table-cell>
          <table:table-cell/>
          <table:table-cell table:style-name="ce283"/>
          <table:table-cell table:style-name="ce283" office:value-type="float" office:value="42.2" calcext:value-type="float">
            <text:p>42.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table:style-name="ce287" office:value-type="float" office:value="65.175" calcext:value-type="float">
            <text:p>65.175</text:p>
          </table:table-cell>
          <table:table-cell/>
          <table:table-cell table:style-name="ce283"/>
          <table:table-cell office:value-type="float" office:value="60.74" calcext:value-type="float">
            <text:p>60.74</text:p>
          </table:table-cell>
          <table:table-cell table:number-columns-repeated="2"/>
          <table:table-cell table:style-name="ce276" office:value-type="float" office:value="57.758" calcext:value-type="float">
            <text:p>57.758</text:p>
          </table:table-cell>
          <table:table-cell/>
          <table:table-cell table:style-name="ce283"/>
          <table:table-cell table:style-name="ce283" office:value-type="float" office:value="64.957" calcext:value-type="float">
            <text:p>64.957</text:p>
          </table:table-cell>
          <table:table-cell/>
          <table:table-cell table:style-name="ce283"/>
          <table:table-cell table:style-name="ce283" office:value-type="float" office:value="57.8" calcext:value-type="float">
            <text:p>57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table:style-name="ce287" office:value-type="float" office:value="58.867" calcext:value-type="float">
            <text:p>58.867</text:p>
          </table:table-cell>
          <table:table-cell/>
          <table:table-cell table:style-name="ce283"/>
          <table:table-cell office:value-type="float" office:value="48.217" calcext:value-type="float">
            <text:p>48.217</text:p>
          </table:table-cell>
          <table:table-cell table:number-columns-repeated="2"/>
          <table:table-cell table:style-name="ce276" office:value-type="float" office:value="42.589" calcext:value-type="float">
            <text:p>42.589</text:p>
          </table:table-cell>
          <table:table-cell/>
          <table:table-cell table:style-name="ce283"/>
          <table:table-cell table:style-name="ce283" office:value-type="float" office:value="49.877" calcext:value-type="float">
            <text:p>49.877</text:p>
          </table:table-cell>
          <table:table-cell/>
          <table:table-cell table:style-name="ce283"/>
          <table:table-cell table:style-name="ce283" office:value-type="float" office:value="56.548" calcext:value-type="float">
            <text:p>56.54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1.133" calcext:value-type="float">
            <text:p>41.133</text:p>
          </table:table-cell>
          <table:table-cell table:style-name="ce288"/>
          <table:table-cell table:style-name="ce284"/>
          <table:table-cell table:style-name="ce288" office:value-type="float" office:value="51.783" calcext:value-type="float">
            <text:p>51.783</text:p>
          </table:table-cell>
          <table:table-cell table:style-name="ce288" table:number-columns-repeated="2"/>
          <table:table-cell table:style-name="ce276" office:value-type="float" office:value="57.411" calcext:value-type="float">
            <text:p>57.411</text:p>
          </table:table-cell>
          <table:table-cell/>
          <table:table-cell table:style-name="ce283"/>
          <table:table-cell table:style-name="ce283" office:value-type="float" office:value="50.123" calcext:value-type="float">
            <text:p>50.123</text:p>
          </table:table-cell>
          <table:table-cell/>
          <table:table-cell table:style-name="ce283"/>
          <table:table-cell table:style-name="ce283" office:value-type="float" office:value="43.452" calcext:value-type="float">
            <text:p>43.45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24" calcext:value-type="float">
            <text:p>0.124</text:p>
          </table:table-cell>
          <table:table-cell table:style-name="ce304"/>
          <table:table-cell table:style-name="ce398"/>
          <table:table-cell table:style-name="ce304" office:value-type="float" office:value="0.462" calcext:value-type="float">
            <text:p>0.462</text:p>
          </table:table-cell>
          <table:table-cell table:style-name="ce304" table:number-columns-repeated="2"/>
          <table:table-cell table:style-name="ce276" office:value-type="float" office:value="0.162" calcext:value-type="float">
            <text:p>0.162</text:p>
          </table:table-cell>
          <table:table-cell/>
          <table:table-cell table:style-name="ce283"/>
          <table:table-cell table:style-name="ce283" office:value-type="float" office:value="0.266" calcext:value-type="float">
            <text:p>0.266</text:p>
          </table:table-cell>
          <table:table-cell/>
          <table:table-cell table:style-name="ce283"/>
          <table:table-cell table:style-name="ce283" office:value-type="float" office:value="0.109" calcext:value-type="float">
            <text:p>0.10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792" calcext:value-type="float">
            <text:p>0.792</text:p>
          </table:table-cell>
          <table:table-cell/>
          <table:table-cell table:style-name="ce283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276" office:value-type="float" office:value="0.779" calcext:value-type="float">
            <text:p>0.779</text:p>
          </table:table-cell>
          <table:table-cell/>
          <table:table-cell table:style-name="ce283"/>
          <table:table-cell table:style-name="ce283" office:value-type="float" office:value="0.7" calcext:value-type="float">
            <text:p>0.7</text:p>
          </table:table-cell>
          <table:table-cell/>
          <table:table-cell table:style-name="ce283"/>
          <table:table-cell table:style-name="ce283" office:value-type="float" office:value="0.793" calcext:value-type="float">
            <text:p>0.79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office:value-type="float" office:value="0.221" calcext:value-type="float">
            <text:p>0.221</text:p>
          </table:table-cell>
          <table:table-cell/>
          <table:table-cell table:style-name="ce283"/>
          <table:table-cell office:value-type="float" office:value="0.49" calcext:value-type="float">
            <text:p>0.49</text:p>
          </table:table-cell>
          <table:table-cell table:number-columns-repeated="2"/>
          <table:table-cell table:style-name="ce276" office:value-type="float" office:value="0.27" calcext:value-type="float">
            <text:p>0.27</text:p>
          </table:table-cell>
          <table:table-cell/>
          <table:table-cell table:style-name="ce283"/>
          <table:table-cell table:style-name="ce283" office:value-type="float" office:value="0.351" calcext:value-type="float">
            <text:p>0.351</text:p>
          </table:table-cell>
          <table:table-cell/>
          <table:table-cell table:style-name="ce283"/>
          <table:table-cell table:style-name="ce283" office:value-type="float" office:value="0.242" calcext:value-type="float">
            <text:p>0.24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4" calcext:value-type="float">
            <text:p>0.914</text:p>
          </table:table-cell>
          <table:table-cell table:style-name="ce288"/>
          <table:table-cell table:style-name="ce284"/>
          <table:table-cell table:style-name="ce288" office:value-type="float" office:value="0.524" calcext:value-type="float">
            <text:p>0.524</text:p>
          </table:table-cell>
          <table:table-cell table:style-name="ce288" table:number-columns-repeated="2"/>
          <table:table-cell table:style-name="ce276" office:value-type="float" office:value="0.912" calcext:value-type="float">
            <text:p>0.912</text:p>
          </table:table-cell>
          <table:table-cell/>
          <table:table-cell table:style-name="ce283"/>
          <table:table-cell table:style-name="ce283" office:value-type="float" office:value="0.87" calcext:value-type="float">
            <text:p>0.87</text:p>
          </table:table-cell>
          <table:table-cell/>
          <table:table-cell table:style-name="ce283"/>
          <table:table-cell table:style-name="ce283" office:value-type="float" office:value="0.935" calcext:value-type="float">
            <text:p>0.935</text:p>
          </table:table-cell>
          <table:table-cell/>
          <table:table-cell table:style-name="ce283"/>
        </table:table-row>
        <table:table-row table:style-name="ro1">
          <table:table-cell/>
          <table:table-cell table:style-name="ce372" office:value-type="string" calcext:value-type="string" table:number-columns-spanned="1" table:number-rows-spanned="24">
            <text:p>15</text:p>
          </table:table-cell>
          <table:table-cell table:style-name="ce378" table:number-columns-spanned="1" table:number-rows-spanned="24"/>
          <table:table-cell table:style-name="ce378" table:number-columns-spanned="1" table:number-rows-spanned="24"/>
          <table:table-cell table:style-name="ce378" table:number-columns-spanned="1" table:number-rows-spanned="24"/>
          <table:table-cell table:style-name="ce378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24.067" calcext:value-type="float">
            <text:p>24.067</text:p>
          </table:table-cell>
          <table:table-cell table:style-name="ce304"/>
          <table:table-cell table:style-name="ce398"/>
          <table:table-cell table:style-name="ce304" office:value-type="float" office:value="23.111" calcext:value-type="float">
            <text:p>23.111</text:p>
          </table:table-cell>
          <table:table-cell table:style-name="ce304" table:number-columns-repeated="2"/>
          <table:table-cell table:style-name="ce276" office:value-type="float" office:value="23.089" calcext:value-type="float">
            <text:p>23.089</text:p>
          </table:table-cell>
          <table:table-cell/>
          <table:table-cell table:style-name="ce283"/>
          <table:table-cell table:style-name="ce283" office:value-type="float" office:value="22.6" calcext:value-type="float">
            <text:p>22.6</text:p>
          </table:table-cell>
          <table:table-cell/>
          <table:table-cell table:style-name="ce283"/>
          <table:table-cell table:style-name="ce283" office:value-type="float" office:value="24.2" calcext:value-type="float">
            <text:p>24.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689" calcext:value-type="float">
            <text:p>1.689</text:p>
          </table:table-cell>
          <table:table-cell/>
          <table:table-cell table:style-name="ce283"/>
          <table:table-cell table:style-name="ce287" office:value-type="float" office:value="2.822" calcext:value-type="float">
            <text:p>2.822</text:p>
          </table:table-cell>
          <table:table-cell table:number-columns-repeated="2"/>
          <table:table-cell table:style-name="ce276" office:value-type="float" office:value="3.022" calcext:value-type="float">
            <text:p>3.022</text:p>
          </table:table-cell>
          <table:table-cell/>
          <table:table-cell table:style-name="ce283"/>
          <table:table-cell table:style-name="ce283" office:value-type="float" office:value="2.711" calcext:value-type="float">
            <text:p>2.711</text:p>
          </table:table-cell>
          <table:table-cell/>
          <table:table-cell table:style-name="ce283"/>
          <table:table-cell table:style-name="ce283" office:value-type="float" office:value="2.178" calcext:value-type="float">
            <text:p>2.17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22.378" calcext:value-type="float">
            <text:p>22.378</text:p>
          </table:table-cell>
          <table:table-cell/>
          <table:table-cell table:style-name="ce283"/>
          <table:table-cell table:style-name="ce287" office:value-type="float" office:value="20.289" calcext:value-type="float">
            <text:p>20.289</text:p>
          </table:table-cell>
          <table:table-cell table:number-columns-repeated="2"/>
          <table:table-cell table:style-name="ce276" office:value-type="float" office:value="20.067" calcext:value-type="float">
            <text:p>20.067</text:p>
          </table:table-cell>
          <table:table-cell/>
          <table:table-cell table:style-name="ce283"/>
          <table:table-cell table:style-name="ce283" office:value-type="float" office:value="19.889" calcext:value-type="float">
            <text:p>19.889</text:p>
          </table:table-cell>
          <table:table-cell/>
          <table:table-cell table:style-name="ce283"/>
          <table:table-cell table:style-name="ce283" office:value-type="float" office:value="22.022" calcext:value-type="float">
            <text:p>22.0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9" calcext:value-type="float">
            <text:p>0.129</text:p>
          </table:table-cell>
          <table:table-cell table:style-name="ce288"/>
          <table:table-cell table:style-name="ce284"/>
          <table:table-cell table:style-name="ce288" office:value-type="float" office:value="0.468" calcext:value-type="float">
            <text:p>0.468</text:p>
          </table:table-cell>
          <table:table-cell table:style-name="ce288" table:number-columns-repeated="2"/>
          <table:table-cell table:style-name="ce276" office:value-type="float" office:value="0.169" calcext:value-type="float">
            <text:p>0.169</text:p>
          </table:table-cell>
          <table:table-cell/>
          <table:table-cell table:style-name="ce283"/>
          <table:table-cell table:style-name="ce283" office:value-type="float" office:value="0.275" calcext:value-type="float">
            <text:p>0.275</text:p>
          </table:table-cell>
          <table:table-cell/>
          <table:table-cell table:style-name="ce283"/>
          <table:table-cell table:style-name="ce283" office:value-type="float" office:value="0.129" calcext:value-type="float">
            <text:p>0.12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6.133" calcext:value-type="float">
            <text:p>16.133</text:p>
          </table:table-cell>
          <table:table-cell table:style-name="ce304"/>
          <table:table-cell table:style-name="ce398"/>
          <table:table-cell table:style-name="ce304" office:value-type="float" office:value="17.089" calcext:value-type="float">
            <text:p>17.089</text:p>
          </table:table-cell>
          <table:table-cell table:style-name="ce304" table:number-columns-repeated="2"/>
          <table:table-cell table:style-name="ce276" office:value-type="float" office:value="17.111" calcext:value-type="float">
            <text:p>17.111</text:p>
          </table:table-cell>
          <table:table-cell/>
          <table:table-cell table:style-name="ce283"/>
          <table:table-cell table:style-name="ce283" office:value-type="float" office:value="17.6" calcext:value-type="float">
            <text:p>17.6</text:p>
          </table:table-cell>
          <table:table-cell/>
          <table:table-cell table:style-name="ce283"/>
          <table:table-cell table:style-name="ce283" office:value-type="float" office:value="16" calcext:value-type="float">
            <text:p>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0.511" calcext:value-type="float">
            <text:p>10.511</text:p>
          </table:table-cell>
          <table:table-cell/>
          <table:table-cell table:style-name="ce283"/>
          <table:table-cell office:value-type="float" office:value="9.378" calcext:value-type="float">
            <text:p>9.378</text:p>
          </table:table-cell>
          <table:table-cell table:number-columns-repeated="2"/>
          <table:table-cell table:style-name="ce276" office:value-type="float" office:value="9.178" calcext:value-type="float">
            <text:p>9.178</text:p>
          </table:table-cell>
          <table:table-cell/>
          <table:table-cell table:style-name="ce283"/>
          <table:table-cell table:style-name="ce283" office:value-type="float" office:value="9.489" calcext:value-type="float">
            <text:p>9.489</text:p>
          </table:table-cell>
          <table:table-cell/>
          <table:table-cell table:style-name="ce283"/>
          <table:table-cell table:style-name="ce283" office:value-type="float" office:value="10.022" calcext:value-type="float">
            <text:p>10.0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5.622" calcext:value-type="float">
            <text:p>5.622</text:p>
          </table:table-cell>
          <table:table-cell/>
          <table:table-cell table:style-name="ce283"/>
          <table:table-cell office:value-type="float" office:value="7.711" calcext:value-type="float">
            <text:p>7.711</text:p>
          </table:table-cell>
          <table:table-cell table:number-columns-repeated="2"/>
          <table:table-cell table:style-name="ce276" office:value-type="float" office:value="7.933" calcext:value-type="float">
            <text:p>7.933</text:p>
          </table:table-cell>
          <table:table-cell/>
          <table:table-cell table:style-name="ce283"/>
          <table:table-cell table:style-name="ce283" office:value-type="float" office:value="8.111" calcext:value-type="float">
            <text:p>8.111</text:p>
          </table:table-cell>
          <table:table-cell/>
          <table:table-cell table:style-name="ce283"/>
          <table:table-cell table:style-name="ce283" office:value-type="float" office:value="5.978" calcext:value-type="float">
            <text:p>5.97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47" calcext:value-type="float">
            <text:p>0.847</text:p>
          </table:table-cell>
          <table:table-cell table:style-name="ce288"/>
          <table:table-cell table:style-name="ce284"/>
          <table:table-cell table:style-name="ce288" office:value-type="float" office:value="0.514" calcext:value-type="float">
            <text:p>0.514</text:p>
          </table:table-cell>
          <table:table-cell table:style-name="ce288" table:number-columns-repeated="2"/>
          <table:table-cell table:style-name="ce276" office:value-type="float" office:value="0.802" calcext:value-type="float">
            <text:p>0.802</text:p>
          </table:table-cell>
          <table:table-cell/>
          <table:table-cell table:style-name="ce283"/>
          <table:table-cell table:style-name="ce283" office:value-type="float" office:value="0.711" calcext:value-type="float">
            <text:p>0.711</text:p>
          </table:table-cell>
          <table:table-cell/>
          <table:table-cell table:style-name="ce283"/>
          <table:table-cell table:style-name="ce283" office:value-type="float" office:value="0.853" calcext:value-type="float">
            <text:p>0.85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.333" calcext:value-type="float">
            <text:p>1.333</text:p>
          </table:table-cell>
          <table:table-cell table:style-name="ce304"/>
          <table:table-cell table:style-name="ce398"/>
          <table:table-cell table:style-name="ce304" office:value-type="float" office:value="1.889" calcext:value-type="float">
            <text:p>1.889</text:p>
          </table:table-cell>
          <table:table-cell table:style-name="ce304" table:number-columns-repeated="2"/>
          <table:table-cell table:style-name="ce276" office:value-type="float" office:value="3" calcext:value-type="float">
            <text:p>3</text:p>
          </table:table-cell>
          <table:table-cell/>
          <table:table-cell table:style-name="ce283"/>
          <table:table-cell table:style-name="ce283" office:value-type="float" office:value="1.489" calcext:value-type="float">
            <text:p>1.489</text:p>
          </table:table-cell>
          <table:table-cell/>
          <table:table-cell table:style-name="ce283"/>
          <table:table-cell table:style-name="ce283" office:value-type="float" office:value="2.022" calcext:value-type="float">
            <text:p>2.0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333" calcext:value-type="float">
            <text:p>1.333</text:p>
          </table:table-cell>
          <table:table-cell/>
          <table:table-cell table:style-name="ce283"/>
          <table:table-cell office:value-type="float" office:value="1.889" calcext:value-type="float">
            <text:p>1.889</text:p>
          </table:table-cell>
          <table:table-cell table:number-columns-repeated="2"/>
          <table:table-cell table:style-name="ce276" office:value-type="float" office:value="3" calcext:value-type="float">
            <text:p>3</text:p>
          </table:table-cell>
          <table:table-cell/>
          <table:table-cell table:style-name="ce283"/>
          <table:table-cell table:style-name="ce283" office:value-type="float" office:value="1.489" calcext:value-type="float">
            <text:p>1.489</text:p>
          </table:table-cell>
          <table:table-cell/>
          <table:table-cell table:style-name="ce283"/>
          <table:table-cell table:style-name="ce283" office:value-type="float" office:value="2.022" calcext:value-type="float">
            <text:p>2.0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218" calcext:value-type="float">
            <text:p>0.218</text:p>
          </table:table-cell>
          <table:table-cell table:style-name="ce288"/>
          <table:table-cell table:style-name="ce284"/>
          <table:table-cell table:style-name="ce288" office:value-type="float" office:value="0.467" calcext:value-type="float">
            <text:p>0.467</text:p>
          </table:table-cell>
          <table:table-cell table:style-name="ce288" table:number-columns-repeated="2"/>
          <table:table-cell table:style-name="ce276" office:value-type="float" office:value="0.302" calcext:value-type="float">
            <text:p>0.302</text:p>
          </table:table-cell>
          <table:table-cell/>
          <table:table-cell table:style-name="ce283"/>
          <table:table-cell table:style-name="ce283" office:value-type="float" office:value="0.229" calcext:value-type="float">
            <text:p>0.229</text:p>
          </table:table-cell>
          <table:table-cell/>
          <table:table-cell table:style-name="ce283"/>
          <table:table-cell table:style-name="ce283" office:value-type="float" office:value="0.222" calcext:value-type="float">
            <text:p>0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52.8" calcext:value-type="float">
            <text:p>52.8</text:p>
          </table:table-cell>
          <table:table-cell table:style-name="ce304"/>
          <table:table-cell table:style-name="ce398"/>
          <table:table-cell table:style-name="ce304" office:value-type="float" office:value="52.244" calcext:value-type="float">
            <text:p>52.244</text:p>
          </table:table-cell>
          <table:table-cell table:style-name="ce304" table:number-columns-repeated="2"/>
          <table:table-cell table:style-name="ce276" office:value-type="float" office:value="51.133" calcext:value-type="float">
            <text:p>51.133</text:p>
          </table:table-cell>
          <table:table-cell/>
          <table:table-cell table:style-name="ce283"/>
          <table:table-cell table:style-name="ce283" office:value-type="float" office:value="52.644" calcext:value-type="float">
            <text:p>52.644</text:p>
          </table:table-cell>
          <table:table-cell/>
          <table:table-cell table:style-name="ce283"/>
          <table:table-cell table:style-name="ce283" office:value-type="float" office:value="52.111" calcext:value-type="float">
            <text:p>52.1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52.8" calcext:value-type="float">
            <text:p>52.8</text:p>
          </table:table-cell>
          <table:table-cell/>
          <table:table-cell table:style-name="ce283"/>
          <table:table-cell office:value-type="float" office:value="52.244" calcext:value-type="float">
            <text:p>52.244</text:p>
          </table:table-cell>
          <table:table-cell table:number-columns-repeated="2"/>
          <table:table-cell table:style-name="ce276" office:value-type="float" office:value="51.133" calcext:value-type="float">
            <text:p>51.133</text:p>
          </table:table-cell>
          <table:table-cell/>
          <table:table-cell table:style-name="ce283"/>
          <table:table-cell table:style-name="ce283" office:value-type="float" office:value="52.644" calcext:value-type="float">
            <text:p>52.644</text:p>
          </table:table-cell>
          <table:table-cell/>
          <table:table-cell table:style-name="ce283"/>
          <table:table-cell table:style-name="ce283" office:value-type="float" office:value="52.111" calcext:value-type="float">
            <text:p>52.1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6" calcext:value-type="float">
            <text:p>0.926</text:p>
          </table:table-cell>
          <table:table-cell table:style-name="ce288"/>
          <table:table-cell table:style-name="ce284"/>
          <table:table-cell table:style-name="ce288" office:value-type="float" office:value="0.522" calcext:value-type="float">
            <text:p>0.522</text:p>
          </table:table-cell>
          <table:table-cell table:style-name="ce288" table:number-columns-repeated="2"/>
          <table:table-cell table:style-name="ce276" office:value-type="float" office:value="0.932" calcext:value-type="float">
            <text:p>0.932</text:p>
          </table:table-cell>
          <table:table-cell/>
          <table:table-cell table:style-name="ce283"/>
          <table:table-cell table:style-name="ce283" office:value-type="float" office:value="0.896" calcext:value-type="float">
            <text:p>0.896</text:p>
          </table:table-cell>
          <table:table-cell/>
          <table:table-cell table:style-name="ce283"/>
          <table:table-cell table:style-name="ce283" office:value-type="float" office:value="0.943" calcext:value-type="float">
            <text:p>0.94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5.546" calcext:value-type="float">
            <text:p>35.546</text:p>
          </table:table-cell>
          <table:table-cell table:style-name="ce304"/>
          <table:table-cell table:style-name="ce398"/>
          <table:table-cell table:style-name="ce304" office:value-type="float" office:value="38.635" calcext:value-type="float">
            <text:p>38.635</text:p>
          </table:table-cell>
          <table:table-cell table:style-name="ce304" table:number-columns-repeated="2"/>
          <table:table-cell table:style-name="ce276" office:value-type="float" office:value="42.714" calcext:value-type="float">
            <text:p>42.714</text:p>
          </table:table-cell>
          <table:table-cell/>
          <table:table-cell table:style-name="ce283"/>
          <table:table-cell office:value-type="float" office:value="34.243" calcext:value-type="float">
            <text:p>34.243</text:p>
          </table:table-cell>
          <table:table-cell/>
          <table:table-cell table:style-name="ce283"/>
          <table:table-cell table:style-name="ce283" office:value-type="float" office:value="42.255" calcext:value-type="float">
            <text:p>42.25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4.454" calcext:value-type="float">
            <text:p>64.454</text:p>
          </table:table-cell>
          <table:table-cell/>
          <table:table-cell table:style-name="ce283"/>
          <table:table-cell office:value-type="float" office:value="61.365" calcext:value-type="float">
            <text:p>61.365</text:p>
          </table:table-cell>
          <table:table-cell table:number-columns-repeated="2"/>
          <table:table-cell table:style-name="ce276" office:value-type="float" office:value="57.286" calcext:value-type="float">
            <text:p>57.286</text:p>
          </table:table-cell>
          <table:table-cell/>
          <table:table-cell table:style-name="ce283"/>
          <table:table-cell office:value-type="float" office:value="65.757" calcext:value-type="float">
            <text:p>65.757</text:p>
          </table:table-cell>
          <table:table-cell/>
          <table:table-cell table:style-name="ce283"/>
          <table:table-cell table:style-name="ce283" office:value-type="float" office:value="57.745" calcext:value-type="float">
            <text:p>57.74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9.626" calcext:value-type="float">
            <text:p>59.626</text:p>
          </table:table-cell>
          <table:table-cell/>
          <table:table-cell table:style-name="ce283"/>
          <table:table-cell office:value-type="float" office:value="49.686" calcext:value-type="float">
            <text:p>49.686</text:p>
          </table:table-cell>
          <table:table-cell table:number-columns-repeated="2"/>
          <table:table-cell table:style-name="ce276" office:value-type="float" office:value="45.236" calcext:value-type="float">
            <text:p>45.236</text:p>
          </table:table-cell>
          <table:table-cell/>
          <table:table-cell table:style-name="ce283"/>
          <table:table-cell office:value-type="float" office:value="50.213" calcext:value-type="float">
            <text:p>50.213</text:p>
          </table:table-cell>
          <table:table-cell/>
          <table:table-cell table:style-name="ce283"/>
          <table:table-cell table:style-name="ce283" office:value-type="float" office:value="55.711" calcext:value-type="float">
            <text:p>55.7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0.374" calcext:value-type="float">
            <text:p>40.374</text:p>
          </table:table-cell>
          <table:table-cell table:style-name="ce288"/>
          <table:table-cell table:style-name="ce284"/>
          <table:table-cell table:style-name="ce288" office:value-type="float" office:value="50.314" calcext:value-type="float">
            <text:p>50.314</text:p>
          </table:table-cell>
          <table:table-cell table:style-name="ce288" table:number-columns-repeated="2"/>
          <table:table-cell table:style-name="ce276" office:value-type="float" office:value="54.764" calcext:value-type="float">
            <text:p>54.764</text:p>
          </table:table-cell>
          <table:table-cell/>
          <table:table-cell table:style-name="ce283"/>
          <table:table-cell office:value-type="float" office:value="49.787" calcext:value-type="float">
            <text:p>49.787</text:p>
          </table:table-cell>
          <table:table-cell/>
          <table:table-cell table:style-name="ce283"/>
          <table:table-cell table:style-name="ce283" office:value-type="float" office:value="44.289" calcext:value-type="float">
            <text:p>44.28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23" calcext:value-type="float">
            <text:p>0.123</text:p>
          </table:table-cell>
          <table:table-cell table:style-name="ce304"/>
          <table:table-cell table:style-name="ce398"/>
          <table:table-cell table:style-name="ce304" office:value-type="float" office:value="0.465" calcext:value-type="float">
            <text:p>0.465</text:p>
          </table:table-cell>
          <table:table-cell table:style-name="ce304" table:number-columns-repeated="2"/>
          <table:table-cell table:style-name="ce276" office:value-type="float" office:value="0.155" calcext:value-type="float">
            <text:p>0.155</text:p>
          </table:table-cell>
          <table:table-cell/>
          <table:table-cell table:style-name="ce283"/>
          <table:table-cell table:style-name="ce283" office:value-type="float" office:value="0.262" calcext:value-type="float">
            <text:p>0.262</text:p>
          </table:table-cell>
          <table:table-cell/>
          <table:table-cell table:style-name="ce283"/>
          <table:table-cell table:style-name="ce283" office:value-type="float" office:value="0.122" calcext:value-type="float">
            <text:p>0.1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4" calcext:value-type="float">
            <text:p>0.804</text:p>
          </table:table-cell>
          <table:table-cell/>
          <table:table-cell table:style-name="ce283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276" office:value-type="float" office:value="0.779" calcext:value-type="float">
            <text:p>0.779</text:p>
          </table:table-cell>
          <table:table-cell/>
          <table:table-cell table:style-name="ce283"/>
          <table:table-cell table:style-name="ce283" office:value-type="float" office:value="0.705" calcext:value-type="float">
            <text:p>0.705</text:p>
          </table:table-cell>
          <table:table-cell/>
          <table:table-cell table:style-name="ce283"/>
          <table:table-cell table:style-name="ce283" office:value-type="float" office:value="0.801" calcext:value-type="float">
            <text:p>0.80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office:value-type="float" office:value="0.238" calcext:value-type="float">
            <text:p>0.238</text:p>
          </table:table-cell>
          <table:table-cell/>
          <table:table-cell table:style-name="ce283"/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276" office:value-type="float" office:value="0.286" calcext:value-type="float">
            <text:p>0.286</text:p>
          </table:table-cell>
          <table:table-cell/>
          <table:table-cell table:style-name="ce283"/>
          <table:table-cell table:style-name="ce283" office:value-type="float" office:value="0.354" calcext:value-type="float">
            <text:p>0.354</text:p>
          </table:table-cell>
          <table:table-cell/>
          <table:table-cell table:style-name="ce283"/>
          <table:table-cell table:style-name="ce283" office:value-type="float" office:value="0.222" calcext:value-type="float">
            <text:p>0.2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6" calcext:value-type="float">
            <text:p>0.916</text:p>
          </table:table-cell>
          <table:table-cell table:style-name="ce288"/>
          <table:table-cell table:style-name="ce284"/>
          <table:table-cell table:style-name="ce288" office:value-type="float" office:value="0.521" calcext:value-type="float">
            <text:p>0.521</text:p>
          </table:table-cell>
          <table:table-cell table:style-name="ce288" table:number-columns-repeated="2"/>
          <table:table-cell table:style-name="ce276" office:value-type="float" office:value="0.916" calcext:value-type="float">
            <text:p>0.916</text:p>
          </table:table-cell>
          <table:table-cell/>
          <table:table-cell table:style-name="ce283"/>
          <table:table-cell table:style-name="ce283" office:value-type="float" office:value="0.868" calcext:value-type="float">
            <text:p>0.868</text:p>
          </table:table-cell>
          <table:table-cell/>
          <table:table-cell table:style-name="ce283"/>
          <table:table-cell table:style-name="ce283" office:value-type="float" office:value="0.933" calcext:value-type="float">
            <text:p>0.933</text:p>
          </table:table-cell>
          <table:table-cell/>
          <table:table-cell table:style-name="ce283"/>
        </table:table-row>
        <table:table-row table:style-name="ro1">
          <table:table-cell/>
          <table:table-cell table:style-name="ce373" office:value-type="string" calcext:value-type="string" table:number-columns-spanned="1" table:number-rows-spanned="24">
            <text:p>20</text:p>
          </table:table-cell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7.383" calcext:value-type="float">
            <text:p>17.383</text:p>
          </table:table-cell>
          <table:table-cell table:style-name="ce392"/>
          <table:table-cell table:style-name="ce399"/>
          <table:table-cell table:style-name="ce398" office:value-type="float" office:value="17.467" calcext:value-type="float">
            <text:p>17.467</text:p>
          </table:table-cell>
          <table:table-cell table:style-name="ce304" table:number-columns-repeated="2"/>
          <table:table-cell table:style-name="ce276" office:value-type="float" office:value="17.933" calcext:value-type="float">
            <text:p>17.933</text:p>
          </table:table-cell>
          <table:table-cell/>
          <table:table-cell table:style-name="ce283"/>
          <table:table-cell table:style-name="ce283" office:value-type="float" office:value="17.1" calcext:value-type="float">
            <text:p>17.1</text:p>
          </table:table-cell>
          <table:table-cell/>
          <table:table-cell table:style-name="ce283"/>
          <table:table-cell office:value-type="float" office:value="18.55" calcext:value-type="float">
            <text:p>18.5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396"/>
          <table:table-cell table:style-name="ce400"/>
          <table:table-cell table:style-name="ce283" office:value-type="float" office:value="2.033" calcext:value-type="float">
            <text:p>2.033</text:p>
          </table:table-cell>
          <table:table-cell table:number-columns-repeated="2"/>
          <table:table-cell table:style-name="ce276" office:value-type="float" office:value="2.8" calcext:value-type="float">
            <text:p>2.8</text:p>
          </table:table-cell>
          <table:table-cell/>
          <table:table-cell table:style-name="ce283"/>
          <table:table-cell table:style-name="ce283" office:value-type="float" office:value="1.933" calcext:value-type="float">
            <text:p>1.933</text:p>
          </table:table-cell>
          <table:table-cell/>
          <table:table-cell table:style-name="ce283"/>
          <table:table-cell office:value-type="float" office:value="1.533" calcext:value-type="float">
            <text:p>1.5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396"/>
          <table:table-cell table:style-name="ce400"/>
          <table:table-cell table:style-name="ce283" office:value-type="float" office:value="15.433" calcext:value-type="float">
            <text:p>15.433</text:p>
          </table:table-cell>
          <table:table-cell table:number-columns-repeated="2"/>
          <table:table-cell table:style-name="ce276" office:value-type="float" office:value="15.133" calcext:value-type="float">
            <text:p>15.133</text:p>
          </table:table-cell>
          <table:table-cell/>
          <table:table-cell table:style-name="ce283"/>
          <table:table-cell table:style-name="ce283" office:value-type="float" office:value="15.167" calcext:value-type="float">
            <text:p>15.167</text:p>
          </table:table-cell>
          <table:table-cell/>
          <table:table-cell table:style-name="ce283"/>
          <table:table-cell office:value-type="float" office:value="17.017" calcext:value-type="float">
            <text:p>17.01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5" calcext:value-type="float">
            <text:p>0.125</text:p>
          </table:table-cell>
          <table:table-cell table:style-name="ce394"/>
          <table:table-cell table:style-name="ce401"/>
          <table:table-cell table:style-name="ce284" office:value-type="float" office:value="0.468" calcext:value-type="float">
            <text:p>0.468</text:p>
          </table:table-cell>
          <table:table-cell table:style-name="ce288" table:number-columns-repeated="2"/>
          <table:table-cell table:style-name="ce276" office:value-type="float" office:value="0.181" calcext:value-type="float">
            <text:p>0.181</text:p>
          </table:table-cell>
          <table:table-cell/>
          <table:table-cell table:style-name="ce283"/>
          <table:table-cell table:style-name="ce283" office:value-type="float" office:value="0.27" calcext:value-type="float">
            <text:p>0.27</text:p>
          </table:table-cell>
          <table:table-cell/>
          <table:table-cell table:style-name="ce283"/>
          <table:table-cell office:value-type="float" office:value="0.106" calcext:value-type="float">
            <text:p>0.10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2.767" calcext:value-type="float">
            <text:p>12.767</text:p>
          </table:table-cell>
          <table:table-cell table:style-name="ce392"/>
          <table:table-cell table:style-name="ce399"/>
          <table:table-cell table:style-name="ce398" office:value-type="float" office:value="12.683" calcext:value-type="float">
            <text:p>12.683</text:p>
          </table:table-cell>
          <table:table-cell table:style-name="ce304" table:number-columns-repeated="2"/>
          <table:table-cell table:style-name="ce276" office:value-type="float" office:value="12.217" calcext:value-type="float">
            <text:p>12.217</text:p>
          </table:table-cell>
          <table:table-cell/>
          <table:table-cell table:style-name="ce283"/>
          <table:table-cell table:style-name="ce283" office:value-type="float" office:value="13.05" calcext:value-type="float">
            <text:p>13.05</text:p>
          </table:table-cell>
          <table:table-cell/>
          <table:table-cell table:style-name="ce283"/>
          <table:table-cell office:value-type="float" office:value="11.6" calcext:value-type="float">
            <text:p>11.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396"/>
          <table:table-cell table:style-name="ce400"/>
          <table:table-cell table:style-name="ce283" office:value-type="float" office:value="7.117" calcext:value-type="float">
            <text:p>7.117</text:p>
          </table:table-cell>
          <table:table-cell table:number-columns-repeated="2"/>
          <table:table-cell table:style-name="ce276" office:value-type="float" office:value="6.35" calcext:value-type="float">
            <text:p>6.35</text:p>
          </table:table-cell>
          <table:table-cell/>
          <table:table-cell table:style-name="ce283"/>
          <table:table-cell table:style-name="ce283" office:value-type="float" office:value="7.217" calcext:value-type="float">
            <text:p>7.217</text:p>
          </table:table-cell>
          <table:table-cell/>
          <table:table-cell table:style-name="ce283"/>
          <table:table-cell office:value-type="float" office:value="7.617" calcext:value-type="float">
            <text:p>7.61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396"/>
          <table:table-cell table:style-name="ce400"/>
          <table:table-cell table:style-name="ce283" office:value-type="float" office:value="5.567" calcext:value-type="float">
            <text:p>5.567</text:p>
          </table:table-cell>
          <table:table-cell table:number-columns-repeated="2"/>
          <table:table-cell table:style-name="ce276" office:value-type="float" office:value="5.867" calcext:value-type="float">
            <text:p>5.867</text:p>
          </table:table-cell>
          <table:table-cell/>
          <table:table-cell table:style-name="ce283"/>
          <table:table-cell table:style-name="ce283" office:value-type="float" office:value="5.833" calcext:value-type="float">
            <text:p>5.833</text:p>
          </table:table-cell>
          <table:table-cell/>
          <table:table-cell table:style-name="ce283"/>
          <table:table-cell office:value-type="float" office:value="3.983" calcext:value-type="float">
            <text:p>3.98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41" calcext:value-type="float">
            <text:p>0.841</text:p>
          </table:table-cell>
          <table:table-cell table:style-name="ce394"/>
          <table:table-cell table:style-name="ce401"/>
          <table:table-cell table:style-name="ce284" office:value-type="float" office:value="0.511" calcext:value-type="float">
            <text:p>0.511</text:p>
          </table:table-cell>
          <table:table-cell table:style-name="ce288" table:number-columns-repeated="2"/>
          <table:table-cell table:style-name="ce276" office:value-type="float" office:value="0.807" calcext:value-type="float">
            <text:p>0.807</text:p>
          </table:table-cell>
          <table:table-cell/>
          <table:table-cell table:style-name="ce283"/>
          <table:table-cell table:style-name="ce283" office:value-type="float" office:value="0.706" calcext:value-type="float">
            <text:p>0.706</text:p>
          </table:table-cell>
          <table:table-cell/>
          <table:table-cell table:style-name="ce283"/>
          <table:table-cell office:value-type="float" office:value="0.869" calcext:value-type="float">
            <text:p>0.86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0.9" calcext:value-type="float">
            <text:p>0.9</text:p>
          </table:table-cell>
          <table:table-cell table:style-name="ce392"/>
          <table:table-cell table:style-name="ce399"/>
          <table:table-cell table:style-name="ce398" office:value-type="float" office:value="1.533" calcext:value-type="float">
            <text:p>1.533</text:p>
          </table:table-cell>
          <table:table-cell table:style-name="ce304" table:number-columns-repeated="2"/>
          <table:table-cell table:style-name="ce276" office:value-type="float" office:value="2.1" calcext:value-type="float">
            <text:p>2.1</text:p>
          </table:table-cell>
          <table:table-cell/>
          <table:table-cell table:style-name="ce283"/>
          <table:table-cell table:style-name="ce283" office:value-type="float" office:value="1.4" calcext:value-type="float">
            <text:p>1.4</text:p>
          </table:table-cell>
          <table:table-cell/>
          <table:table-cell table:style-name="ce283"/>
          <table:table-cell office:value-type="float" office:value="1.433" calcext:value-type="float">
            <text:p>1.4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396"/>
          <table:table-cell table:style-name="ce400"/>
          <table:table-cell table:style-name="ce283" office:value-type="float" office:value="1.533" calcext:value-type="float">
            <text:p>1.533</text:p>
          </table:table-cell>
          <table:table-cell table:number-columns-repeated="2"/>
          <table:table-cell table:style-name="ce276" office:value-type="float" office:value="2.1" calcext:value-type="float">
            <text:p>2.1</text:p>
          </table:table-cell>
          <table:table-cell/>
          <table:table-cell table:style-name="ce283"/>
          <table:table-cell table:style-name="ce283" office:value-type="float" office:value="1.4" calcext:value-type="float">
            <text:p>1.4</text:p>
          </table:table-cell>
          <table:table-cell/>
          <table:table-cell table:style-name="ce283"/>
          <table:table-cell office:value-type="float" office:value="1.433" calcext:value-type="float">
            <text:p>1.4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54" calcext:value-type="float">
            <text:p>0.154</text:p>
          </table:table-cell>
          <table:table-cell table:style-name="ce394"/>
          <table:table-cell table:style-name="ce401"/>
          <table:table-cell table:style-name="ce284" office:value-type="float" office:value="0.418" calcext:value-type="float">
            <text:p>0.418</text:p>
          </table:table-cell>
          <table:table-cell table:style-name="ce288" table:number-columns-repeated="2"/>
          <table:table-cell table:style-name="ce276" office:value-type="float" office:value="0.219" calcext:value-type="float">
            <text:p>0.219</text:p>
          </table:table-cell>
          <table:table-cell/>
          <table:table-cell table:style-name="ce283"/>
          <table:table-cell table:style-name="ce283" office:value-type="float" office:value="0.24" calcext:value-type="float">
            <text:p>0.24</text:p>
          </table:table-cell>
          <table:table-cell/>
          <table:table-cell table:style-name="ce283"/>
          <table:table-cell office:value-type="float" office:value="0.191" calcext:value-type="float">
            <text:p>0.19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39.7" calcext:value-type="float">
            <text:p>39.7</text:p>
          </table:table-cell>
          <table:table-cell table:style-name="ce392"/>
          <table:table-cell table:style-name="ce399"/>
          <table:table-cell table:style-name="ce398" office:value-type="float" office:value="39.067" calcext:value-type="float">
            <text:p>39.067</text:p>
          </table:table-cell>
          <table:table-cell table:style-name="ce304" table:number-columns-repeated="2"/>
          <table:table-cell table:style-name="ce276" office:value-type="float" office:value="38.5" calcext:value-type="float">
            <text:p>38.5</text:p>
          </table:table-cell>
          <table:table-cell/>
          <table:table-cell table:style-name="ce283"/>
          <table:table-cell table:style-name="ce283" office:value-type="float" office:value="39.2" calcext:value-type="float">
            <text:p>39.2</text:p>
          </table:table-cell>
          <table:table-cell/>
          <table:table-cell table:style-name="ce283"/>
          <table:table-cell office:value-type="float" office:value="39.167" calcext:value-type="float">
            <text:p>39.1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396"/>
          <table:table-cell table:style-name="ce400"/>
          <table:table-cell table:style-name="ce283" office:value-type="float" office:value="39.067" calcext:value-type="float">
            <text:p>39.067</text:p>
          </table:table-cell>
          <table:table-cell table:number-columns-repeated="2"/>
          <table:table-cell table:style-name="ce276" office:value-type="float" office:value="38.5" calcext:value-type="float">
            <text:p>38.5</text:p>
          </table:table-cell>
          <table:table-cell/>
          <table:table-cell table:style-name="ce283"/>
          <table:table-cell table:style-name="ce283" office:value-type="float" office:value="39.2" calcext:value-type="float">
            <text:p>39.2</text:p>
          </table:table-cell>
          <table:table-cell/>
          <table:table-cell table:style-name="ce283"/>
          <table:table-cell office:value-type="float" office:value="39.167" calcext:value-type="float">
            <text:p>39.1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6" calcext:value-type="float">
            <text:p>0.926</text:p>
          </table:table-cell>
          <table:table-cell table:style-name="ce394"/>
          <table:table-cell table:style-name="ce401"/>
          <table:table-cell table:style-name="ce284" office:value-type="float" office:value="0.518" calcext:value-type="float">
            <text:p>0.518</text:p>
          </table:table-cell>
          <table:table-cell table:style-name="ce288" table:number-columns-repeated="2"/>
          <table:table-cell table:style-name="ce276" office:value-type="float" office:value="0.93" calcext:value-type="float">
            <text:p>0.93</text:p>
          </table:table-cell>
          <table:table-cell/>
          <table:table-cell table:style-name="ce283"/>
          <table:table-cell table:style-name="ce283" office:value-type="float" office:value="0.902" calcext:value-type="float">
            <text:p>0.902</text:p>
          </table:table-cell>
          <table:table-cell/>
          <table:table-cell table:style-name="ce283"/>
          <table:table-cell office:value-type="float" office:value="0.949" calcext:value-type="float">
            <text:p>0.94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2.955" calcext:value-type="float">
            <text:p>32.955</text:p>
          </table:table-cell>
          <table:table-cell table:style-name="ce392"/>
          <table:table-cell table:style-name="ce399"/>
          <table:table-cell table:style-name="ce398" office:value-type="float" office:value="40.151" calcext:value-type="float">
            <text:p>40.151</text:p>
          </table:table-cell>
          <table:table-cell table:style-name="ce304" table:number-columns-repeated="2"/>
          <table:table-cell table:style-name="ce276" office:value-type="float" office:value="46.053" calcext:value-type="float">
            <text:p>46.053</text:p>
          </table:table-cell>
          <table:table-cell/>
          <table:table-cell table:style-name="ce283"/>
          <table:table-cell table:style-name="ce283" office:value-type="float" office:value="36.199" calcext:value-type="float">
            <text:p>36.199</text:p>
          </table:table-cell>
          <table:table-cell/>
          <table:table-cell table:style-name="ce283"/>
          <table:table-cell table:style-name="ce283" office:value-type="float" office:value="42.475" calcext:value-type="float">
            <text:p>42.47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396"/>
          <table:table-cell table:style-name="ce400"/>
          <table:table-cell table:style-name="ce283" office:value-type="float" office:value="59.849" calcext:value-type="float">
            <text:p>59.849</text:p>
          </table:table-cell>
          <table:table-cell table:number-columns-repeated="2"/>
          <table:table-cell table:style-name="ce276" office:value-type="float" office:value="53.947" calcext:value-type="float">
            <text:p>53.947</text:p>
          </table:table-cell>
          <table:table-cell/>
          <table:table-cell table:style-name="ce283"/>
          <table:table-cell table:style-name="ce283" office:value-type="float" office:value="63.801" calcext:value-type="float">
            <text:p>63.801</text:p>
          </table:table-cell>
          <table:table-cell/>
          <table:table-cell table:style-name="ce283"/>
          <table:table-cell table:style-name="ce283" office:value-type="float" office:value="57.525" calcext:value-type="float">
            <text:p>57.52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396"/>
          <table:table-cell table:style-name="ce400"/>
          <table:table-cell table:style-name="ce283" office:value-type="float" office:value="50.317" calcext:value-type="float">
            <text:p>50.317</text:p>
          </table:table-cell>
          <table:table-cell table:number-columns-repeated="2"/>
          <table:table-cell table:style-name="ce276" office:value-type="float" office:value="44.219" calcext:value-type="float">
            <text:p>44.219</text:p>
          </table:table-cell>
          <table:table-cell/>
          <table:table-cell table:style-name="ce283"/>
          <table:table-cell table:style-name="ce283" office:value-type="float" office:value="49.84" calcext:value-type="float">
            <text:p>49.84</text:p>
          </table:table-cell>
          <table:table-cell/>
          <table:table-cell table:style-name="ce283"/>
          <table:table-cell table:style-name="ce283" office:value-type="float" office:value="57.092" calcext:value-type="float">
            <text:p>57.09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1.821" calcext:value-type="float">
            <text:p>41.821</text:p>
          </table:table-cell>
          <table:table-cell table:style-name="ce394"/>
          <table:table-cell table:style-name="ce401"/>
          <table:table-cell table:style-name="ce284" office:value-type="float" office:value="49.683" calcext:value-type="float">
            <text:p>49.683</text:p>
          </table:table-cell>
          <table:table-cell table:style-name="ce288" table:number-columns-repeated="2"/>
          <table:table-cell table:style-name="ce276" office:value-type="float" office:value="55.781" calcext:value-type="float">
            <text:p>55.781</text:p>
          </table:table-cell>
          <table:table-cell/>
          <table:table-cell table:style-name="ce283"/>
          <table:table-cell table:style-name="ce283" office:value-type="float" office:value="50.16" calcext:value-type="float">
            <text:p>50.16</text:p>
          </table:table-cell>
          <table:table-cell/>
          <table:table-cell table:style-name="ce283"/>
          <table:table-cell table:style-name="ce283" office:value-type="float" office:value="42.908" calcext:value-type="float">
            <text:p>42.90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18" calcext:value-type="float">
            <text:p>0.118</text:p>
          </table:table-cell>
          <table:table-cell table:style-name="ce392"/>
          <table:table-cell table:style-name="ce399"/>
          <table:table-cell table:style-name="ce398" office:value-type="float" office:value="0.466" calcext:value-type="float">
            <text:p>0.466</text:p>
          </table:table-cell>
          <table:table-cell table:style-name="ce304" table:number-columns-repeated="2"/>
          <table:table-cell table:style-name="ce402" office:value-type="float" office:value="0.166" calcext:value-type="float">
            <text:p>0.166</text:p>
          </table:table-cell>
          <table:table-cell table:style-name="ce304"/>
          <table:table-cell table:style-name="ce398"/>
          <table:table-cell table:style-name="ce398" office:value-type="float" office:value="0.258" calcext:value-type="float">
            <text:p>0.258</text:p>
          </table:table-cell>
          <table:table-cell/>
          <table:table-cell table:style-name="ce283"/>
          <table:table-cell office:value-type="float" office:value="0.1" calcext:value-type="float">
            <text:p>0.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396"/>
          <table:table-cell table:style-name="ce400"/>
          <table:table-cell table:style-name="ce283" office:value-type="float" office:value="0.509" calcext:value-type="float">
            <text:p>0.509</text:p>
          </table:table-cell>
          <table:table-cell table:number-columns-repeated="2"/>
          <table:table-cell table:style-name="ce276" office:value-type="float" office:value="0.793" calcext:value-type="float">
            <text:p>0.793</text:p>
          </table:table-cell>
          <table:table-cell/>
          <table:table-cell table:style-name="ce283"/>
          <table:table-cell table:style-name="ce283" office:value-type="float" office:value="0.701" calcext:value-type="float">
            <text:p>0.701</text:p>
          </table:table-cell>
          <table:table-cell/>
          <table:table-cell table:style-name="ce283"/>
          <table:table-cell office:value-type="float" office:value="0.828" calcext:value-type="float">
            <text:p>0.82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287" office:value-type="float" office:value="0.239" calcext:value-type="float">
            <text:p>0.239</text:p>
          </table:table-cell>
          <table:table-cell table:style-name="ce396"/>
          <table:table-cell table:style-name="ce400"/>
          <table:table-cell table:style-name="ce283" office:value-type="float" office:value="0.49" calcext:value-type="float">
            <text:p>0.49</text:p>
          </table:table-cell>
          <table:table-cell table:number-columns-repeated="2"/>
          <table:table-cell table:style-name="ce276" office:value-type="float" office:value="0.257" calcext:value-type="float">
            <text:p>0.257</text:p>
          </table:table-cell>
          <table:table-cell/>
          <table:table-cell table:style-name="ce283"/>
          <table:table-cell table:style-name="ce283" office:value-type="float" office:value="0.352" calcext:value-type="float">
            <text:p>0.352</text:p>
          </table:table-cell>
          <table:table-cell/>
          <table:table-cell table:style-name="ce283"/>
          <table:table-cell office:value-type="float" office:value="0.215" calcext:value-type="float">
            <text:p>0.21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6" calcext:value-type="float">
            <text:p>0.916</text:p>
          </table:table-cell>
          <table:table-cell table:style-name="ce394"/>
          <table:table-cell table:style-name="ce401"/>
          <table:table-cell table:style-name="ce284" office:value-type="float" office:value="0.517" calcext:value-type="float">
            <text:p>0.517</text:p>
          </table:table-cell>
          <table:table-cell table:style-name="ce288" table:number-columns-repeated="2"/>
          <table:table-cell table:style-name="ce277" office:value-type="float" office:value="0.915" calcext:value-type="float">
            <text:p>0.915</text:p>
          </table:table-cell>
          <table:table-cell table:style-name="ce288"/>
          <table:table-cell table:style-name="ce284"/>
          <table:table-cell table:style-name="ce284" office:value-type="float" office:value="0.871" calcext:value-type="float">
            <text:p>0.871</text:p>
          </table:table-cell>
          <table:table-cell table:style-name="ce288"/>
          <table:table-cell table:style-name="ce284"/>
          <table:table-cell office:value-type="float" office:value="0.938" calcext:value-type="float">
            <text:p>0.938</text:p>
          </table:table-cell>
          <table:table-cell table:style-name="ce288"/>
          <table:table-cell table:style-name="ce284"/>
        </table:table-row>
        <table:table-row table:style-name="ro1">
          <table:table-cell/>
          <table:table-cell table:style-name="ce373" office:value-type="string" calcext:value-type="string" table:number-columns-spanned="1" table:number-rows-spanned="24">
            <text:p>25</text:p>
          </table:table-cell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7.383" calcext:value-type="float">
            <text:p>17.383</text:p>
          </table:table-cell>
          <table:table-cell table:style-name="ce392"/>
          <table:table-cell table:style-name="ce399"/>
          <table:table-cell table:style-name="ce398" office:value-type="float" office:value="13.707" calcext:value-type="float">
            <text:p>13.707</text:p>
          </table:table-cell>
          <table:table-cell table:style-name="ce304" table:number-columns-repeated="2"/>
          <table:table-cell table:style-name="ce276" office:value-type="float" office:value="13.893" calcext:value-type="float">
            <text:p>13.893</text:p>
          </table:table-cell>
          <table:table-cell/>
          <table:table-cell table:style-name="ce283"/>
          <table:table-cell table:style-name="ce283" office:value-type="float" office:value="13.96" calcext:value-type="float">
            <text:p>13.96</text:p>
          </table:table-cell>
          <table:table-cell/>
          <table:table-cell table:style-name="ce283"/>
          <table:table-cell office:value-type="float" office:value="14.547" calcext:value-type="float">
            <text:p>14.54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396"/>
          <table:table-cell table:style-name="ce400"/>
          <table:table-cell table:style-name="ce283" office:value-type="float" office:value="1.6" calcext:value-type="float">
            <text:p>1.6</text:p>
          </table:table-cell>
          <table:table-cell table:number-columns-repeated="2"/>
          <table:table-cell table:style-name="ce276" office:value-type="float" office:value="2.053" calcext:value-type="float">
            <text:p>2.053</text:p>
          </table:table-cell>
          <table:table-cell/>
          <table:table-cell table:style-name="ce283"/>
          <table:table-cell table:style-name="ce283" office:value-type="float" office:value="1.947" calcext:value-type="float">
            <text:p>1.947</text:p>
          </table:table-cell>
          <table:table-cell/>
          <table:table-cell table:style-name="ce283"/>
          <table:table-cell office:value-type="float" office:value="1.107" calcext:value-type="float">
            <text:p>1.10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396"/>
          <table:table-cell table:style-name="ce400"/>
          <table:table-cell table:style-name="ce283" office:value-type="float" office:value="12.107" calcext:value-type="float">
            <text:p>12.107</text:p>
          </table:table-cell>
          <table:table-cell table:number-columns-repeated="2"/>
          <table:table-cell table:style-name="ce276" office:value-type="float" office:value="11.84" calcext:value-type="float">
            <text:p>11.84</text:p>
          </table:table-cell>
          <table:table-cell/>
          <table:table-cell table:style-name="ce283"/>
          <table:table-cell table:style-name="ce283" office:value-type="float" office:value="12.013" calcext:value-type="float">
            <text:p>12.013</text:p>
          </table:table-cell>
          <table:table-cell/>
          <table:table-cell table:style-name="ce283"/>
          <table:table-cell office:value-type="float" office:value="13.44" calcext:value-type="float">
            <text:p>13.4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5" calcext:value-type="float">
            <text:p>0.125</text:p>
          </table:table-cell>
          <table:table-cell table:style-name="ce394"/>
          <table:table-cell table:style-name="ce401"/>
          <table:table-cell table:style-name="ce284" office:value-type="float" office:value="0.47" calcext:value-type="float">
            <text:p>0.47</text:p>
          </table:table-cell>
          <table:table-cell table:style-name="ce288" table:number-columns-repeated="2"/>
          <table:table-cell table:style-name="ce276" office:value-type="float" office:value="0.179" calcext:value-type="float">
            <text:p>0.179</text:p>
          </table:table-cell>
          <table:table-cell/>
          <table:table-cell table:style-name="ce283"/>
          <table:table-cell table:style-name="ce283" office:value-type="float" office:value="0.275" calcext:value-type="float">
            <text:p>0.275</text:p>
          </table:table-cell>
          <table:table-cell/>
          <table:table-cell table:style-name="ce283"/>
          <table:table-cell office:value-type="float" office:value="0.117" calcext:value-type="float">
            <text:p>0.11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2.767" calcext:value-type="float">
            <text:p>12.767</text:p>
          </table:table-cell>
          <table:table-cell table:style-name="ce392"/>
          <table:table-cell table:style-name="ce399"/>
          <table:table-cell table:style-name="ce398" office:value-type="float" office:value="10.413" calcext:value-type="float">
            <text:p>10.413</text:p>
          </table:table-cell>
          <table:table-cell table:style-name="ce304" table:number-columns-repeated="2"/>
          <table:table-cell table:style-name="ce402" office:value-type="float" office:value="10.227" calcext:value-type="float">
            <text:p>10.227</text:p>
          </table:table-cell>
          <table:table-cell table:style-name="ce304"/>
          <table:table-cell table:style-name="ce398"/>
          <table:table-cell table:style-name="ce398" office:value-type="float" office:value="10.16" calcext:value-type="float">
            <text:p>10.16</text:p>
          </table:table-cell>
          <table:table-cell/>
          <table:table-cell table:style-name="ce283"/>
          <table:table-cell office:value-type="float" office:value="9.573" calcext:value-type="float">
            <text:p>9.57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396"/>
          <table:table-cell table:style-name="ce400"/>
          <table:table-cell table:style-name="ce283" office:value-type="float" office:value="5.72" calcext:value-type="float">
            <text:p>5.72</text:p>
          </table:table-cell>
          <table:table-cell table:number-columns-repeated="2"/>
          <table:table-cell table:style-name="ce276" office:value-type="float" office:value="5.267" calcext:value-type="float">
            <text:p>5.267</text:p>
          </table:table-cell>
          <table:table-cell/>
          <table:table-cell table:style-name="ce283"/>
          <table:table-cell table:style-name="ce283" office:value-type="float" office:value="5.373" calcext:value-type="float">
            <text:p>5.373</text:p>
          </table:table-cell>
          <table:table-cell/>
          <table:table-cell table:style-name="ce283"/>
          <table:table-cell office:value-type="float" office:value="6.213" calcext:value-type="float">
            <text:p>6.21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396"/>
          <table:table-cell table:style-name="ce400"/>
          <table:table-cell table:style-name="ce283" office:value-type="float" office:value="4.693" calcext:value-type="float">
            <text:p>4.693</text:p>
          </table:table-cell>
          <table:table-cell table:number-columns-repeated="2"/>
          <table:table-cell table:style-name="ce276" office:value-type="float" office:value="4.96" calcext:value-type="float">
            <text:p>4.96</text:p>
          </table:table-cell>
          <table:table-cell/>
          <table:table-cell table:style-name="ce283"/>
          <table:table-cell table:style-name="ce283" office:value-type="float" office:value="4.787" calcext:value-type="float">
            <text:p>4.787</text:p>
          </table:table-cell>
          <table:table-cell/>
          <table:table-cell table:style-name="ce283"/>
          <table:table-cell office:value-type="float" office:value="3.36" calcext:value-type="float">
            <text:p>3.3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41" calcext:value-type="float">
            <text:p>0.841</text:p>
          </table:table-cell>
          <table:table-cell table:style-name="ce394"/>
          <table:table-cell table:style-name="ce401"/>
          <table:table-cell table:style-name="ce284" office:value-type="float" office:value="0.512" calcext:value-type="float">
            <text:p>0.512</text:p>
          </table:table-cell>
          <table:table-cell table:style-name="ce288" table:number-columns-repeated="2"/>
          <table:table-cell table:style-name="ce277" office:value-type="float" office:value="0.795" calcext:value-type="float">
            <text:p>0.795</text:p>
          </table:table-cell>
          <table:table-cell table:style-name="ce288"/>
          <table:table-cell table:style-name="ce284"/>
          <table:table-cell table:style-name="ce284" office:value-type="float" office:value="0.711" calcext:value-type="float">
            <text:p>0.711</text:p>
          </table:table-cell>
          <table:table-cell/>
          <table:table-cell table:style-name="ce283"/>
          <table:table-cell office:value-type="float" office:value="0.864" calcext:value-type="float">
            <text:p>0.86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0.9" calcext:value-type="float">
            <text:p>0.9</text:p>
          </table:table-cell>
          <table:table-cell table:style-name="ce392"/>
          <table:table-cell table:style-name="ce399"/>
          <table:table-cell table:style-name="ce398" office:value-type="float" office:value="1.067" calcext:value-type="float">
            <text:p>1.067</text:p>
          </table:table-cell>
          <table:table-cell table:style-name="ce304" table:number-columns-repeated="2"/>
          <table:table-cell table:style-name="ce402" office:value-type="float" office:value="1.6" calcext:value-type="float">
            <text:p>1.6</text:p>
          </table:table-cell>
          <table:table-cell table:style-name="ce304"/>
          <table:table-cell table:style-name="ce398"/>
          <table:table-cell table:style-name="ce398" office:value-type="float" office:value="0.947" calcext:value-type="float">
            <text:p>0.947</text:p>
          </table:table-cell>
          <table:table-cell/>
          <table:table-cell table:style-name="ce283"/>
          <table:table-cell office:value-type="float" office:value="1.16" calcext:value-type="float">
            <text:p>1.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396"/>
          <table:table-cell table:style-name="ce400"/>
          <table:table-cell table:style-name="ce283" office:value-type="float" office:value="1.067" calcext:value-type="float">
            <text:p>1.067</text:p>
          </table:table-cell>
          <table:table-cell table:number-columns-repeated="2"/>
          <table:table-cell table:style-name="ce276" office:value-type="float" office:value="1.6" calcext:value-type="float">
            <text:p>1.6</text:p>
          </table:table-cell>
          <table:table-cell/>
          <table:table-cell table:style-name="ce283"/>
          <table:table-cell table:style-name="ce283" office:value-type="float" office:value="0.947" calcext:value-type="float">
            <text:p>0.947</text:p>
          </table:table-cell>
          <table:table-cell/>
          <table:table-cell table:style-name="ce283"/>
          <table:table-cell office:value-type="float" office:value="1.16" calcext:value-type="float">
            <text:p>1.1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54" calcext:value-type="float">
            <text:p>0.154</text:p>
          </table:table-cell>
          <table:table-cell table:style-name="ce394"/>
          <table:table-cell table:style-name="ce401"/>
          <table:table-cell table:style-name="ce284" office:value-type="float" office:value="0.355" calcext:value-type="float">
            <text:p>0.355</text:p>
          </table:table-cell>
          <table:table-cell table:style-name="ce288" table:number-columns-repeated="2"/>
          <table:table-cell table:style-name="ce277" office:value-type="float" office:value="0.251" calcext:value-type="float">
            <text:p>0.251</text:p>
          </table:table-cell>
          <table:table-cell table:style-name="ce288"/>
          <table:table-cell table:style-name="ce284"/>
          <table:table-cell table:style-name="ce284" office:value-type="float" office:value="0.189" calcext:value-type="float">
            <text:p>0.189</text:p>
          </table:table-cell>
          <table:table-cell/>
          <table:table-cell table:style-name="ce283"/>
          <table:table-cell office:value-type="float" office:value="0.17" calcext:value-type="float">
            <text:p>0.1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39.7" calcext:value-type="float">
            <text:p>39.7</text:p>
          </table:table-cell>
          <table:table-cell table:style-name="ce392"/>
          <table:table-cell table:style-name="ce399"/>
          <table:table-cell table:style-name="ce398" office:value-type="float" office:value="31.413" calcext:value-type="float">
            <text:p>31.413</text:p>
          </table:table-cell>
          <table:table-cell table:style-name="ce304" table:number-columns-repeated="2"/>
          <table:table-cell table:style-name="ce402" office:value-type="float" office:value="30.88" calcext:value-type="float">
            <text:p>30.88</text:p>
          </table:table-cell>
          <table:table-cell table:style-name="ce304"/>
          <table:table-cell table:style-name="ce398"/>
          <table:table-cell table:style-name="ce398" office:value-type="float" office:value="31.533" calcext:value-type="float">
            <text:p>31.533</text:p>
          </table:table-cell>
          <table:table-cell/>
          <table:table-cell table:style-name="ce283"/>
          <table:table-cell office:value-type="float" office:value="31.32" calcext:value-type="float">
            <text:p>31.3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396"/>
          <table:table-cell table:style-name="ce400"/>
          <table:table-cell table:style-name="ce283" office:value-type="float" office:value="31.413" calcext:value-type="float">
            <text:p>31.413</text:p>
          </table:table-cell>
          <table:table-cell table:number-columns-repeated="2"/>
          <table:table-cell table:style-name="ce276" office:value-type="float" office:value="30.88" calcext:value-type="float">
            <text:p>30.88</text:p>
          </table:table-cell>
          <table:table-cell/>
          <table:table-cell table:style-name="ce283"/>
          <table:table-cell table:style-name="ce283" office:value-type="float" office:value="31.533" calcext:value-type="float">
            <text:p>31.533</text:p>
          </table:table-cell>
          <table:table-cell/>
          <table:table-cell table:style-name="ce283"/>
          <table:table-cell office:value-type="float" office:value="31.32" calcext:value-type="float">
            <text:p>31.3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6" calcext:value-type="float">
            <text:p>0.926</text:p>
          </table:table-cell>
          <table:table-cell table:style-name="ce394"/>
          <table:table-cell table:style-name="ce401"/>
          <table:table-cell table:style-name="ce284" office:value-type="float" office:value="0.518" calcext:value-type="float">
            <text:p>0.518</text:p>
          </table:table-cell>
          <table:table-cell table:style-name="ce288" table:number-columns-repeated="2"/>
          <table:table-cell table:style-name="ce277" office:value-type="float" office:value="0.934" calcext:value-type="float">
            <text:p>0.934</text:p>
          </table:table-cell>
          <table:table-cell table:style-name="ce288"/>
          <table:table-cell table:style-name="ce284"/>
          <table:table-cell table:style-name="ce284" office:value-type="float" office:value="0.9" calcext:value-type="float">
            <text:p>0.9</text:p>
          </table:table-cell>
          <table:table-cell/>
          <table:table-cell table:style-name="ce283"/>
          <table:table-cell office:value-type="float" office:value="0.948" calcext:value-type="float">
            <text:p>0.94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2.955" calcext:value-type="float">
            <text:p>32.955</text:p>
          </table:table-cell>
          <table:table-cell table:style-name="ce392"/>
          <table:table-cell table:style-name="ce399"/>
          <table:table-cell table:style-name="ce398" office:value-type="float" office:value="38.196" calcext:value-type="float">
            <text:p>38.196</text:p>
          </table:table-cell>
          <table:table-cell table:style-name="ce304" table:number-columns-repeated="2"/>
          <table:table-cell table:style-name="ce402" office:value-type="float" office:value="43.431" calcext:value-type="float">
            <text:p>43.431</text:p>
          </table:table-cell>
          <table:table-cell table:style-name="ce304"/>
          <table:table-cell table:style-name="ce398"/>
          <table:table-cell table:style-name="ce398" office:value-type="float" office:value="39.133" calcext:value-type="float">
            <text:p>39.133</text:p>
          </table:table-cell>
          <table:table-cell/>
          <table:table-cell table:style-name="ce283"/>
          <table:table-cell office:value-type="float" office:value="39.52" calcext:value-type="float">
            <text:p>39.5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396"/>
          <table:table-cell table:style-name="ce400"/>
          <table:table-cell table:style-name="ce283" office:value-type="float" office:value="61.804" calcext:value-type="float">
            <text:p>61.804</text:p>
          </table:table-cell>
          <table:table-cell table:number-columns-repeated="2"/>
          <table:table-cell table:style-name="ce276" office:value-type="float" office:value="56.569" calcext:value-type="float">
            <text:p>56.569</text:p>
          </table:table-cell>
          <table:table-cell/>
          <table:table-cell table:style-name="ce283"/>
          <table:table-cell table:style-name="ce283" office:value-type="float" office:value="60.867" calcext:value-type="float">
            <text:p>60.867</text:p>
          </table:table-cell>
          <table:table-cell/>
          <table:table-cell table:style-name="ce283"/>
          <table:table-cell office:value-type="float" office:value="59.146" calcext:value-type="float">
            <text:p>59.14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396"/>
          <table:table-cell table:style-name="ce400"/>
          <table:table-cell table:style-name="ce283" office:value-type="float" office:value="50.556" calcext:value-type="float">
            <text:p>50.556</text:p>
          </table:table-cell>
          <table:table-cell table:number-columns-repeated="2"/>
          <table:table-cell table:style-name="ce276" office:value-type="float" office:value="45.293" calcext:value-type="float">
            <text:p>45.293</text:p>
          </table:table-cell>
          <table:table-cell/>
          <table:table-cell table:style-name="ce283"/>
          <table:table-cell table:style-name="ce283" office:value-type="float" office:value="49.812" calcext:value-type="float">
            <text:p>49.812</text:p>
          </table:table-cell>
          <table:table-cell/>
          <table:table-cell table:style-name="ce283"/>
          <table:table-cell office:value-type="float" office:value="58.05" calcext:value-type="float">
            <text:p>58.0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1.821" calcext:value-type="float">
            <text:p>41.821</text:p>
          </table:table-cell>
          <table:table-cell table:style-name="ce394"/>
          <table:table-cell table:style-name="ce401"/>
          <table:table-cell table:style-name="ce284" office:value-type="float" office:value="49.444" calcext:value-type="float">
            <text:p>49.444</text:p>
          </table:table-cell>
          <table:table-cell table:style-name="ce288" table:number-columns-repeated="2"/>
          <table:table-cell table:style-name="ce277" office:value-type="float" office:value="54.707" calcext:value-type="float">
            <text:p>54.707</text:p>
          </table:table-cell>
          <table:table-cell table:style-name="ce288"/>
          <table:table-cell table:style-name="ce284"/>
          <table:table-cell table:style-name="ce284" office:value-type="float" office:value="50.188" calcext:value-type="float">
            <text:p>50.188</text:p>
          </table:table-cell>
          <table:table-cell/>
          <table:table-cell table:style-name="ce283"/>
          <table:table-cell office:value-type="float" office:value="41.95" calcext:value-type="float">
            <text:p>41.9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18" calcext:value-type="float">
            <text:p>0.118</text:p>
          </table:table-cell>
          <table:table-cell table:style-name="ce392"/>
          <table:table-cell table:style-name="ce399"/>
          <table:table-cell table:style-name="ce398" office:value-type="float" office:value="0.467" calcext:value-type="float">
            <text:p>0.467</text:p>
          </table:table-cell>
          <table:table-cell table:style-name="ce304" table:number-columns-repeated="2"/>
          <table:table-cell table:style-name="ce402" office:value-type="float" office:value="0.164" calcext:value-type="float">
            <text:p>0.164</text:p>
          </table:table-cell>
          <table:table-cell table:style-name="ce304"/>
          <table:table-cell table:style-name="ce398"/>
          <table:table-cell table:style-name="ce398" office:value-type="float" office:value="0.258" calcext:value-type="float">
            <text:p>0.258</text:p>
          </table:table-cell>
          <table:table-cell/>
          <table:table-cell table:style-name="ce283"/>
          <table:table-cell office:value-type="float" office:value="0.113" calcext:value-type="float">
            <text:p>0.11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396"/>
          <table:table-cell table:style-name="ce400"/>
          <table:table-cell table:style-name="ce283" office:value-type="float" office:value="0.509" calcext:value-type="float">
            <text:p>0.509</text:p>
          </table:table-cell>
          <table:table-cell table:number-columns-repeated="2"/>
          <table:table-cell table:style-name="ce276" office:value-type="float" office:value="0.774" calcext:value-type="float">
            <text:p>0.774</text:p>
          </table:table-cell>
          <table:table-cell/>
          <table:table-cell table:style-name="ce283"/>
          <table:table-cell table:style-name="ce283" office:value-type="float" office:value="0.709" calcext:value-type="float">
            <text:p>0.709</text:p>
          </table:table-cell>
          <table:table-cell/>
          <table:table-cell table:style-name="ce283"/>
          <table:table-cell office:value-type="float" office:value="0.828" calcext:value-type="float">
            <text:p>0.82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287" office:value-type="float" office:value="0.239" calcext:value-type="float">
            <text:p>0.239</text:p>
          </table:table-cell>
          <table:table-cell table:style-name="ce396"/>
          <table:table-cell table:style-name="ce400"/>
          <table:table-cell table:style-name="ce283" office:value-type="float" office:value="0.491" calcext:value-type="float">
            <text:p>0.491</text:p>
          </table:table-cell>
          <table:table-cell table:number-columns-repeated="2"/>
          <table:table-cell table:style-name="ce276" office:value-type="float" office:value="0.291" calcext:value-type="float">
            <text:p>0.291</text:p>
          </table:table-cell>
          <table:table-cell/>
          <table:table-cell table:style-name="ce283"/>
          <table:table-cell table:style-name="ce283" office:value-type="float" office:value="0.357" calcext:value-type="float">
            <text:p>0.357</text:p>
          </table:table-cell>
          <table:table-cell/>
          <table:table-cell table:style-name="ce283"/>
          <table:table-cell office:value-type="float" office:value="0.221" calcext:value-type="float">
            <text:p>0.22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6" calcext:value-type="float">
            <text:p>0.916</text:p>
          </table:table-cell>
          <table:table-cell table:style-name="ce394"/>
          <table:table-cell table:style-name="ce401"/>
          <table:table-cell table:style-name="ce284" office:value-type="float" office:value="0.517" calcext:value-type="float">
            <text:p>0.517</text:p>
          </table:table-cell>
          <table:table-cell table:style-name="ce288" table:number-columns-repeated="2"/>
          <table:table-cell table:style-name="ce277" office:value-type="float" office:value="0.916" calcext:value-type="float">
            <text:p>0.916</text:p>
          </table:table-cell>
          <table:table-cell table:style-name="ce288"/>
          <table:table-cell table:style-name="ce284"/>
          <table:table-cell table:style-name="ce284" office:value-type="float" office:value="0.872" calcext:value-type="float">
            <text:p>0.872</text:p>
          </table:table-cell>
          <table:table-cell table:style-name="ce288"/>
          <table:table-cell table:style-name="ce284"/>
          <table:table-cell office:value-type="float" office:value="0.936" calcext:value-type="float">
            <text:p>0.936</text:p>
          </table:table-cell>
          <table:table-cell table:style-name="ce288"/>
          <table:table-cell table:style-name="ce284"/>
        </table:table-row>
        <table:table-row table:style-name="ro1">
          <table:table-cell/>
          <table:table-cell table:style-name="ce373" office:value-type="string" calcext:value-type="string" table:number-columns-spanned="1" table:number-rows-spanned="24">
            <text:p>30</text:p>
          </table:table-cell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79" table:number-columns-spanned="1" table:number-rows-spanned="24"/>
          <table:table-cell table:style-name="ce382" office:value-type="string" calcext:value-type="string" table:number-columns-spanned="1" table:number-rows-spanned="4">
            <text:p>0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7.383" calcext:value-type="float">
            <text:p>17.383</text:p>
          </table:table-cell>
          <table:table-cell table:style-name="ce392"/>
          <table:table-cell table:style-name="ce399"/>
          <table:table-cell table:style-name="ce398" office:value-type="float" office:value="11.556" calcext:value-type="float">
            <text:p>11.556</text:p>
          </table:table-cell>
          <table:table-cell table:number-columns-repeated="2"/>
          <table:table-cell table:style-name="ce276" office:value-type="float" office:value="11.644" calcext:value-type="float">
            <text:p>11.644</text:p>
          </table:table-cell>
          <table:table-cell/>
          <table:table-cell table:style-name="ce283"/>
          <table:table-cell table:style-name="ce283" office:value-type="float" office:value="11.133" calcext:value-type="float">
            <text:p>11.133</text:p>
          </table:table-cell>
          <table:table-cell/>
          <table:table-cell table:style-name="ce283"/>
          <table:table-cell office:value-type="float" office:value="12.111" calcext:value-type="float">
            <text:p>12.1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396"/>
          <table:table-cell table:style-name="ce400"/>
          <table:table-cell table:style-name="ce283" office:value-type="float" office:value="1.333" calcext:value-type="float">
            <text:p>1.333</text:p>
          </table:table-cell>
          <table:table-cell table:number-columns-repeated="2"/>
          <table:table-cell table:style-name="ce276" office:value-type="float" office:value="1.944" calcext:value-type="float">
            <text:p>1.944</text:p>
          </table:table-cell>
          <table:table-cell/>
          <table:table-cell table:style-name="ce283"/>
          <table:table-cell table:style-name="ce283" office:value-type="float" office:value="1.278" calcext:value-type="float">
            <text:p>1.278</text:p>
          </table:table-cell>
          <table:table-cell/>
          <table:table-cell table:style-name="ce283"/>
          <table:table-cell office:value-type="float" office:value="1.033" calcext:value-type="float">
            <text:p>1.033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396"/>
          <table:table-cell table:style-name="ce400"/>
          <table:table-cell table:style-name="ce283" office:value-type="float" office:value="10.222" calcext:value-type="float">
            <text:p>10.222</text:p>
          </table:table-cell>
          <table:table-cell table:number-columns-repeated="2"/>
          <table:table-cell table:style-name="ce276" office:value-type="float" office:value="9.7" calcext:value-type="float">
            <text:p>9.7</text:p>
          </table:table-cell>
          <table:table-cell/>
          <table:table-cell table:style-name="ce283"/>
          <table:table-cell table:style-name="ce283" office:value-type="float" office:value="9.856" calcext:value-type="float">
            <text:p>9.856</text:p>
          </table:table-cell>
          <table:table-cell/>
          <table:table-cell table:style-name="ce283"/>
          <table:table-cell office:value-type="float" office:value="11.078" calcext:value-type="float">
            <text:p>11.07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25" calcext:value-type="float">
            <text:p>0.125</text:p>
          </table:table-cell>
          <table:table-cell table:style-name="ce394"/>
          <table:table-cell table:style-name="ce401"/>
          <table:table-cell table:style-name="ce284" office:value-type="float" office:value="0.472" calcext:value-type="float">
            <text:p>0.472</text:p>
          </table:table-cell>
          <table:table-cell table:number-columns-repeated="2"/>
          <table:table-cell table:style-name="ce276" office:value-type="float" office:value="0.177" calcext:value-type="float">
            <text:p>0.177</text:p>
          </table:table-cell>
          <table:table-cell/>
          <table:table-cell table:style-name="ce283"/>
          <table:table-cell table:style-name="ce283" office:value-type="float" office:value="0.273" calcext:value-type="float">
            <text:p>0.273</text:p>
          </table:table-cell>
          <table:table-cell/>
          <table:table-cell table:style-name="ce283"/>
          <table:table-cell office:value-type="float" office:value="0.111" calcext:value-type="float">
            <text:p>0.111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0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12.767" calcext:value-type="float">
            <text:p>12.767</text:p>
          </table:table-cell>
          <table:table-cell table:style-name="ce392"/>
          <table:table-cell table:style-name="ce399"/>
          <table:table-cell table:style-name="ce398" office:value-type="float" office:value="8.544" calcext:value-type="float">
            <text:p>8.544</text:p>
          </table:table-cell>
          <table:table-cell table:number-columns-repeated="2"/>
          <table:table-cell table:style-name="ce276" office:value-type="float" office:value="8.456" calcext:value-type="float">
            <text:p>8.456</text:p>
          </table:table-cell>
          <table:table-cell/>
          <table:table-cell table:style-name="ce283"/>
          <table:table-cell table:style-name="ce283" office:value-type="float" office:value="8.967" calcext:value-type="float">
            <text:p>8.967</text:p>
          </table:table-cell>
          <table:table-cell/>
          <table:table-cell table:style-name="ce283"/>
          <table:table-cell office:value-type="float" office:value="7.989" calcext:value-type="float">
            <text:p>7.98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396"/>
          <table:table-cell table:style-name="ce400"/>
          <table:table-cell table:style-name="ce283" office:value-type="float" office:value="4.767" calcext:value-type="float">
            <text:p>4.767</text:p>
          </table:table-cell>
          <table:table-cell table:number-columns-repeated="2"/>
          <table:table-cell table:style-name="ce276" office:value-type="float" office:value="4.156" calcext:value-type="float">
            <text:p>4.156</text:p>
          </table:table-cell>
          <table:table-cell/>
          <table:table-cell table:style-name="ce283"/>
          <table:table-cell table:style-name="ce283" office:value-type="float" office:value="4.822" calcext:value-type="float">
            <text:p>4.822</text:p>
          </table:table-cell>
          <table:table-cell/>
          <table:table-cell table:style-name="ce283"/>
          <table:table-cell office:value-type="float" office:value="5.067" calcext:value-type="float">
            <text:p>5.0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396"/>
          <table:table-cell table:style-name="ce400"/>
          <table:table-cell table:style-name="ce283" office:value-type="float" office:value="3.778" calcext:value-type="float">
            <text:p>3.778</text:p>
          </table:table-cell>
          <table:table-cell table:number-columns-repeated="2"/>
          <table:table-cell table:style-name="ce276" office:value-type="float" office:value="4.3" calcext:value-type="float">
            <text:p>4.3</text:p>
          </table:table-cell>
          <table:table-cell/>
          <table:table-cell table:style-name="ce283"/>
          <table:table-cell table:style-name="ce283" office:value-type="float" office:value="4.144" calcext:value-type="float">
            <text:p>4.144</text:p>
          </table:table-cell>
          <table:table-cell/>
          <table:table-cell table:style-name="ce283"/>
          <table:table-cell office:value-type="float" office:value="2.922" calcext:value-type="float">
            <text:p>2.92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841" calcext:value-type="float">
            <text:p>0.841</text:p>
          </table:table-cell>
          <table:table-cell table:style-name="ce394"/>
          <table:table-cell table:style-name="ce401"/>
          <table:table-cell table:style-name="ce284" office:value-type="float" office:value="0.511" calcext:value-type="float">
            <text:p>0.511</text:p>
          </table:table-cell>
          <table:table-cell table:number-columns-repeated="2"/>
          <table:table-cell table:style-name="ce276" office:value-type="float" office:value="0.797" calcext:value-type="float">
            <text:p>0.797</text:p>
          </table:table-cell>
          <table:table-cell/>
          <table:table-cell table:style-name="ce283"/>
          <table:table-cell table:style-name="ce283" office:value-type="float" office:value="0.7" calcext:value-type="float">
            <text:p>0.7</text:p>
          </table:table-cell>
          <table:table-cell/>
          <table:table-cell table:style-name="ce283"/>
          <table:table-cell office:value-type="float" office:value="0.854" calcext:value-type="float">
            <text:p>0.85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0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0.9" calcext:value-type="float">
            <text:p>0.9</text:p>
          </table:table-cell>
          <table:table-cell table:style-name="ce392"/>
          <table:table-cell table:style-name="ce399"/>
          <table:table-cell table:style-name="ce398" office:value-type="float" office:value="0.889" calcext:value-type="float">
            <text:p>0.889</text:p>
          </table:table-cell>
          <table:table-cell table:number-columns-repeated="2"/>
          <table:table-cell table:style-name="ce276" office:value-type="float" office:value="1.389" calcext:value-type="float">
            <text:p>1.389</text:p>
          </table:table-cell>
          <table:table-cell/>
          <table:table-cell table:style-name="ce283"/>
          <table:table-cell table:style-name="ce283" office:value-type="float" office:value="0.722" calcext:value-type="float">
            <text:p>0.722</text:p>
          </table:table-cell>
          <table:table-cell/>
          <table:table-cell table:style-name="ce283"/>
          <table:table-cell office:value-type="float" office:value="0.8" calcext:value-type="float">
            <text:p>0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396"/>
          <table:table-cell table:style-name="ce400"/>
          <table:table-cell table:style-name="ce283" office:value-type="float" office:value="0.889" calcext:value-type="float">
            <text:p>0.889</text:p>
          </table:table-cell>
          <table:table-cell table:number-columns-repeated="2"/>
          <table:table-cell table:style-name="ce276" office:value-type="float" office:value="1.389" calcext:value-type="float">
            <text:p>1.389</text:p>
          </table:table-cell>
          <table:table-cell/>
          <table:table-cell table:style-name="ce283"/>
          <table:table-cell table:style-name="ce283" office:value-type="float" office:value="0.722" calcext:value-type="float">
            <text:p>0.722</text:p>
          </table:table-cell>
          <table:table-cell/>
          <table:table-cell table:style-name="ce283"/>
          <table:table-cell office:value-type="float" office:value="0.8" calcext:value-type="float">
            <text:p>0.8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154" calcext:value-type="float">
            <text:p>0.154</text:p>
          </table:table-cell>
          <table:table-cell table:style-name="ce394"/>
          <table:table-cell table:style-name="ce401"/>
          <table:table-cell table:style-name="ce284" office:value-type="float" office:value="0.307" calcext:value-type="float">
            <text:p>0.307</text:p>
          </table:table-cell>
          <table:table-cell table:number-columns-repeated="2"/>
          <table:table-cell table:style-name="ce276" office:value-type="float" office:value="0.213" calcext:value-type="float">
            <text:p>0.213</text:p>
          </table:table-cell>
          <table:table-cell/>
          <table:table-cell table:style-name="ce283"/>
          <table:table-cell table:style-name="ce283" office:value-type="float" office:value="0.185" calcext:value-type="float">
            <text:p>0.185</text:p>
          </table:table-cell>
          <table:table-cell/>
          <table:table-cell table:style-name="ce283"/>
          <table:table-cell office:value-type="float" office:value="0.139" calcext:value-type="float">
            <text:p>0.139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1/1</text:p>
          </table:table-cell>
          <table:table-cell table:style-name="ce281" office:value-type="string" calcext:value-type="string">
            <text:p>num</text:p>
          </table:table-cell>
          <table:table-cell table:style-name="ce304" office:value-type="float" office:value="39.7" calcext:value-type="float">
            <text:p>39.7</text:p>
          </table:table-cell>
          <table:table-cell table:style-name="ce392"/>
          <table:table-cell table:style-name="ce399"/>
          <table:table-cell table:style-name="ce398" office:value-type="float" office:value="26.178" calcext:value-type="float">
            <text:p>26.178</text:p>
          </table:table-cell>
          <table:table-cell table:number-columns-repeated="2"/>
          <table:table-cell table:style-name="ce276" office:value-type="float" office:value="25.678" calcext:value-type="float">
            <text:p>25.678</text:p>
          </table:table-cell>
          <table:table-cell/>
          <table:table-cell table:style-name="ce283"/>
          <table:table-cell table:style-name="ce283" office:value-type="float" office:value="26.344" calcext:value-type="float">
            <text:p>26.344</text:p>
          </table:table-cell>
          <table:table-cell/>
          <table:table-cell table:style-name="ce283"/>
          <table:table-cell office:value-type="float" office:value="26.267" calcext:value-type="float">
            <text:p>26.2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396"/>
          <table:table-cell table:style-name="ce400"/>
          <table:table-cell table:style-name="ce283" office:value-type="float" office:value="26.178" calcext:value-type="float">
            <text:p>26.178</text:p>
          </table:table-cell>
          <table:table-cell table:number-columns-repeated="2"/>
          <table:table-cell table:style-name="ce276" office:value-type="float" office:value="25.678" calcext:value-type="float">
            <text:p>25.678</text:p>
          </table:table-cell>
          <table:table-cell/>
          <table:table-cell table:style-name="ce283"/>
          <table:table-cell table:style-name="ce283" office:value-type="float" office:value="26.344" calcext:value-type="float">
            <text:p>26.344</text:p>
          </table:table-cell>
          <table:table-cell/>
          <table:table-cell table:style-name="ce283"/>
          <table:table-cell office:value-type="float" office:value="26.267" calcext:value-type="float">
            <text:p>26.26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396"/>
          <table:table-cell table:style-name="ce400"/>
          <table:table-cell table:style-name="ce283" office:value-type="float" office:value="0" calcext:value-type="float">
            <text:p>0</text:p>
          </table:table-cell>
          <table:table-cell table:number-columns-repeated="2"/>
          <table:table-cell table:style-name="ce276" office:value-type="float" office:value="0" calcext:value-type="float">
            <text:p>0</text:p>
          </table:table-cell>
          <table:table-cell/>
          <table:table-cell table:style-name="ce283"/>
          <table:table-cell table:style-name="ce283" office:value-type="float" office:value="0" calcext:value-type="float">
            <text:p>0</text:p>
          </table:table-cell>
          <table:table-cell/>
          <table:table-cell table:style-name="ce283"/>
          <table:table-cell office:value-type="float" office:value="0" calcext:value-type="float">
            <text:p>0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prob-1</text:p>
          </table:table-cell>
          <table:table-cell table:style-name="ce288" office:value-type="float" office:value="0.926" calcext:value-type="float">
            <text:p>0.926</text:p>
          </table:table-cell>
          <table:table-cell table:style-name="ce394"/>
          <table:table-cell table:style-name="ce401"/>
          <table:table-cell table:style-name="ce284" office:value-type="float" office:value="0.517" calcext:value-type="float">
            <text:p>0.517</text:p>
          </table:table-cell>
          <table:table-cell table:number-columns-repeated="2"/>
          <table:table-cell table:style-name="ce276" office:value-type="float" office:value="0.93" calcext:value-type="float">
            <text:p>0.93</text:p>
          </table:table-cell>
          <table:table-cell/>
          <table:table-cell table:style-name="ce283"/>
          <table:table-cell table:style-name="ce283" office:value-type="float" office:value="0.901" calcext:value-type="float">
            <text:p>0.901</text:p>
          </table:table-cell>
          <table:table-cell/>
          <table:table-cell table:style-name="ce283"/>
          <table:table-cell office:value-type="float" office:value="0.945" calcext:value-type="float">
            <text:p>0.945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stats</text:p>
          </table:table-cell>
          <table:table-cell table:style-name="ce281" office:value-type="string" calcext:value-type="string">
            <text:p>safe-rate</text:p>
          </table:table-cell>
          <table:table-cell table:style-name="ce304" office:value-type="float" office:value="32.955" calcext:value-type="float">
            <text:p>32.955</text:p>
          </table:table-cell>
          <table:table-cell table:style-name="ce392"/>
          <table:table-cell table:style-name="ce399"/>
          <table:table-cell table:style-name="ce398" office:value-type="float" office:value="38.521" calcext:value-type="float">
            <text:p>38.521</text:p>
          </table:table-cell>
          <table:table-cell table:number-columns-repeated="2"/>
          <table:table-cell table:style-name="ce276" office:value-type="float" office:value="44.343" calcext:value-type="float">
            <text:p>44.343</text:p>
          </table:table-cell>
          <table:table-cell/>
          <table:table-cell table:style-name="ce283"/>
          <table:table-cell table:style-name="ce283" office:value-type="float" office:value="33.8" calcext:value-type="float">
            <text:p>33.8</text:p>
          </table:table-cell>
          <table:table-cell/>
          <table:table-cell table:style-name="ce283"/>
          <table:table-cell office:value-type="float" office:value="37.712" calcext:value-type="float">
            <text:p>37.71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396"/>
          <table:table-cell table:style-name="ce400"/>
          <table:table-cell table:style-name="ce283" office:value-type="float" office:value="61.479" calcext:value-type="float">
            <text:p>61.479</text:p>
          </table:table-cell>
          <table:table-cell table:number-columns-repeated="2"/>
          <table:table-cell table:style-name="ce276" office:value-type="float" office:value="55.657" calcext:value-type="float">
            <text:p>55.657</text:p>
          </table:table-cell>
          <table:table-cell/>
          <table:table-cell table:style-name="ce283"/>
          <table:table-cell table:style-name="ce283" office:value-type="float" office:value="66.2" calcext:value-type="float">
            <text:p>66.2</text:p>
          </table:table-cell>
          <table:table-cell/>
          <table:table-cell table:style-name="ce283"/>
          <table:table-cell office:value-type="float" office:value="61.177" calcext:value-type="float">
            <text:p>61.177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396"/>
          <table:table-cell table:style-name="ce400"/>
          <table:table-cell table:style-name="ce283" office:value-type="float" office:value="51.083" calcext:value-type="float">
            <text:p>51.083</text:p>
          </table:table-cell>
          <table:table-cell table:number-columns-repeated="2"/>
          <table:table-cell table:style-name="ce276" office:value-type="float" office:value="41.463" calcext:value-type="float">
            <text:p>41.463</text:p>
          </table:table-cell>
          <table:table-cell/>
          <table:table-cell table:style-name="ce283"/>
          <table:table-cell table:style-name="ce283" office:value-type="float" office:value="49.673" calcext:value-type="float">
            <text:p>49.673</text:p>
          </table:table-cell>
          <table:table-cell/>
          <table:table-cell table:style-name="ce283"/>
          <table:table-cell office:value-type="float" office:value="57.74" calcext:value-type="float">
            <text:p>57.7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4"/>
          <table:table-cell table:style-name="ce272" office:value-type="string" calcext:value-type="string">
            <text:p>icc-loss-rate</text:p>
          </table:table-cell>
          <table:table-cell table:style-name="ce288" office:value-type="float" office:value="41.821" calcext:value-type="float">
            <text:p>41.821</text:p>
          </table:table-cell>
          <table:table-cell table:style-name="ce394"/>
          <table:table-cell table:style-name="ce401"/>
          <table:table-cell table:style-name="ce284" office:value-type="float" office:value="48.917" calcext:value-type="float">
            <text:p>48.917</text:p>
          </table:table-cell>
          <table:table-cell table:number-columns-repeated="2"/>
          <table:table-cell table:style-name="ce276" office:value-type="float" office:value="58.537" calcext:value-type="float">
            <text:p>58.537</text:p>
          </table:table-cell>
          <table:table-cell/>
          <table:table-cell table:style-name="ce283"/>
          <table:table-cell table:style-name="ce283" office:value-type="float" office:value="50.327" calcext:value-type="float">
            <text:p>50.327</text:p>
          </table:table-cell>
          <table:table-cell/>
          <table:table-cell table:style-name="ce283"/>
          <table:table-cell office:value-type="float" office:value="42.26" calcext:value-type="float">
            <text:p>42.2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table-cell table:style-name="ce382" office:value-type="string" calcext:value-type="string" table:number-columns-spanned="1" table:number-rows-spanned="4">
            <text:p>probs</text:p>
          </table:table-cell>
          <table:table-cell table:style-name="ce281" office:value-type="string" calcext:value-type="string">
            <text:p>n_npar</text:p>
          </table:table-cell>
          <table:table-cell table:style-name="ce304" office:value-type="float" office:value="0.118" calcext:value-type="float">
            <text:p>0.118</text:p>
          </table:table-cell>
          <table:table-cell table:style-name="ce392"/>
          <table:table-cell table:style-name="ce399"/>
          <table:table-cell table:style-name="ce398" office:value-type="float" office:value="0.469" calcext:value-type="float">
            <text:p>0.469</text:p>
          </table:table-cell>
          <table:table-cell table:number-columns-repeated="2"/>
          <table:table-cell table:style-name="ce276" office:value-type="float" office:value="0.158" calcext:value-type="float">
            <text:p>0.158</text:p>
          </table:table-cell>
          <table:table-cell/>
          <table:table-cell table:style-name="ce283"/>
          <table:table-cell office:value-type="float" office:value="0.265" calcext:value-type="float">
            <text:p>0.265</text:p>
          </table:table-cell>
          <table:table-cell/>
          <table:table-cell table:style-name="ce283"/>
          <table:table-cell office:value-type="float" office:value="0.102" calcext:value-type="float">
            <text:p>0.102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396"/>
          <table:table-cell table:style-name="ce400"/>
          <table:table-cell table:style-name="ce283" office:value-type="float" office:value="0.51" calcext:value-type="float">
            <text:p>0.51</text:p>
          </table:table-cell>
          <table:table-cell table:number-columns-repeated="2"/>
          <table:table-cell table:style-name="ce276" office:value-type="float" office:value="0.782" calcext:value-type="float">
            <text:p>0.782</text:p>
          </table:table-cell>
          <table:table-cell/>
          <table:table-cell table:style-name="ce283"/>
          <table:table-cell office:value-type="float" office:value="0.696" calcext:value-type="float">
            <text:p>0.696</text:p>
          </table:table-cell>
          <table:table-cell/>
          <table:table-cell table:style-name="ce283"/>
          <table:table-cell office:value-type="float" office:value="0.796" calcext:value-type="float">
            <text:p>0.796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0"/>
          <table:covered-table-cell table:number-columns-repeated="4"/>
          <table:covered-table-cell table:style-name="ce383"/>
          <table:table-cell table:style-name="ce271" office:value-type="string" calcext:value-type="string">
            <text:p>n_par</text:p>
          </table:table-cell>
          <table:table-cell table:style-name="ce287" office:value-type="float" office:value="0.239" calcext:value-type="float">
            <text:p>0.239</text:p>
          </table:table-cell>
          <table:table-cell table:style-name="ce396"/>
          <table:table-cell table:style-name="ce400"/>
          <table:table-cell table:style-name="ce283" office:value-type="float" office:value="0.492" calcext:value-type="float">
            <text:p>0.492</text:p>
          </table:table-cell>
          <table:table-cell table:number-columns-repeated="2"/>
          <table:table-cell table:style-name="ce276" office:value-type="float" office:value="0.284" calcext:value-type="float">
            <text:p>0.284</text:p>
          </table:table-cell>
          <table:table-cell/>
          <table:table-cell table:style-name="ce283"/>
          <table:table-cell office:value-type="float" office:value="0.342" calcext:value-type="float">
            <text:p>0.342</text:p>
          </table:table-cell>
          <table:table-cell/>
          <table:table-cell table:style-name="ce283"/>
          <table:table-cell office:value-type="float" office:value="0.234" calcext:value-type="float">
            <text:p>0.234</text:p>
          </table:table-cell>
          <table:table-cell/>
          <table:table-cell table:style-name="ce283"/>
        </table:table-row>
        <table:table-row table:style-name="ro1">
          <table:table-cell/>
          <table:covered-table-cell table:style-name="ce371"/>
          <table:covered-table-cell table:number-columns-repeated="4" table:style-name="ce377"/>
          <table:covered-table-cell table:style-name="ce384"/>
          <table:table-cell table:style-name="ce272" office:value-type="string" calcext:value-type="string">
            <text:p>p_par</text:p>
          </table:table-cell>
          <table:table-cell table:style-name="ce288" office:value-type="float" office:value="0.916" calcext:value-type="float">
            <text:p>0.916</text:p>
          </table:table-cell>
          <table:table-cell table:style-name="ce394"/>
          <table:table-cell table:style-name="ce401"/>
          <table:table-cell table:style-name="ce284" office:value-type="float" office:value="0.516" calcext:value-type="float">
            <text:p>0.516</text:p>
          </table:table-cell>
          <table:table-cell table:style-name="ce288" table:number-columns-repeated="2"/>
          <table:table-cell table:style-name="ce277" office:value-type="float" office:value="0.914" calcext:value-type="float">
            <text:p>0.914</text:p>
          </table:table-cell>
          <table:table-cell table:style-name="ce288"/>
          <table:table-cell table:style-name="ce284"/>
          <table:table-cell table:style-name="ce288" office:value-type="float" office:value="0.869" calcext:value-type="float">
            <text:p>0.869</text:p>
          </table:table-cell>
          <table:table-cell table:style-name="ce288"/>
          <table:table-cell table:style-name="ce284"/>
          <table:table-cell office:value-type="float" office:value="0.936" calcext:value-type="float">
            <text:p>0.936</text:p>
          </table:table-cell>
          <table:table-cell table:style-name="ce288"/>
          <table:table-cell table:style-name="ce284"/>
        </table:table-row>
        <table:table-row table:style-name="ro1" table:number-rows-repeated="104838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9:38:25.855343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53:51.127127829</meta:creation-date>
    <dc:date>2019-04-30T14:16:58.989826052</dc:date>
    <meta:editing-duration>P11DT20H33M41S</meta:editing-duration>
    <meta:editing-cycles>499</meta:editing-cycles>
    <meta:generator>LibreOffice/6.1.4.2$Linux_X86_64 LibreOffice_project/10$Build-2</meta:generator>
    <meta:document-statistic meta:table-count="4" meta:cell-count="307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2a6099" draw:fill-hatch-name="Black_5f_5f_5f_20_5f_5f_5f_0_5f_5f_5f_20_5f_5f_5f_Degrees" dr3d:edge-rounding="5%"/>
      <style:text-properties fo:font-size="14pt" fo:font-weight="bold" style:font-size-asian="10pt" style:font-size-complex="10pt"/>
    </style:style>
    <style:style style:name="ch11" style:family="chart" style:data-style-name="N2">
      <style:chart-properties loext:label-stroke-color="#3465a4" chart:link-data-style-to-source="true"/>
      <style:graphic-properties draw:stroke="none" svg:stroke-color="#ff0000" draw:fill-color="#ff0000" draw:fill-hatch-name="Black_5f_5f_5f_20_5f_5f_5f_45_5f_5f_5f_20_5f_5f_5f_Degrees" dr3d:edge-rounding="5%"/>
      <style:text-properties fo:font-size="8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6d6d" draw:fill-hatch-name="Black_5f_5f_5f_20_5f_5f_5f_45_5f_5f_5f_20_5f_5f_5f_Degrees" draw:opacity="50%" dr3d:edge-rounding="5%"/>
      <style:text-properties fo:font-size="10pt" style:font-size-asian="10pt" style:font-size-complex="10pt"/>
    </style:style>
    <style:style style:name="ch13" style:family="chart" style:data-style-name="N2">
      <style:chart-properties loext:label-stroke-color="#3465a4" chart:link-data-style-to-source="true"/>
      <style:graphic-properties draw:stroke="none" draw:fill-color="#158466" dr3d:edge-rounding="5%"/>
      <style:text-properties fo:font-size="8pt" style:font-size-asian="10pt" style:font-size-complex="10pt"/>
    </style:style>
    <style:style style:name="ch14" style:family="chart" style:data-style-name="N2">
      <style:chart-properties loext:label-stroke-color="#3465a4" chart:link-data-style-to-source="true"/>
      <style:graphic-properties draw:stroke="none" draw:fill-color="#3faf46" dr3d:edge-rounding="5%"/>
      <style:text-properties fo:font-size="8pt" style:font-size-asian="10pt" style:font-size-complex="10pt"/>
    </style:style>
    <style:style style:name="ch15" style:family="chart" style:data-style-name="N2">
      <style:chart-properties loext:label-stroke-color="#3465a4" chart:link-data-style-to-source="true"/>
      <style:graphic-properties draw:stroke="none" draw:fill-color="#afd095" dr3d:edge-rounding="5%"/>
      <style:text-properties fo:font-size="8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663cm" svg:height="18.036cm" xlink:href=".." xlink:type="simple" chart:class="chart:bar" chart:style-name="ch1">
        <chart:title svg:x="15.66cm" svg:y="0.496cm" chart:style-name="ch2">
          <text:p>ICC competition</text:p>
        </chart:title>
        <chart:legend chart:legend-position="end" svg:x="31.58cm" svg:y="7.474cm" style:legend-expansion="high" chart:style-name="ch3"/>
        <chart:plot-area chart:style-name="ch4" table:cell-range-address="'plots-k-fold'.B34:'plots-k-fold'.B39 'plots-k-fold'.O69:'plots-k-fold'.O74 'plots-k-fold'.O34:'plots-k-fold'.O39 'plots-k-fold'.O62:'plots-k-fold'.O67 'plots-k-fold'.O55:'plots-k-fold'.O60 'plots-k-fold'.O48:'plots-k-fold'.O53 'plots-k-fold'.O41:'plots-k-fold'.O46" chart:data-source-has-labels="both" svg:x="1.704cm" svg:y="1.635cm" svg:width="29.183cm" svg:height="15.06cm">
          <chartooo:coordinate-region svg:x="2.325cm" svg:y="1.834cm" svg:width="28.562cm" svg:height="14.214cm"/>
          <chart:axis chart:dimension="x" chart:name="primary-x" chart:style-name="ch5" chartooo:axis-type="auto">
            <chartooo:date-scale/>
            <chart:title svg:x="15.761cm" svg:y="17.055cm" chart:style-name="ch6">
              <text:p>bucket</text:p>
            </chart:title>
            <chart:categories table:cell-range-address="'plots-k-fold'.B34:'plots-k-fold'.B39"/>
          </chart:axis>
          <chart:axis chart:dimension="y" chart:name="primary-y" chart:style-name="ch7">
            <chart:title svg:x="0.451cm" svg:y="10.677cm" chart:style-name="ch8">
              <text:p>percentage of cases</text:p>
            </chart:title>
            <chart:grid chart:style-name="ch9" chart:class="major"/>
          </chart:axis>
          <chart:series chart:style-name="ch10" chart:values-cell-range-address="'plots-k-fold'.O69:'plots-k-fold'.O74" loext:label-string="avg_per_model" chart:class="chart:bar">
            <chart:data-point chart:repeated="6"/>
          </chart:series>
          <chart:series chart:style-name="ch11" chart:values-cell-range-address="'plots-k-fold'.O34:'plots-k-fold'.O39" loext:label-string="svc" chart:class="chart:bar">
            <chart:data-point chart:repeated="6"/>
          </chart:series>
          <chart:series chart:style-name="ch12" chart:values-cell-range-address="'plots-k-fold'.O62:'plots-k-fold'.O67" loext:label-string="mlp" chart:class="chart:bar">
            <chart:data-point chart:repeated="6"/>
          </chart:series>
          <chart:series chart:style-name="ch13" chart:values-cell-range-address="'plots-k-fold'.O55:'plots-k-fold'.O60" loext:label-string="rfc" chart:class="chart:bar">
            <chart:data-point chart:repeated="6"/>
          </chart:series>
          <chart:series chart:style-name="ch14" chart:values-cell-range-address="'plots-k-fold'.O48:'plots-k-fold'.O53" loext:label-string="dt" chart:class="chart:bar">
            <chart:data-point chart:repeated="6"/>
          </chart:series>
          <chart:series chart:style-name="ch15" chart:values-cell-range-address="'plots-k-fold'.O41:'plots-k-fold'.O46" loext:label-string="ada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dt</text:p>
              </table:table-cell>
              <table:table-cell office:value-type="string">
                <text:p>ada</text:p>
              </table:table-cell>
            </table:table-row>
          </table:table-header-rows>
          <table:table-rows>
            <table:table-row>
              <table:table-cell office:value-type="string">
                <text:p>correct 0</text:p>
                <draw:g>
                  <svg:desc>'plots-k-fold'.B34:'plots-k-fold'.B39</svg:desc>
                </draw:g>
              </table:table-cell>
              <table:table-cell office:value-type="float" office:value="22.4431543289214">
                <text:p>22.4431543289214</text:p>
                <draw:g>
                  <svg:desc>'plots-k-fold'.O69:'plots-k-fold'.O74</svg:desc>
                </draw:g>
              </table:table-cell>
              <table:table-cell office:value-type="float" office:value="25.0778225837667">
                <text:p>25.0778225837667</text:p>
                <draw:g>
                  <svg:desc>'plots-k-fold'.O34:'plots-k-fold'.O39</svg:desc>
                </draw:g>
              </table:table-cell>
              <table:table-cell office:value-type="float" office:value="23.4600493634928">
                <text:p>23.4600493634928</text:p>
                <draw:g>
                  <svg:desc>'plots-k-fold'.O62:'plots-k-fold'.O67</svg:desc>
                </draw:g>
              </table:table-cell>
              <table:table-cell office:value-type="float" office:value="21.1014113126358">
                <text:p>21.1014113126358</text:p>
                <draw:g>
                  <svg:desc>'plots-k-fold'.O55:'plots-k-fold'.O60</svg:desc>
                </draw:g>
              </table:table-cell>
              <table:table-cell office:value-type="float" office:value="20.9599275559134">
                <text:p>20.9599275559134</text:p>
                <draw:g>
                  <svg:desc>'plots-k-fold'.O48:'plots-k-fold'.O53</svg:desc>
                </draw:g>
              </table:table-cell>
              <table:table-cell office:value-type="float" office:value="21.6165608287984">
                <text:p>21.6165608287984</text:p>
                <draw:g>
                  <svg:desc>'plots-k-fold'.O41:'plots-k-fold'.O46</svg:desc>
                </draw:g>
              </table:table-cell>
            </table:table-row>
            <table:table-row>
              <table:table-cell office:value-type="string">
                <text:p>missed oportunity</text:p>
              </table:table-cell>
              <table:table-cell office:value-type="float" office:value="2.90554606034004">
                <text:p>2.90554606034004</text:p>
              </table:table-cell>
              <table:table-cell office:value-type="float" office:value="2.04288714644899">
                <text:p>2.04288714644899</text:p>
              </table:table-cell>
              <table:table-cell office:value-type="float" office:value="2.37042289485318">
                <text:p>2.37042289485318</text:p>
              </table:table-cell>
              <table:table-cell office:value-type="float" office:value="3.1154313925537">
                <text:p>3.1154313925537</text:p>
              </table:table-cell>
              <table:table-cell office:value-type="float" office:value="4.02505922029222">
                <text:p>4.02505922029222</text:p>
              </table:table-cell>
              <table:table-cell office:value-type="float" office:value="2.97392964755213">
                <text:p>2.97392964755213</text:p>
              </table:table-cell>
            </table:table-row>
            <table:table-row>
              <table:table-cell office:value-type="string">
                <text:p>false positive</text:p>
              </table:table-cell>
              <table:table-cell office:value-type="float" office:value="7.79534321781016">
                <text:p>7.79534321781016</text:p>
              </table:table-cell>
              <table:table-cell office:value-type="float" office:value="7.38681288460129">
                <text:p>7.38681288460129</text:p>
              </table:table-cell>
              <table:table-cell office:value-type="float" office:value="6.22191370282964">
                <text:p>6.22191370282964</text:p>
              </table:table-cell>
              <table:table-cell office:value-type="float" office:value="8.5805517536867">
                <text:p>8.5805517536867</text:p>
              </table:table-cell>
              <table:table-cell office:value-type="float" office:value="8.72203551040909">
                <text:p>8.72203551040909</text:p>
              </table:table-cell>
              <table:table-cell office:value-type="float" office:value="8.06540223752405">
                <text:p>8.06540223752405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10.2697992993073">
                <text:p>10.2697992993073</text:p>
              </table:table-cell>
              <table:table-cell office:value-type="float" office:value="12.1024183076256">
                <text:p>12.1024183076256</text:p>
              </table:table-cell>
              <table:table-cell office:value-type="float" office:value="10.5624324411873">
                <text:p>10.5624324411873</text:p>
              </table:table-cell>
              <table:table-cell office:value-type="float" office:value="9.8174239434868">
                <text:p>9.8174239434868</text:p>
              </table:table-cell>
              <table:table-cell office:value-type="float" office:value="8.90779611574829">
                <text:p>8.90779611574829</text:p>
              </table:table-cell>
              <table:table-cell office:value-type="float" office:value="9.95892568848837">
                <text:p>9.95892568848837</text:p>
              </table:table-cell>
            </table:table-row>
            <table:table-row>
              <table:table-cell office:value-type="string">
                <text:p>icc shielding</text:p>
              </table:table-cell>
              <table:table-cell office:value-type="float" office:value="2.11570922097747">
                <text:p>2.11570922097747</text:p>
              </table:table-cell>
              <table:table-cell office:value-type="float" office:value="1.59152708639935">
                <text:p>1.59152708639935</text:p>
              </table:table-cell>
              <table:table-cell office:value-type="float" office:value="2.00222542412973">
                <text:p>2.00222542412973</text:p>
              </table:table-cell>
              <table:table-cell office:value-type="float" office:value="1.65488433956563">
                <text:p>1.65488433956563</text:p>
              </table:table-cell>
              <table:table-cell office:value-type="float" office:value="3.32752504902527">
                <text:p>3.32752504902527</text:p>
              </table:table-cell>
              <table:table-cell office:value-type="float" office:value="2.00238420576736">
                <text:p>2.00238420576736</text:p>
              </table:table-cell>
            </table:table-row>
            <table:table-row>
              <table:table-cell office:value-type="string">
                <text:p>correct 1</text:p>
              </table:table-cell>
              <table:table-cell office:value-type="float" office:value="56.3453524668563">
                <text:p>56.3453524668563</text:p>
              </table:table-cell>
              <table:table-cell office:value-type="float" office:value="61.1733729815126">
                <text:p>61.1733729815126</text:p>
              </table:table-cell>
              <table:table-cell office:value-type="float" office:value="55.3829296717593">
                <text:p>55.3829296717593</text:p>
              </table:table-cell>
              <table:table-cell office:value-type="float" office:value="55.7300322422765">
                <text:p>55.7300322422765</text:p>
              </table:table-cell>
              <table:table-cell office:value-type="float" office:value="54.0576565486118">
                <text:p>54.0576565486118</text:p>
              </table:table-cell>
              <table:table-cell office:value-type="float" office:value="55.3827708901216">
                <text:p>55.382770890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3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329cm" svg:height="11.981cm" xlink:href=".." xlink:type="simple" chart:class="chart:scatter" chart:style-name="ch1">
        <chart:title svg:x="7.406cm" svg:y="0.375cm" chart:style-name="ch2">
          <text:p>Prediction Accuracy (K-fold CV)</text:p>
        </chart:title>
        <chart:legend chart:legend-position="end" svg:x="18.001cm" svg:y="4.197cm" style:legend-expansion="high" chart:style-name="ch3"/>
        <chart:plot-area chart:style-name="ch4" table:cell-range-address="'plots-k-fold'.D3:'plots-k-fold'.K10" chart:data-source-has-labels="both" svg:x="1.437cm" svg:y="1.393cm" svg:width="16.138cm" svg:height="9.368cm">
          <chartooo:coordinate-region svg:x="2.058cm" svg:y="1.592cm" svg:width="15.144cm" svg:height="8.522cm"/>
          <chart:axis chart:dimension="x" chart:name="primary-x" chart:style-name="ch5" chartooo:axis-type="auto">
            <chart:title svg:x="9.343cm" svg:y="11cm" chart:style-name="ch6">
              <text:p>K</text:p>
            </chart:title>
            <chart:categories table:cell-range-address="'plots-k-fold'.D3:'plots-k-fold'.K3"/>
          </chart:axis>
          <chart:axis chart:dimension="y" chart:name="primary-y" chart:style-name="ch7">
            <chart:title svg:x="0.451cm" svg:y="6.782cm" chart:style-name="ch8">
              <text:p>accuracy</text:p>
            </chart:title>
            <chart:grid chart:style-name="ch9" chart:class="major"/>
          </chart:axis>
          <chart:series chart:style-name="ch10" chart:values-cell-range-address="'plots-k-fold'.D4:'plots-k-fold'.K4" loext:label-string="constant_1" chart:class="chart:scatter">
            <chart:domain table:cell-range-address="'plots-k-fold'.D3:'plots-k-fold'.K3"/>
            <chart:data-point chart:repeated="8"/>
          </chart:series>
          <chart:series chart:style-name="ch11" chart:values-cell-range-address="'plots-k-fold'.D5:'plots-k-fold'.K5" loext:label-string="uniform_rand" chart:class="chart:scatter">
            <chart:data-point chart:repeated="8"/>
          </chart:series>
          <chart:series chart:style-name="ch12" chart:values-cell-range-address="'plots-k-fold'.D6:'plots-k-fold'.K6" loext:label-string="svc" chart:class="chart:scatter">
            <chart:data-point chart:repeated="8"/>
          </chart:series>
          <chart:series chart:style-name="ch13" chart:values-cell-range-address="'plots-k-fold'.D7:'plots-k-fold'.K7" loext:label-string="ada" chart:class="chart:scatter">
            <chart:data-point chart:repeated="8"/>
          </chart:series>
          <chart:series chart:style-name="ch14" chart:values-cell-range-address="'plots-k-fold'.D8:'plots-k-fold'.K8" loext:label-string="dt" chart:class="chart:scatter">
            <chart:data-point chart:repeated="8"/>
          </chart:series>
          <chart:series chart:style-name="ch15" chart:values-cell-range-address="'plots-k-fold'.D9:'plots-k-fold'.K9" loext:label-string="rfc" chart:class="chart:scatter">
            <chart:data-point chart:repeated="8"/>
          </chart:series>
          <chart:series chart:style-name="ch16" chart:values-cell-range-address="'plots-k-fold'.D10:'plots-k-fold'.K10" loext:label-string="mlp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lots-k-fold'.D3:'plots-k-fold'.K3</svg:desc>
                </draw:g>
              </table:table-cell>
              <table:table-cell office:value-type="float" office:value="2">
                <text:p>2</text:p>
                <draw:g>
                  <svg:desc>'plots-k-fold'.D3:'plots-k-fold'.K3</svg:desc>
                </draw:g>
              </table:table-cell>
              <table:table-cell office:value-type="float" office:value="70.319">
                <text:p>70.319</text:p>
                <draw:g>
                  <svg:desc>'plots-k-fold'.D4:'plots-k-fold'.K4</svg:desc>
                </draw:g>
              </table:table-cell>
              <table:table-cell office:value-type="float" office:value="48.716">
                <text:p>48.716</text:p>
                <draw:g>
                  <svg:desc>'plots-k-fold'.D5:'plots-k-fold'.K5</svg:desc>
                </draw:g>
              </table:table-cell>
              <table:table-cell office:value-type="float" office:value="87.939">
                <text:p>87.939</text:p>
                <draw:g>
                  <svg:desc>'plots-k-fold'.D6:'plots-k-fold'.K6</svg:desc>
                </draw:g>
              </table:table-cell>
              <table:table-cell office:value-type="float" office:value="87.091">
                <text:p>87.091</text:p>
                <draw:g>
                  <svg:desc>'plots-k-fold'.D7:'plots-k-fold'.K7</svg:desc>
                </draw:g>
              </table:table-cell>
              <table:table-cell office:value-type="float" office:value="80.634">
                <text:p>80.634</text:p>
                <draw:g>
                  <svg:desc>'plots-k-fold'.D8:'plots-k-fold'.K8</svg:desc>
                </draw:g>
              </table:table-cell>
              <table:table-cell office:value-type="float" office:value="86.62">
                <text:p>86.62</text:p>
                <draw:g>
                  <svg:desc>'plots-k-fold'.D9:'plots-k-fold'.K9</svg:desc>
                </draw:g>
              </table:table-cell>
              <table:table-cell office:value-type="float" office:value="87.962">
                <text:p>87.962</text:p>
                <draw:g>
                  <svg:desc>'plots-k-fold'.D10:'plots-k-fold'.K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49.776">
                <text:p>49.776</text:p>
              </table:table-cell>
              <table:table-cell office:value-type="float" office:value="89.681">
                <text:p>89.681</text:p>
              </table:table-cell>
              <table:table-cell office:value-type="float" office:value="87.514">
                <text:p>87.514</text:p>
              </table:table-cell>
              <table:table-cell office:value-type="float" office:value="83.768">
                <text:p>83.768</text:p>
              </table:table-cell>
              <table:table-cell office:value-type="float" office:value="84.945">
                <text:p>84.945</text:p>
              </table:table-cell>
              <table:table-cell office:value-type="float" office:value="88.951">
                <text:p>88.9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48.905">
                <text:p>48.905</text:p>
              </table:table-cell>
              <table:table-cell office:value-type="float" office:value="89.069">
                <text:p>89.069</text:p>
              </table:table-cell>
              <table:table-cell office:value-type="float" office:value="86.714">
                <text:p>86.714</text:p>
              </table:table-cell>
              <table:table-cell office:value-type="float" office:value="84.311">
                <text:p>84.311</text:p>
              </table:table-cell>
              <table:table-cell office:value-type="float" office:value="87.208">
                <text:p>87.208</text:p>
              </table:table-cell>
              <table:table-cell office:value-type="float" office:value="89.494">
                <text:p>89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47.275">
                <text:p>47.275</text:p>
              </table:table-cell>
              <table:table-cell office:value-type="float" office:value="90.437">
                <text:p>90.437</text:p>
              </table:table-cell>
              <table:table-cell office:value-type="float" office:value="86.148">
                <text:p>86.148</text:p>
              </table:table-cell>
              <table:table-cell office:value-type="float" office:value="84.099">
                <text:p>84.099</text:p>
              </table:table-cell>
              <table:table-cell office:value-type="float" office:value="87.02">
                <text:p>87.02</text:p>
              </table:table-cell>
              <table:table-cell office:value-type="float" office:value="89.469">
                <text:p>89.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45.041">
                <text:p>45.041</text:p>
              </table:table-cell>
              <table:table-cell office:value-type="float" office:value="90.836">
                <text:p>90.836</text:p>
              </table:table-cell>
              <table:table-cell office:value-type="float" office:value="86.831">
                <text:p>86.831</text:p>
              </table:table-cell>
              <table:table-cell office:value-type="float" office:value="85.204">
                <text:p>85.204</text:p>
              </table:table-cell>
              <table:table-cell office:value-type="float" office:value="86.952">
                <text:p>86.952</text:p>
              </table:table-cell>
              <table:table-cell office:value-type="float" office:value="89.211">
                <text:p>89.2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43.668">
                <text:p>43.668</text:p>
              </table:table-cell>
              <table:table-cell office:value-type="float" office:value="90.363">
                <text:p>90.363</text:p>
              </table:table-cell>
              <table:table-cell office:value-type="float" office:value="87.09">
                <text:p>87.09</text:p>
              </table:table-cell>
              <table:table-cell office:value-type="float" office:value="84.779">
                <text:p>84.779</text:p>
              </table:table-cell>
              <table:table-cell office:value-type="float" office:value="87.045">
                <text:p>87.045</text:p>
              </table:table-cell>
              <table:table-cell office:value-type="float" office:value="90.175">
                <text:p>90.1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44">
                <text:p>44</text:p>
              </table:table-cell>
              <table:table-cell office:value-type="float" office:value="90.787">
                <text:p>90.787</text:p>
              </table:table-cell>
              <table:table-cell office:value-type="float" office:value="86.996">
                <text:p>86.996</text:p>
              </table:table-cell>
              <table:table-cell office:value-type="float" office:value="84.771">
                <text:p>84.771</text:p>
              </table:table-cell>
              <table:table-cell office:value-type="float" office:value="86.424">
                <text:p>86.424</text:p>
              </table:table-cell>
              <table:table-cell office:value-type="float" office:value="90.048">
                <text:p>90.0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42.808">
                <text:p>42.808</text:p>
              </table:table-cell>
              <table:table-cell office:value-type="float" office:value="91.217">
                <text:p>91.217</text:p>
              </table:table-cell>
              <table:table-cell office:value-type="float" office:value="87.281">
                <text:p>87.281</text:p>
              </table:table-cell>
              <table:table-cell office:value-type="float" office:value="87.281">
                <text:p>87.281</text:p>
              </table:table-cell>
              <table:table-cell office:value-type="float" office:value="86.982">
                <text:p>86.982</text:p>
              </table:table-cell>
              <table:table-cell office:value-type="float" office:value="89.919">
                <text:p>89.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3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019cm" svg:height="11.237cm" xlink:href=".." xlink:type="simple" chart:class="chart:scatter" chart:style-name="ch1">
        <chart:title svg:x="6.627cm" svg:y="0.36cm" chart:style-name="ch2">
          <text:p>Recall (K-fold CV)</text:p>
        </chart:title>
        <chart:legend chart:legend-position="end" svg:x="13.691cm" svg:y="3.825cm" style:legend-expansion="high" chart:style-name="ch3"/>
        <chart:plot-area chart:style-name="ch4" table:cell-range-address="'plots-k-fold'.D13:'plots-k-fold'.E20 'plots-k-fold'.G13:'plots-k-fold'.G20 'plots-k-fold'.I13:'plots-k-fold'.I20 'plots-k-fold'.K13:'plots-k-fold'.K20" chart:data-source-has-labels="both" svg:x="1.351cm" svg:y="1.363cm" svg:width="12cm" svg:height="8.669cm">
          <chartooo:coordinate-region svg:x="1.972cm" svg:y="1.562cm" svg:width="11.007cm" svg:height="7.823cm"/>
          <chart:axis chart:dimension="x" chart:name="primary-x" chart:style-name="ch5" chartooo:axis-type="auto">
            <chart:title svg:x="7.188cm" svg:y="10.256cm" chart:style-name="ch6">
              <text:p>K</text:p>
            </chart:title>
            <chart:categories table:cell-range-address="'plots-k-fold'.D13:'plots-k-fold'.E13 'plots-k-fold'.G13:'plots-k-fold'.G13 'plots-k-fold'.I13:'plots-k-fold'.I13 'plots-k-fold'.K13:'plots-k-fold'.K13"/>
          </chart:axis>
          <chart:axis chart:dimension="y" chart:name="primary-y" chart:style-name="ch7">
            <chart:title svg:x="0.451cm" svg:y="6.151cm" chart:style-name="ch8">
              <text:p>recall</text:p>
            </chart:title>
            <chart:grid chart:style-name="ch9" chart:class="major"/>
          </chart:axis>
          <chart:series chart:style-name="ch10" chart:values-cell-range-address="'plots-k-fold'.D14:'plots-k-fold'.E14 'plots-k-fold'.G14:'plots-k-fold'.G14 'plots-k-fold'.I14:'plots-k-fold'.I14 'plots-k-fold'.K14:'plots-k-fold'.K14" loext:label-string="constant_1" chart:class="chart:scatter">
            <chart:domain table:cell-range-address="'plots-k-fold'.D13:'plots-k-fold'.E13 'plots-k-fold'.G13:'plots-k-fold'.G13 'plots-k-fold'.I13:'plots-k-fold'.I13 'plots-k-fold'.K13:'plots-k-fold'.K13"/>
            <chart:data-point chart:repeated="5"/>
          </chart:series>
          <chart:series chart:style-name="ch11" chart:values-cell-range-address="'plots-k-fold'.D15:'plots-k-fold'.E15 'plots-k-fold'.G15:'plots-k-fold'.G15 'plots-k-fold'.I15:'plots-k-fold'.I15 'plots-k-fold'.K15:'plots-k-fold'.K15" loext:label-string="uniform_rand" chart:class="chart:scatter">
            <chart:data-point chart:repeated="5"/>
          </chart:series>
          <chart:series chart:style-name="ch12" chart:values-cell-range-address="'plots-k-fold'.D16:'plots-k-fold'.E16 'plots-k-fold'.G16:'plots-k-fold'.G16 'plots-k-fold'.I16:'plots-k-fold'.I16 'plots-k-fold'.K16:'plots-k-fold'.K16" loext:label-string="svc" chart:class="chart:scatter">
            <chart:data-point chart:repeated="5"/>
          </chart:series>
          <chart:series chart:style-name="ch13" chart:values-cell-range-address="'plots-k-fold'.D17:'plots-k-fold'.E17 'plots-k-fold'.G17:'plots-k-fold'.G17 'plots-k-fold'.I17:'plots-k-fold'.I17 'plots-k-fold'.K17:'plots-k-fold'.K17" loext:label-string="ada" chart:class="chart:scatter">
            <chart:data-point chart:repeated="5"/>
          </chart:series>
          <chart:series chart:style-name="ch14" chart:values-cell-range-address="'plots-k-fold'.D18:'plots-k-fold'.E18 'plots-k-fold'.G18:'plots-k-fold'.G18 'plots-k-fold'.I18:'plots-k-fold'.I18 'plots-k-fold'.K18:'plots-k-fold'.K18" loext:label-string="dt" chart:class="chart:scatter">
            <chart:data-point chart:repeated="5"/>
          </chart:series>
          <chart:series chart:style-name="ch15" chart:values-cell-range-address="'plots-k-fold'.D19:'plots-k-fold'.E19 'plots-k-fold'.G19:'plots-k-fold'.G19 'plots-k-fold'.I19:'plots-k-fold'.I19 'plots-k-fold'.K19:'plots-k-fold'.K19" loext:label-string="rfc" chart:class="chart:scatter">
            <chart:data-point chart:repeated="5"/>
          </chart:series>
          <chart:series chart:style-name="ch16" chart:values-cell-range-address="'plots-k-fold'.D20:'plots-k-fold'.E20 'plots-k-fold'.G20:'plots-k-fold'.G20 'plots-k-fold'.I20:'plots-k-fold'.I20 'plots-k-fold'.K20:'plots-k-fold'.K20" loext:label-string="mlp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3 Row 13 Row 13 Row 13</text:p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lots-k-fold'.D13:'plots-k-fold'.E13 'plots-k-fold'.G13:'plots-k-fold'.G13 'plots-k-fold'.I13:'plots-k-fold'.I13 'plots-k-fold'.K13:'plots-k-fold'.K13</svg:desc>
                </draw:g>
              </table:table-cell>
              <table:table-cell office:value-type="float" office:value="2">
                <text:p>2</text:p>
                <draw:g>
                  <svg:desc>'plots-k-fold'.D13:'plots-k-fold'.E13 'plots-k-fold'.G13:'plots-k-fold'.G13 'plots-k-fold'.I13:'plots-k-fold'.I13 'plots-k-fold'.K13:'plots-k-fold'.K13</svg:desc>
                </draw:g>
              </table:table-cell>
              <table:table-cell office:value-type="float" office:value="100">
                <text:p>100</text:p>
                <draw:g>
                  <svg:desc>'plots-k-fold'.D14:'plots-k-fold'.E14 'plots-k-fold'.G14:'plots-k-fold'.G14 'plots-k-fold'.I14:'plots-k-fold'.I14 'plots-k-fold'.K14:'plots-k-fold'.K14</svg:desc>
                </draw:g>
              </table:table-cell>
              <table:table-cell office:value-type="float" office:value="47.511">
                <text:p>47.511</text:p>
                <draw:g>
                  <svg:desc>'plots-k-fold'.D15:'plots-k-fold'.E15 'plots-k-fold'.G15:'plots-k-fold'.G15 'plots-k-fold'.I15:'plots-k-fold'.I15 'plots-k-fold'.K15:'plots-k-fold'.K15</svg:desc>
                </draw:g>
              </table:table-cell>
              <table:table-cell office:value-type="float" office:value="93.691">
                <text:p>93.691</text:p>
                <draw:g>
                  <svg:desc>'plots-k-fold'.D16:'plots-k-fold'.E16 'plots-k-fold'.G16:'plots-k-fold'.G16 'plots-k-fold'.I16:'plots-k-fold'.I16 'plots-k-fold'.K16:'plots-k-fold'.K16</svg:desc>
                </draw:g>
              </table:table-cell>
              <table:table-cell office:value-type="float" office:value="92.997">
                <text:p>92.997</text:p>
                <draw:g>
                  <svg:desc>'plots-k-fold'.D17:'plots-k-fold'.E17 'plots-k-fold'.G17:'plots-k-fold'.G17 'plots-k-fold'.I17:'plots-k-fold'.I17 'plots-k-fold'.K17:'plots-k-fold'.K17</svg:desc>
                </draw:g>
              </table:table-cell>
              <table:table-cell office:value-type="float" office:value="84.746">
                <text:p>84.746</text:p>
                <draw:g>
                  <svg:desc>'plots-k-fold'.D18:'plots-k-fold'.E18 'plots-k-fold'.G18:'plots-k-fold'.G18 'plots-k-fold'.I18:'plots-k-fold'.I18 'plots-k-fold'.K18:'plots-k-fold'.K18</svg:desc>
                </draw:g>
              </table:table-cell>
              <table:table-cell office:value-type="float" office:value="93.484">
                <text:p>93.484</text:p>
                <draw:g>
                  <svg:desc>'plots-k-fold'.D19:'plots-k-fold'.E19 'plots-k-fold'.G19:'plots-k-fold'.G19 'plots-k-fold'.I19:'plots-k-fold'.I19 'plots-k-fold'.K19:'plots-k-fold'.K19</svg:desc>
                </draw:g>
              </table:table-cell>
              <table:table-cell office:value-type="float" office:value="92.741">
                <text:p>92.741</text:p>
                <draw:g>
                  <svg:desc>'plots-k-fold'.D20:'plots-k-fold'.E20 'plots-k-fold'.G20:'plots-k-fold'.G20 'plots-k-fold'.I20:'plots-k-fold'.I20 'plots-k-fold'.K20:'plots-k-fold'.K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8.208">
                <text:p>48.208</text:p>
              </table:table-cell>
              <table:table-cell office:value-type="float" office:value="95.104">
                <text:p>95.104</text:p>
              </table:table-cell>
              <table:table-cell office:value-type="float" office:value="92.826">
                <text:p>92.826</text:p>
              </table:table-cell>
              <table:table-cell office:value-type="float" office:value="89.578">
                <text:p>89.578</text:p>
              </table:table-cell>
              <table:table-cell office:value-type="float" office:value="91.772">
                <text:p>91.772</text:p>
              </table:table-cell>
              <table:table-cell office:value-type="float" office:value="93.685">
                <text:p>93.6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2.406">
                <text:p>42.406</text:p>
              </table:table-cell>
              <table:table-cell office:value-type="float" office:value="95.198">
                <text:p>95.198</text:p>
              </table:table-cell>
              <table:table-cell office:value-type="float" office:value="92.333">
                <text:p>92.333</text:p>
              </table:table-cell>
              <table:table-cell office:value-type="float" office:value="90.416">
                <text:p>90.416</text:p>
              </table:table-cell>
              <table:table-cell office:value-type="float" office:value="93.617">
                <text:p>93.617</text:p>
              </table:table-cell>
              <table:table-cell office:value-type="float" office:value="93.557">
                <text:p>93.5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8.045">
                <text:p>38.045</text:p>
              </table:table-cell>
              <table:table-cell office:value-type="float" office:value="95.871">
                <text:p>95.871</text:p>
              </table:table-cell>
              <table:table-cell office:value-type="float" office:value="92.808">
                <text:p>92.808</text:p>
              </table:table-cell>
              <table:table-cell office:value-type="float" office:value="90.306">
                <text:p>90.306</text:p>
              </table:table-cell>
              <table:table-cell office:value-type="float" office:value="93.319">
                <text:p>93.319</text:p>
              </table:table-cell>
              <table:table-cell office:value-type="float" office:value="94.047">
                <text:p>94.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5.148">
                <text:p>35.148</text:p>
              </table:table-cell>
              <table:table-cell office:value-type="float" office:value="96.024">
                <text:p>96.024</text:p>
              </table:table-cell>
              <table:table-cell office:value-type="float" office:value="93.284">
                <text:p>93.284</text:p>
              </table:table-cell>
              <table:table-cell office:value-type="float" office:value="89.949">
                <text:p>89.949</text:p>
              </table:table-cell>
              <table:table-cell office:value-type="float" office:value="93.931">
                <text:p>93.931</text:p>
              </table:table-cell>
              <table:table-cell office:value-type="float" office:value="94.437">
                <text:p>94.4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642cm" svg:height="12.273cm" xlink:href=".." xlink:type="simple" chart:class="chart:scatter" chart:style-name="ch1">
        <chart:title svg:x="8.134cm" svg:y="0.381cm" chart:style-name="ch2">
          <text:p>Precision (K-fold CV)</text:p>
        </chart:title>
        <chart:legend chart:legend-position="end" svg:x="17.314cm" svg:y="4.343cm" style:legend-expansion="high" chart:style-name="ch3"/>
        <chart:plot-area chart:style-name="ch4" table:cell-range-address="'plots-k-fold'.C22:'plots-k-fold'.K29" chart:data-source-has-labels="both" svg:x="1.423cm" svg:y="1.405cm" svg:width="15.479cm" svg:height="9.642cm">
          <chartooo:coordinate-region svg:x="2.044cm" svg:y="1.604cm" svg:width="14.485cm" svg:height="8.796cm"/>
          <chart:axis chart:dimension="x" chart:name="primary-x" chart:style-name="ch5" chartooo:axis-type="auto">
            <chart:title svg:x="8.999cm" svg:y="11.292cm" chart:style-name="ch6">
              <text:p>K</text:p>
            </chart:title>
            <chart:categories table:cell-range-address="'plots-k-fold'.C22:'plots-k-fold'.K22"/>
          </chart:axis>
          <chart:axis chart:dimension="y" chart:name="primary-y" chart:style-name="ch7">
            <chart:title svg:x="0.451cm" svg:y="6.945cm" chart:style-name="ch8">
              <text:p>precision</text:p>
            </chart:title>
            <chart:grid chart:style-name="ch9" chart:class="major"/>
          </chart:axis>
          <chart:series chart:style-name="ch10" chart:values-cell-range-address="'plots-k-fold'.C23:'plots-k-fold'.K23" loext:label-string="constant_1" chart:class="chart:scatter">
            <chart:domain table:cell-range-address="'plots-k-fold'.C22:'plots-k-fold'.K22"/>
            <chart:data-point chart:repeated="9"/>
          </chart:series>
          <chart:series chart:style-name="ch11" chart:values-cell-range-address="'plots-k-fold'.C24:'plots-k-fold'.K24" loext:label-string="uniform_rand" chart:class="chart:scatter">
            <chart:data-point chart:repeated="9"/>
          </chart:series>
          <chart:series chart:style-name="ch12" chart:values-cell-range-address="'plots-k-fold'.C25:'plots-k-fold'.K25" loext:label-string="svc" chart:class="chart:scatter">
            <chart:data-point chart:repeated="9"/>
          </chart:series>
          <chart:series chart:style-name="ch13" chart:values-cell-range-address="'plots-k-fold'.C26:'plots-k-fold'.K26" loext:label-string="ada" chart:class="chart:scatter">
            <chart:data-point chart:repeated="9"/>
          </chart:series>
          <chart:series chart:style-name="ch14" chart:values-cell-range-address="'plots-k-fold'.C27:'plots-k-fold'.K27" loext:label-string="dt" chart:class="chart:scatter">
            <chart:data-point chart:repeated="9"/>
          </chart:series>
          <chart:series chart:style-name="ch15" chart:values-cell-range-address="'plots-k-fold'.C28:'plots-k-fold'.K28" loext:label-string="rfc" chart:class="chart:scatter">
            <chart:data-point chart:repeated="9"/>
          </chart:series>
          <chart:series chart:style-name="ch16" chart:values-cell-range-address="'plots-k-fold'.C29:'plots-k-fold'.K29" loext:label-string="mlp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2</text:p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'plots-k-fold'.C22:'plots-k-fold'.K22</svg:desc>
                </draw:g>
              </table:table-cell>
              <table:table-cell office:value-type="float" office:value="NaN">
                <text:p>NaN</text:p>
                <draw:g>
                  <svg:desc>'plots-k-fold'.C22:'plots-k-fold'.K22</svg:desc>
                </draw:g>
              </table:table-cell>
              <table:table-cell office:value-type="float" office:value="NaN">
                <text:p>NaN</text:p>
                <draw:g>
                  <svg:desc>'plots-k-fold'.C23:'plots-k-fold'.K23</svg:desc>
                </draw:g>
              </table:table-cell>
              <table:table-cell office:value-type="float" office:value="NaN">
                <text:p>NaN</text:p>
                <draw:g>
                  <svg:desc>'plots-k-fold'.C24:'plots-k-fold'.K24</svg:desc>
                </draw:g>
              </table:table-cell>
              <table:table-cell office:value-type="float" office:value="NaN">
                <text:p>NaN</text:p>
                <draw:g>
                  <svg:desc>'plots-k-fold'.C25:'plots-k-fold'.K25</svg:desc>
                </draw:g>
              </table:table-cell>
              <table:table-cell office:value-type="float" office:value="NaN">
                <text:p>NaN</text:p>
                <draw:g>
                  <svg:desc>'plots-k-fold'.C26:'plots-k-fold'.K26</svg:desc>
                </draw:g>
              </table:table-cell>
              <table:table-cell office:value-type="float" office:value="NaN">
                <text:p>NaN</text:p>
                <draw:g>
                  <svg:desc>'plots-k-fold'.C27:'plots-k-fold'.K27</svg:desc>
                </draw:g>
              </table:table-cell>
              <table:table-cell office:value-type="float" office:value="NaN">
                <text:p>NaN</text:p>
                <draw:g>
                  <svg:desc>'plots-k-fold'.C28:'plots-k-fold'.K28</svg:desc>
                </draw:g>
              </table:table-cell>
              <table:table-cell office:value-type="float" office:value="NaN">
                <text:p>NaN</text:p>
                <draw:g>
                  <svg:desc>'plots-k-fold'.C29:'plots-k-fold'.K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.319">
                <text:p>70.319</text:p>
              </table:table-cell>
              <table:table-cell office:value-type="float" office:value="69.921">
                <text:p>69.921</text:p>
              </table:table-cell>
              <table:table-cell office:value-type="float" office:value="89.703">
                <text:p>89.703</text:p>
              </table:table-cell>
              <table:table-cell office:value-type="float" office:value="89.157">
                <text:p>89.157</text:p>
              </table:table-cell>
              <table:table-cell office:value-type="float" office:value="87.526">
                <text:p>87.526</text:p>
              </table:table-cell>
              <table:table-cell office:value-type="float" office:value="88.311">
                <text:p>88.311</text:p>
              </table:table-cell>
              <table:table-cell office:value-type="float" office:value="90.448">
                <text:p>90.4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71.062">
                <text:p>71.062</text:p>
              </table:table-cell>
              <table:table-cell office:value-type="float" office:value="90.683">
                <text:p>90.683</text:p>
              </table:table-cell>
              <table:table-cell office:value-type="float" office:value="89.749">
                <text:p>89.749</text:p>
              </table:table-cell>
              <table:table-cell office:value-type="float" office:value="87.592">
                <text:p>87.592</text:p>
              </table:table-cell>
              <table:table-cell office:value-type="float" office:value="87.404">
                <text:p>87.404</text:p>
              </table:table-cell>
              <table:table-cell office:value-type="float" office:value="90.858">
                <text:p>90.8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70.299">
                <text:p>70.299</text:p>
              </table:table-cell>
              <table:table-cell office:value-type="float" office:value="90.289">
                <text:p>90.289</text:p>
              </table:table-cell>
              <table:table-cell office:value-type="float" office:value="88.758">
                <text:p>88.758</text:p>
              </table:table-cell>
              <table:table-cell office:value-type="float" office:value="88.155">
                <text:p>88.155</text:p>
              </table:table-cell>
              <table:table-cell office:value-type="float" office:value="89.114">
                <text:p>89.114</text:p>
              </table:table-cell>
              <table:table-cell office:value-type="float" office:value="91.494">
                <text:p>91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70.926">
                <text:p>70.926</text:p>
              </table:table-cell>
              <table:table-cell office:value-type="float" office:value="91.538">
                <text:p>91.538</text:p>
              </table:table-cell>
              <table:table-cell office:value-type="float" office:value="88.521">
                <text:p>88.521</text:p>
              </table:table-cell>
              <table:table-cell office:value-type="float" office:value="87.379">
                <text:p>87.379</text:p>
              </table:table-cell>
              <table:table-cell office:value-type="float" office:value="88.629">
                <text:p>88.629</text:p>
              </table:table-cell>
              <table:table-cell office:value-type="float" office:value="91.627">
                <text:p>91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70.123">
                <text:p>70.123</text:p>
              </table:table-cell>
              <table:table-cell office:value-type="float" office:value="91.87">
                <text:p>91.87</text:p>
              </table:table-cell>
              <table:table-cell office:value-type="float" office:value="88.942">
                <text:p>88.942</text:p>
              </table:table-cell>
              <table:table-cell office:value-type="float" office:value="88.397">
                <text:p>88.397</text:p>
              </table:table-cell>
              <table:table-cell office:value-type="float" office:value="88.469">
                <text:p>88.469</text:p>
              </table:table-cell>
              <table:table-cell office:value-type="float" office:value="91.213">
                <text:p>91.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67.679">
                <text:p>67.679</text:p>
              </table:table-cell>
              <table:table-cell office:value-type="float" office:value="90.933">
                <text:p>90.933</text:p>
              </table:table-cell>
              <table:table-cell office:value-type="float" office:value="89.278">
                <text:p>89.278</text:p>
              </table:table-cell>
              <table:table-cell office:value-type="float" office:value="88.527">
                <text:p>88.527</text:p>
              </table:table-cell>
              <table:table-cell office:value-type="float" office:value="88.867">
                <text:p>88.867</text:p>
              </table:table-cell>
              <table:table-cell office:value-type="float" office:value="92.179">
                <text:p>92.1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70.267">
                <text:p>70.267</text:p>
              </table:table-cell>
              <table:table-cell office:value-type="float" office:value="91.525">
                <text:p>91.525</text:p>
              </table:table-cell>
              <table:table-cell office:value-type="float" office:value="88.852">
                <text:p>88.852</text:p>
              </table:table-cell>
              <table:table-cell office:value-type="float" office:value="88.076">
                <text:p>88.076</text:p>
              </table:table-cell>
              <table:table-cell office:value-type="float" office:value="88.569">
                <text:p>88.569</text:p>
              </table:table-cell>
              <table:table-cell office:value-type="float" office:value="91.815">
                <text:p>91.8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68.072">
                <text:p>68.072</text:p>
              </table:table-cell>
              <table:table-cell office:value-type="float" office:value="91.909">
                <text:p>91.909</text:p>
              </table:table-cell>
              <table:table-cell office:value-type="float" office:value="89.21">
                <text:p>89.21</text:p>
              </table:table-cell>
              <table:table-cell office:value-type="float" office:value="87.546">
                <text:p>87.546</text:p>
              </table:table-cell>
              <table:table-cell office:value-type="float" office:value="88.357">
                <text:p>88.357</text:p>
              </table:table-cell>
              <table:table-cell office:value-type="float" office:value="91.471">
                <text:p>91.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91cm" svg:height="13.68cm" xlink:href=".." xlink:type="simple" chart:class="chart:bar" chart:style-name="ch1">
        <chart:legend chart:legend-position="end" svg:x="21.975cm" svg:y="6.541cm" style:legend-expansion="high" chart:style-name="ch2"/>
        <chart:plot-area chart:style-name="ch3" table:cell-range-address="'plots-k-fold'.B77:'plots-k-fold'.C96 'plots-k-fold'.A1:'plots-k-fold'.A1 'plots-k-fold'.M77:'plots-k-fold'.M96" chart:data-source-has-labels="both" svg:x="0.485cm" svg:y="0.273cm" svg:width="21.005cm" svg:height="13.134cm">
          <chartooo:coordinate-region svg:x="1.397cm" svg:y="0.273cm" svg:width="20.093cm" svg:height="10.143cm"/>
          <chart:axis chart:dimension="x" chart:name="primary-x" chart:style-name="ch4" chartooo:axis-type="auto">
            <chartooo:date-scale/>
            <chart:categories table:cell-range-address="'plots-k-fold'.B77:'plots-k-fold'.C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s-k-fold'.M77:'plots-k-fold'.M96" chart:label-cell-address="'plots-k-fold'.A1:'plots-k-fold'.A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C n_npar</text:p>
                <text:list>
                  <text:list-item>
                    <text:p>SVC</text:p>
                  </text:list-item>
                  <text:list-item>
                    <text:p>n_npar</text:p>
                  </text:list-item>
                </text:list>
                <draw:g>
                  <svg:desc>'plots-k-fold'.B77:'plots-k-fold'.C96</svg:desc>
                </draw:g>
              </table:table-cell>
              <table:table-cell office:value-type="float" office:value="0.141875">
                <text:p>0.141875</text:p>
                <draw:g>
                  <svg:desc>'plots-k-fold'.M77:'plots-k-fold'.M96</svg:desc>
                </draw:g>
              </table:table-cell>
            </table:table-row>
            <table:table-row>
              <table:table-cell office:value-type="string">
                <text:p>SV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9925">
                <text:p>0.79925</text:p>
              </table:table-cell>
            </table:table-row>
            <table:table-row>
              <table:table-cell office:value-type="string">
                <text:p>SV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54875">
                <text:p>0.254875</text:p>
              </table:table-cell>
            </table:table-row>
            <table:table-row>
              <table:table-cell office:value-type="string">
                <text:p>SV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0925">
                <text:p>0.90925</text:p>
              </table:table-cell>
            </table:table-row>
            <table:table-row>
              <table:table-cell office:value-type="string">
                <text:p>AdaBoost n_npar</text:p>
                <text:list>
                  <text:list-item>
                    <text:p>AdaBoos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466625">
                <text:p>0.466625</text:p>
              </table:table-cell>
            </table:table-row>
            <table:table-row>
              <table:table-cell office:value-type="string">
                <text:p>AdaBoos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51125">
                <text:p>0.51125</text:p>
              </table:table-cell>
            </table:table-row>
            <table:table-row>
              <table:table-cell office:value-type="string">
                <text:p>AdaBoos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489625">
                <text:p>0.489625</text:p>
              </table:table-cell>
            </table:table-row>
            <table:table-row>
              <table:table-cell office:value-type="string">
                <text:p>AdaBoos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519875">
                <text:p>0.519875</text:p>
              </table:table-cell>
            </table:table-row>
            <table:table-row>
              <table:table-cell office:value-type="string">
                <text:p>DT n_npar</text:p>
                <text:list>
                  <text:list-item>
                    <text:p>D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69625">
                <text:p>0.169625</text:p>
              </table:table-cell>
            </table:table-row>
            <table:table-row>
              <table:table-cell office:value-type="string">
                <text:p>D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D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805">
                <text:p>0.2805</text:p>
              </table:table-cell>
            </table:table-row>
            <table:table-row>
              <table:table-cell office:value-type="string">
                <text:p>D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RFC n_npar</text:p>
                <text:list>
                  <text:list-item>
                    <text:p>RFC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RF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00125">
                <text:p>0.700125</text:p>
              </table:table-cell>
            </table:table-row>
            <table:table-row>
              <table:table-cell office:value-type="string">
                <text:p>RF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3585">
                <text:p>0.3585</text:p>
              </table:table-cell>
            </table:table-row>
            <table:table-row>
              <table:table-cell office:value-type="string">
                <text:p>RF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868625">
                <text:p>0.868625</text:p>
              </table:table-cell>
            </table:table-row>
            <table:table-row>
              <table:table-cell office:value-type="string">
                <text:p>MLP n_npar</text:p>
                <text:list>
                  <text:list-item>
                    <text:p>MLP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03625">
                <text:p>0.103625</text:p>
              </table:table-cell>
            </table:table-row>
            <table:table-row>
              <table:table-cell office:value-type="string">
                <text:p>MLP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MLP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13625">
                <text:p>0.213625</text:p>
              </table:table-cell>
            </table:table-row>
            <table:table-row>
              <table:table-cell office:value-type="string">
                <text:p>MLP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37625">
                <text:p>0.937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5.896cm" svg:y="0.316cm" chart:style-name="ch2">
          <text:p>Misprediction Safety</text:p>
        </chart:title>
        <chart:legend chart:legend-position="end" svg:x="14.22cm" svg:y="3.954cm" style:legend-expansion="high" chart:style-name="ch3"/>
        <chart:plot-area chart:style-name="ch4" table:cell-range-address="'plots-k-fold'.C121:'plots-k-fold'.G123 'plots-k-fold'.A1:'plots-k-fold'.A1" chart:data-source-has-labels="both" svg:x="1.331cm" svg:y="1.275cm" svg:width="12.569cm" svg:height="7.55cm">
          <chartooo:coordinate-region svg:x="2.138cm" svg:y="1.474cm" svg:width="11.762cm" svg:height="6.704cm"/>
          <chart:axis chart:dimension="x" chart:name="primary-x" chart:style-name="ch5" chartooo:axis-type="auto">
            <chartooo:date-scale/>
            <chart:categories table:cell-range-address="'plots-k-fold'.C121:'plots-k-fold'.G121"/>
          </chart:axis>
          <chart:axis chart:dimension="y" chart:name="primary-y" chart:style-name="ch6">
            <chart:title svg:x="0.451cm" svg:y="6.285cm" chart:style-name="ch7">
              <text:p>percent of cases</text:p>
            </chart:title>
            <chart:grid chart:style-name="ch8" chart:class="major"/>
          </chart:axis>
          <chart:series chart:style-name="ch9" chart:values-cell-range-address="'plots-k-fold'.C122:'plots-k-fold'.G122" loext:label-string="safe" chart:class="chart:bar">
            <chart:data-point chart:repeated="5"/>
          </chart:series>
          <chart:series chart:style-name="ch10" chart:values-cell-range-address="'plots-k-fold'.C123:'plots-k-fold'.G123" loext:label-string="unsafe" chart:class="chart:bar">
            <chart:data-point chart:repeated="5"/>
            <loext:propertry-mapping loext:property="BorderColor" loext:cell-range-address="'plots-k-fold'.A1:'plots-k-fold'.A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</text:p>
              </table:table-cell>
              <table:table-cell office:value-type="string">
                <text:p>unsaf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VC</text:p>
                <draw:g>
                  <svg:desc>'plots-k-fold'.C121:'plots-k-fold'.G121</svg:desc>
                </draw:g>
              </table:table-cell>
              <table:table-cell office:value-type="float" office:value="34.533875">
                <text:p>34.533875</text:p>
                <draw:g>
                  <svg:desc>'plots-k-fold'.C122:'plots-k-fold'.G122</svg:desc>
                </draw:g>
              </table:table-cell>
              <table:table-cell office:value-type="float" office:value="65.466125">
                <text:p>65.466125</text:p>
                <draw:g>
                  <svg:desc>'plots-k-fold'.C123:'plots-k-fold'.G123</svg:desc>
                </draw:g>
              </table:table-cell>
              <table:table-cell office:value-type="float" office:value="NaN">
                <text:p>NaN</text:p>
                <draw:g>
                  <svg:desc>'plots-k-fold'.A1:'plots-k-fold'.A1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38.871375">
                <text:p>38.871375</text:p>
              </table:table-cell>
              <table:table-cell office:value-type="float" office:value="61.128625">
                <text:p>61.128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45.263625">
                <text:p>45.263625</text:p>
              </table:table-cell>
              <table:table-cell office:value-type="float" office:value="54.736375">
                <text:p>54.73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FC</text:p>
              </table:table-cell>
              <table:table-cell office:value-type="float" office:value="35.81175">
                <text:p>35.81175</text:p>
              </table:table-cell>
              <table:table-cell office:value-type="float" office:value="64.18825">
                <text:p>64.1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40.9185">
                <text:p>40.9185</text:p>
              </table:table-cell>
              <table:table-cell office:value-type="float" office:value="58.775875">
                <text:p>58.775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6.054cm" svg:y="0.316cm" chart:style-name="ch2">
          <text:p>ICC Discrepancies</text:p>
        </chart:title>
        <chart:legend chart:legend-position="end" svg:x="13.268cm" svg:y="3.954cm" style:legend-expansion="high" chart:style-name="ch3"/>
        <chart:plot-area chart:style-name="ch4" table:cell-range-address="'plots-k-fold'.C121:'plots-k-fold'.G121 'plots-k-fold'.C124:'plots-k-fold'.G125" chart:data-source-has-labels="both" svg:x="1.331cm" svg:y="1.275cm" svg:width="11.617cm" svg:height="7.55cm">
          <chartooo:coordinate-region svg:x="2.138cm" svg:y="1.474cm" svg:width="10.81cm" svg:height="6.704cm"/>
          <chart:axis chart:dimension="x" chart:name="primary-x" chart:style-name="ch5" chartooo:axis-type="auto">
            <chartooo:date-scale/>
            <chart:categories table:cell-range-address="'plots-k-fold'.C121:'plots-k-fold'.G121"/>
          </chart:axis>
          <chart:axis chart:dimension="y" chart:name="primary-y" chart:style-name="ch6">
            <chart:title svg:x="0.451cm" svg:y="6.285cm" chart:style-name="ch7">
              <text:p>percent of cases</text:p>
            </chart:title>
            <chart:grid chart:style-name="ch8" chart:class="major"/>
          </chart:axis>
          <chart:series chart:style-name="ch9" chart:values-cell-range-address="'plots-k-fold'.C124:'plots-k-fold'.G124" loext:label-string="win_over_icc" chart:class="chart:bar">
            <chart:data-point chart:repeated="5"/>
          </chart:series>
          <chart:series chart:style-name="ch10" chart:values-cell-range-address="'plots-k-fold'.C125:'plots-k-fold'.G125" loext:label-string="loss_to_icc" chart:class="chart:bar">
            <chart:data-point chart:repeated="2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_over_icc</text:p>
              </table:table-cell>
              <table:table-cell office:value-type="string">
                <text:p>loss_to_icc</text:p>
              </table:table-cell>
            </table:table-row>
          </table:table-header-rows>
          <table:table-rows>
            <table:table-row>
              <table:table-cell office:value-type="string">
                <text:p>SVC</text:p>
                <draw:g>
                  <svg:desc>'plots-k-fold'.C121:'plots-k-fold'.G121</svg:desc>
                </draw:g>
              </table:table-cell>
              <table:table-cell office:value-type="float" office:value="57.246375">
                <text:p>57.246375</text:p>
                <draw:g>
                  <svg:desc>'plots-k-fold'.C124:'plots-k-fold'.G124</svg:desc>
                </draw:g>
              </table:table-cell>
              <table:table-cell office:value-type="float" office:value="42.753625">
                <text:p>42.753625</text:p>
                <draw:g>
                  <svg:desc>'plots-k-fold'.C125:'plots-k-fold'.G125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50.10075">
                <text:p>50.10075</text:p>
              </table:table-cell>
              <table:table-cell office:value-type="float" office:value="49.89925">
                <text:p>49.89925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42.485625">
                <text:p>42.485625</text:p>
              </table:table-cell>
              <table:table-cell office:value-type="float" office:value="57.514375">
                <text:p>57.514375</text:p>
              </table:table-cell>
            </table:table-row>
            <table:table-row>
              <table:table-cell office:value-type="string">
                <text:p>RFC</text:p>
              </table:table-cell>
              <table:table-cell office:value-type="float" office:value="49.385125">
                <text:p>49.385125</text:p>
              </table:table-cell>
              <table:table-cell office:value-type="float" office:value="50.614875">
                <text:p>50.614875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56.12975">
                <text:p>56.12975</text:p>
              </table:table-cell>
              <table:table-cell office:value-type="float" office:value="43.87025">
                <text:p>43.870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